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65mm"/>
    </style:style>
    <style:style style:name="co2" style:family="table-column">
      <style:table-column-properties fo:break-before="auto" style:column-width="25.68mm"/>
    </style:style>
    <style:style style:name="co3" style:family="table-column">
      <style:table-column-properties fo:break-before="auto" style:column-width="34.94mm"/>
    </style:style>
    <style:style style:name="co4" style:family="table-column">
      <style:table-column-properties fo:break-before="auto" style:column-width="26.23mm"/>
    </style:style>
    <style:style style:name="co5" style:family="table-column">
      <style:table-column-properties fo:break-before="auto" style:column-width="32.21mm"/>
    </style:style>
    <style:style style:name="co6" style:family="table-column">
      <style:table-column-properties fo:break-before="auto" style:column-width="33.85mm"/>
    </style:style>
    <style:style style:name="co7" style:family="table-column">
      <style:table-column-properties fo:break-before="auto" style:column-width="30.04mm"/>
    </style:style>
    <style:style style:name="co8" style:family="table-column">
      <style:table-column-properties fo:break-before="auto" style:column-width="24.59mm"/>
    </style:style>
    <style:style style:name="co9" style:family="table-column">
      <style:table-column-properties fo:break-before="auto" style:column-width="33.04mm"/>
    </style:style>
    <style:style style:name="co10" style:family="table-column">
      <style:table-column-properties fo:break-before="auto" style:column-width="28.95mm"/>
    </style:style>
    <style:style style:name="co11" style:family="table-column">
      <style:table-column-properties fo:break-before="auto" style:column-width="26.49mm"/>
    </style:style>
    <style:style style:name="co12" style:family="table-column">
      <style:table-column-properties fo:break-before="auto" style:column-width="35.75mm"/>
    </style:style>
    <style:style style:name="co13" style:family="table-column">
      <style:table-column-properties fo:break-before="auto" style:column-width="36.57mm"/>
    </style:style>
    <style:style style:name="co14" style:family="table-column">
      <style:table-column-properties fo:break-before="auto" style:column-width="45.83mm"/>
    </style:style>
    <style:style style:name="co15" style:family="table-column">
      <style:table-column-properties fo:break-before="auto" style:column-width="35.21mm"/>
    </style:style>
    <style:style style:name="co16" style:family="table-column">
      <style:table-column-properties fo:break-before="auto" style:column-width="32.49mm"/>
    </style:style>
    <style:style style:name="co17" style:family="table-column">
      <style:table-column-properties fo:break-before="auto" style:column-width="31.94mm"/>
    </style:style>
    <style:style style:name="co18" style:family="table-column">
      <style:table-column-properties fo:break-before="auto" style:column-width="35.49mm"/>
    </style:style>
    <style:style style:name="co19" style:family="table-column">
      <style:table-column-properties fo:break-before="auto" style:column-width="37.66mm"/>
    </style:style>
    <style:style style:name="co20" style:family="table-column">
      <style:table-column-properties fo:break-before="auto" style:column-width="46.92mm"/>
    </style:style>
    <style:style style:name="co21" style:family="table-column">
      <style:table-column-properties fo:break-before="auto" style:column-width="34.11mm"/>
    </style:style>
    <style:style style:name="co22" style:family="table-column">
      <style:table-column-properties fo:break-before="auto" style:column-width="28.68mm"/>
    </style:style>
    <style:style style:name="co23" style:family="table-column">
      <style:table-column-properties fo:break-before="auto" style:column-width="31.66mm"/>
    </style:style>
    <style:style style:name="co24" style:family="table-column">
      <style:table-column-properties fo:break-before="auto" style:column-width="27.85mm"/>
    </style:style>
    <style:style style:name="co25" style:family="table-column">
      <style:table-column-properties fo:break-before="auto" style:column-width="30.59mm"/>
    </style:style>
    <style:style style:name="co26" style:family="table-column">
      <style:table-column-properties fo:break-before="auto" style:column-width="25.95mm"/>
    </style:style>
    <style:style style:name="co27" style:family="table-column">
      <style:table-column-properties fo:break-before="auto" style:column-width="31.13mm"/>
    </style:style>
    <style:style style:name="co28" style:family="table-column">
      <style:table-column-properties fo:break-before="auto" style:column-width="40.38mm"/>
    </style:style>
    <style:style style:name="co29" style:family="table-column">
      <style:table-column-properties fo:break-before="auto" style:column-width="39.85mm"/>
    </style:style>
    <style:style style:name="co30" style:family="table-column">
      <style:table-column-properties fo:break-before="auto" style:column-width="41.47mm"/>
    </style:style>
    <style:style style:name="co31" style:family="table-column">
      <style:table-column-properties fo:break-before="auto" style:column-width="32.76mm"/>
    </style:style>
    <style:style style:name="co32" style:family="table-column">
      <style:table-column-properties fo:break-before="auto" style:column-width="28.4mm"/>
    </style:style>
    <style:style style:name="co33" style:family="table-column">
      <style:table-column-properties fo:break-before="auto" style:column-width="24.85mm"/>
    </style:style>
    <style:style style:name="co34" style:family="table-column">
      <style:table-column-properties fo:break-before="auto" style:column-width="40.92mm"/>
    </style:style>
    <style:style style:name="co35" style:family="table-column">
      <style:table-column-properties fo:break-before="auto" style:column-width="27.59mm"/>
    </style:style>
    <style:style style:name="co36" style:family="table-column">
      <style:table-column-properties fo:break-before="auto" style:column-width="36.85mm"/>
    </style:style>
    <style:style style:name="co37" style:family="table-column">
      <style:table-column-properties fo:break-before="auto" style:column-width="37.39mm"/>
    </style:style>
    <style:style style:name="co38" style:family="table-column">
      <style:table-column-properties fo:break-before="auto" style:column-width="33.57mm"/>
    </style:style>
    <style:style style:name="co39" style:family="table-column">
      <style:table-column-properties fo:break-before="auto" style:column-width="39.3mm"/>
    </style:style>
    <style:style style:name="co40" style:family="table-column">
      <style:table-column-properties fo:break-before="auto" style:column-width="46.11mm"/>
    </style:style>
    <style:style style:name="co41" style:family="table-column">
      <style:table-column-properties fo:break-before="auto" style:column-width="33.3mm"/>
    </style:style>
    <style:style style:name="co42" style:family="table-column">
      <style:table-column-properties fo:break-before="auto" style:column-width="42.56mm"/>
    </style:style>
    <style:style style:name="co4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Correlation_real_estate_returns_same_size_as_theta (1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4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7" table:default-cell-style-name="Default"/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4" table:default-cell-style-name="Default"/>
        <table:table-column table:style-name="co21" table:default-cell-style-name="Default"/>
        <table:table-column table:style-name="co4" table:default-cell-style-name="Default"/>
        <table:table-column table:style-name="co22" table:default-cell-style-name="Default"/>
        <table:table-column table:style-name="co4" table:default-cell-style-name="Default"/>
        <table:table-column table:style-name="co23" table:default-cell-style-name="Default"/>
        <table:table-column table:style-name="co4" table:default-cell-style-name="Default"/>
        <table:table-column table:style-name="co24" table:default-cell-style-name="Default"/>
        <table:table-column table:style-name="co4" table:default-cell-style-name="Default"/>
        <table:table-column table:style-name="co25" table:default-cell-style-name="Default"/>
        <table:table-column table:style-name="co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default-cell-style-name="Default"/>
        <table:table-column table:style-name="co16" table:default-cell-style-name="Default"/>
        <table:table-column table:style-name="co25" table:default-cell-style-name="Default"/>
        <table:table-column table:style-name="co29" table:default-cell-style-name="Default"/>
        <table:table-column table:style-name="co5" table:default-cell-style-name="Default"/>
        <table:table-column table:style-name="co30" table:default-cell-style-name="Default"/>
        <table:table-column table:style-name="co4" table:default-cell-style-name="Default"/>
        <table:table-column table:style-name="co31" table:default-cell-style-name="Default"/>
        <table:table-column table:style-name="co4" table:default-cell-style-name="Default"/>
        <table:table-column table:style-name="co32" table:default-cell-style-name="Default"/>
        <table:table-column table:style-name="co4" table:default-cell-style-name="Default"/>
        <table:table-column table:style-name="co17" table:default-cell-style-name="Default"/>
        <table:table-column table:style-name="co33" table:default-cell-style-name="Default"/>
        <table:table-column table:style-name="co21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38" table:default-cell-style-name="Default"/>
        <table:table-column table:style-name="co7" table:default-cell-style-name="Default"/>
        <table:table-column table:style-name="co39" table:default-cell-style-name="Default"/>
        <table:table-column table:style-name="co4" table:default-cell-style-name="Default"/>
        <table:table-column table:style-name="co23" table:default-cell-style-name="Default"/>
        <table:table-column table:style-name="co36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Australia_corp</text:p>
          </table:table-cell>
          <table:table-cell office:value-type="string" calcext:value-type="string">
            <text:p>Australia_residential</text:p>
          </table:table-cell>
          <table:table-cell office:value-type="string" calcext:value-type="string">
            <text:p>Austria_corp</text:p>
          </table:table-cell>
          <table:table-cell office:value-type="string" calcext:value-type="string">
            <text:p>Austria_residential</text:p>
          </table:table-cell>
          <table:table-cell office:value-type="string" calcext:value-type="string">
            <text:p>Belgium_corp</text:p>
          </table:table-cell>
          <table:table-cell office:value-type="string" calcext:value-type="string">
            <text:p>Belgium_residential</text:p>
          </table:table-cell>
          <table:table-cell office:value-type="string" calcext:value-type="string">
            <text:p>Brazil_corp</text:p>
          </table:table-cell>
          <table:table-cell office:value-type="string" calcext:value-type="string">
            <text:p>Brazil_residential</text:p>
          </table:table-cell>
          <table:table-cell office:value-type="string" calcext:value-type="string">
            <text:p>Bulgaria_corp</text:p>
          </table:table-cell>
          <table:table-cell office:value-type="string" calcext:value-type="string">
            <text:p>Bulgaria_residential</text:p>
          </table:table-cell>
          <table:table-cell office:value-type="string" calcext:value-type="string">
            <text:p>Canada_corp</text:p>
          </table:table-cell>
          <table:table-cell office:value-type="string" calcext:value-type="string">
            <text:p>Canada_residential</text:p>
          </table:table-cell>
          <table:table-cell office:value-type="string" calcext:value-type="string">
            <text:p>Chile_corp</text:p>
          </table:table-cell>
          <table:table-cell office:value-type="string" calcext:value-type="string">
            <text:p>Chile_residential</text:p>
          </table:table-cell>
          <table:table-cell office:value-type="string" calcext:value-type="string">
            <text:p>China_corp</text:p>
          </table:table-cell>
          <table:table-cell office:value-type="string" calcext:value-type="string">
            <text:p>China_residential</text:p>
          </table:table-cell>
          <table:table-cell office:value-type="string" calcext:value-type="string">
            <text:p>Colombia_corp</text:p>
          </table:table-cell>
          <table:table-cell office:value-type="string" calcext:value-type="string">
            <text:p>Colombia_residential</text:p>
          </table:table-cell>
          <table:table-cell office:value-type="string" calcext:value-type="string">
            <text:p>Croatia_corp</text:p>
          </table:table-cell>
          <table:table-cell office:value-type="string" calcext:value-type="string">
            <text:p>Croatia_residential</text:p>
          </table:table-cell>
          <table:table-cell office:value-type="string" calcext:value-type="string">
            <text:p>Czech_Republic_corp</text:p>
          </table:table-cell>
          <table:table-cell office:value-type="string" calcext:value-type="string">
            <text:p>Czech_Republic_residential</text:p>
          </table:table-cell>
          <table:table-cell office:value-type="string" calcext:value-type="string">
            <text:p>Denmark_corp</text:p>
          </table:table-cell>
          <table:table-cell office:value-type="string" calcext:value-type="string">
            <text:p>Denmark_residential</text:p>
          </table:table-cell>
          <table:table-cell office:value-type="string" calcext:value-type="string">
            <text:p>Estonia_corp</text:p>
          </table:table-cell>
          <table:table-cell office:value-type="string" calcext:value-type="string">
            <text:p>Estonia_residential</text:p>
          </table:table-cell>
          <table:table-cell office:value-type="string" calcext:value-type="string">
            <text:p>Finland_corp</text:p>
          </table:table-cell>
          <table:table-cell office:value-type="string" calcext:value-type="string">
            <text:p>Finland_residential</text:p>
          </table:table-cell>
          <table:table-cell office:value-type="string" calcext:value-type="string">
            <text:p>France_corp</text:p>
          </table:table-cell>
          <table:table-cell office:value-type="string" calcext:value-type="string">
            <text:p>France_residential</text:p>
          </table:table-cell>
          <table:table-cell office:value-type="string" calcext:value-type="string">
            <text:p>Germany_corp</text:p>
          </table:table-cell>
          <table:table-cell office:value-type="string" calcext:value-type="string">
            <text:p>Germany_residential</text:p>
          </table:table-cell>
          <table:table-cell office:value-type="string" calcext:value-type="string">
            <text:p>Hong_Kong_SAR_corp</text:p>
          </table:table-cell>
          <table:table-cell office:value-type="string" calcext:value-type="string">
            <text:p>Hong_Kong_SAR_residential</text:p>
          </table:table-cell>
          <table:table-cell office:value-type="string" calcext:value-type="string">
            <text:p>Hungary_corp</text:p>
          </table:table-cell>
          <table:table-cell office:value-type="string" calcext:value-type="string">
            <text:p>Hungary_residential</text:p>
          </table:table-cell>
          <table:table-cell office:value-type="string" calcext:value-type="string">
            <text:p>India_corp</text:p>
          </table:table-cell>
          <table:table-cell office:value-type="string" calcext:value-type="string">
            <text:p>India_residential</text:p>
          </table:table-cell>
          <table:table-cell office:value-type="string" calcext:value-type="string">
            <text:p>Ireland_corp</text:p>
          </table:table-cell>
          <table:table-cell office:value-type="string" calcext:value-type="string">
            <text:p>Ireland_residential</text:p>
          </table:table-cell>
          <table:table-cell office:value-type="string" calcext:value-type="string">
            <text:p>Italy_corp</text:p>
          </table:table-cell>
          <table:table-cell office:value-type="string" calcext:value-type="string">
            <text:p>Italy_residential</text:p>
          </table:table-cell>
          <table:table-cell office:value-type="string" calcext:value-type="string">
            <text:p>Japan_corp</text:p>
          </table:table-cell>
          <table:table-cell office:value-type="string" calcext:value-type="string">
            <text:p>Japan_residential</text:p>
          </table:table-cell>
          <table:table-cell office:value-type="string" calcext:value-type="string">
            <text:p>Latvia_corp</text:p>
          </table:table-cell>
          <table:table-cell office:value-type="string" calcext:value-type="string">
            <text:p>Latvia_residential</text:p>
          </table:table-cell>
          <table:table-cell office:value-type="string" calcext:value-type="string">
            <text:p>Lithuania_corp</text:p>
          </table:table-cell>
          <table:table-cell office:value-type="string" calcext:value-type="string">
            <text:p>Lithuania_residential</text:p>
          </table:table-cell>
          <table:table-cell office:value-type="string" calcext:value-type="string">
            <text:p>Luxembourg_corp</text:p>
          </table:table-cell>
          <table:table-cell office:value-type="string" calcext:value-type="string">
            <text:p>Luxembourg_residential</text:p>
          </table:table-cell>
          <table:table-cell office:value-type="string" calcext:value-type="string">
            <text:p>Mexico_corp</text:p>
          </table:table-cell>
          <table:table-cell office:value-type="string" calcext:value-type="string">
            <text:p>Mexico_residential</text:p>
          </table:table-cell>
          <table:table-cell office:value-type="string" calcext:value-type="string">
            <text:p>Netherlands_corp</text:p>
          </table:table-cell>
          <table:table-cell office:value-type="string" calcext:value-type="string">
            <text:p>Netherlands_residential</text:p>
          </table:table-cell>
          <table:table-cell office:value-type="string" calcext:value-type="string">
            <text:p>New_Zealand_corp</text:p>
          </table:table-cell>
          <table:table-cell office:value-type="string" calcext:value-type="string">
            <text:p>New_Zealand_residential</text:p>
          </table:table-cell>
          <table:table-cell office:value-type="string" calcext:value-type="string">
            <text:p>Norway_corp</text:p>
          </table:table-cell>
          <table:table-cell office:value-type="string" calcext:value-type="string">
            <text:p>Norway_residential</text:p>
          </table:table-cell>
          <table:table-cell office:value-type="string" calcext:value-type="string">
            <text:p>Peru_corp</text:p>
          </table:table-cell>
          <table:table-cell office:value-type="string" calcext:value-type="string">
            <text:p>Peru_residential</text:p>
          </table:table-cell>
          <table:table-cell office:value-type="string" calcext:value-type="string">
            <text:p>Poland_corp</text:p>
          </table:table-cell>
          <table:table-cell office:value-type="string" calcext:value-type="string">
            <text:p>Poland_residential</text:p>
          </table:table-cell>
          <table:table-cell office:value-type="string" calcext:value-type="string">
            <text:p>Portugal_corp</text:p>
          </table:table-cell>
          <table:table-cell office:value-type="string" calcext:value-type="string">
            <text:p>Portugal_residential</text:p>
          </table:table-cell>
          <table:table-cell office:value-type="string" calcext:value-type="string">
            <text:p>Romania_corp</text:p>
          </table:table-cell>
          <table:table-cell office:value-type="string" calcext:value-type="string">
            <text:p>Romania_residential</text:p>
          </table:table-cell>
          <table:table-cell office:value-type="string" calcext:value-type="string">
            <text:p>Russia_corp</text:p>
          </table:table-cell>
          <table:table-cell office:value-type="string" calcext:value-type="string">
            <text:p>Russia_residential</text:p>
          </table:table-cell>
          <table:table-cell office:value-type="string" calcext:value-type="string">
            <text:p>Saudi_Arabia_corp</text:p>
          </table:table-cell>
          <table:table-cell office:value-type="string" calcext:value-type="string">
            <text:p>Saudi_Arabia_residential</text:p>
          </table:table-cell>
          <table:table-cell office:value-type="string" calcext:value-type="string">
            <text:p>Singapore_corp</text:p>
          </table:table-cell>
          <table:table-cell office:value-type="string" calcext:value-type="string">
            <text:p>Singapore_residential</text:p>
          </table:table-cell>
          <table:table-cell office:value-type="string" calcext:value-type="string">
            <text:p>Slovak_Republic_corp</text:p>
          </table:table-cell>
          <table:table-cell office:value-type="string" calcext:value-type="string">
            <text:p>Slovak_Republic_residential</text:p>
          </table:table-cell>
          <table:table-cell office:value-type="string" calcext:value-type="string">
            <text:p>South_Africa_corp</text:p>
          </table:table-cell>
          <table:table-cell office:value-type="string" calcext:value-type="string">
            <text:p>South_Africa_residential</text:p>
          </table:table-cell>
          <table:table-cell office:value-type="string" calcext:value-type="string">
            <text:p>Spain_corp</text:p>
          </table:table-cell>
          <table:table-cell office:value-type="string" calcext:value-type="string">
            <text:p>Spain_residential</text:p>
          </table:table-cell>
          <table:table-cell office:value-type="string" calcext:value-type="string">
            <text:p>Sweden_corp</text:p>
          </table:table-cell>
          <table:table-cell office:value-type="string" calcext:value-type="string">
            <text:p>Sweden_residential</text:p>
          </table:table-cell>
          <table:table-cell office:value-type="string" calcext:value-type="string">
            <text:p>Switzerland_corp</text:p>
          </table:table-cell>
          <table:table-cell office:value-type="string" calcext:value-type="string">
            <text:p>Switzerland_residential</text:p>
          </table:table-cell>
          <table:table-cell office:value-type="string" calcext:value-type="string">
            <text:p>Turkey_corp</text:p>
          </table:table-cell>
          <table:table-cell office:value-type="string" calcext:value-type="string">
            <text:p>Turkey_residential</text:p>
          </table:table-cell>
          <table:table-cell office:value-type="string" calcext:value-type="string">
            <text:p>United_Kingdom_corp</text:p>
          </table:table-cell>
          <table:table-cell office:value-type="string" calcext:value-type="string">
            <text:p>United_Kingdom_residential</text:p>
          </table:table-cell>
          <table:table-cell table:style-name="ce1" office:value-type="string" calcext:value-type="string">
            <text:p>United_States_corp</text:p>
          </table:table-cell>
          <table:table-cell office:value-type="string" calcext:value-type="string">
            <text:p>United_States_residential</text:p>
          </table:table-cell>
        </table:table-row>
        <table:table-row table:style-name="ro1">
          <table:table-cell office:value-type="string" calcext:value-type="string">
            <text:p>Australia_corp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0.0653332534700335" calcext:value-type="float">
            <text:p>-0.0653332535</text:p>
          </table:table-cell>
          <table:table-cell table:number-columns-repeated="2" office:value-type="float" office:value="-0.0463449937102025" calcext:value-type="float">
            <text:p>-0.0463449937</text:p>
          </table:table-cell>
          <table:table-cell table:number-columns-repeated="2" office:value-type="float" office:value="-0.0495129985990438" calcext:value-type="float">
            <text:p>-0.0495129986</text:p>
          </table:table-cell>
          <table:table-cell table:number-columns-repeated="2" office:value-type="float" office:value="0.0182036442544948" calcext:value-type="float">
            <text:p>0.0182036443</text:p>
          </table:table-cell>
          <table:table-cell table:number-columns-repeated="2" office:value-type="float" office:value="0.412612961426909" calcext:value-type="float">
            <text:p>0.4126129614</text:p>
          </table:table-cell>
          <table:table-cell table:number-columns-repeated="2" office:value-type="float" office:value="0.273183315925745" calcext:value-type="float">
            <text:p>0.2731833159</text:p>
          </table:table-cell>
          <table:table-cell table:number-columns-repeated="2" office:value-type="float" office:value="0.34841494551829" calcext:value-type="float">
            <text:p>0.3484149455</text:p>
          </table:table-cell>
          <table:table-cell table:number-columns-repeated="2" office:value-type="float" office:value="0.192454962472111" calcext:value-type="float">
            <text:p>0.1924549625</text:p>
          </table:table-cell>
          <table:table-cell table:number-columns-repeated="2" office:value-type="float" office:value="-0.324700984979891" calcext:value-type="float">
            <text:p>-0.324700985</text:p>
          </table:table-cell>
          <table:table-cell table:number-columns-repeated="2" office:value-type="float" office:value="0.0170002949485802" calcext:value-type="float">
            <text:p>0.0170002949</text:p>
          </table:table-cell>
          <table:table-cell table:number-columns-repeated="2" office:value-type="float" office:value="0.0982948885653225" calcext:value-type="float">
            <text:p>0.0982948886</text:p>
          </table:table-cell>
          <table:table-cell table:number-columns-repeated="2" office:value-type="float" office:value="0.0714625394367566" calcext:value-type="float">
            <text:p>0.0714625394</text:p>
          </table:table-cell>
          <table:table-cell table:number-columns-repeated="2" office:value-type="float" office:value="0.410475771701357" calcext:value-type="float">
            <text:p>0.4104757717</text:p>
          </table:table-cell>
          <table:table-cell table:number-columns-repeated="2" office:value-type="float" office:value="-0.174362551777711" calcext:value-type="float">
            <text:p>-0.1743625518</text:p>
          </table:table-cell>
          <table:table-cell table:number-columns-repeated="2" office:value-type="float" office:value="-0.109681279956862" calcext:value-type="float">
            <text:p>-0.10968128</text:p>
          </table:table-cell>
          <table:table-cell table:number-columns-repeated="2" office:value-type="float" office:value="0.127480739040057" calcext:value-type="float">
            <text:p>0.127480739</text:p>
          </table:table-cell>
          <table:table-cell table:number-columns-repeated="2" office:value-type="float" office:value="0.063504535538366" calcext:value-type="float">
            <text:p>0.0635045355</text:p>
          </table:table-cell>
          <table:table-cell table:number-columns-repeated="2" office:value-type="float" office:value="-0.0814379270681375" calcext:value-type="float">
            <text:p>-0.0814379271</text:p>
          </table:table-cell>
          <table:table-cell table:number-columns-repeated="2" office:value-type="float" office:value="0.278237045084557" calcext:value-type="float">
            <text:p>0.2782370451</text:p>
          </table:table-cell>
          <table:table-cell table:number-columns-repeated="2" office:value-type="float" office:value="-0.051011263401115" calcext:value-type="float">
            <text:p>-0.0510112634</text:p>
          </table:table-cell>
          <table:table-cell table:number-columns-repeated="2" office:value-type="float" office:value="0.0202381128469561" calcext:value-type="float">
            <text:p>0.0202381128</text:p>
          </table:table-cell>
          <table:table-cell table:number-columns-repeated="2" office:value-type="float" office:value="0.0859196346087986" calcext:value-type="float">
            <text:p>0.0859196346</text:p>
          </table:table-cell>
          <table:table-cell table:number-columns-repeated="2" office:value-type="float" office:value="-0.0128576967829941" calcext:value-type="float">
            <text:p>-0.0128576968</text:p>
          </table:table-cell>
          <table:table-cell table:number-columns-repeated="2" office:value-type="float" office:value="0.165653486284369" calcext:value-type="float">
            <text:p>0.1656534863</text:p>
          </table:table-cell>
          <table:table-cell table:number-columns-repeated="2" office:value-type="float" office:value="-0.0496880733714998" calcext:value-type="float">
            <text:p>-0.0496880734</text:p>
          </table:table-cell>
          <table:table-cell table:number-columns-repeated="2" office:value-type="float" office:value="0.116364579350106" calcext:value-type="float">
            <text:p>0.1163645794</text:p>
          </table:table-cell>
          <table:table-cell table:number-columns-repeated="2" office:value-type="float" office:value="0.377340610201187" calcext:value-type="float">
            <text:p>0.3773406102</text:p>
          </table:table-cell>
          <table:table-cell table:number-columns-repeated="2" office:value-type="float" office:value="0.0159520845408594" calcext:value-type="float">
            <text:p>0.0159520845</text:p>
          </table:table-cell>
          <table:table-cell table:number-columns-repeated="2" office:value-type="float" office:value="-0.157678833024903" calcext:value-type="float">
            <text:p>-0.157678833</text:p>
          </table:table-cell>
          <table:table-cell table:number-columns-repeated="2" office:value-type="float" office:value="0.279480330078454" calcext:value-type="float">
            <text:p>0.2794803301</text:p>
          </table:table-cell>
          <table:table-cell table:number-columns-repeated="2" office:value-type="float" office:value="0.351695982013316" calcext:value-type="float">
            <text:p>0.351695982</text:p>
          </table:table-cell>
          <table:table-cell table:number-columns-repeated="2" office:value-type="float" office:value="0.377260650189003" calcext:value-type="float">
            <text:p>0.3772606502</text:p>
          </table:table-cell>
          <table:table-cell table:number-columns-repeated="2" office:value-type="float" office:value="0.0291149824111529" calcext:value-type="float">
            <text:p>0.0291149824</text:p>
          </table:table-cell>
          <table:table-cell table:number-columns-repeated="2" office:value-type="float" office:value="-0.0412174452359008" calcext:value-type="float">
            <text:p>-0.0412174452</text:p>
          </table:table-cell>
          <table:table-cell table:number-columns-repeated="2" office:value-type="float" office:value="0.349419491822869" calcext:value-type="float">
            <text:p>0.3494194918</text:p>
          </table:table-cell>
          <table:table-cell table:number-columns-repeated="2" office:value-type="float" office:value="0.258737704810205" calcext:value-type="float">
            <text:p>0.2587377048</text:p>
          </table:table-cell>
          <table:table-cell table:number-columns-repeated="2" office:value-type="float" office:value="0.107519786103856" calcext:value-type="float">
            <text:p>0.1075197861</text:p>
          </table:table-cell>
          <table:table-cell table:number-columns-repeated="2" office:value-type="float" office:value="0.290235023118197" calcext:value-type="float">
            <text:p>0.2902350231</text:p>
          </table:table-cell>
          <table:table-cell table:number-columns-repeated="2" office:value-type="float" office:value="0.255242838385956" calcext:value-type="float">
            <text:p>0.2552428384</text:p>
          </table:table-cell>
          <table:table-cell table:number-columns-repeated="2" office:value-type="float" office:value="-0.261975214234745" calcext:value-type="float">
            <text:p>-0.2619752142</text:p>
          </table:table-cell>
          <table:table-cell table:number-columns-repeated="2" office:value-type="float" office:value="-0.00914212350599731" calcext:value-type="float">
            <text:p>-0.0091421235</text:p>
          </table:table-cell>
          <table:table-cell table:number-columns-repeated="2" office:value-type="float" office:value="0.338830026052575" calcext:value-type="float">
            <text:p>0.3388300261</text:p>
          </table:table-cell>
          <table:table-cell table:number-columns-repeated="2" office:value-type="float" office:value="0.146701221233863" calcext:value-type="float">
            <text:p>0.1467012212</text:p>
          </table:table-cell>
        </table:table-row>
        <table:table-row table:style-name="ro1">
          <table:table-cell office:value-type="string" calcext:value-type="string">
            <text:p>Australia_residenti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0.0653332534700335" calcext:value-type="float">
            <text:p>-0.0653332535</text:p>
          </table:table-cell>
          <table:table-cell table:number-columns-repeated="2" office:value-type="float" office:value="-0.0463449937102025" calcext:value-type="float">
            <text:p>-0.0463449937</text:p>
          </table:table-cell>
          <table:table-cell table:number-columns-repeated="2" office:value-type="float" office:value="-0.0495129985990438" calcext:value-type="float">
            <text:p>-0.0495129986</text:p>
          </table:table-cell>
          <table:table-cell table:number-columns-repeated="2" office:value-type="float" office:value="0.0182036442544948" calcext:value-type="float">
            <text:p>0.0182036443</text:p>
          </table:table-cell>
          <table:table-cell table:number-columns-repeated="2" office:value-type="float" office:value="0.412612961426909" calcext:value-type="float">
            <text:p>0.4126129614</text:p>
          </table:table-cell>
          <table:table-cell table:number-columns-repeated="2" office:value-type="float" office:value="0.273183315925745" calcext:value-type="float">
            <text:p>0.2731833159</text:p>
          </table:table-cell>
          <table:table-cell table:number-columns-repeated="2" office:value-type="float" office:value="0.34841494551829" calcext:value-type="float">
            <text:p>0.3484149455</text:p>
          </table:table-cell>
          <table:table-cell table:number-columns-repeated="2" office:value-type="float" office:value="0.192454962472111" calcext:value-type="float">
            <text:p>0.1924549625</text:p>
          </table:table-cell>
          <table:table-cell table:number-columns-repeated="2" office:value-type="float" office:value="-0.324700984979891" calcext:value-type="float">
            <text:p>-0.324700985</text:p>
          </table:table-cell>
          <table:table-cell table:number-columns-repeated="2" office:value-type="float" office:value="0.0170002949485802" calcext:value-type="float">
            <text:p>0.0170002949</text:p>
          </table:table-cell>
          <table:table-cell table:number-columns-repeated="2" office:value-type="float" office:value="0.0982948885653225" calcext:value-type="float">
            <text:p>0.0982948886</text:p>
          </table:table-cell>
          <table:table-cell table:number-columns-repeated="2" office:value-type="float" office:value="0.0714625394367566" calcext:value-type="float">
            <text:p>0.0714625394</text:p>
          </table:table-cell>
          <table:table-cell table:number-columns-repeated="2" office:value-type="float" office:value="0.410475771701357" calcext:value-type="float">
            <text:p>0.4104757717</text:p>
          </table:table-cell>
          <table:table-cell table:number-columns-repeated="2" office:value-type="float" office:value="-0.174362551777711" calcext:value-type="float">
            <text:p>-0.1743625518</text:p>
          </table:table-cell>
          <table:table-cell table:number-columns-repeated="2" office:value-type="float" office:value="-0.109681279956862" calcext:value-type="float">
            <text:p>-0.10968128</text:p>
          </table:table-cell>
          <table:table-cell table:number-columns-repeated="2" office:value-type="float" office:value="0.127480739040057" calcext:value-type="float">
            <text:p>0.127480739</text:p>
          </table:table-cell>
          <table:table-cell table:number-columns-repeated="2" office:value-type="float" office:value="0.063504535538366" calcext:value-type="float">
            <text:p>0.0635045355</text:p>
          </table:table-cell>
          <table:table-cell table:number-columns-repeated="2" office:value-type="float" office:value="-0.0814379270681375" calcext:value-type="float">
            <text:p>-0.0814379271</text:p>
          </table:table-cell>
          <table:table-cell table:number-columns-repeated="2" office:value-type="float" office:value="0.278237045084557" calcext:value-type="float">
            <text:p>0.2782370451</text:p>
          </table:table-cell>
          <table:table-cell table:number-columns-repeated="2" office:value-type="float" office:value="-0.051011263401115" calcext:value-type="float">
            <text:p>-0.0510112634</text:p>
          </table:table-cell>
          <table:table-cell table:number-columns-repeated="2" office:value-type="float" office:value="0.0202381128469561" calcext:value-type="float">
            <text:p>0.0202381128</text:p>
          </table:table-cell>
          <table:table-cell table:number-columns-repeated="2" office:value-type="float" office:value="0.0859196346087986" calcext:value-type="float">
            <text:p>0.0859196346</text:p>
          </table:table-cell>
          <table:table-cell table:number-columns-repeated="2" office:value-type="float" office:value="-0.0128576967829941" calcext:value-type="float">
            <text:p>-0.0128576968</text:p>
          </table:table-cell>
          <table:table-cell table:number-columns-repeated="2" office:value-type="float" office:value="0.165653486284369" calcext:value-type="float">
            <text:p>0.1656534863</text:p>
          </table:table-cell>
          <table:table-cell table:number-columns-repeated="2" office:value-type="float" office:value="-0.0496880733714998" calcext:value-type="float">
            <text:p>-0.0496880734</text:p>
          </table:table-cell>
          <table:table-cell table:number-columns-repeated="2" office:value-type="float" office:value="0.116364579350106" calcext:value-type="float">
            <text:p>0.1163645794</text:p>
          </table:table-cell>
          <table:table-cell table:number-columns-repeated="2" office:value-type="float" office:value="0.377340610201187" calcext:value-type="float">
            <text:p>0.3773406102</text:p>
          </table:table-cell>
          <table:table-cell table:number-columns-repeated="2" office:value-type="float" office:value="0.0159520845408594" calcext:value-type="float">
            <text:p>0.0159520845</text:p>
          </table:table-cell>
          <table:table-cell table:number-columns-repeated="2" office:value-type="float" office:value="-0.157678833024903" calcext:value-type="float">
            <text:p>-0.157678833</text:p>
          </table:table-cell>
          <table:table-cell table:number-columns-repeated="2" office:value-type="float" office:value="0.279480330078454" calcext:value-type="float">
            <text:p>0.2794803301</text:p>
          </table:table-cell>
          <table:table-cell table:number-columns-repeated="2" office:value-type="float" office:value="0.351695982013316" calcext:value-type="float">
            <text:p>0.351695982</text:p>
          </table:table-cell>
          <table:table-cell table:number-columns-repeated="2" office:value-type="float" office:value="0.377260650189003" calcext:value-type="float">
            <text:p>0.3772606502</text:p>
          </table:table-cell>
          <table:table-cell table:number-columns-repeated="2" office:value-type="float" office:value="0.0291149824111529" calcext:value-type="float">
            <text:p>0.0291149824</text:p>
          </table:table-cell>
          <table:table-cell table:number-columns-repeated="2" office:value-type="float" office:value="-0.0412174452359008" calcext:value-type="float">
            <text:p>-0.0412174452</text:p>
          </table:table-cell>
          <table:table-cell table:number-columns-repeated="2" office:value-type="float" office:value="0.349419491822869" calcext:value-type="float">
            <text:p>0.3494194918</text:p>
          </table:table-cell>
          <table:table-cell table:number-columns-repeated="2" office:value-type="float" office:value="0.258737704810205" calcext:value-type="float">
            <text:p>0.2587377048</text:p>
          </table:table-cell>
          <table:table-cell table:number-columns-repeated="2" office:value-type="float" office:value="0.107519786103856" calcext:value-type="float">
            <text:p>0.1075197861</text:p>
          </table:table-cell>
          <table:table-cell table:number-columns-repeated="2" office:value-type="float" office:value="0.290235023118197" calcext:value-type="float">
            <text:p>0.2902350231</text:p>
          </table:table-cell>
          <table:table-cell table:number-columns-repeated="2" office:value-type="float" office:value="0.255242838385956" calcext:value-type="float">
            <text:p>0.2552428384</text:p>
          </table:table-cell>
          <table:table-cell table:number-columns-repeated="2" office:value-type="float" office:value="-0.261975214234745" calcext:value-type="float">
            <text:p>-0.2619752142</text:p>
          </table:table-cell>
          <table:table-cell table:number-columns-repeated="2" office:value-type="float" office:value="-0.00914212350599731" calcext:value-type="float">
            <text:p>-0.0091421235</text:p>
          </table:table-cell>
          <table:table-cell table:number-columns-repeated="2" office:value-type="float" office:value="0.338830026052575" calcext:value-type="float">
            <text:p>0.3388300261</text:p>
          </table:table-cell>
          <table:table-cell table:number-columns-repeated="2" office:value-type="float" office:value="0.146701221233863" calcext:value-type="float">
            <text:p>0.1467012212</text:p>
          </table:table-cell>
        </table:table-row>
        <table:table-row table:style-name="ro1">
          <table:table-cell office:value-type="string" calcext:value-type="string">
            <text:p>Austria_corp</text:p>
          </table:table-cell>
          <table:table-cell table:number-columns-repeated="2" office:value-type="float" office:value="-0.0653332534700335" calcext:value-type="float">
            <text:p>-0.065333253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0.139053655351207" calcext:value-type="float">
            <text:p>-0.1390536554</text:p>
          </table:table-cell>
          <table:table-cell table:number-columns-repeated="2" office:value-type="float" office:value="-0.0336667469768374" calcext:value-type="float">
            <text:p>-0.033666747</text:p>
          </table:table-cell>
          <table:table-cell table:number-columns-repeated="2" office:value-type="float" office:value="-0.0864397962398088" calcext:value-type="float">
            <text:p>-0.0864397962</text:p>
          </table:table-cell>
          <table:table-cell table:number-columns-repeated="2" office:value-type="float" office:value="-0.0135351209767478" calcext:value-type="float">
            <text:p>-0.013535121</text:p>
          </table:table-cell>
          <table:table-cell table:number-columns-repeated="2" office:value-type="float" office:value="-0.318657773849431" calcext:value-type="float">
            <text:p>-0.3186577738</text:p>
          </table:table-cell>
          <table:table-cell table:number-columns-repeated="2" office:value-type="float" office:value="-0.236565902548105" calcext:value-type="float">
            <text:p>-0.2365659025</text:p>
          </table:table-cell>
          <table:table-cell table:number-columns-repeated="2" office:value-type="float" office:value="0.170592366836759" calcext:value-type="float">
            <text:p>0.1705923668</text:p>
          </table:table-cell>
          <table:table-cell table:number-columns-repeated="2" office:value-type="float" office:value="0.209192648180917" calcext:value-type="float">
            <text:p>0.2091926482</text:p>
          </table:table-cell>
          <table:table-cell table:number-columns-repeated="2" office:value-type="float" office:value="-0.281410124571434" calcext:value-type="float">
            <text:p>-0.2814101246</text:p>
          </table:table-cell>
          <table:table-cell table:number-columns-repeated="2" office:value-type="float" office:value="-0.0410232000170983" calcext:value-type="float">
            <text:p>-0.0410232</text:p>
          </table:table-cell>
          <table:table-cell table:number-columns-repeated="2" office:value-type="float" office:value="0.0563602749889025" calcext:value-type="float">
            <text:p>0.056360275</text:p>
          </table:table-cell>
          <table:table-cell table:number-columns-repeated="2" office:value-type="float" office:value="0.0263183931560699" calcext:value-type="float">
            <text:p>0.0263183932</text:p>
          </table:table-cell>
          <table:table-cell table:number-columns-repeated="2" office:value-type="float" office:value="-0.145557030004735" calcext:value-type="float">
            <text:p>-0.14555703</text:p>
          </table:table-cell>
          <table:table-cell table:number-columns-repeated="2" office:value-type="float" office:value="0.144774985065917" calcext:value-type="float">
            <text:p>0.1447749851</text:p>
          </table:table-cell>
          <table:table-cell table:number-columns-repeated="2" office:value-type="float" office:value="-0.121215387050321" calcext:value-type="float">
            <text:p>-0.1212153871</text:p>
          </table:table-cell>
          <table:table-cell table:number-columns-repeated="2" office:value-type="float" office:value="0.175567753124487" calcext:value-type="float">
            <text:p>0.1755677531</text:p>
          </table:table-cell>
          <table:table-cell table:number-columns-repeated="2" office:value-type="float" office:value="0.0101941190796906" calcext:value-type="float">
            <text:p>0.0101941191</text:p>
          </table:table-cell>
          <table:table-cell table:number-columns-repeated="2" office:value-type="float" office:value="-0.102362553227304" calcext:value-type="float">
            <text:p>-0.1023625532</text:p>
          </table:table-cell>
          <table:table-cell table:number-columns-repeated="2" office:value-type="float" office:value="-0.159957203024422" calcext:value-type="float">
            <text:p>-0.159957203</text:p>
          </table:table-cell>
          <table:table-cell table:number-columns-repeated="2" office:value-type="float" office:value="0.293046862378183" calcext:value-type="float">
            <text:p>0.2930468624</text:p>
          </table:table-cell>
          <table:table-cell table:number-columns-repeated="2" office:value-type="float" office:value="0.0326901917504256" calcext:value-type="float">
            <text:p>0.0326901918</text:p>
          </table:table-cell>
          <table:table-cell table:number-columns-repeated="2" office:value-type="float" office:value="-0.0358146581029253" calcext:value-type="float">
            <text:p>-0.0358146581</text:p>
          </table:table-cell>
          <table:table-cell table:number-columns-repeated="2" office:value-type="float" office:value="-0.0216512714545286" calcext:value-type="float">
            <text:p>-0.0216512715</text:p>
          </table:table-cell>
          <table:table-cell table:number-columns-repeated="2" office:value-type="float" office:value="-0.0660693320547035" calcext:value-type="float">
            <text:p>-0.0660693321</text:p>
          </table:table-cell>
          <table:table-cell table:number-columns-repeated="2" office:value-type="float" office:value="-0.0885820095596808" calcext:value-type="float">
            <text:p>-0.0885820096</text:p>
          </table:table-cell>
          <table:table-cell table:number-columns-repeated="2" office:value-type="float" office:value="0.0587955850208705" calcext:value-type="float">
            <text:p>0.058795585</text:p>
          </table:table-cell>
          <table:table-cell table:number-columns-repeated="2" office:value-type="float" office:value="0.00244136724400189" calcext:value-type="float">
            <text:p>0.0024413672</text:p>
          </table:table-cell>
          <table:table-cell table:number-columns-repeated="2" office:value-type="float" office:value="-0.124079623691502" calcext:value-type="float">
            <text:p>-0.1240796237</text:p>
          </table:table-cell>
          <table:table-cell table:number-columns-repeated="2" office:value-type="float" office:value="-0.18418479985836" calcext:value-type="float">
            <text:p>-0.1841847999</text:p>
          </table:table-cell>
          <table:table-cell table:number-columns-repeated="2" office:value-type="float" office:value="0.126357447851528" calcext:value-type="float">
            <text:p>0.1263574479</text:p>
          </table:table-cell>
          <table:table-cell table:number-columns-repeated="2" office:value-type="float" office:value="0.128568380127153" calcext:value-type="float">
            <text:p>0.1285683801</text:p>
          </table:table-cell>
          <table:table-cell table:number-columns-repeated="2" office:value-type="float" office:value="-0.0485256042780839" calcext:value-type="float">
            <text:p>-0.0485256043</text:p>
          </table:table-cell>
          <table:table-cell table:number-columns-repeated="2" office:value-type="float" office:value="-0.180677005806196" calcext:value-type="float">
            <text:p>-0.1806770058</text:p>
          </table:table-cell>
          <table:table-cell table:number-columns-repeated="2" office:value-type="float" office:value="-0.040245775092227" calcext:value-type="float">
            <text:p>-0.0402457751</text:p>
          </table:table-cell>
          <table:table-cell table:number-columns-repeated="2" office:value-type="float" office:value="-0.10660900905103" calcext:value-type="float">
            <text:p>-0.1066090091</text:p>
          </table:table-cell>
          <table:table-cell table:number-columns-repeated="2" office:value-type="float" office:value="-0.0513823853487791" calcext:value-type="float">
            <text:p>-0.0513823853</text:p>
          </table:table-cell>
          <table:table-cell table:number-columns-repeated="2" office:value-type="float" office:value="0.0480428426461575" calcext:value-type="float">
            <text:p>0.0480428426</text:p>
          </table:table-cell>
          <table:table-cell table:number-columns-repeated="2" office:value-type="float" office:value="0.191032045508575" calcext:value-type="float">
            <text:p>0.1910320455</text:p>
          </table:table-cell>
          <table:table-cell table:number-columns-repeated="2" office:value-type="float" office:value="0.162049026216618" calcext:value-type="float">
            <text:p>0.1620490262</text:p>
          </table:table-cell>
          <table:table-cell table:number-columns-repeated="2" office:value-type="float" office:value="0.0197498763836371" calcext:value-type="float">
            <text:p>0.0197498764</text:p>
          </table:table-cell>
          <table:table-cell table:number-columns-repeated="2" office:value-type="float" office:value="-0.0589741555394452" calcext:value-type="float">
            <text:p>-0.0589741555</text:p>
          </table:table-cell>
          <table:table-cell table:number-columns-repeated="2" office:value-type="float" office:value="0.0205406390564027" calcext:value-type="float">
            <text:p>0.0205406391</text:p>
          </table:table-cell>
        </table:table-row>
        <table:table-row table:style-name="ro1">
          <table:table-cell office:value-type="string" calcext:value-type="string">
            <text:p>Austria_residential</text:p>
          </table:table-cell>
          <table:table-cell table:number-columns-repeated="2" office:value-type="float" office:value="-0.0653332534700335" calcext:value-type="float">
            <text:p>-0.065333253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0.139053655351207" calcext:value-type="float">
            <text:p>-0.1390536554</text:p>
          </table:table-cell>
          <table:table-cell table:number-columns-repeated="2" office:value-type="float" office:value="-0.0336667469768374" calcext:value-type="float">
            <text:p>-0.033666747</text:p>
          </table:table-cell>
          <table:table-cell table:number-columns-repeated="2" office:value-type="float" office:value="-0.0864397962398088" calcext:value-type="float">
            <text:p>-0.0864397962</text:p>
          </table:table-cell>
          <table:table-cell table:number-columns-repeated="2" office:value-type="float" office:value="-0.0135351209767478" calcext:value-type="float">
            <text:p>-0.013535121</text:p>
          </table:table-cell>
          <table:table-cell table:number-columns-repeated="2" office:value-type="float" office:value="-0.318657773849431" calcext:value-type="float">
            <text:p>-0.3186577738</text:p>
          </table:table-cell>
          <table:table-cell table:number-columns-repeated="2" office:value-type="float" office:value="-0.236565902548105" calcext:value-type="float">
            <text:p>-0.2365659025</text:p>
          </table:table-cell>
          <table:table-cell table:number-columns-repeated="2" office:value-type="float" office:value="0.170592366836759" calcext:value-type="float">
            <text:p>0.1705923668</text:p>
          </table:table-cell>
          <table:table-cell table:number-columns-repeated="2" office:value-type="float" office:value="0.209192648180917" calcext:value-type="float">
            <text:p>0.2091926482</text:p>
          </table:table-cell>
          <table:table-cell table:number-columns-repeated="2" office:value-type="float" office:value="-0.281410124571434" calcext:value-type="float">
            <text:p>-0.2814101246</text:p>
          </table:table-cell>
          <table:table-cell table:number-columns-repeated="2" office:value-type="float" office:value="-0.0410232000170983" calcext:value-type="float">
            <text:p>-0.0410232</text:p>
          </table:table-cell>
          <table:table-cell table:number-columns-repeated="2" office:value-type="float" office:value="0.0563602749889025" calcext:value-type="float">
            <text:p>0.056360275</text:p>
          </table:table-cell>
          <table:table-cell table:number-columns-repeated="2" office:value-type="float" office:value="0.0263183931560699" calcext:value-type="float">
            <text:p>0.0263183932</text:p>
          </table:table-cell>
          <table:table-cell table:number-columns-repeated="2" office:value-type="float" office:value="-0.145557030004735" calcext:value-type="float">
            <text:p>-0.14555703</text:p>
          </table:table-cell>
          <table:table-cell table:number-columns-repeated="2" office:value-type="float" office:value="0.144774985065917" calcext:value-type="float">
            <text:p>0.1447749851</text:p>
          </table:table-cell>
          <table:table-cell table:number-columns-repeated="2" office:value-type="float" office:value="-0.121215387050321" calcext:value-type="float">
            <text:p>-0.1212153871</text:p>
          </table:table-cell>
          <table:table-cell table:number-columns-repeated="2" office:value-type="float" office:value="0.175567753124487" calcext:value-type="float">
            <text:p>0.1755677531</text:p>
          </table:table-cell>
          <table:table-cell table:number-columns-repeated="2" office:value-type="float" office:value="0.0101941190796906" calcext:value-type="float">
            <text:p>0.0101941191</text:p>
          </table:table-cell>
          <table:table-cell table:number-columns-repeated="2" office:value-type="float" office:value="-0.102362553227304" calcext:value-type="float">
            <text:p>-0.1023625532</text:p>
          </table:table-cell>
          <table:table-cell table:number-columns-repeated="2" office:value-type="float" office:value="-0.159957203024422" calcext:value-type="float">
            <text:p>-0.159957203</text:p>
          </table:table-cell>
          <table:table-cell table:number-columns-repeated="2" office:value-type="float" office:value="0.293046862378183" calcext:value-type="float">
            <text:p>0.2930468624</text:p>
          </table:table-cell>
          <table:table-cell table:number-columns-repeated="2" office:value-type="float" office:value="0.0326901917504256" calcext:value-type="float">
            <text:p>0.0326901918</text:p>
          </table:table-cell>
          <table:table-cell table:number-columns-repeated="2" office:value-type="float" office:value="-0.0358146581029253" calcext:value-type="float">
            <text:p>-0.0358146581</text:p>
          </table:table-cell>
          <table:table-cell table:number-columns-repeated="2" office:value-type="float" office:value="-0.0216512714545286" calcext:value-type="float">
            <text:p>-0.0216512715</text:p>
          </table:table-cell>
          <table:table-cell table:number-columns-repeated="2" office:value-type="float" office:value="-0.0660693320547035" calcext:value-type="float">
            <text:p>-0.0660693321</text:p>
          </table:table-cell>
          <table:table-cell table:number-columns-repeated="2" office:value-type="float" office:value="-0.0885820095596808" calcext:value-type="float">
            <text:p>-0.0885820096</text:p>
          </table:table-cell>
          <table:table-cell table:number-columns-repeated="2" office:value-type="float" office:value="0.0587955850208705" calcext:value-type="float">
            <text:p>0.058795585</text:p>
          </table:table-cell>
          <table:table-cell table:number-columns-repeated="2" office:value-type="float" office:value="0.00244136724400189" calcext:value-type="float">
            <text:p>0.0024413672</text:p>
          </table:table-cell>
          <table:table-cell table:number-columns-repeated="2" office:value-type="float" office:value="-0.124079623691502" calcext:value-type="float">
            <text:p>-0.1240796237</text:p>
          </table:table-cell>
          <table:table-cell table:number-columns-repeated="2" office:value-type="float" office:value="-0.18418479985836" calcext:value-type="float">
            <text:p>-0.1841847999</text:p>
          </table:table-cell>
          <table:table-cell table:number-columns-repeated="2" office:value-type="float" office:value="0.126357447851528" calcext:value-type="float">
            <text:p>0.1263574479</text:p>
          </table:table-cell>
          <table:table-cell table:number-columns-repeated="2" office:value-type="float" office:value="0.128568380127153" calcext:value-type="float">
            <text:p>0.1285683801</text:p>
          </table:table-cell>
          <table:table-cell table:number-columns-repeated="2" office:value-type="float" office:value="-0.0485256042780839" calcext:value-type="float">
            <text:p>-0.0485256043</text:p>
          </table:table-cell>
          <table:table-cell table:number-columns-repeated="2" office:value-type="float" office:value="-0.180677005806196" calcext:value-type="float">
            <text:p>-0.1806770058</text:p>
          </table:table-cell>
          <table:table-cell table:number-columns-repeated="2" office:value-type="float" office:value="-0.040245775092227" calcext:value-type="float">
            <text:p>-0.0402457751</text:p>
          </table:table-cell>
          <table:table-cell table:number-columns-repeated="2" office:value-type="float" office:value="-0.10660900905103" calcext:value-type="float">
            <text:p>-0.1066090091</text:p>
          </table:table-cell>
          <table:table-cell table:number-columns-repeated="2" office:value-type="float" office:value="-0.0513823853487791" calcext:value-type="float">
            <text:p>-0.0513823853</text:p>
          </table:table-cell>
          <table:table-cell table:number-columns-repeated="2" office:value-type="float" office:value="0.0480428426461575" calcext:value-type="float">
            <text:p>0.0480428426</text:p>
          </table:table-cell>
          <table:table-cell table:number-columns-repeated="2" office:value-type="float" office:value="0.191032045508575" calcext:value-type="float">
            <text:p>0.1910320455</text:p>
          </table:table-cell>
          <table:table-cell table:number-columns-repeated="2" office:value-type="float" office:value="0.162049026216618" calcext:value-type="float">
            <text:p>0.1620490262</text:p>
          </table:table-cell>
          <table:table-cell table:number-columns-repeated="2" office:value-type="float" office:value="0.0197498763836371" calcext:value-type="float">
            <text:p>0.0197498764</text:p>
          </table:table-cell>
          <table:table-cell table:number-columns-repeated="2" office:value-type="float" office:value="-0.0589741555394452" calcext:value-type="float">
            <text:p>-0.0589741555</text:p>
          </table:table-cell>
          <table:table-cell table:number-columns-repeated="2" office:value-type="float" office:value="0.0205406390564027" calcext:value-type="float">
            <text:p>0.0205406391</text:p>
          </table:table-cell>
        </table:table-row>
        <table:table-row table:style-name="ro1">
          <table:table-cell office:value-type="string" calcext:value-type="string">
            <text:p>Belgium_corp</text:p>
          </table:table-cell>
          <table:table-cell table:number-columns-repeated="2" office:value-type="float" office:value="-0.0463449937102025" calcext:value-type="float">
            <text:p>-0.0463449937</text:p>
          </table:table-cell>
          <table:table-cell table:number-columns-repeated="2" office:value-type="float" office:value="-0.139053655351207" calcext:value-type="float">
            <text:p>-0.139053655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109803275052169" calcext:value-type="float">
            <text:p>0.1098032751</text:p>
          </table:table-cell>
          <table:table-cell table:number-columns-repeated="2" office:value-type="float" office:value="0.273132225463126" calcext:value-type="float">
            <text:p>0.2731322255</text:p>
          </table:table-cell>
          <table:table-cell table:number-columns-repeated="2" office:value-type="float" office:value="0.194073166429087" calcext:value-type="float">
            <text:p>0.1940731664</text:p>
          </table:table-cell>
          <table:table-cell table:number-columns-repeated="2" office:value-type="float" office:value="0.123297496903335" calcext:value-type="float">
            <text:p>0.1232974969</text:p>
          </table:table-cell>
          <table:table-cell table:number-columns-repeated="2" office:value-type="float" office:value="0.187634973770739" calcext:value-type="float">
            <text:p>0.1876349738</text:p>
          </table:table-cell>
          <table:table-cell table:number-columns-repeated="2" office:value-type="float" office:value="0.038471054472886" calcext:value-type="float">
            <text:p>0.0384710545</text:p>
          </table:table-cell>
          <table:table-cell table:number-columns-repeated="2" office:value-type="float" office:value="0.216074844039976" calcext:value-type="float">
            <text:p>0.216074844</text:p>
          </table:table-cell>
          <table:table-cell table:number-columns-repeated="2" office:value-type="float" office:value="0.130152384271666" calcext:value-type="float">
            <text:p>0.1301523843</text:p>
          </table:table-cell>
          <table:table-cell table:number-columns-repeated="2" office:value-type="float" office:value="0.305552140072013" calcext:value-type="float">
            <text:p>0.3055521401</text:p>
          </table:table-cell>
          <table:table-cell table:number-columns-repeated="2" office:value-type="float" office:value="0.293402473347625" calcext:value-type="float">
            <text:p>0.2934024733</text:p>
          </table:table-cell>
          <table:table-cell table:number-columns-repeated="2" office:value-type="float" office:value="0.167854856136729" calcext:value-type="float">
            <text:p>0.1678548561</text:p>
          </table:table-cell>
          <table:table-cell table:number-columns-repeated="2" office:value-type="float" office:value="0.720229146141897" calcext:value-type="float">
            <text:p>0.7202291461</text:p>
          </table:table-cell>
          <table:table-cell table:number-columns-repeated="2" office:value-type="float" office:value="-0.100716962027592" calcext:value-type="float">
            <text:p>-0.100716962</text:p>
          </table:table-cell>
          <table:table-cell table:number-columns-repeated="2" office:value-type="float" office:value="0.0609210665209096" calcext:value-type="float">
            <text:p>0.0609210665</text:p>
          </table:table-cell>
          <table:table-cell table:number-columns-repeated="2" office:value-type="float" office:value="0.250797441504055" calcext:value-type="float">
            <text:p>0.2507974415</text:p>
          </table:table-cell>
          <table:table-cell table:number-columns-repeated="2" office:value-type="float" office:value="-0.43222858487428" calcext:value-type="float">
            <text:p>-0.4322285849</text:p>
          </table:table-cell>
          <table:table-cell table:number-columns-repeated="2" office:value-type="float" office:value="0.335361286928725" calcext:value-type="float">
            <text:p>0.3353612869</text:p>
          </table:table-cell>
          <table:table-cell table:number-columns-repeated="2" office:value-type="float" office:value="0.427705045501048" calcext:value-type="float">
            <text:p>0.4277050455</text:p>
          </table:table-cell>
          <table:table-cell table:number-columns-repeated="2" office:value-type="float" office:value="-0.00897895443821767" calcext:value-type="float">
            <text:p>-0.0089789544</text:p>
          </table:table-cell>
          <table:table-cell table:number-columns-repeated="2" office:value-type="float" office:value="0.287759410680037" calcext:value-type="float">
            <text:p>0.2877594107</text:p>
          </table:table-cell>
          <table:table-cell table:number-columns-repeated="2" office:value-type="float" office:value="0.374954742089569" calcext:value-type="float">
            <text:p>0.3749547421</text:p>
          </table:table-cell>
          <table:table-cell table:number-columns-repeated="2" office:value-type="float" office:value="0.161522580831564" calcext:value-type="float">
            <text:p>0.1615225808</text:p>
          </table:table-cell>
          <table:table-cell table:number-columns-repeated="2" office:value-type="float" office:value="0.324411784117092" calcext:value-type="float">
            <text:p>0.3244117841</text:p>
          </table:table-cell>
          <table:table-cell table:number-columns-repeated="2" office:value-type="float" office:value="0.209831839513437" calcext:value-type="float">
            <text:p>0.2098318395</text:p>
          </table:table-cell>
          <table:table-cell table:number-columns-repeated="2" office:value-type="float" office:value="0.166350443364139" calcext:value-type="float">
            <text:p>0.1663504434</text:p>
          </table:table-cell>
          <table:table-cell table:number-columns-repeated="2" office:value-type="float" office:value="0.0446927946786696" calcext:value-type="float">
            <text:p>0.0446927947</text:p>
          </table:table-cell>
          <table:table-cell table:number-columns-repeated="2" office:value-type="float" office:value="-0.131933802118131" calcext:value-type="float">
            <text:p>-0.1319338021</text:p>
          </table:table-cell>
          <table:table-cell table:number-columns-repeated="2" office:value-type="float" office:value="0.311750219582303" calcext:value-type="float">
            <text:p>0.3117502196</text:p>
          </table:table-cell>
          <table:table-cell table:number-columns-repeated="2" office:value-type="float" office:value="0.0508360839420246" calcext:value-type="float">
            <text:p>0.0508360839</text:p>
          </table:table-cell>
          <table:table-cell table:number-columns-repeated="2" office:value-type="float" office:value="-0.22604062274515" calcext:value-type="float">
            <text:p>-0.2260406227</text:p>
          </table:table-cell>
          <table:table-cell table:number-columns-repeated="2" office:value-type="float" office:value="0.334146662675968" calcext:value-type="float">
            <text:p>0.3341466627</text:p>
          </table:table-cell>
          <table:table-cell table:number-columns-repeated="2" office:value-type="float" office:value="-0.0144062204489811" calcext:value-type="float">
            <text:p>-0.0144062204</text:p>
          </table:table-cell>
          <table:table-cell table:number-columns-repeated="2" office:value-type="float" office:value="0.268364234731506" calcext:value-type="float">
            <text:p>0.2683642347</text:p>
          </table:table-cell>
          <table:table-cell table:number-columns-repeated="2" office:value-type="float" office:value="0.351864067032672" calcext:value-type="float">
            <text:p>0.351864067</text:p>
          </table:table-cell>
          <table:table-cell table:number-columns-repeated="2" office:value-type="float" office:value="0.279409440839549" calcext:value-type="float">
            <text:p>0.2794094408</text:p>
          </table:table-cell>
          <table:table-cell table:number-columns-repeated="2" office:value-type="float" office:value="0.368973048058573" calcext:value-type="float">
            <text:p>0.3689730481</text:p>
          </table:table-cell>
          <table:table-cell table:number-columns-repeated="2" office:value-type="float" office:value="0.270148614846604" calcext:value-type="float">
            <text:p>0.2701486148</text:p>
          </table:table-cell>
          <table:table-cell table:number-columns-repeated="2" office:value-type="float" office:value="-0.0342806656679149" calcext:value-type="float">
            <text:p>-0.0342806657</text:p>
          </table:table-cell>
          <table:table-cell table:number-columns-repeated="2" office:value-type="float" office:value="0.546884519050673" calcext:value-type="float">
            <text:p>0.5468845191</text:p>
          </table:table-cell>
          <table:table-cell table:number-columns-repeated="2" office:value-type="float" office:value="0.46605306732094" calcext:value-type="float">
            <text:p>0.4660530673</text:p>
          </table:table-cell>
          <table:table-cell table:number-columns-repeated="2" office:value-type="float" office:value="0.0128864942117653" calcext:value-type="float">
            <text:p>0.0128864942</text:p>
          </table:table-cell>
        </table:table-row>
        <table:table-row table:style-name="ro1">
          <table:table-cell office:value-type="string" calcext:value-type="string">
            <text:p>Belgium_residential</text:p>
          </table:table-cell>
          <table:table-cell table:number-columns-repeated="2" office:value-type="float" office:value="-0.0463449937102025" calcext:value-type="float">
            <text:p>-0.0463449937</text:p>
          </table:table-cell>
          <table:table-cell table:number-columns-repeated="2" office:value-type="float" office:value="-0.139053655351207" calcext:value-type="float">
            <text:p>-0.139053655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109803275052169" calcext:value-type="float">
            <text:p>0.1098032751</text:p>
          </table:table-cell>
          <table:table-cell table:number-columns-repeated="2" office:value-type="float" office:value="0.273132225463126" calcext:value-type="float">
            <text:p>0.2731322255</text:p>
          </table:table-cell>
          <table:table-cell table:number-columns-repeated="2" office:value-type="float" office:value="0.194073166429087" calcext:value-type="float">
            <text:p>0.1940731664</text:p>
          </table:table-cell>
          <table:table-cell table:number-columns-repeated="2" office:value-type="float" office:value="0.123297496903335" calcext:value-type="float">
            <text:p>0.1232974969</text:p>
          </table:table-cell>
          <table:table-cell table:number-columns-repeated="2" office:value-type="float" office:value="0.187634973770739" calcext:value-type="float">
            <text:p>0.1876349738</text:p>
          </table:table-cell>
          <table:table-cell table:number-columns-repeated="2" office:value-type="float" office:value="0.038471054472886" calcext:value-type="float">
            <text:p>0.0384710545</text:p>
          </table:table-cell>
          <table:table-cell table:number-columns-repeated="2" office:value-type="float" office:value="0.216074844039976" calcext:value-type="float">
            <text:p>0.216074844</text:p>
          </table:table-cell>
          <table:table-cell table:number-columns-repeated="2" office:value-type="float" office:value="0.130152384271666" calcext:value-type="float">
            <text:p>0.1301523843</text:p>
          </table:table-cell>
          <table:table-cell table:number-columns-repeated="2" office:value-type="float" office:value="0.305552140072013" calcext:value-type="float">
            <text:p>0.3055521401</text:p>
          </table:table-cell>
          <table:table-cell table:number-columns-repeated="2" office:value-type="float" office:value="0.293402473347625" calcext:value-type="float">
            <text:p>0.2934024733</text:p>
          </table:table-cell>
          <table:table-cell table:number-columns-repeated="2" office:value-type="float" office:value="0.167854856136729" calcext:value-type="float">
            <text:p>0.1678548561</text:p>
          </table:table-cell>
          <table:table-cell table:number-columns-repeated="2" office:value-type="float" office:value="0.720229146141897" calcext:value-type="float">
            <text:p>0.7202291461</text:p>
          </table:table-cell>
          <table:table-cell table:number-columns-repeated="2" office:value-type="float" office:value="-0.100716962027592" calcext:value-type="float">
            <text:p>-0.100716962</text:p>
          </table:table-cell>
          <table:table-cell table:number-columns-repeated="2" office:value-type="float" office:value="0.0609210665209096" calcext:value-type="float">
            <text:p>0.0609210665</text:p>
          </table:table-cell>
          <table:table-cell table:number-columns-repeated="2" office:value-type="float" office:value="0.250797441504055" calcext:value-type="float">
            <text:p>0.2507974415</text:p>
          </table:table-cell>
          <table:table-cell table:number-columns-repeated="2" office:value-type="float" office:value="-0.43222858487428" calcext:value-type="float">
            <text:p>-0.4322285849</text:p>
          </table:table-cell>
          <table:table-cell table:number-columns-repeated="2" office:value-type="float" office:value="0.335361286928725" calcext:value-type="float">
            <text:p>0.3353612869</text:p>
          </table:table-cell>
          <table:table-cell table:number-columns-repeated="2" office:value-type="float" office:value="0.427705045501048" calcext:value-type="float">
            <text:p>0.4277050455</text:p>
          </table:table-cell>
          <table:table-cell table:number-columns-repeated="2" office:value-type="float" office:value="-0.00897895443821767" calcext:value-type="float">
            <text:p>-0.0089789544</text:p>
          </table:table-cell>
          <table:table-cell table:number-columns-repeated="2" office:value-type="float" office:value="0.287759410680037" calcext:value-type="float">
            <text:p>0.2877594107</text:p>
          </table:table-cell>
          <table:table-cell table:number-columns-repeated="2" office:value-type="float" office:value="0.374954742089569" calcext:value-type="float">
            <text:p>0.3749547421</text:p>
          </table:table-cell>
          <table:table-cell table:number-columns-repeated="2" office:value-type="float" office:value="0.161522580831564" calcext:value-type="float">
            <text:p>0.1615225808</text:p>
          </table:table-cell>
          <table:table-cell table:number-columns-repeated="2" office:value-type="float" office:value="0.324411784117092" calcext:value-type="float">
            <text:p>0.3244117841</text:p>
          </table:table-cell>
          <table:table-cell table:number-columns-repeated="2" office:value-type="float" office:value="0.209831839513437" calcext:value-type="float">
            <text:p>0.2098318395</text:p>
          </table:table-cell>
          <table:table-cell table:number-columns-repeated="2" office:value-type="float" office:value="0.166350443364139" calcext:value-type="float">
            <text:p>0.1663504434</text:p>
          </table:table-cell>
          <table:table-cell table:number-columns-repeated="2" office:value-type="float" office:value="0.0446927946786696" calcext:value-type="float">
            <text:p>0.0446927947</text:p>
          </table:table-cell>
          <table:table-cell table:number-columns-repeated="2" office:value-type="float" office:value="-0.131933802118131" calcext:value-type="float">
            <text:p>-0.1319338021</text:p>
          </table:table-cell>
          <table:table-cell table:number-columns-repeated="2" office:value-type="float" office:value="0.311750219582303" calcext:value-type="float">
            <text:p>0.3117502196</text:p>
          </table:table-cell>
          <table:table-cell table:number-columns-repeated="2" office:value-type="float" office:value="0.0508360839420246" calcext:value-type="float">
            <text:p>0.0508360839</text:p>
          </table:table-cell>
          <table:table-cell table:number-columns-repeated="2" office:value-type="float" office:value="-0.22604062274515" calcext:value-type="float">
            <text:p>-0.2260406227</text:p>
          </table:table-cell>
          <table:table-cell table:number-columns-repeated="2" office:value-type="float" office:value="0.334146662675968" calcext:value-type="float">
            <text:p>0.3341466627</text:p>
          </table:table-cell>
          <table:table-cell table:number-columns-repeated="2" office:value-type="float" office:value="-0.0144062204489811" calcext:value-type="float">
            <text:p>-0.0144062204</text:p>
          </table:table-cell>
          <table:table-cell table:number-columns-repeated="2" office:value-type="float" office:value="0.268364234731506" calcext:value-type="float">
            <text:p>0.2683642347</text:p>
          </table:table-cell>
          <table:table-cell table:number-columns-repeated="2" office:value-type="float" office:value="0.351864067032672" calcext:value-type="float">
            <text:p>0.351864067</text:p>
          </table:table-cell>
          <table:table-cell table:number-columns-repeated="2" office:value-type="float" office:value="0.279409440839549" calcext:value-type="float">
            <text:p>0.2794094408</text:p>
          </table:table-cell>
          <table:table-cell table:number-columns-repeated="2" office:value-type="float" office:value="0.368973048058573" calcext:value-type="float">
            <text:p>0.3689730481</text:p>
          </table:table-cell>
          <table:table-cell table:number-columns-repeated="2" office:value-type="float" office:value="0.270148614846604" calcext:value-type="float">
            <text:p>0.2701486148</text:p>
          </table:table-cell>
          <table:table-cell table:number-columns-repeated="2" office:value-type="float" office:value="-0.0342806656679149" calcext:value-type="float">
            <text:p>-0.0342806657</text:p>
          </table:table-cell>
          <table:table-cell table:number-columns-repeated="2" office:value-type="float" office:value="0.546884519050673" calcext:value-type="float">
            <text:p>0.5468845191</text:p>
          </table:table-cell>
          <table:table-cell table:number-columns-repeated="2" office:value-type="float" office:value="0.46605306732094" calcext:value-type="float">
            <text:p>0.4660530673</text:p>
          </table:table-cell>
          <table:table-cell table:number-columns-repeated="2" office:value-type="float" office:value="0.0128864942117653" calcext:value-type="float">
            <text:p>0.0128864942</text:p>
          </table:table-cell>
        </table:table-row>
        <table:table-row table:style-name="ro1">
          <table:table-cell office:value-type="string" calcext:value-type="string">
            <text:p>Brazil_corp</text:p>
          </table:table-cell>
          <table:table-cell table:number-columns-repeated="2" office:value-type="float" office:value="-0.0495129985990438" calcext:value-type="float">
            <text:p>-0.0495129986</text:p>
          </table:table-cell>
          <table:table-cell table:number-columns-repeated="2" office:value-type="float" office:value="-0.0336667469768374" calcext:value-type="float">
            <text:p>-0.033666747</text:p>
          </table:table-cell>
          <table:table-cell table:number-columns-repeated="2" office:value-type="float" office:value="0.109803275052169" calcext:value-type="float">
            <text:p>0.10980327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0.316840912838069" calcext:value-type="float">
            <text:p>-0.3168409128</text:p>
          </table:table-cell>
          <table:table-cell table:number-columns-repeated="2" office:value-type="float" office:value="-0.199207168998404" calcext:value-type="float">
            <text:p>-0.199207169</text:p>
          </table:table-cell>
          <table:table-cell table:number-columns-repeated="2" office:value-type="float" office:value="0.0402182657299245" calcext:value-type="float">
            <text:p>0.0402182657</text:p>
          </table:table-cell>
          <table:table-cell table:number-columns-repeated="2" office:value-type="float" office:value="0.0732048134417032" calcext:value-type="float">
            <text:p>0.0732048134</text:p>
          </table:table-cell>
          <table:table-cell table:number-columns-repeated="2" office:value-type="float" office:value="0.222871910575099" calcext:value-type="float">
            <text:p>0.2228719106</text:p>
          </table:table-cell>
          <table:table-cell table:number-columns-repeated="2" office:value-type="float" office:value="-0.385323096408056" calcext:value-type="float">
            <text:p>-0.3853230964</text:p>
          </table:table-cell>
          <table:table-cell table:number-columns-repeated="2" office:value-type="float" office:value="-0.530235410370763" calcext:value-type="float">
            <text:p>-0.5302354104</text:p>
          </table:table-cell>
          <table:table-cell office:value-type="float" office:value="-0.112798128988207" calcext:value-type="float">
            <text:p>-0.112798129</text:p>
          </table:table-cell>
          <table:table-cell office:value-type="float" office:value="-0.35810448615729" calcext:value-type="float">
            <text:p>-0.3581044862</text:p>
          </table:table-cell>
          <table:table-cell table:number-columns-repeated="2" office:value-type="float" office:value="-0.303845930065524" calcext:value-type="float">
            <text:p>-0.3038459301</text:p>
          </table:table-cell>
          <table:table-cell table:number-columns-repeated="2" office:value-type="float" office:value="0.103214994327082" calcext:value-type="float">
            <text:p>0.1032149943</text:p>
          </table:table-cell>
          <table:table-cell table:number-columns-repeated="2" office:value-type="float" office:value="-0.0338015094577032" calcext:value-type="float">
            <text:p>-0.0338015095</text:p>
          </table:table-cell>
          <table:table-cell office:value-type="float" office:value="-0.487909730300498" calcext:value-type="float">
            <text:p>-0.4879097303</text:p>
          </table:table-cell>
          <table:table-cell office:value-type="float" office:value="-0.45734533927208" calcext:value-type="float">
            <text:p>-0.4573453393</text:p>
          </table:table-cell>
          <table:table-cell table:number-columns-repeated="2" office:value-type="float" office:value="0.266523766480967" calcext:value-type="float">
            <text:p>0.2665237665</text:p>
          </table:table-cell>
          <table:table-cell table:number-columns-repeated="2" office:value-type="float" office:value="-0.668414448429123" calcext:value-type="float">
            <text:p>-0.6684144484</text:p>
          </table:table-cell>
          <table:table-cell table:number-columns-repeated="2" office:value-type="float" office:value="0.193069397809205" calcext:value-type="float">
            <text:p>0.1930693978</text:p>
          </table:table-cell>
          <table:table-cell table:number-columns-repeated="2" office:value-type="float" office:value="-0.56797055131505" calcext:value-type="float">
            <text:p>-0.5679705513</text:p>
          </table:table-cell>
          <table:table-cell table:number-columns-repeated="2" office:value-type="float" office:value="-0.0900192462109078" calcext:value-type="float">
            <text:p>-0.0900192462</text:p>
          </table:table-cell>
          <table:table-cell office:value-type="float" office:value="-0.432668180358157" calcext:value-type="float">
            <text:p>-0.4326681804</text:p>
          </table:table-cell>
          <table:table-cell office:value-type="float" office:value="-0.25016172713387" calcext:value-type="float">
            <text:p>-0.2501617271</text:p>
          </table:table-cell>
          <table:table-cell table:number-columns-repeated="2" office:value-type="float" office:value="-0.287896410308056" calcext:value-type="float">
            <text:p>-0.2878964103</text:p>
          </table:table-cell>
          <table:table-cell table:number-columns-repeated="2" office:value-type="float" office:value="-0.281487148700971" calcext:value-type="float">
            <text:p>-0.2814871487</text:p>
          </table:table-cell>
          <table:table-cell table:number-columns-repeated="2" office:value-type="float" office:value="-0.27838829784093" calcext:value-type="float">
            <text:p>-0.2783882978</text:p>
          </table:table-cell>
          <table:table-cell table:number-columns-repeated="2" office:value-type="float" office:value="-0.120393819770538" calcext:value-type="float">
            <text:p>-0.1203938198</text:p>
          </table:table-cell>
          <table:table-cell table:number-columns-repeated="2" office:value-type="float" office:value="-0.346916410004947" calcext:value-type="float">
            <text:p>-0.34691641</text:p>
          </table:table-cell>
          <table:table-cell table:number-columns-repeated="2" office:value-type="float" office:value="-0.442552627388391" calcext:value-type="float">
            <text:p>-0.4425526274</text:p>
          </table:table-cell>
          <table:table-cell table:number-columns-repeated="2" office:value-type="float" office:value="0.00671582657129004" calcext:value-type="float">
            <text:p>0.0067158266</text:p>
          </table:table-cell>
          <table:table-cell table:number-columns-repeated="2" office:value-type="float" office:value="0.218295108719108" calcext:value-type="float">
            <text:p>0.2182951087</text:p>
          </table:table-cell>
          <table:table-cell table:number-columns-repeated="2" office:value-type="float" office:value="-0.433778196972995" calcext:value-type="float">
            <text:p>-0.433778197</text:p>
          </table:table-cell>
          <table:table-cell table:number-columns-repeated="2" office:value-type="float" office:value="-0.458714974049048" calcext:value-type="float">
            <text:p>-0.458714974</text:p>
          </table:table-cell>
          <table:table-cell table:number-columns-repeated="2" office:value-type="float" office:value="-0.636222591526933" calcext:value-type="float">
            <text:p>-0.6362225915</text:p>
          </table:table-cell>
          <table:table-cell table:number-columns-repeated="2" office:value-type="float" office:value="0.128172513114727" calcext:value-type="float">
            <text:p>0.1281725131</text:p>
          </table:table-cell>
          <table:table-cell office:value-type="float" office:value="0.481315652609902" calcext:value-type="float">
            <text:p>0.4813156526</text:p>
          </table:table-cell>
          <table:table-cell office:value-type="float" office:value="-0.0135013661480667" calcext:value-type="float">
            <text:p>-0.0135013661</text:p>
          </table:table-cell>
          <table:table-cell office:value-type="float" office:value="-0.0112628155875787" calcext:value-type="float">
            <text:p>-0.0112628156</text:p>
          </table:table-cell>
          <table:table-cell office:value-type="float" office:value="0.280205229223482" calcext:value-type="float">
            <text:p>0.2802052292</text:p>
          </table:table-cell>
          <table:table-cell table:number-columns-repeated="2" office:value-type="float" office:value="-0.144811527880958" calcext:value-type="float">
            <text:p>-0.1448115279</text:p>
          </table:table-cell>
          <table:table-cell table:number-columns-repeated="2" office:value-type="float" office:value="-0.12865421018702" calcext:value-type="float">
            <text:p>-0.1286542102</text:p>
          </table:table-cell>
          <table:table-cell table:number-columns-repeated="2" office:value-type="float" office:value="-0.315399507882195" calcext:value-type="float">
            <text:p>-0.3153995079</text:p>
          </table:table-cell>
          <table:table-cell table:number-columns-repeated="2" office:value-type="float" office:value="-0.0740747355263895" calcext:value-type="float">
            <text:p>-0.0740747355</text:p>
          </table:table-cell>
          <table:table-cell table:number-columns-repeated="2" office:value-type="float" office:value="0.119874861565506" calcext:value-type="float">
            <text:p>0.1198748616</text:p>
          </table:table-cell>
          <table:table-cell table:number-columns-repeated="2" office:value-type="float" office:value="-0.0314927833552527" calcext:value-type="float">
            <text:p>-0.0314927834</text:p>
          </table:table-cell>
          <table:table-cell table:number-columns-repeated="2" office:value-type="float" office:value="-0.331065719745386" calcext:value-type="float">
            <text:p>-0.3310657197</text:p>
          </table:table-cell>
          <table:table-cell office:value-type="float" office:value="-0.20363168330178" calcext:value-type="float">
            <text:p>-0.2036316833</text:p>
          </table:table-cell>
          <table:table-cell office:value-type="float" office:value="-0.567508415927623" calcext:value-type="float">
            <text:p>-0.5675084159</text:p>
          </table:table-cell>
        </table:table-row>
        <table:table-row table:style-name="ro1">
          <table:table-cell office:value-type="string" calcext:value-type="string">
            <text:p>Brazil_residential</text:p>
          </table:table-cell>
          <table:table-cell table:number-columns-repeated="2" office:value-type="float" office:value="-0.0495129985990438" calcext:value-type="float">
            <text:p>-0.0495129986</text:p>
          </table:table-cell>
          <table:table-cell table:number-columns-repeated="2" office:value-type="float" office:value="-0.0336667469768374" calcext:value-type="float">
            <text:p>-0.033666747</text:p>
          </table:table-cell>
          <table:table-cell table:number-columns-repeated="2" office:value-type="float" office:value="0.109803275052169" calcext:value-type="float">
            <text:p>0.10980327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0.316840912838069" calcext:value-type="float">
            <text:p>-0.3168409128</text:p>
          </table:table-cell>
          <table:table-cell table:number-columns-repeated="2" office:value-type="float" office:value="-0.199207168998404" calcext:value-type="float">
            <text:p>-0.199207169</text:p>
          </table:table-cell>
          <table:table-cell table:number-columns-repeated="2" office:value-type="float" office:value="0.0402182657299245" calcext:value-type="float">
            <text:p>0.0402182657</text:p>
          </table:table-cell>
          <table:table-cell table:number-columns-repeated="2" office:value-type="float" office:value="0.0732048134417032" calcext:value-type="float">
            <text:p>0.0732048134</text:p>
          </table:table-cell>
          <table:table-cell table:number-columns-repeated="2" office:value-type="float" office:value="0.222871910575099" calcext:value-type="float">
            <text:p>0.2228719106</text:p>
          </table:table-cell>
          <table:table-cell table:number-columns-repeated="2" office:value-type="float" office:value="-0.385323096408056" calcext:value-type="float">
            <text:p>-0.3853230964</text:p>
          </table:table-cell>
          <table:table-cell table:number-columns-repeated="2" office:value-type="float" office:value="-0.530235410370763" calcext:value-type="float">
            <text:p>-0.5302354104</text:p>
          </table:table-cell>
          <table:table-cell table:number-columns-repeated="2" office:value-type="float" office:value="-0.35810448615729" calcext:value-type="float">
            <text:p>-0.3581044862</text:p>
          </table:table-cell>
          <table:table-cell table:number-columns-repeated="2" office:value-type="float" office:value="-0.303845930065524" calcext:value-type="float">
            <text:p>-0.3038459301</text:p>
          </table:table-cell>
          <table:table-cell table:number-columns-repeated="2" office:value-type="float" office:value="0.103214994327082" calcext:value-type="float">
            <text:p>0.1032149943</text:p>
          </table:table-cell>
          <table:table-cell table:number-columns-repeated="2" office:value-type="float" office:value="-0.0338015094577032" calcext:value-type="float">
            <text:p>-0.0338015095</text:p>
          </table:table-cell>
          <table:table-cell table:number-columns-repeated="2" office:value-type="float" office:value="-0.45734533927208" calcext:value-type="float">
            <text:p>-0.4573453393</text:p>
          </table:table-cell>
          <table:table-cell table:number-columns-repeated="2" office:value-type="float" office:value="0.266523766480967" calcext:value-type="float">
            <text:p>0.2665237665</text:p>
          </table:table-cell>
          <table:table-cell table:number-columns-repeated="2" office:value-type="float" office:value="-0.668414448429123" calcext:value-type="float">
            <text:p>-0.6684144484</text:p>
          </table:table-cell>
          <table:table-cell table:number-columns-repeated="2" office:value-type="float" office:value="0.193069397809205" calcext:value-type="float">
            <text:p>0.1930693978</text:p>
          </table:table-cell>
          <table:table-cell table:number-columns-repeated="2" office:value-type="float" office:value="-0.56797055131505" calcext:value-type="float">
            <text:p>-0.5679705513</text:p>
          </table:table-cell>
          <table:table-cell table:number-columns-repeated="2" office:value-type="float" office:value="-0.0900192462109078" calcext:value-type="float">
            <text:p>-0.0900192462</text:p>
          </table:table-cell>
          <table:table-cell table:number-columns-repeated="2" office:value-type="float" office:value="-0.25016172713387" calcext:value-type="float">
            <text:p>-0.2501617271</text:p>
          </table:table-cell>
          <table:table-cell table:number-columns-repeated="2" office:value-type="float" office:value="-0.287896410308056" calcext:value-type="float">
            <text:p>-0.2878964103</text:p>
          </table:table-cell>
          <table:table-cell table:number-columns-repeated="2" office:value-type="float" office:value="-0.281487148700971" calcext:value-type="float">
            <text:p>-0.2814871487</text:p>
          </table:table-cell>
          <table:table-cell table:number-columns-repeated="2" office:value-type="float" office:value="-0.27838829784093" calcext:value-type="float">
            <text:p>-0.2783882978</text:p>
          </table:table-cell>
          <table:table-cell table:number-columns-repeated="2" office:value-type="float" office:value="-0.120393819770538" calcext:value-type="float">
            <text:p>-0.1203938198</text:p>
          </table:table-cell>
          <table:table-cell table:number-columns-repeated="2" office:value-type="float" office:value="-0.346916410004947" calcext:value-type="float">
            <text:p>-0.34691641</text:p>
          </table:table-cell>
          <table:table-cell table:number-columns-repeated="2" office:value-type="float" office:value="-0.442552627388391" calcext:value-type="float">
            <text:p>-0.4425526274</text:p>
          </table:table-cell>
          <table:table-cell table:number-columns-repeated="2" office:value-type="float" office:value="0.00671582657129004" calcext:value-type="float">
            <text:p>0.0067158266</text:p>
          </table:table-cell>
          <table:table-cell table:number-columns-repeated="2" office:value-type="float" office:value="0.218295108719108" calcext:value-type="float">
            <text:p>0.2182951087</text:p>
          </table:table-cell>
          <table:table-cell table:number-columns-repeated="2" office:value-type="float" office:value="-0.433778196972995" calcext:value-type="float">
            <text:p>-0.433778197</text:p>
          </table:table-cell>
          <table:table-cell table:number-columns-repeated="2" office:value-type="float" office:value="-0.458714974049048" calcext:value-type="float">
            <text:p>-0.458714974</text:p>
          </table:table-cell>
          <table:table-cell table:number-columns-repeated="2" office:value-type="float" office:value="-0.636222591526933" calcext:value-type="float">
            <text:p>-0.6362225915</text:p>
          </table:table-cell>
          <table:table-cell table:number-columns-repeated="2" office:value-type="float" office:value="0.128172513114727" calcext:value-type="float">
            <text:p>0.1281725131</text:p>
          </table:table-cell>
          <table:table-cell table:number-columns-repeated="2" office:value-type="float" office:value="-0.0135013661480667" calcext:value-type="float">
            <text:p>-0.0135013661</text:p>
          </table:table-cell>
          <table:table-cell table:number-columns-repeated="2" office:value-type="float" office:value="0.280205229223482" calcext:value-type="float">
            <text:p>0.2802052292</text:p>
          </table:table-cell>
          <table:table-cell table:number-columns-repeated="2" office:value-type="float" office:value="-0.144811527880958" calcext:value-type="float">
            <text:p>-0.1448115279</text:p>
          </table:table-cell>
          <table:table-cell table:number-columns-repeated="2" office:value-type="float" office:value="-0.12865421018702" calcext:value-type="float">
            <text:p>-0.1286542102</text:p>
          </table:table-cell>
          <table:table-cell table:number-columns-repeated="2" office:value-type="float" office:value="-0.315399507882195" calcext:value-type="float">
            <text:p>-0.3153995079</text:p>
          </table:table-cell>
          <table:table-cell table:number-columns-repeated="2" office:value-type="float" office:value="-0.0740747355263895" calcext:value-type="float">
            <text:p>-0.0740747355</text:p>
          </table:table-cell>
          <table:table-cell table:number-columns-repeated="2" office:value-type="float" office:value="0.119874861565506" calcext:value-type="float">
            <text:p>0.1198748616</text:p>
          </table:table-cell>
          <table:table-cell table:number-columns-repeated="2" office:value-type="float" office:value="-0.0314927833552527" calcext:value-type="float">
            <text:p>-0.0314927834</text:p>
          </table:table-cell>
          <table:table-cell table:number-columns-repeated="2" office:value-type="float" office:value="-0.331065719745386" calcext:value-type="float">
            <text:p>-0.3310657197</text:p>
          </table:table-cell>
          <table:table-cell table:number-columns-repeated="2" office:value-type="float" office:value="-0.567508415927623" calcext:value-type="float">
            <text:p>-0.5675084159</text:p>
          </table:table-cell>
        </table:table-row>
        <table:table-row table:style-name="ro1">
          <table:table-cell office:value-type="string" calcext:value-type="string">
            <text:p>Bulgaria_corp</text:p>
          </table:table-cell>
          <table:table-cell table:number-columns-repeated="2" office:value-type="float" office:value="0.0182036442544948" calcext:value-type="float">
            <text:p>0.0182036443</text:p>
          </table:table-cell>
          <table:table-cell table:number-columns-repeated="2" office:value-type="float" office:value="-0.0864397962398088" calcext:value-type="float">
            <text:p>-0.0864397962</text:p>
          </table:table-cell>
          <table:table-cell table:number-columns-repeated="2" office:value-type="float" office:value="0.273132225463126" calcext:value-type="float">
            <text:p>0.2731322255</text:p>
          </table:table-cell>
          <table:table-cell table:number-columns-repeated="2" office:value-type="float" office:value="-0.316840912838069" calcext:value-type="float">
            <text:p>-0.316840912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411140461952425" calcext:value-type="float">
            <text:p>0.411140462</text:p>
          </table:table-cell>
          <table:table-cell table:number-columns-repeated="2" office:value-type="float" office:value="-0.110592392377568" calcext:value-type="float">
            <text:p>-0.1105923924</text:p>
          </table:table-cell>
          <table:table-cell table:number-columns-repeated="2" office:value-type="float" office:value="0.132280417581989" calcext:value-type="float">
            <text:p>0.1322804176</text:p>
          </table:table-cell>
          <table:table-cell table:number-columns-repeated="2" office:value-type="float" office:value="0.184740825064098" calcext:value-type="float">
            <text:p>0.1847408251</text:p>
          </table:table-cell>
          <table:table-cell table:number-columns-repeated="2" office:value-type="float" office:value="0.470038429562892" calcext:value-type="float">
            <text:p>0.4700384296</text:p>
          </table:table-cell>
          <table:table-cell table:number-columns-repeated="2" office:value-type="float" office:value="0.785282910529805" calcext:value-type="float">
            <text:p>0.7852829105</text:p>
          </table:table-cell>
          <table:table-cell table:number-columns-repeated="2" office:value-type="float" office:value="0.360344875209602" calcext:value-type="float">
            <text:p>0.3603448752</text:p>
          </table:table-cell>
          <table:table-cell table:number-columns-repeated="2" office:value-type="float" office:value="0.46094614224133" calcext:value-type="float">
            <text:p>0.4609461422</text:p>
          </table:table-cell>
          <table:table-cell table:number-columns-repeated="2" office:value-type="float" office:value="-0.0186862925206819" calcext:value-type="float">
            <text:p>-0.0186862925</text:p>
          </table:table-cell>
          <table:table-cell table:number-columns-repeated="2" office:value-type="float" office:value="0.41931021034616" calcext:value-type="float">
            <text:p>0.4193102103</text:p>
          </table:table-cell>
          <table:table-cell table:number-columns-repeated="2" office:value-type="float" office:value="0.144363337775143" calcext:value-type="float">
            <text:p>0.1443633378</text:p>
          </table:table-cell>
          <table:table-cell table:number-columns-repeated="2" office:value-type="float" office:value="-0.0392475679158827" calcext:value-type="float">
            <text:p>-0.0392475679</text:p>
          </table:table-cell>
          <table:table-cell table:number-columns-repeated="2" office:value-type="float" office:value="0.496816015265245" calcext:value-type="float">
            <text:p>0.4968160153</text:p>
          </table:table-cell>
          <table:table-cell table:number-columns-repeated="2" office:value-type="float" office:value="-0.229219054078791" calcext:value-type="float">
            <text:p>-0.2292190541</text:p>
          </table:table-cell>
          <table:table-cell table:number-columns-repeated="2" office:value-type="float" office:value="0.458767063703416" calcext:value-type="float">
            <text:p>0.4587670637</text:p>
          </table:table-cell>
          <table:table-cell table:number-columns-repeated="2" office:value-type="float" office:value="0.298321716871814" calcext:value-type="float">
            <text:p>0.2983217169</text:p>
          </table:table-cell>
          <table:table-cell table:number-columns-repeated="2" office:value-type="float" office:value="0.21288911721912" calcext:value-type="float">
            <text:p>0.2128891172</text:p>
          </table:table-cell>
          <table:table-cell table:number-columns-repeated="2" office:value-type="float" office:value="0.608071745681898" calcext:value-type="float">
            <text:p>0.6080717457</text:p>
          </table:table-cell>
          <table:table-cell table:number-columns-repeated="2" office:value-type="float" office:value="0.501237456672919" calcext:value-type="float">
            <text:p>0.5012374567</text:p>
          </table:table-cell>
          <table:table-cell table:number-columns-repeated="2" office:value-type="float" office:value="0.148084543480968" calcext:value-type="float">
            <text:p>0.1480845435</text:p>
          </table:table-cell>
          <table:table-cell table:number-columns-repeated="2" office:value-type="float" office:value="0.202657602944037" calcext:value-type="float">
            <text:p>0.2026576029</text:p>
          </table:table-cell>
          <table:table-cell table:number-columns-repeated="2" office:value-type="float" office:value="0.495583926327227" calcext:value-type="float">
            <text:p>0.4955839263</text:p>
          </table:table-cell>
          <table:table-cell table:number-columns-repeated="2" office:value-type="float" office:value="0.178745553781743" calcext:value-type="float">
            <text:p>0.1787455538</text:p>
          </table:table-cell>
          <table:table-cell table:number-columns-repeated="2" office:value-type="float" office:value="-0.00357618628902088" calcext:value-type="float">
            <text:p>-0.0035761863</text:p>
          </table:table-cell>
          <table:table-cell table:number-columns-repeated="2" office:value-type="float" office:value="-0.072004843250393" calcext:value-type="float">
            <text:p>-0.0720048433</text:p>
          </table:table-cell>
          <table:table-cell table:number-columns-repeated="2" office:value-type="float" office:value="0.560837917969378" calcext:value-type="float">
            <text:p>0.560837918</text:p>
          </table:table-cell>
          <table:table-cell table:number-columns-repeated="2" office:value-type="float" office:value="0.174902169738215" calcext:value-type="float">
            <text:p>0.1749021697</text:p>
          </table:table-cell>
          <table:table-cell table:number-columns-repeated="2" office:value-type="float" office:value="0.589685042684317" calcext:value-type="float">
            <text:p>0.5896850427</text:p>
          </table:table-cell>
          <table:table-cell table:number-columns-repeated="2" office:value-type="float" office:value="0.395993886146107" calcext:value-type="float">
            <text:p>0.3959938861</text:p>
          </table:table-cell>
          <table:table-cell table:number-columns-repeated="2" office:value-type="float" office:value="0.542422955138693" calcext:value-type="float">
            <text:p>0.5424229551</text:p>
          </table:table-cell>
          <table:table-cell table:number-columns-repeated="2" office:value-type="float" office:value="0.36643210541498" calcext:value-type="float">
            <text:p>0.3664321054</text:p>
          </table:table-cell>
          <table:table-cell table:number-columns-repeated="2" office:value-type="float" office:value="0.727928017821114" calcext:value-type="float">
            <text:p>0.7279280178</text:p>
          </table:table-cell>
          <table:table-cell table:number-columns-repeated="2" office:value-type="float" office:value="0.219480061567867" calcext:value-type="float">
            <text:p>0.2194800616</text:p>
          </table:table-cell>
          <table:table-cell table:number-columns-repeated="2" office:value-type="float" office:value="0.409278681831533" calcext:value-type="float">
            <text:p>0.4092786818</text:p>
          </table:table-cell>
          <table:table-cell table:number-columns-repeated="2" office:value-type="float" office:value="0.0721994722641057" calcext:value-type="float">
            <text:p>0.0721994723</text:p>
          </table:table-cell>
          <table:table-cell table:number-columns-repeated="2" office:value-type="float" office:value="-0.41428430692665" calcext:value-type="float">
            <text:p>-0.4142843069</text:p>
          </table:table-cell>
          <table:table-cell table:number-columns-repeated="2" office:value-type="float" office:value="0.200028130147176" calcext:value-type="float">
            <text:p>0.2000281301</text:p>
          </table:table-cell>
          <table:table-cell table:number-columns-repeated="2" office:value-type="float" office:value="0.441043019283722" calcext:value-type="float">
            <text:p>0.4410430193</text:p>
          </table:table-cell>
          <table:table-cell table:number-columns-repeated="2" office:value-type="float" office:value="-0.0356001299965848" calcext:value-type="float">
            <text:p>-0.03560013</text:p>
          </table:table-cell>
        </table:table-row>
        <table:table-row table:style-name="ro1">
          <table:table-cell office:value-type="string" calcext:value-type="string">
            <text:p>Bulgaria_residential</text:p>
          </table:table-cell>
          <table:table-cell table:number-columns-repeated="2" office:value-type="float" office:value="0.0182036442544948" calcext:value-type="float">
            <text:p>0.0182036443</text:p>
          </table:table-cell>
          <table:table-cell table:number-columns-repeated="2" office:value-type="float" office:value="-0.0864397962398088" calcext:value-type="float">
            <text:p>-0.0864397962</text:p>
          </table:table-cell>
          <table:table-cell table:number-columns-repeated="2" office:value-type="float" office:value="0.273132225463126" calcext:value-type="float">
            <text:p>0.2731322255</text:p>
          </table:table-cell>
          <table:table-cell table:number-columns-repeated="2" office:value-type="float" office:value="-0.316840912838069" calcext:value-type="float">
            <text:p>-0.316840912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411140461952425" calcext:value-type="float">
            <text:p>0.411140462</text:p>
          </table:table-cell>
          <table:table-cell table:number-columns-repeated="2" office:value-type="float" office:value="-0.110592392377568" calcext:value-type="float">
            <text:p>-0.1105923924</text:p>
          </table:table-cell>
          <table:table-cell table:number-columns-repeated="2" office:value-type="float" office:value="0.132280417581989" calcext:value-type="float">
            <text:p>0.1322804176</text:p>
          </table:table-cell>
          <table:table-cell table:number-columns-repeated="2" office:value-type="float" office:value="0.184740825064098" calcext:value-type="float">
            <text:p>0.1847408251</text:p>
          </table:table-cell>
          <table:table-cell table:number-columns-repeated="2" office:value-type="float" office:value="0.470038429562892" calcext:value-type="float">
            <text:p>0.4700384296</text:p>
          </table:table-cell>
          <table:table-cell table:number-columns-repeated="2" office:value-type="float" office:value="0.785282910529805" calcext:value-type="float">
            <text:p>0.7852829105</text:p>
          </table:table-cell>
          <table:table-cell table:number-columns-repeated="2" office:value-type="float" office:value="0.360344875209602" calcext:value-type="float">
            <text:p>0.3603448752</text:p>
          </table:table-cell>
          <table:table-cell table:number-columns-repeated="2" office:value-type="float" office:value="0.46094614224133" calcext:value-type="float">
            <text:p>0.4609461422</text:p>
          </table:table-cell>
          <table:table-cell table:number-columns-repeated="2" office:value-type="float" office:value="-0.0186862925206819" calcext:value-type="float">
            <text:p>-0.0186862925</text:p>
          </table:table-cell>
          <table:table-cell table:number-columns-repeated="2" office:value-type="float" office:value="0.41931021034616" calcext:value-type="float">
            <text:p>0.4193102103</text:p>
          </table:table-cell>
          <table:table-cell table:number-columns-repeated="2" office:value-type="float" office:value="0.144363337775143" calcext:value-type="float">
            <text:p>0.1443633378</text:p>
          </table:table-cell>
          <table:table-cell table:number-columns-repeated="2" office:value-type="float" office:value="-0.0392475679158827" calcext:value-type="float">
            <text:p>-0.0392475679</text:p>
          </table:table-cell>
          <table:table-cell table:number-columns-repeated="2" office:value-type="float" office:value="0.496816015265245" calcext:value-type="float">
            <text:p>0.4968160153</text:p>
          </table:table-cell>
          <table:table-cell table:number-columns-repeated="2" office:value-type="float" office:value="-0.229219054078791" calcext:value-type="float">
            <text:p>-0.2292190541</text:p>
          </table:table-cell>
          <table:table-cell table:number-columns-repeated="2" office:value-type="float" office:value="0.458767063703416" calcext:value-type="float">
            <text:p>0.4587670637</text:p>
          </table:table-cell>
          <table:table-cell table:number-columns-repeated="2" office:value-type="float" office:value="0.298321716871814" calcext:value-type="float">
            <text:p>0.2983217169</text:p>
          </table:table-cell>
          <table:table-cell table:number-columns-repeated="2" office:value-type="float" office:value="0.21288911721912" calcext:value-type="float">
            <text:p>0.2128891172</text:p>
          </table:table-cell>
          <table:table-cell table:number-columns-repeated="2" office:value-type="float" office:value="0.608071745681898" calcext:value-type="float">
            <text:p>0.6080717457</text:p>
          </table:table-cell>
          <table:table-cell table:number-columns-repeated="2" office:value-type="float" office:value="0.501237456672919" calcext:value-type="float">
            <text:p>0.5012374567</text:p>
          </table:table-cell>
          <table:table-cell table:number-columns-repeated="2" office:value-type="float" office:value="0.148084543480968" calcext:value-type="float">
            <text:p>0.1480845435</text:p>
          </table:table-cell>
          <table:table-cell table:number-columns-repeated="2" office:value-type="float" office:value="0.202657602944037" calcext:value-type="float">
            <text:p>0.2026576029</text:p>
          </table:table-cell>
          <table:table-cell table:number-columns-repeated="2" office:value-type="float" office:value="0.495583926327227" calcext:value-type="float">
            <text:p>0.4955839263</text:p>
          </table:table-cell>
          <table:table-cell table:number-columns-repeated="2" office:value-type="float" office:value="0.178745553781743" calcext:value-type="float">
            <text:p>0.1787455538</text:p>
          </table:table-cell>
          <table:table-cell table:number-columns-repeated="2" office:value-type="float" office:value="-0.00357618628902088" calcext:value-type="float">
            <text:p>-0.0035761863</text:p>
          </table:table-cell>
          <table:table-cell table:number-columns-repeated="2" office:value-type="float" office:value="-0.072004843250393" calcext:value-type="float">
            <text:p>-0.0720048433</text:p>
          </table:table-cell>
          <table:table-cell table:number-columns-repeated="2" office:value-type="float" office:value="0.560837917969378" calcext:value-type="float">
            <text:p>0.560837918</text:p>
          </table:table-cell>
          <table:table-cell table:number-columns-repeated="2" office:value-type="float" office:value="0.174902169738215" calcext:value-type="float">
            <text:p>0.1749021697</text:p>
          </table:table-cell>
          <table:table-cell table:number-columns-repeated="2" office:value-type="float" office:value="0.589685042684317" calcext:value-type="float">
            <text:p>0.5896850427</text:p>
          </table:table-cell>
          <table:table-cell table:number-columns-repeated="2" office:value-type="float" office:value="0.395993886146107" calcext:value-type="float">
            <text:p>0.3959938861</text:p>
          </table:table-cell>
          <table:table-cell table:number-columns-repeated="2" office:value-type="float" office:value="0.542422955138693" calcext:value-type="float">
            <text:p>0.5424229551</text:p>
          </table:table-cell>
          <table:table-cell table:number-columns-repeated="2" office:value-type="float" office:value="0.36643210541498" calcext:value-type="float">
            <text:p>0.3664321054</text:p>
          </table:table-cell>
          <table:table-cell table:number-columns-repeated="2" office:value-type="float" office:value="0.727928017821114" calcext:value-type="float">
            <text:p>0.7279280178</text:p>
          </table:table-cell>
          <table:table-cell table:number-columns-repeated="2" office:value-type="float" office:value="0.219480061567867" calcext:value-type="float">
            <text:p>0.2194800616</text:p>
          </table:table-cell>
          <table:table-cell table:number-columns-repeated="2" office:value-type="float" office:value="0.409278681831533" calcext:value-type="float">
            <text:p>0.4092786818</text:p>
          </table:table-cell>
          <table:table-cell table:number-columns-repeated="2" office:value-type="float" office:value="0.0721994722641057" calcext:value-type="float">
            <text:p>0.0721994723</text:p>
          </table:table-cell>
          <table:table-cell table:number-columns-repeated="2" office:value-type="float" office:value="-0.41428430692665" calcext:value-type="float">
            <text:p>-0.4142843069</text:p>
          </table:table-cell>
          <table:table-cell table:number-columns-repeated="2" office:value-type="float" office:value="0.200028130147176" calcext:value-type="float">
            <text:p>0.2000281301</text:p>
          </table:table-cell>
          <table:table-cell table:number-columns-repeated="2" office:value-type="float" office:value="0.441043019283722" calcext:value-type="float">
            <text:p>0.4410430193</text:p>
          </table:table-cell>
          <table:table-cell table:number-columns-repeated="2" office:value-type="float" office:value="-0.0356001299965848" calcext:value-type="float">
            <text:p>-0.03560013</text:p>
          </table:table-cell>
        </table:table-row>
        <table:table-row table:style-name="ro1">
          <table:table-cell office:value-type="string" calcext:value-type="string">
            <text:p>Canada_corp</text:p>
          </table:table-cell>
          <table:table-cell table:number-columns-repeated="2" office:value-type="float" office:value="0.412612961426909" calcext:value-type="float">
            <text:p>0.4126129614</text:p>
          </table:table-cell>
          <table:table-cell table:number-columns-repeated="2" office:value-type="float" office:value="-0.0135351209767478" calcext:value-type="float">
            <text:p>-0.013535121</text:p>
          </table:table-cell>
          <table:table-cell table:number-columns-repeated="2" office:value-type="float" office:value="0.194073166429087" calcext:value-type="float">
            <text:p>0.1940731664</text:p>
          </table:table-cell>
          <table:table-cell table:number-columns-repeated="2" office:value-type="float" office:value="-0.199207168998404" calcext:value-type="float">
            <text:p>-0.199207169</text:p>
          </table:table-cell>
          <table:table-cell table:number-columns-repeated="2" office:value-type="float" office:value="0.411140461952425" calcext:value-type="float">
            <text:p>0.41114046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0.100427297601245" calcext:value-type="float">
            <text:p>-0.1004272976</text:p>
          </table:table-cell>
          <table:table-cell table:number-columns-repeated="2" office:value-type="float" office:value="0.381249473627108" calcext:value-type="float">
            <text:p>0.3812494736</text:p>
          </table:table-cell>
          <table:table-cell table:number-columns-repeated="2" office:value-type="float" office:value="0.166514935834569" calcext:value-type="float">
            <text:p>0.1665149358</text:p>
          </table:table-cell>
          <table:table-cell table:number-columns-repeated="2" office:value-type="float" office:value="0.136380674409013" calcext:value-type="float">
            <text:p>0.1363806744</text:p>
          </table:table-cell>
          <table:table-cell table:number-columns-repeated="2" office:value-type="float" office:value="0.30535688264323" calcext:value-type="float">
            <text:p>0.3053568826</text:p>
          </table:table-cell>
          <table:table-cell table:number-columns-repeated="2" office:value-type="float" office:value="0.521502290446037" calcext:value-type="float">
            <text:p>0.5215022904</text:p>
          </table:table-cell>
          <table:table-cell table:number-columns-repeated="2" office:value-type="float" office:value="0.454231067592002" calcext:value-type="float">
            <text:p>0.4542310676</text:p>
          </table:table-cell>
          <table:table-cell table:number-columns-repeated="2" office:value-type="float" office:value="0.49440214610179" calcext:value-type="float">
            <text:p>0.4944021461</text:p>
          </table:table-cell>
          <table:table-cell table:number-columns-repeated="2" office:value-type="float" office:value="0.129982030635021" calcext:value-type="float">
            <text:p>0.1299820306</text:p>
          </table:table-cell>
          <table:table-cell table:number-columns-repeated="2" office:value-type="float" office:value="0.106446991918187" calcext:value-type="float">
            <text:p>0.1064469919</text:p>
          </table:table-cell>
          <table:table-cell table:number-columns-repeated="2" office:value-type="float" office:value="0.259084237981226" calcext:value-type="float">
            <text:p>0.259084238</text:p>
          </table:table-cell>
          <table:table-cell table:number-columns-repeated="2" office:value-type="float" office:value="0.195280775050522" calcext:value-type="float">
            <text:p>0.1952807751</text:p>
          </table:table-cell>
          <table:table-cell table:number-columns-repeated="2" office:value-type="float" office:value="0.0361773880446819" calcext:value-type="float">
            <text:p>0.036177388</text:p>
          </table:table-cell>
          <table:table-cell table:number-columns-repeated="2" office:value-type="float" office:value="0.27367591907137" calcext:value-type="float">
            <text:p>0.2736759191</text:p>
          </table:table-cell>
          <table:table-cell table:number-columns-repeated="2" office:value-type="float" office:value="0.0803870619220983" calcext:value-type="float">
            <text:p>0.0803870619</text:p>
          </table:table-cell>
          <table:table-cell table:number-columns-repeated="2" office:value-type="float" office:value="0.36046549540045" calcext:value-type="float">
            <text:p>0.3604654954</text:p>
          </table:table-cell>
          <table:table-cell table:number-columns-repeated="2" office:value-type="float" office:value="0.532606282727045" calcext:value-type="float">
            <text:p>0.5326062827</text:p>
          </table:table-cell>
          <table:table-cell table:number-columns-repeated="2" office:value-type="float" office:value="0.101147498669467" calcext:value-type="float">
            <text:p>0.1011474987</text:p>
          </table:table-cell>
          <table:table-cell table:number-columns-repeated="2" office:value-type="float" office:value="0.253522526887414" calcext:value-type="float">
            <text:p>0.2535225269</text:p>
          </table:table-cell>
          <table:table-cell table:number-columns-repeated="2" office:value-type="float" office:value="0.319074964760606" calcext:value-type="float">
            <text:p>0.3190749648</text:p>
          </table:table-cell>
          <table:table-cell table:number-columns-repeated="2" office:value-type="float" office:value="-0.123399587247558" calcext:value-type="float">
            <text:p>-0.1233995872</text:p>
          </table:table-cell>
          <table:table-cell table:number-columns-repeated="2" office:value-type="float" office:value="0.0888947335879438" calcext:value-type="float">
            <text:p>0.0888947336</text:p>
          </table:table-cell>
          <table:table-cell table:number-columns-repeated="2" office:value-type="float" office:value="0.289313321960344" calcext:value-type="float">
            <text:p>0.289313322</text:p>
          </table:table-cell>
          <table:table-cell table:number-columns-repeated="2" office:value-type="float" office:value="-0.161903672001424" calcext:value-type="float">
            <text:p>-0.161903672</text:p>
          </table:table-cell>
          <table:table-cell table:number-columns-repeated="2" office:value-type="float" office:value="0.269001333686895" calcext:value-type="float">
            <text:p>0.2690013337</text:p>
          </table:table-cell>
          <table:table-cell table:number-columns-repeated="2" office:value-type="float" office:value="0.234962845893624" calcext:value-type="float">
            <text:p>0.2349628459</text:p>
          </table:table-cell>
          <table:table-cell table:number-columns-repeated="2" office:value-type="float" office:value="0.496181871776602" calcext:value-type="float">
            <text:p>0.4961818718</text:p>
          </table:table-cell>
          <table:table-cell table:number-columns-repeated="2" office:value-type="float" office:value="0.183493682391983" calcext:value-type="float">
            <text:p>0.1834936824</text:p>
          </table:table-cell>
          <table:table-cell table:number-columns-repeated="2" office:value-type="float" office:value="0.183635798704813" calcext:value-type="float">
            <text:p>0.1836357987</text:p>
          </table:table-cell>
          <table:table-cell table:number-columns-repeated="2" office:value-type="float" office:value="0.335665148460781" calcext:value-type="float">
            <text:p>0.3356651485</text:p>
          </table:table-cell>
          <table:table-cell table:number-columns-repeated="2" office:value-type="float" office:value="0.466275012387724" calcext:value-type="float">
            <text:p>0.4662750124</text:p>
          </table:table-cell>
          <table:table-cell table:number-columns-repeated="2" office:value-type="float" office:value="0.117858112415327" calcext:value-type="float">
            <text:p>0.1178581124</text:p>
          </table:table-cell>
          <table:table-cell table:number-columns-repeated="2" office:value-type="float" office:value="0.479964187077443" calcext:value-type="float">
            <text:p>0.4799641871</text:p>
          </table:table-cell>
          <table:table-cell table:number-columns-repeated="2" office:value-type="float" office:value="0.146448351747255" calcext:value-type="float">
            <text:p>0.1464483517</text:p>
          </table:table-cell>
          <table:table-cell table:number-columns-repeated="2" office:value-type="float" office:value="0.0244453757123723" calcext:value-type="float">
            <text:p>0.0244453757</text:p>
          </table:table-cell>
          <table:table-cell table:number-columns-repeated="2" office:value-type="float" office:value="0.136758279519192" calcext:value-type="float">
            <text:p>0.1367582795</text:p>
          </table:table-cell>
          <table:table-cell table:number-columns-repeated="2" office:value-type="float" office:value="0.122861810035006" calcext:value-type="float">
            <text:p>0.12286181</text:p>
          </table:table-cell>
          <table:table-cell table:number-columns-repeated="2" office:value-type="float" office:value="0.207627892515" calcext:value-type="float">
            <text:p>0.2076278925</text:p>
          </table:table-cell>
        </table:table-row>
        <table:table-row table:style-name="ro1">
          <table:table-cell office:value-type="string" calcext:value-type="string">
            <text:p>Canada_residential</text:p>
          </table:table-cell>
          <table:table-cell table:number-columns-repeated="2" office:value-type="float" office:value="0.412612961426909" calcext:value-type="float">
            <text:p>0.4126129614</text:p>
          </table:table-cell>
          <table:table-cell table:number-columns-repeated="2" office:value-type="float" office:value="-0.0135351209767478" calcext:value-type="float">
            <text:p>-0.013535121</text:p>
          </table:table-cell>
          <table:table-cell table:number-columns-repeated="2" office:value-type="float" office:value="0.194073166429087" calcext:value-type="float">
            <text:p>0.1940731664</text:p>
          </table:table-cell>
          <table:table-cell table:number-columns-repeated="2" office:value-type="float" office:value="-0.199207168998404" calcext:value-type="float">
            <text:p>-0.199207169</text:p>
          </table:table-cell>
          <table:table-cell table:number-columns-repeated="2" office:value-type="float" office:value="0.411140461952425" calcext:value-type="float">
            <text:p>0.41114046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0.100427297601245" calcext:value-type="float">
            <text:p>-0.1004272976</text:p>
          </table:table-cell>
          <table:table-cell table:number-columns-repeated="2" office:value-type="float" office:value="0.381249473627108" calcext:value-type="float">
            <text:p>0.3812494736</text:p>
          </table:table-cell>
          <table:table-cell table:number-columns-repeated="2" office:value-type="float" office:value="0.166514935834569" calcext:value-type="float">
            <text:p>0.1665149358</text:p>
          </table:table-cell>
          <table:table-cell table:number-columns-repeated="2" office:value-type="float" office:value="0.136380674409013" calcext:value-type="float">
            <text:p>0.1363806744</text:p>
          </table:table-cell>
          <table:table-cell table:number-columns-repeated="2" office:value-type="float" office:value="0.30535688264323" calcext:value-type="float">
            <text:p>0.3053568826</text:p>
          </table:table-cell>
          <table:table-cell table:number-columns-repeated="2" office:value-type="float" office:value="0.521502290446037" calcext:value-type="float">
            <text:p>0.5215022904</text:p>
          </table:table-cell>
          <table:table-cell table:number-columns-repeated="2" office:value-type="float" office:value="0.454231067592002" calcext:value-type="float">
            <text:p>0.4542310676</text:p>
          </table:table-cell>
          <table:table-cell table:number-columns-repeated="2" office:value-type="float" office:value="0.49440214610179" calcext:value-type="float">
            <text:p>0.4944021461</text:p>
          </table:table-cell>
          <table:table-cell table:number-columns-repeated="2" office:value-type="float" office:value="0.129982030635021" calcext:value-type="float">
            <text:p>0.1299820306</text:p>
          </table:table-cell>
          <table:table-cell table:number-columns-repeated="2" office:value-type="float" office:value="0.106446991918187" calcext:value-type="float">
            <text:p>0.1064469919</text:p>
          </table:table-cell>
          <table:table-cell table:number-columns-repeated="2" office:value-type="float" office:value="0.259084237981226" calcext:value-type="float">
            <text:p>0.259084238</text:p>
          </table:table-cell>
          <table:table-cell table:number-columns-repeated="2" office:value-type="float" office:value="0.195280775050522" calcext:value-type="float">
            <text:p>0.1952807751</text:p>
          </table:table-cell>
          <table:table-cell table:number-columns-repeated="2" office:value-type="float" office:value="0.0361773880446819" calcext:value-type="float">
            <text:p>0.036177388</text:p>
          </table:table-cell>
          <table:table-cell table:number-columns-repeated="2" office:value-type="float" office:value="0.27367591907137" calcext:value-type="float">
            <text:p>0.2736759191</text:p>
          </table:table-cell>
          <table:table-cell table:number-columns-repeated="2" office:value-type="float" office:value="0.0803870619220983" calcext:value-type="float">
            <text:p>0.0803870619</text:p>
          </table:table-cell>
          <table:table-cell table:number-columns-repeated="2" office:value-type="float" office:value="0.36046549540045" calcext:value-type="float">
            <text:p>0.3604654954</text:p>
          </table:table-cell>
          <table:table-cell table:number-columns-repeated="2" office:value-type="float" office:value="0.532606282727045" calcext:value-type="float">
            <text:p>0.5326062827</text:p>
          </table:table-cell>
          <table:table-cell table:number-columns-repeated="2" office:value-type="float" office:value="0.101147498669467" calcext:value-type="float">
            <text:p>0.1011474987</text:p>
          </table:table-cell>
          <table:table-cell table:number-columns-repeated="2" office:value-type="float" office:value="0.253522526887414" calcext:value-type="float">
            <text:p>0.2535225269</text:p>
          </table:table-cell>
          <table:table-cell table:number-columns-repeated="2" office:value-type="float" office:value="0.319074964760606" calcext:value-type="float">
            <text:p>0.3190749648</text:p>
          </table:table-cell>
          <table:table-cell table:number-columns-repeated="2" office:value-type="float" office:value="-0.123399587247558" calcext:value-type="float">
            <text:p>-0.1233995872</text:p>
          </table:table-cell>
          <table:table-cell table:number-columns-repeated="2" office:value-type="float" office:value="0.0888947335879438" calcext:value-type="float">
            <text:p>0.0888947336</text:p>
          </table:table-cell>
          <table:table-cell table:number-columns-repeated="2" office:value-type="float" office:value="0.289313321960344" calcext:value-type="float">
            <text:p>0.289313322</text:p>
          </table:table-cell>
          <table:table-cell table:number-columns-repeated="2" office:value-type="float" office:value="-0.161903672001424" calcext:value-type="float">
            <text:p>-0.161903672</text:p>
          </table:table-cell>
          <table:table-cell table:number-columns-repeated="2" office:value-type="float" office:value="0.269001333686895" calcext:value-type="float">
            <text:p>0.2690013337</text:p>
          </table:table-cell>
          <table:table-cell table:number-columns-repeated="2" office:value-type="float" office:value="0.234962845893624" calcext:value-type="float">
            <text:p>0.2349628459</text:p>
          </table:table-cell>
          <table:table-cell table:number-columns-repeated="2" office:value-type="float" office:value="0.496181871776602" calcext:value-type="float">
            <text:p>0.4961818718</text:p>
          </table:table-cell>
          <table:table-cell table:number-columns-repeated="2" office:value-type="float" office:value="0.183493682391983" calcext:value-type="float">
            <text:p>0.1834936824</text:p>
          </table:table-cell>
          <table:table-cell table:number-columns-repeated="2" office:value-type="float" office:value="0.183635798704813" calcext:value-type="float">
            <text:p>0.1836357987</text:p>
          </table:table-cell>
          <table:table-cell table:number-columns-repeated="2" office:value-type="float" office:value="0.335665148460781" calcext:value-type="float">
            <text:p>0.3356651485</text:p>
          </table:table-cell>
          <table:table-cell table:number-columns-repeated="2" office:value-type="float" office:value="0.466275012387724" calcext:value-type="float">
            <text:p>0.4662750124</text:p>
          </table:table-cell>
          <table:table-cell table:number-columns-repeated="2" office:value-type="float" office:value="0.117858112415327" calcext:value-type="float">
            <text:p>0.1178581124</text:p>
          </table:table-cell>
          <table:table-cell table:number-columns-repeated="2" office:value-type="float" office:value="0.479964187077443" calcext:value-type="float">
            <text:p>0.4799641871</text:p>
          </table:table-cell>
          <table:table-cell table:number-columns-repeated="2" office:value-type="float" office:value="0.146448351747255" calcext:value-type="float">
            <text:p>0.1464483517</text:p>
          </table:table-cell>
          <table:table-cell table:number-columns-repeated="2" office:value-type="float" office:value="0.0244453757123723" calcext:value-type="float">
            <text:p>0.0244453757</text:p>
          </table:table-cell>
          <table:table-cell table:number-columns-repeated="2" office:value-type="float" office:value="0.136758279519192" calcext:value-type="float">
            <text:p>0.1367582795</text:p>
          </table:table-cell>
          <table:table-cell table:number-columns-repeated="2" office:value-type="float" office:value="0.122861810035006" calcext:value-type="float">
            <text:p>0.12286181</text:p>
          </table:table-cell>
          <table:table-cell table:number-columns-repeated="2" office:value-type="float" office:value="0.207627892515" calcext:value-type="float">
            <text:p>0.2076278925</text:p>
          </table:table-cell>
        </table:table-row>
        <table:table-row table:style-name="ro1">
          <table:table-cell office:value-type="string" calcext:value-type="string">
            <text:p>Chile_corp</text:p>
          </table:table-cell>
          <table:table-cell table:number-columns-repeated="2" office:value-type="float" office:value="0.273183315925745" calcext:value-type="float">
            <text:p>0.2731833159</text:p>
          </table:table-cell>
          <table:table-cell table:number-columns-repeated="2" office:value-type="float" office:value="-0.318657773849431" calcext:value-type="float">
            <text:p>-0.3186577738</text:p>
          </table:table-cell>
          <table:table-cell table:number-columns-repeated="2" office:value-type="float" office:value="0.123297496903335" calcext:value-type="float">
            <text:p>0.1232974969</text:p>
          </table:table-cell>
          <table:table-cell table:number-columns-repeated="2" office:value-type="float" office:value="0.0402182657299245" calcext:value-type="float">
            <text:p>0.0402182657</text:p>
          </table:table-cell>
          <table:table-cell table:number-columns-repeated="2" office:value-type="float" office:value="-0.110592392377568" calcext:value-type="float">
            <text:p>-0.1105923924</text:p>
          </table:table-cell>
          <table:table-cell table:number-columns-repeated="2" office:value-type="float" office:value="-0.100427297601245" calcext:value-type="float">
            <text:p>-0.100427297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737501148334315" calcext:value-type="float">
            <text:p>0.0737501148</text:p>
          </table:table-cell>
          <table:table-cell table:number-columns-repeated="2" office:value-type="float" office:value="-0.015683823223776" calcext:value-type="float">
            <text:p>-0.0156838232</text:p>
          </table:table-cell>
          <table:table-cell table:number-columns-repeated="2" office:value-type="float" office:value="-0.22063223670108" calcext:value-type="float">
            <text:p>-0.2206322367</text:p>
          </table:table-cell>
          <table:table-cell table:number-columns-repeated="2" office:value-type="float" office:value="0.0682086975143318" calcext:value-type="float">
            <text:p>0.0682086975</text:p>
          </table:table-cell>
          <table:table-cell table:number-columns-repeated="2" office:value-type="float" office:value="-0.0119206222160071" calcext:value-type="float">
            <text:p>-0.0119206222</text:p>
          </table:table-cell>
          <table:table-cell table:number-columns-repeated="2" office:value-type="float" office:value="-0.0734652766532766" calcext:value-type="float">
            <text:p>-0.0734652767</text:p>
          </table:table-cell>
          <table:table-cell table:number-columns-repeated="2" office:value-type="float" office:value="0.176998702356112" calcext:value-type="float">
            <text:p>0.1769987024</text:p>
          </table:table-cell>
          <table:table-cell table:number-columns-repeated="2" office:value-type="float" office:value="0.085690017583228" calcext:value-type="float">
            <text:p>0.0856900176</text:p>
          </table:table-cell>
          <table:table-cell table:number-columns-repeated="2" office:value-type="float" office:value="-0.0127999349808436" calcext:value-type="float">
            <text:p>-0.012799935</text:p>
          </table:table-cell>
          <table:table-cell table:number-columns-repeated="2" office:value-type="float" office:value="0.215188133203206" calcext:value-type="float">
            <text:p>0.2151881332</text:p>
          </table:table-cell>
          <table:table-cell table:number-columns-repeated="2" office:value-type="float" office:value="-0.20891612139098" calcext:value-type="float">
            <text:p>-0.2089161214</text:p>
          </table:table-cell>
          <table:table-cell table:number-columns-repeated="2" office:value-type="float" office:value="-0.177223547534901" calcext:value-type="float">
            <text:p>-0.1772235475</text:p>
          </table:table-cell>
          <table:table-cell table:number-columns-repeated="2" office:value-type="float" office:value="0.168010226373755" calcext:value-type="float">
            <text:p>0.1680102264</text:p>
          </table:table-cell>
          <table:table-cell table:number-columns-repeated="2" office:value-type="float" office:value="0.0281149250389536" calcext:value-type="float">
            <text:p>0.028114925</text:p>
          </table:table-cell>
          <table:table-cell table:number-columns-repeated="2" office:value-type="float" office:value="-0.0593906288972687" calcext:value-type="float">
            <text:p>-0.0593906289</text:p>
          </table:table-cell>
          <table:table-cell table:number-columns-repeated="2" office:value-type="float" office:value="0.136988219460479" calcext:value-type="float">
            <text:p>0.1369882195</text:p>
          </table:table-cell>
          <table:table-cell table:number-columns-repeated="2" office:value-type="float" office:value="0.00783874072079264" calcext:value-type="float">
            <text:p>0.0078387407</text:p>
          </table:table-cell>
          <table:table-cell table:number-columns-repeated="2" office:value-type="float" office:value="0.0368690846963996" calcext:value-type="float">
            <text:p>0.0368690847</text:p>
          </table:table-cell>
          <table:table-cell table:number-columns-repeated="2" office:value-type="float" office:value="0.0376805630389252" calcext:value-type="float">
            <text:p>0.037680563</text:p>
          </table:table-cell>
          <table:table-cell table:number-columns-repeated="2" office:value-type="float" office:value="-0.00808744030378845" calcext:value-type="float">
            <text:p>-0.0080874403</text:p>
          </table:table-cell>
          <table:table-cell table:number-columns-repeated="2" office:value-type="float" office:value="0.188521822048456" calcext:value-type="float">
            <text:p>0.188521822</text:p>
          </table:table-cell>
          <table:table-cell table:number-columns-repeated="2" office:value-type="float" office:value="-0.0172534290080966" calcext:value-type="float">
            <text:p>-0.017253429</text:p>
          </table:table-cell>
          <table:table-cell table:number-columns-repeated="2" office:value-type="float" office:value="-0.0993771126204668" calcext:value-type="float">
            <text:p>-0.0993771126</text:p>
          </table:table-cell>
          <table:table-cell table:number-columns-repeated="2" office:value-type="float" office:value="0.0656855572930342" calcext:value-type="float">
            <text:p>0.0656855573</text:p>
          </table:table-cell>
          <table:table-cell table:number-columns-repeated="2" office:value-type="float" office:value="-0.0228835560373988" calcext:value-type="float">
            <text:p>-0.022883556</text:p>
          </table:table-cell>
          <table:table-cell table:number-columns-repeated="2" office:value-type="float" office:value="-0.0860430065590162" calcext:value-type="float">
            <text:p>-0.0860430066</text:p>
          </table:table-cell>
          <table:table-cell table:number-columns-repeated="2" office:value-type="float" office:value="-0.0679060750838063" calcext:value-type="float">
            <text:p>-0.0679060751</text:p>
          </table:table-cell>
          <table:table-cell table:number-columns-repeated="2" office:value-type="float" office:value="-0.106907940788857" calcext:value-type="float">
            <text:p>-0.1069079408</text:p>
          </table:table-cell>
          <table:table-cell table:number-columns-repeated="2" office:value-type="float" office:value="0.212144705955213" calcext:value-type="float">
            <text:p>0.212144706</text:p>
          </table:table-cell>
          <table:table-cell table:number-columns-repeated="2" office:value-type="float" office:value="-0.0455471559684998" calcext:value-type="float">
            <text:p>-0.045547156</text:p>
          </table:table-cell>
          <table:table-cell table:number-columns-repeated="2" office:value-type="float" office:value="0.0635873687384107" calcext:value-type="float">
            <text:p>0.0635873687</text:p>
          </table:table-cell>
          <table:table-cell table:number-columns-repeated="2" office:value-type="float" office:value="-0.0555175430398481" calcext:value-type="float">
            <text:p>-0.055517543</text:p>
          </table:table-cell>
          <table:table-cell table:number-columns-repeated="2" office:value-type="float" office:value="0.0775119760228553" calcext:value-type="float">
            <text:p>0.077511976</text:p>
          </table:table-cell>
          <table:table-cell table:number-columns-repeated="2" office:value-type="float" office:value="0.0213715963240839" calcext:value-type="float">
            <text:p>0.0213715963</text:p>
          </table:table-cell>
          <table:table-cell table:number-columns-repeated="2" office:value-type="float" office:value="-0.0706474984242033" calcext:value-type="float">
            <text:p>-0.0706474984</text:p>
          </table:table-cell>
          <table:table-cell table:number-columns-repeated="2" office:value-type="float" office:value="0.252762705712679" calcext:value-type="float">
            <text:p>0.2527627057</text:p>
          </table:table-cell>
          <table:table-cell table:number-columns-repeated="2" office:value-type="float" office:value="0.284892244528051" calcext:value-type="float">
            <text:p>0.2848922445</text:p>
          </table:table-cell>
        </table:table-row>
        <table:table-row table:style-name="ro1">
          <table:table-cell office:value-type="string" calcext:value-type="string">
            <text:p>Chile_residential</text:p>
          </table:table-cell>
          <table:table-cell table:number-columns-repeated="2" office:value-type="float" office:value="0.273183315925745" calcext:value-type="float">
            <text:p>0.2731833159</text:p>
          </table:table-cell>
          <table:table-cell table:number-columns-repeated="2" office:value-type="float" office:value="-0.318657773849431" calcext:value-type="float">
            <text:p>-0.3186577738</text:p>
          </table:table-cell>
          <table:table-cell table:number-columns-repeated="2" office:value-type="float" office:value="0.123297496903335" calcext:value-type="float">
            <text:p>0.1232974969</text:p>
          </table:table-cell>
          <table:table-cell table:number-columns-repeated="2" office:value-type="float" office:value="0.0402182657299245" calcext:value-type="float">
            <text:p>0.0402182657</text:p>
          </table:table-cell>
          <table:table-cell table:number-columns-repeated="2" office:value-type="float" office:value="-0.110592392377568" calcext:value-type="float">
            <text:p>-0.1105923924</text:p>
          </table:table-cell>
          <table:table-cell table:number-columns-repeated="2" office:value-type="float" office:value="-0.100427297601245" calcext:value-type="float">
            <text:p>-0.100427297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737501148334315" calcext:value-type="float">
            <text:p>0.0737501148</text:p>
          </table:table-cell>
          <table:table-cell table:number-columns-repeated="2" office:value-type="float" office:value="-0.015683823223776" calcext:value-type="float">
            <text:p>-0.0156838232</text:p>
          </table:table-cell>
          <table:table-cell table:number-columns-repeated="2" office:value-type="float" office:value="-0.22063223670108" calcext:value-type="float">
            <text:p>-0.2206322367</text:p>
          </table:table-cell>
          <table:table-cell table:number-columns-repeated="2" office:value-type="float" office:value="0.0682086975143318" calcext:value-type="float">
            <text:p>0.0682086975</text:p>
          </table:table-cell>
          <table:table-cell table:number-columns-repeated="2" office:value-type="float" office:value="-0.0119206222160071" calcext:value-type="float">
            <text:p>-0.0119206222</text:p>
          </table:table-cell>
          <table:table-cell table:number-columns-repeated="2" office:value-type="float" office:value="-0.0734652766532766" calcext:value-type="float">
            <text:p>-0.0734652767</text:p>
          </table:table-cell>
          <table:table-cell table:number-columns-repeated="2" office:value-type="float" office:value="0.176998702356112" calcext:value-type="float">
            <text:p>0.1769987024</text:p>
          </table:table-cell>
          <table:table-cell table:number-columns-repeated="2" office:value-type="float" office:value="0.085690017583228" calcext:value-type="float">
            <text:p>0.0856900176</text:p>
          </table:table-cell>
          <table:table-cell table:number-columns-repeated="2" office:value-type="float" office:value="-0.0127999349808436" calcext:value-type="float">
            <text:p>-0.012799935</text:p>
          </table:table-cell>
          <table:table-cell table:number-columns-repeated="2" office:value-type="float" office:value="0.215188133203206" calcext:value-type="float">
            <text:p>0.2151881332</text:p>
          </table:table-cell>
          <table:table-cell table:number-columns-repeated="2" office:value-type="float" office:value="-0.20891612139098" calcext:value-type="float">
            <text:p>-0.2089161214</text:p>
          </table:table-cell>
          <table:table-cell table:number-columns-repeated="2" office:value-type="float" office:value="-0.177223547534901" calcext:value-type="float">
            <text:p>-0.1772235475</text:p>
          </table:table-cell>
          <table:table-cell table:number-columns-repeated="2" office:value-type="float" office:value="0.168010226373755" calcext:value-type="float">
            <text:p>0.1680102264</text:p>
          </table:table-cell>
          <table:table-cell table:number-columns-repeated="2" office:value-type="float" office:value="0.0281149250389536" calcext:value-type="float">
            <text:p>0.028114925</text:p>
          </table:table-cell>
          <table:table-cell table:number-columns-repeated="2" office:value-type="float" office:value="-0.0593906288972687" calcext:value-type="float">
            <text:p>-0.0593906289</text:p>
          </table:table-cell>
          <table:table-cell table:number-columns-repeated="2" office:value-type="float" office:value="0.136988219460479" calcext:value-type="float">
            <text:p>0.1369882195</text:p>
          </table:table-cell>
          <table:table-cell table:number-columns-repeated="2" office:value-type="float" office:value="0.00783874072079264" calcext:value-type="float">
            <text:p>0.0078387407</text:p>
          </table:table-cell>
          <table:table-cell table:number-columns-repeated="2" office:value-type="float" office:value="0.0368690846963996" calcext:value-type="float">
            <text:p>0.0368690847</text:p>
          </table:table-cell>
          <table:table-cell table:number-columns-repeated="2" office:value-type="float" office:value="0.0376805630389252" calcext:value-type="float">
            <text:p>0.037680563</text:p>
          </table:table-cell>
          <table:table-cell table:number-columns-repeated="2" office:value-type="float" office:value="-0.00808744030378845" calcext:value-type="float">
            <text:p>-0.0080874403</text:p>
          </table:table-cell>
          <table:table-cell table:number-columns-repeated="2" office:value-type="float" office:value="0.188521822048456" calcext:value-type="float">
            <text:p>0.188521822</text:p>
          </table:table-cell>
          <table:table-cell table:number-columns-repeated="2" office:value-type="float" office:value="-0.0172534290080966" calcext:value-type="float">
            <text:p>-0.017253429</text:p>
          </table:table-cell>
          <table:table-cell table:number-columns-repeated="2" office:value-type="float" office:value="-0.0993771126204668" calcext:value-type="float">
            <text:p>-0.0993771126</text:p>
          </table:table-cell>
          <table:table-cell table:number-columns-repeated="2" office:value-type="float" office:value="0.0656855572930342" calcext:value-type="float">
            <text:p>0.0656855573</text:p>
          </table:table-cell>
          <table:table-cell table:number-columns-repeated="2" office:value-type="float" office:value="-0.0228835560373988" calcext:value-type="float">
            <text:p>-0.022883556</text:p>
          </table:table-cell>
          <table:table-cell table:number-columns-repeated="2" office:value-type="float" office:value="-0.0860430065590162" calcext:value-type="float">
            <text:p>-0.0860430066</text:p>
          </table:table-cell>
          <table:table-cell table:number-columns-repeated="2" office:value-type="float" office:value="-0.0679060750838063" calcext:value-type="float">
            <text:p>-0.0679060751</text:p>
          </table:table-cell>
          <table:table-cell table:number-columns-repeated="2" office:value-type="float" office:value="-0.106907940788857" calcext:value-type="float">
            <text:p>-0.1069079408</text:p>
          </table:table-cell>
          <table:table-cell table:number-columns-repeated="2" office:value-type="float" office:value="0.212144705955213" calcext:value-type="float">
            <text:p>0.212144706</text:p>
          </table:table-cell>
          <table:table-cell table:number-columns-repeated="2" office:value-type="float" office:value="-0.0455471559684998" calcext:value-type="float">
            <text:p>-0.045547156</text:p>
          </table:table-cell>
          <table:table-cell table:number-columns-repeated="2" office:value-type="float" office:value="0.0635873687384107" calcext:value-type="float">
            <text:p>0.0635873687</text:p>
          </table:table-cell>
          <table:table-cell table:number-columns-repeated="2" office:value-type="float" office:value="-0.0555175430398481" calcext:value-type="float">
            <text:p>-0.055517543</text:p>
          </table:table-cell>
          <table:table-cell table:number-columns-repeated="2" office:value-type="float" office:value="0.0775119760228553" calcext:value-type="float">
            <text:p>0.077511976</text:p>
          </table:table-cell>
          <table:table-cell table:number-columns-repeated="2" office:value-type="float" office:value="0.0213715963240839" calcext:value-type="float">
            <text:p>0.0213715963</text:p>
          </table:table-cell>
          <table:table-cell table:number-columns-repeated="2" office:value-type="float" office:value="-0.0706474984242033" calcext:value-type="float">
            <text:p>-0.0706474984</text:p>
          </table:table-cell>
          <table:table-cell table:number-columns-repeated="2" office:value-type="float" office:value="0.252762705712679" calcext:value-type="float">
            <text:p>0.2527627057</text:p>
          </table:table-cell>
          <table:table-cell table:number-columns-repeated="2" office:value-type="float" office:value="0.284892244528051" calcext:value-type="float">
            <text:p>0.2848922445</text:p>
          </table:table-cell>
        </table:table-row>
        <table:table-row table:style-name="ro1">
          <table:table-cell office:value-type="string" calcext:value-type="string">
            <text:p>China_corp</text:p>
          </table:table-cell>
          <table:table-cell table:number-columns-repeated="2" office:value-type="float" office:value="0.34841494551829" calcext:value-type="float">
            <text:p>0.3484149455</text:p>
          </table:table-cell>
          <table:table-cell table:number-columns-repeated="2" office:value-type="float" office:value="-0.236565902548105" calcext:value-type="float">
            <text:p>-0.2365659025</text:p>
          </table:table-cell>
          <table:table-cell table:number-columns-repeated="2" office:value-type="float" office:value="0.187634973770739" calcext:value-type="float">
            <text:p>0.1876349738</text:p>
          </table:table-cell>
          <table:table-cell table:number-columns-repeated="2" office:value-type="float" office:value="0.0732048134417032" calcext:value-type="float">
            <text:p>0.0732048134</text:p>
          </table:table-cell>
          <table:table-cell table:number-columns-repeated="2" office:value-type="float" office:value="0.132280417581989" calcext:value-type="float">
            <text:p>0.1322804176</text:p>
          </table:table-cell>
          <table:table-cell table:number-columns-repeated="2" office:value-type="float" office:value="0.381249473627108" calcext:value-type="float">
            <text:p>0.3812494736</text:p>
          </table:table-cell>
          <table:table-cell table:number-columns-repeated="2" office:value-type="float" office:value="0.0737501148334315" calcext:value-type="float">
            <text:p>0.07375011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0548414569655993" calcext:value-type="float">
            <text:p>0.0054841457</text:p>
          </table:table-cell>
          <table:table-cell table:number-columns-repeated="2" office:value-type="float" office:value="0.00353382230782504" calcext:value-type="float">
            <text:p>0.0035338223</text:p>
          </table:table-cell>
          <table:table-cell table:number-columns-repeated="2" office:value-type="float" office:value="0.266460394972764" calcext:value-type="float">
            <text:p>0.266460395</text:p>
          </table:table-cell>
          <table:table-cell table:number-columns-repeated="2" office:value-type="float" office:value="0.273118948691756" calcext:value-type="float">
            <text:p>0.2731189487</text:p>
          </table:table-cell>
          <table:table-cell table:number-columns-repeated="2" office:value-type="float" office:value="0.116127360241474" calcext:value-type="float">
            <text:p>0.1161273602</text:p>
          </table:table-cell>
          <table:table-cell table:number-columns-repeated="2" office:value-type="float" office:value="0.268370184176433" calcext:value-type="float">
            <text:p>0.2683701842</text:p>
          </table:table-cell>
          <table:table-cell table:number-columns-repeated="2" office:value-type="float" office:value="0.321642744148793" calcext:value-type="float">
            <text:p>0.3216427441</text:p>
          </table:table-cell>
          <table:table-cell table:number-columns-repeated="2" office:value-type="float" office:value="-0.00872596527054259" calcext:value-type="float">
            <text:p>-0.0087259653</text:p>
          </table:table-cell>
          <table:table-cell table:number-columns-repeated="2" office:value-type="float" office:value="-0.0534051279864475" calcext:value-type="float">
            <text:p>-0.053405128</text:p>
          </table:table-cell>
          <table:table-cell table:number-columns-repeated="2" office:value-type="float" office:value="-0.000916573845629738" calcext:value-type="float">
            <text:p>-0.0009165738</text:p>
          </table:table-cell>
          <table:table-cell table:number-columns-repeated="2" office:value-type="float" office:value="-0.248573249222134" calcext:value-type="float">
            <text:p>-0.2485732492</text:p>
          </table:table-cell>
          <table:table-cell table:number-columns-repeated="2" office:value-type="float" office:value="0.0756994525625885" calcext:value-type="float">
            <text:p>0.0756994526</text:p>
          </table:table-cell>
          <table:table-cell table:number-columns-repeated="2" office:value-type="float" office:value="0.282488294568795" calcext:value-type="float">
            <text:p>0.2824882946</text:p>
          </table:table-cell>
          <table:table-cell table:number-columns-repeated="2" office:value-type="float" office:value="-0.0762611920276635" calcext:value-type="float">
            <text:p>-0.076261192</text:p>
          </table:table-cell>
          <table:table-cell table:number-columns-repeated="2" office:value-type="float" office:value="0.120119158080842" calcext:value-type="float">
            <text:p>0.1201191581</text:p>
          </table:table-cell>
          <table:table-cell table:number-columns-repeated="2" office:value-type="float" office:value="0.122651226487532" calcext:value-type="float">
            <text:p>0.1226512265</text:p>
          </table:table-cell>
          <table:table-cell table:number-columns-repeated="2" office:value-type="float" office:value="0.0588747802649522" calcext:value-type="float">
            <text:p>0.0588747803</text:p>
          </table:table-cell>
          <table:table-cell table:number-columns-repeated="2" office:value-type="float" office:value="0.273227895803801" calcext:value-type="float">
            <text:p>0.2732278958</text:p>
          </table:table-cell>
          <table:table-cell table:number-columns-repeated="2" office:value-type="float" office:value="0.0186898746620676" calcext:value-type="float">
            <text:p>0.0186898747</text:p>
          </table:table-cell>
          <table:table-cell table:number-columns-repeated="2" office:value-type="float" office:value="0.027869819113484" calcext:value-type="float">
            <text:p>0.0278698191</text:p>
          </table:table-cell>
          <table:table-cell table:number-columns-repeated="2" office:value-type="float" office:value="-0.0680633925139151" calcext:value-type="float">
            <text:p>-0.0680633925</text:p>
          </table:table-cell>
          <table:table-cell table:number-columns-repeated="2" office:value-type="float" office:value="0.118202532139791" calcext:value-type="float">
            <text:p>0.1182025321</text:p>
          </table:table-cell>
          <table:table-cell table:number-columns-repeated="2" office:value-type="float" office:value="0.331620069114393" calcext:value-type="float">
            <text:p>0.3316200691</text:p>
          </table:table-cell>
          <table:table-cell table:number-columns-repeated="2" office:value-type="float" office:value="0.171946320278249" calcext:value-type="float">
            <text:p>0.1719463203</text:p>
          </table:table-cell>
          <table:table-cell table:number-columns-repeated="2" office:value-type="float" office:value="0.0494071077239229" calcext:value-type="float">
            <text:p>0.0494071077</text:p>
          </table:table-cell>
          <table:table-cell table:number-columns-repeated="2" office:value-type="float" office:value="-0.0273533258005027" calcext:value-type="float">
            <text:p>-0.0273533258</text:p>
          </table:table-cell>
          <table:table-cell table:number-columns-repeated="2" office:value-type="float" office:value="0.037637795963524" calcext:value-type="float">
            <text:p>0.037637796</text:p>
          </table:table-cell>
          <table:table-cell table:number-columns-repeated="2" office:value-type="float" office:value="0.255668385265131" calcext:value-type="float">
            <text:p>0.2556683853</text:p>
          </table:table-cell>
          <table:table-cell table:number-columns-repeated="2" office:value-type="float" office:value="0.125711127335057" calcext:value-type="float">
            <text:p>0.1257111273</text:p>
          </table:table-cell>
          <table:table-cell table:number-columns-repeated="2" office:value-type="float" office:value="0.0617971201857701" calcext:value-type="float">
            <text:p>0.0617971202</text:p>
          </table:table-cell>
          <table:table-cell table:number-columns-repeated="2" office:value-type="float" office:value="0.119799696981623" calcext:value-type="float">
            <text:p>0.119799697</text:p>
          </table:table-cell>
          <table:table-cell table:number-columns-repeated="2" office:value-type="float" office:value="-0.0274066145401744" calcext:value-type="float">
            <text:p>-0.0274066145</text:p>
          </table:table-cell>
          <table:table-cell table:number-columns-repeated="2" office:value-type="float" office:value="-0.378288873395919" calcext:value-type="float">
            <text:p>-0.3782888734</text:p>
          </table:table-cell>
          <table:table-cell table:number-columns-repeated="2" office:value-type="float" office:value="-0.00999531109906395" calcext:value-type="float">
            <text:p>-0.0099953111</text:p>
          </table:table-cell>
          <table:table-cell table:number-columns-repeated="2" office:value-type="float" office:value="0.319284968604088" calcext:value-type="float">
            <text:p>0.3192849686</text:p>
          </table:table-cell>
          <table:table-cell table:number-columns-repeated="2" office:value-type="float" office:value="-0.0289524448415477" calcext:value-type="float">
            <text:p>-0.0289524448</text:p>
          </table:table-cell>
        </table:table-row>
        <table:table-row table:style-name="ro1">
          <table:table-cell office:value-type="string" calcext:value-type="string">
            <text:p>China_residential</text:p>
          </table:table-cell>
          <table:table-cell table:number-columns-repeated="2" office:value-type="float" office:value="0.34841494551829" calcext:value-type="float">
            <text:p>0.3484149455</text:p>
          </table:table-cell>
          <table:table-cell table:number-columns-repeated="2" office:value-type="float" office:value="-0.236565902548105" calcext:value-type="float">
            <text:p>-0.2365659025</text:p>
          </table:table-cell>
          <table:table-cell table:number-columns-repeated="2" office:value-type="float" office:value="0.187634973770739" calcext:value-type="float">
            <text:p>0.1876349738</text:p>
          </table:table-cell>
          <table:table-cell table:number-columns-repeated="2" office:value-type="float" office:value="0.0732048134417032" calcext:value-type="float">
            <text:p>0.0732048134</text:p>
          </table:table-cell>
          <table:table-cell table:number-columns-repeated="2" office:value-type="float" office:value="0.132280417581989" calcext:value-type="float">
            <text:p>0.1322804176</text:p>
          </table:table-cell>
          <table:table-cell table:number-columns-repeated="2" office:value-type="float" office:value="0.381249473627108" calcext:value-type="float">
            <text:p>0.3812494736</text:p>
          </table:table-cell>
          <table:table-cell table:number-columns-repeated="2" office:value-type="float" office:value="0.0737501148334315" calcext:value-type="float">
            <text:p>0.07375011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0548414569655993" calcext:value-type="float">
            <text:p>0.0054841457</text:p>
          </table:table-cell>
          <table:table-cell table:number-columns-repeated="2" office:value-type="float" office:value="0.00353382230782504" calcext:value-type="float">
            <text:p>0.0035338223</text:p>
          </table:table-cell>
          <table:table-cell table:number-columns-repeated="2" office:value-type="float" office:value="0.266460394972764" calcext:value-type="float">
            <text:p>0.266460395</text:p>
          </table:table-cell>
          <table:table-cell table:number-columns-repeated="2" office:value-type="float" office:value="0.273118948691756" calcext:value-type="float">
            <text:p>0.2731189487</text:p>
          </table:table-cell>
          <table:table-cell table:number-columns-repeated="2" office:value-type="float" office:value="0.116127360241474" calcext:value-type="float">
            <text:p>0.1161273602</text:p>
          </table:table-cell>
          <table:table-cell table:number-columns-repeated="2" office:value-type="float" office:value="0.268370184176433" calcext:value-type="float">
            <text:p>0.2683701842</text:p>
          </table:table-cell>
          <table:table-cell table:number-columns-repeated="2" office:value-type="float" office:value="0.321642744148793" calcext:value-type="float">
            <text:p>0.3216427441</text:p>
          </table:table-cell>
          <table:table-cell table:number-columns-repeated="2" office:value-type="float" office:value="-0.00872596527054259" calcext:value-type="float">
            <text:p>-0.0087259653</text:p>
          </table:table-cell>
          <table:table-cell table:number-columns-repeated="2" office:value-type="float" office:value="-0.0534051279864475" calcext:value-type="float">
            <text:p>-0.053405128</text:p>
          </table:table-cell>
          <table:table-cell table:number-columns-repeated="2" office:value-type="float" office:value="-0.000916573845629738" calcext:value-type="float">
            <text:p>-0.0009165738</text:p>
          </table:table-cell>
          <table:table-cell table:number-columns-repeated="2" office:value-type="float" office:value="-0.248573249222134" calcext:value-type="float">
            <text:p>-0.2485732492</text:p>
          </table:table-cell>
          <table:table-cell table:number-columns-repeated="2" office:value-type="float" office:value="0.0756994525625885" calcext:value-type="float">
            <text:p>0.0756994526</text:p>
          </table:table-cell>
          <table:table-cell table:number-columns-repeated="2" office:value-type="float" office:value="0.282488294568795" calcext:value-type="float">
            <text:p>0.2824882946</text:p>
          </table:table-cell>
          <table:table-cell table:number-columns-repeated="2" office:value-type="float" office:value="-0.0762611920276635" calcext:value-type="float">
            <text:p>-0.076261192</text:p>
          </table:table-cell>
          <table:table-cell table:number-columns-repeated="2" office:value-type="float" office:value="0.120119158080842" calcext:value-type="float">
            <text:p>0.1201191581</text:p>
          </table:table-cell>
          <table:table-cell table:number-columns-repeated="2" office:value-type="float" office:value="0.122651226487532" calcext:value-type="float">
            <text:p>0.1226512265</text:p>
          </table:table-cell>
          <table:table-cell table:number-columns-repeated="2" office:value-type="float" office:value="0.0588747802649522" calcext:value-type="float">
            <text:p>0.0588747803</text:p>
          </table:table-cell>
          <table:table-cell table:number-columns-repeated="2" office:value-type="float" office:value="0.273227895803801" calcext:value-type="float">
            <text:p>0.2732278958</text:p>
          </table:table-cell>
          <table:table-cell table:number-columns-repeated="2" office:value-type="float" office:value="0.0186898746620676" calcext:value-type="float">
            <text:p>0.0186898747</text:p>
          </table:table-cell>
          <table:table-cell table:number-columns-repeated="2" office:value-type="float" office:value="0.027869819113484" calcext:value-type="float">
            <text:p>0.0278698191</text:p>
          </table:table-cell>
          <table:table-cell table:number-columns-repeated="2" office:value-type="float" office:value="-0.0680633925139151" calcext:value-type="float">
            <text:p>-0.0680633925</text:p>
          </table:table-cell>
          <table:table-cell table:number-columns-repeated="2" office:value-type="float" office:value="0.118202532139791" calcext:value-type="float">
            <text:p>0.1182025321</text:p>
          </table:table-cell>
          <table:table-cell table:number-columns-repeated="2" office:value-type="float" office:value="0.331620069114393" calcext:value-type="float">
            <text:p>0.3316200691</text:p>
          </table:table-cell>
          <table:table-cell table:number-columns-repeated="2" office:value-type="float" office:value="0.171946320278249" calcext:value-type="float">
            <text:p>0.1719463203</text:p>
          </table:table-cell>
          <table:table-cell table:number-columns-repeated="2" office:value-type="float" office:value="0.0494071077239229" calcext:value-type="float">
            <text:p>0.0494071077</text:p>
          </table:table-cell>
          <table:table-cell table:number-columns-repeated="2" office:value-type="float" office:value="-0.0273533258005027" calcext:value-type="float">
            <text:p>-0.0273533258</text:p>
          </table:table-cell>
          <table:table-cell table:number-columns-repeated="2" office:value-type="float" office:value="0.037637795963524" calcext:value-type="float">
            <text:p>0.037637796</text:p>
          </table:table-cell>
          <table:table-cell table:number-columns-repeated="2" office:value-type="float" office:value="0.255668385265131" calcext:value-type="float">
            <text:p>0.2556683853</text:p>
          </table:table-cell>
          <table:table-cell table:number-columns-repeated="2" office:value-type="float" office:value="0.125711127335057" calcext:value-type="float">
            <text:p>0.1257111273</text:p>
          </table:table-cell>
          <table:table-cell table:number-columns-repeated="2" office:value-type="float" office:value="0.0617971201857701" calcext:value-type="float">
            <text:p>0.0617971202</text:p>
          </table:table-cell>
          <table:table-cell table:number-columns-repeated="2" office:value-type="float" office:value="0.119799696981623" calcext:value-type="float">
            <text:p>0.119799697</text:p>
          </table:table-cell>
          <table:table-cell table:number-columns-repeated="2" office:value-type="float" office:value="-0.0274066145401744" calcext:value-type="float">
            <text:p>-0.0274066145</text:p>
          </table:table-cell>
          <table:table-cell table:number-columns-repeated="2" office:value-type="float" office:value="-0.378288873395919" calcext:value-type="float">
            <text:p>-0.3782888734</text:p>
          </table:table-cell>
          <table:table-cell table:number-columns-repeated="2" office:value-type="float" office:value="-0.00999531109906395" calcext:value-type="float">
            <text:p>-0.0099953111</text:p>
          </table:table-cell>
          <table:table-cell table:number-columns-repeated="2" office:value-type="float" office:value="0.319284968604088" calcext:value-type="float">
            <text:p>0.3192849686</text:p>
          </table:table-cell>
          <table:table-cell table:number-columns-repeated="2" office:value-type="float" office:value="-0.0289524448415477" calcext:value-type="float">
            <text:p>-0.0289524448</text:p>
          </table:table-cell>
        </table:table-row>
        <table:table-row table:style-name="ro1">
          <table:table-cell office:value-type="string" calcext:value-type="string">
            <text:p>Colombia_corp</text:p>
          </table:table-cell>
          <table:table-cell table:number-columns-repeated="2" office:value-type="float" office:value="0.192454962472111" calcext:value-type="float">
            <text:p>0.1924549625</text:p>
          </table:table-cell>
          <table:table-cell table:number-columns-repeated="2" office:value-type="float" office:value="0.170592366836759" calcext:value-type="float">
            <text:p>0.1705923668</text:p>
          </table:table-cell>
          <table:table-cell table:number-columns-repeated="2" office:value-type="float" office:value="0.038471054472886" calcext:value-type="float">
            <text:p>0.0384710545</text:p>
          </table:table-cell>
          <table:table-cell table:number-columns-repeated="2" office:value-type="float" office:value="0.222871910575099" calcext:value-type="float">
            <text:p>0.2228719106</text:p>
          </table:table-cell>
          <table:table-cell table:number-columns-repeated="2" office:value-type="float" office:value="0.184740825064098" calcext:value-type="float">
            <text:p>0.1847408251</text:p>
          </table:table-cell>
          <table:table-cell table:number-columns-repeated="2" office:value-type="float" office:value="0.166514935834569" calcext:value-type="float">
            <text:p>0.1665149358</text:p>
          </table:table-cell>
          <table:table-cell table:number-columns-repeated="2" office:value-type="float" office:value="-0.015683823223776" calcext:value-type="float">
            <text:p>-0.0156838232</text:p>
          </table:table-cell>
          <table:table-cell table:number-columns-repeated="2" office:value-type="float" office:value="0.00548414569655993" calcext:value-type="float">
            <text:p>0.005484145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0.0378785321549634" calcext:value-type="float">
            <text:p>-0.0378785322</text:p>
          </table:table-cell>
          <table:table-cell table:number-columns-repeated="2" office:value-type="float" office:value="-0.100789705621349" calcext:value-type="float">
            <text:p>-0.1007897056</text:p>
          </table:table-cell>
          <table:table-cell table:number-columns-repeated="2" office:value-type="float" office:value="0.00166498143491137" calcext:value-type="float">
            <text:p>0.0016649814</text:p>
          </table:table-cell>
          <table:table-cell table:number-columns-repeated="2" office:value-type="float" office:value="0.0141602286811448" calcext:value-type="float">
            <text:p>0.0141602287</text:p>
          </table:table-cell>
          <table:table-cell table:number-columns-repeated="2" office:value-type="float" office:value="0.128009138709111" calcext:value-type="float">
            <text:p>0.1280091387</text:p>
          </table:table-cell>
          <table:table-cell table:number-columns-repeated="2" office:value-type="float" office:value="-0.115144803507651" calcext:value-type="float">
            <text:p>-0.1151448035</text:p>
          </table:table-cell>
          <table:table-cell table:number-columns-repeated="2" office:value-type="float" office:value="-0.132241204160426" calcext:value-type="float">
            <text:p>-0.1322412042</text:p>
          </table:table-cell>
          <table:table-cell table:number-columns-repeated="2" office:value-type="float" office:value="0.0715501986424635" calcext:value-type="float">
            <text:p>0.0715501986</text:p>
          </table:table-cell>
          <table:table-cell table:number-columns-repeated="2" office:value-type="float" office:value="-0.126489634315407" calcext:value-type="float">
            <text:p>-0.1264896343</text:p>
          </table:table-cell>
          <table:table-cell table:number-columns-repeated="2" office:value-type="float" office:value="-0.020702799335322" calcext:value-type="float">
            <text:p>-0.0207027993</text:p>
          </table:table-cell>
          <table:table-cell table:number-columns-repeated="2" office:value-type="float" office:value="-0.142513968408346" calcext:value-type="float">
            <text:p>-0.1425139684</text:p>
          </table:table-cell>
          <table:table-cell table:number-columns-repeated="2" office:value-type="float" office:value="-0.296630072357287" calcext:value-type="float">
            <text:p>-0.2966300724</text:p>
          </table:table-cell>
          <table:table-cell table:number-columns-repeated="2" office:value-type="float" office:value="0.0672007330358919" calcext:value-type="float">
            <text:p>0.067200733</text:p>
          </table:table-cell>
          <table:table-cell table:number-columns-repeated="2" office:value-type="float" office:value="0.112331237358647" calcext:value-type="float">
            <text:p>0.1123312374</text:p>
          </table:table-cell>
          <table:table-cell table:number-columns-repeated="2" office:value-type="float" office:value="0.0227824626665969" calcext:value-type="float">
            <text:p>0.0227824627</text:p>
          </table:table-cell>
          <table:table-cell table:number-columns-repeated="2" office:value-type="float" office:value="-0.121327362672781" calcext:value-type="float">
            <text:p>-0.1213273627</text:p>
          </table:table-cell>
          <table:table-cell table:number-columns-repeated="2" office:value-type="float" office:value="0.194978643070583" calcext:value-type="float">
            <text:p>0.1949786431</text:p>
          </table:table-cell>
          <table:table-cell table:number-columns-repeated="2" office:value-type="float" office:value="-0.420435480137611" calcext:value-type="float">
            <text:p>-0.4204354801</text:p>
          </table:table-cell>
          <table:table-cell table:number-columns-repeated="2" office:value-type="float" office:value="0.0487231942493319" calcext:value-type="float">
            <text:p>0.0487231942</text:p>
          </table:table-cell>
          <table:table-cell table:number-columns-repeated="2" office:value-type="float" office:value="0.0107713779939469" calcext:value-type="float">
            <text:p>0.010771378</text:p>
          </table:table-cell>
          <table:table-cell table:number-columns-repeated="2" office:value-type="float" office:value="0.0292166574141202" calcext:value-type="float">
            <text:p>0.0292166574</text:p>
          </table:table-cell>
          <table:table-cell table:number-columns-repeated="2" office:value-type="float" office:value="-0.105116313424645" calcext:value-type="float">
            <text:p>-0.1051163134</text:p>
          </table:table-cell>
          <table:table-cell table:number-columns-repeated="2" office:value-type="float" office:value="-0.0569150424147568" calcext:value-type="float">
            <text:p>-0.0569150424</text:p>
          </table:table-cell>
          <table:table-cell table:number-columns-repeated="2" office:value-type="float" office:value="0.0472667937818268" calcext:value-type="float">
            <text:p>0.0472667938</text:p>
          </table:table-cell>
          <table:table-cell table:number-columns-repeated="2" office:value-type="float" office:value="0.16069971420071" calcext:value-type="float">
            <text:p>0.1606997142</text:p>
          </table:table-cell>
          <table:table-cell table:number-columns-repeated="2" office:value-type="float" office:value="0.162989644196521" calcext:value-type="float">
            <text:p>0.1629896442</text:p>
          </table:table-cell>
          <table:table-cell table:number-columns-repeated="2" office:value-type="float" office:value="0.105993946674371" calcext:value-type="float">
            <text:p>0.1059939467</text:p>
          </table:table-cell>
          <table:table-cell table:number-columns-repeated="2" office:value-type="float" office:value="0.247078320528043" calcext:value-type="float">
            <text:p>0.2470783205</text:p>
          </table:table-cell>
          <table:table-cell table:number-columns-repeated="2" office:value-type="float" office:value="0.0638872664445982" calcext:value-type="float">
            <text:p>0.0638872664</text:p>
          </table:table-cell>
          <table:table-cell table:number-columns-repeated="2" office:value-type="float" office:value="0.11768526056263" calcext:value-type="float">
            <text:p>0.1176852606</text:p>
          </table:table-cell>
          <table:table-cell table:number-columns-repeated="2" office:value-type="float" office:value="0.0659268200447471" calcext:value-type="float">
            <text:p>0.06592682</text:p>
          </table:table-cell>
          <table:table-cell table:number-columns-repeated="2" office:value-type="float" office:value="0.0382422856346304" calcext:value-type="float">
            <text:p>0.0382422856</text:p>
          </table:table-cell>
          <table:table-cell table:number-columns-repeated="2" office:value-type="float" office:value="0.0367962441426012" calcext:value-type="float">
            <text:p>0.0367962441</text:p>
          </table:table-cell>
          <table:table-cell table:number-columns-repeated="2" office:value-type="float" office:value="0.0185184439117378" calcext:value-type="float">
            <text:p>0.0185184439</text:p>
          </table:table-cell>
          <table:table-cell table:number-columns-repeated="2" office:value-type="float" office:value="-0.0993559347916257" calcext:value-type="float">
            <text:p>-0.0993559348</text:p>
          </table:table-cell>
        </table:table-row>
        <table:table-row table:style-name="ro1">
          <table:table-cell office:value-type="string" calcext:value-type="string">
            <text:p>Colombia_residential</text:p>
          </table:table-cell>
          <table:table-cell table:number-columns-repeated="2" office:value-type="float" office:value="0.192454962472111" calcext:value-type="float">
            <text:p>0.1924549625</text:p>
          </table:table-cell>
          <table:table-cell table:number-columns-repeated="2" office:value-type="float" office:value="0.170592366836759" calcext:value-type="float">
            <text:p>0.1705923668</text:p>
          </table:table-cell>
          <table:table-cell table:number-columns-repeated="2" office:value-type="float" office:value="0.038471054472886" calcext:value-type="float">
            <text:p>0.0384710545</text:p>
          </table:table-cell>
          <table:table-cell table:number-columns-repeated="2" office:value-type="float" office:value="0.222871910575099" calcext:value-type="float">
            <text:p>0.2228719106</text:p>
          </table:table-cell>
          <table:table-cell table:number-columns-repeated="2" office:value-type="float" office:value="0.184740825064098" calcext:value-type="float">
            <text:p>0.1847408251</text:p>
          </table:table-cell>
          <table:table-cell table:number-columns-repeated="2" office:value-type="float" office:value="0.166514935834569" calcext:value-type="float">
            <text:p>0.1665149358</text:p>
          </table:table-cell>
          <table:table-cell table:number-columns-repeated="2" office:value-type="float" office:value="-0.015683823223776" calcext:value-type="float">
            <text:p>-0.0156838232</text:p>
          </table:table-cell>
          <table:table-cell table:number-columns-repeated="2" office:value-type="float" office:value="0.00548414569655993" calcext:value-type="float">
            <text:p>0.005484145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0.0378785321549634" calcext:value-type="float">
            <text:p>-0.0378785322</text:p>
          </table:table-cell>
          <table:table-cell table:number-columns-repeated="2" office:value-type="float" office:value="-0.100789705621349" calcext:value-type="float">
            <text:p>-0.1007897056</text:p>
          </table:table-cell>
          <table:table-cell table:number-columns-repeated="2" office:value-type="float" office:value="0.00166498143491137" calcext:value-type="float">
            <text:p>0.0016649814</text:p>
          </table:table-cell>
          <table:table-cell table:number-columns-repeated="2" office:value-type="float" office:value="0.0141602286811448" calcext:value-type="float">
            <text:p>0.0141602287</text:p>
          </table:table-cell>
          <table:table-cell table:number-columns-repeated="2" office:value-type="float" office:value="0.128009138709111" calcext:value-type="float">
            <text:p>0.1280091387</text:p>
          </table:table-cell>
          <table:table-cell table:number-columns-repeated="2" office:value-type="float" office:value="-0.115144803507651" calcext:value-type="float">
            <text:p>-0.1151448035</text:p>
          </table:table-cell>
          <table:table-cell table:number-columns-repeated="2" office:value-type="float" office:value="-0.132241204160426" calcext:value-type="float">
            <text:p>-0.1322412042</text:p>
          </table:table-cell>
          <table:table-cell table:number-columns-repeated="2" office:value-type="float" office:value="0.0715501986424635" calcext:value-type="float">
            <text:p>0.0715501986</text:p>
          </table:table-cell>
          <table:table-cell table:number-columns-repeated="2" office:value-type="float" office:value="-0.126489634315407" calcext:value-type="float">
            <text:p>-0.1264896343</text:p>
          </table:table-cell>
          <table:table-cell table:number-columns-repeated="2" office:value-type="float" office:value="-0.020702799335322" calcext:value-type="float">
            <text:p>-0.0207027993</text:p>
          </table:table-cell>
          <table:table-cell table:number-columns-repeated="2" office:value-type="float" office:value="-0.142513968408346" calcext:value-type="float">
            <text:p>-0.1425139684</text:p>
          </table:table-cell>
          <table:table-cell table:number-columns-repeated="2" office:value-type="float" office:value="-0.296630072357287" calcext:value-type="float">
            <text:p>-0.2966300724</text:p>
          </table:table-cell>
          <table:table-cell table:number-columns-repeated="2" office:value-type="float" office:value="0.0672007330358919" calcext:value-type="float">
            <text:p>0.067200733</text:p>
          </table:table-cell>
          <table:table-cell table:number-columns-repeated="2" office:value-type="float" office:value="0.112331237358647" calcext:value-type="float">
            <text:p>0.1123312374</text:p>
          </table:table-cell>
          <table:table-cell table:number-columns-repeated="2" office:value-type="float" office:value="0.0227824626665969" calcext:value-type="float">
            <text:p>0.0227824627</text:p>
          </table:table-cell>
          <table:table-cell table:number-columns-repeated="2" office:value-type="float" office:value="-0.121327362672781" calcext:value-type="float">
            <text:p>-0.1213273627</text:p>
          </table:table-cell>
          <table:table-cell table:number-columns-repeated="2" office:value-type="float" office:value="0.194978643070583" calcext:value-type="float">
            <text:p>0.1949786431</text:p>
          </table:table-cell>
          <table:table-cell table:number-columns-repeated="2" office:value-type="float" office:value="-0.420435480137611" calcext:value-type="float">
            <text:p>-0.4204354801</text:p>
          </table:table-cell>
          <table:table-cell table:number-columns-repeated="2" office:value-type="float" office:value="0.0487231942493319" calcext:value-type="float">
            <text:p>0.0487231942</text:p>
          </table:table-cell>
          <table:table-cell table:number-columns-repeated="2" office:value-type="float" office:value="0.0107713779939469" calcext:value-type="float">
            <text:p>0.010771378</text:p>
          </table:table-cell>
          <table:table-cell table:number-columns-repeated="2" office:value-type="float" office:value="0.0292166574141202" calcext:value-type="float">
            <text:p>0.0292166574</text:p>
          </table:table-cell>
          <table:table-cell table:number-columns-repeated="2" office:value-type="float" office:value="-0.105116313424645" calcext:value-type="float">
            <text:p>-0.1051163134</text:p>
          </table:table-cell>
          <table:table-cell table:number-columns-repeated="2" office:value-type="float" office:value="-0.0569150424147568" calcext:value-type="float">
            <text:p>-0.0569150424</text:p>
          </table:table-cell>
          <table:table-cell table:number-columns-repeated="2" office:value-type="float" office:value="0.0472667937818268" calcext:value-type="float">
            <text:p>0.0472667938</text:p>
          </table:table-cell>
          <table:table-cell table:number-columns-repeated="2" office:value-type="float" office:value="0.16069971420071" calcext:value-type="float">
            <text:p>0.1606997142</text:p>
          </table:table-cell>
          <table:table-cell table:number-columns-repeated="2" office:value-type="float" office:value="0.162989644196521" calcext:value-type="float">
            <text:p>0.1629896442</text:p>
          </table:table-cell>
          <table:table-cell table:number-columns-repeated="2" office:value-type="float" office:value="0.105993946674371" calcext:value-type="float">
            <text:p>0.1059939467</text:p>
          </table:table-cell>
          <table:table-cell table:number-columns-repeated="2" office:value-type="float" office:value="0.247078320528043" calcext:value-type="float">
            <text:p>0.2470783205</text:p>
          </table:table-cell>
          <table:table-cell table:number-columns-repeated="2" office:value-type="float" office:value="0.0638872664445982" calcext:value-type="float">
            <text:p>0.0638872664</text:p>
          </table:table-cell>
          <table:table-cell table:number-columns-repeated="2" office:value-type="float" office:value="0.11768526056263" calcext:value-type="float">
            <text:p>0.1176852606</text:p>
          </table:table-cell>
          <table:table-cell table:number-columns-repeated="2" office:value-type="float" office:value="0.0659268200447471" calcext:value-type="float">
            <text:p>0.06592682</text:p>
          </table:table-cell>
          <table:table-cell table:number-columns-repeated="2" office:value-type="float" office:value="0.0382422856346304" calcext:value-type="float">
            <text:p>0.0382422856</text:p>
          </table:table-cell>
          <table:table-cell table:number-columns-repeated="2" office:value-type="float" office:value="0.0367962441426012" calcext:value-type="float">
            <text:p>0.0367962441</text:p>
          </table:table-cell>
          <table:table-cell table:number-columns-repeated="2" office:value-type="float" office:value="0.0185184439117378" calcext:value-type="float">
            <text:p>0.0185184439</text:p>
          </table:table-cell>
          <table:table-cell table:number-columns-repeated="2" office:value-type="float" office:value="-0.0993559347916257" calcext:value-type="float">
            <text:p>-0.0993559348</text:p>
          </table:table-cell>
        </table:table-row>
        <table:table-row table:style-name="ro1">
          <table:table-cell office:value-type="string" calcext:value-type="string">
            <text:p>Croatia_corp</text:p>
          </table:table-cell>
          <table:table-cell table:number-columns-repeated="2" office:value-type="float" office:value="-0.324700984979891" calcext:value-type="float">
            <text:p>-0.324700985</text:p>
          </table:table-cell>
          <table:table-cell table:number-columns-repeated="2" office:value-type="float" office:value="0.209192648180917" calcext:value-type="float">
            <text:p>0.2091926482</text:p>
          </table:table-cell>
          <table:table-cell table:number-columns-repeated="2" office:value-type="float" office:value="0.216074844039976" calcext:value-type="float">
            <text:p>0.216074844</text:p>
          </table:table-cell>
          <table:table-cell table:number-columns-repeated="2" office:value-type="float" office:value="-0.385323096408056" calcext:value-type="float">
            <text:p>-0.3853230964</text:p>
          </table:table-cell>
          <table:table-cell table:number-columns-repeated="2" office:value-type="float" office:value="0.470038429562892" calcext:value-type="float">
            <text:p>0.4700384296</text:p>
          </table:table-cell>
          <table:table-cell table:number-columns-repeated="2" office:value-type="float" office:value="0.136380674409013" calcext:value-type="float">
            <text:p>0.1363806744</text:p>
          </table:table-cell>
          <table:table-cell table:number-columns-repeated="2" office:value-type="float" office:value="-0.22063223670108" calcext:value-type="float">
            <text:p>-0.2206322367</text:p>
          </table:table-cell>
          <table:table-cell table:number-columns-repeated="2" office:value-type="float" office:value="0.00353382230782504" calcext:value-type="float">
            <text:p>0.0035338223</text:p>
          </table:table-cell>
          <table:table-cell table:number-columns-repeated="2" office:value-type="float" office:value="-0.0378785321549634" calcext:value-type="float">
            <text:p>-0.03787853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390026392982107" calcext:value-type="float">
            <text:p>0.390026393</text:p>
          </table:table-cell>
          <table:table-cell table:number-columns-repeated="2" office:value-type="float" office:value="0.192362051642417" calcext:value-type="float">
            <text:p>0.1923620516</text:p>
          </table:table-cell>
          <table:table-cell table:number-columns-repeated="2" office:value-type="float" office:value="0.15822649914203" calcext:value-type="float">
            <text:p>0.1582264991</text:p>
          </table:table-cell>
          <table:table-cell table:number-columns-repeated="2" office:value-type="float" office:value="-0.181703777232414" calcext:value-type="float">
            <text:p>-0.1817037772</text:p>
          </table:table-cell>
          <table:table-cell table:number-columns-repeated="2" office:value-type="float" office:value="0.4535712596096" calcext:value-type="float">
            <text:p>0.4535712596</text:p>
          </table:table-cell>
          <table:table-cell table:number-columns-repeated="2" office:value-type="float" office:value="0.44211244043025" calcext:value-type="float">
            <text:p>0.4421124404</text:p>
          </table:table-cell>
          <table:table-cell table:number-columns-repeated="2" office:value-type="float" office:value="-0.223365966781468" calcext:value-type="float">
            <text:p>-0.2233659668</text:p>
          </table:table-cell>
          <table:table-cell table:number-columns-repeated="2" office:value-type="float" office:value="0.599340299684778" calcext:value-type="float">
            <text:p>0.5993402997</text:p>
          </table:table-cell>
          <table:table-cell table:number-columns-repeated="2" office:value-type="float" office:value="-0.36490240232865" calcext:value-type="float">
            <text:p>-0.3649024023</text:p>
          </table:table-cell>
          <table:table-cell table:number-columns-repeated="2" office:value-type="float" office:value="0.333089279421613" calcext:value-type="float">
            <text:p>0.3330892794</text:p>
          </table:table-cell>
          <table:table-cell table:number-columns-repeated="2" office:value-type="float" office:value="0.299065694083369" calcext:value-type="float">
            <text:p>0.2990656941</text:p>
          </table:table-cell>
          <table:table-cell table:number-columns-repeated="2" office:value-type="float" office:value="0.201863106190054" calcext:value-type="float">
            <text:p>0.2018631062</text:p>
          </table:table-cell>
          <table:table-cell table:number-columns-repeated="2" office:value-type="float" office:value="0.326092506236617" calcext:value-type="float">
            <text:p>0.3260925062</text:p>
          </table:table-cell>
          <table:table-cell table:number-columns-repeated="2" office:value-type="float" office:value="0.292858523642538" calcext:value-type="float">
            <text:p>0.2928585236</text:p>
          </table:table-cell>
          <table:table-cell table:number-columns-repeated="2" office:value-type="float" office:value="0.134304079892825" calcext:value-type="float">
            <text:p>0.1343040799</text:p>
          </table:table-cell>
          <table:table-cell table:number-columns-repeated="2" office:value-type="float" office:value="0.253872185512543" calcext:value-type="float">
            <text:p>0.2538721855</text:p>
          </table:table-cell>
          <table:table-cell table:number-columns-repeated="2" office:value-type="float" office:value="0.480935216907833" calcext:value-type="float">
            <text:p>0.4809352169</text:p>
          </table:table-cell>
          <table:table-cell table:number-columns-repeated="2" office:value-type="float" office:value="0.0934311596435316" calcext:value-type="float">
            <text:p>0.0934311596</text:p>
          </table:table-cell>
          <table:table-cell table:number-columns-repeated="2" office:value-type="float" office:value="-0.181151370004128" calcext:value-type="float">
            <text:p>-0.18115137</text:p>
          </table:table-cell>
          <table:table-cell table:number-columns-repeated="2" office:value-type="float" office:value="-0.0357772204971699" calcext:value-type="float">
            <text:p>-0.0357772205</text:p>
          </table:table-cell>
          <table:table-cell table:number-columns-repeated="2" office:value-type="float" office:value="0.455112397339195" calcext:value-type="float">
            <text:p>0.4551123973</text:p>
          </table:table-cell>
          <table:table-cell table:number-columns-repeated="2" office:value-type="float" office:value="0.259003572915468" calcext:value-type="float">
            <text:p>0.2590035729</text:p>
          </table:table-cell>
          <table:table-cell table:number-columns-repeated="2" office:value-type="float" office:value="0.328031289955038" calcext:value-type="float">
            <text:p>0.32803129</text:p>
          </table:table-cell>
          <table:table-cell table:number-columns-repeated="2" office:value-type="float" office:value="0.0865249554431055" calcext:value-type="float">
            <text:p>0.0865249554</text:p>
          </table:table-cell>
          <table:table-cell table:number-columns-repeated="2" office:value-type="float" office:value="0.0292885066118547" calcext:value-type="float">
            <text:p>0.0292885066</text:p>
          </table:table-cell>
          <table:table-cell table:number-columns-repeated="2" office:value-type="float" office:value="0.01130714341222" calcext:value-type="float">
            <text:p>0.0113071434</text:p>
          </table:table-cell>
          <table:table-cell table:number-columns-repeated="2" office:value-type="float" office:value="0.417498181005942" calcext:value-type="float">
            <text:p>0.417498181</text:p>
          </table:table-cell>
          <table:table-cell table:number-columns-repeated="2" office:value-type="float" office:value="0.0185365789745955" calcext:value-type="float">
            <text:p>0.018536579</text:p>
          </table:table-cell>
          <table:table-cell table:number-columns-repeated="2" office:value-type="float" office:value="0.421965009511977" calcext:value-type="float">
            <text:p>0.4219650095</text:p>
          </table:table-cell>
          <table:table-cell table:number-columns-repeated="2" office:value-type="float" office:value="-0.0331799507551708" calcext:value-type="float">
            <text:p>-0.0331799508</text:p>
          </table:table-cell>
          <table:table-cell table:number-columns-repeated="2" office:value-type="float" office:value="-0.0194213883424316" calcext:value-type="float">
            <text:p>-0.0194213883</text:p>
          </table:table-cell>
          <table:table-cell table:number-columns-repeated="2" office:value-type="float" office:value="-0.0189372064263562" calcext:value-type="float">
            <text:p>-0.0189372064</text:p>
          </table:table-cell>
          <table:table-cell table:number-columns-repeated="2" office:value-type="float" office:value="0.223914336150698" calcext:value-type="float">
            <text:p>0.2239143362</text:p>
          </table:table-cell>
          <table:table-cell table:number-columns-repeated="2" office:value-type="float" office:value="0.100130124110681" calcext:value-type="float">
            <text:p>0.1001301241</text:p>
          </table:table-cell>
        </table:table-row>
        <table:table-row table:style-name="ro1">
          <table:table-cell office:value-type="string" calcext:value-type="string">
            <text:p>Croatia_residential</text:p>
          </table:table-cell>
          <table:table-cell table:number-columns-repeated="2" office:value-type="float" office:value="-0.324700984979891" calcext:value-type="float">
            <text:p>-0.324700985</text:p>
          </table:table-cell>
          <table:table-cell table:number-columns-repeated="2" office:value-type="float" office:value="0.209192648180917" calcext:value-type="float">
            <text:p>0.2091926482</text:p>
          </table:table-cell>
          <table:table-cell table:number-columns-repeated="2" office:value-type="float" office:value="0.216074844039976" calcext:value-type="float">
            <text:p>0.216074844</text:p>
          </table:table-cell>
          <table:table-cell table:number-columns-repeated="2" office:value-type="float" office:value="-0.385323096408056" calcext:value-type="float">
            <text:p>-0.3853230964</text:p>
          </table:table-cell>
          <table:table-cell table:number-columns-repeated="2" office:value-type="float" office:value="0.470038429562892" calcext:value-type="float">
            <text:p>0.4700384296</text:p>
          </table:table-cell>
          <table:table-cell table:number-columns-repeated="2" office:value-type="float" office:value="0.136380674409013" calcext:value-type="float">
            <text:p>0.1363806744</text:p>
          </table:table-cell>
          <table:table-cell table:number-columns-repeated="2" office:value-type="float" office:value="-0.22063223670108" calcext:value-type="float">
            <text:p>-0.2206322367</text:p>
          </table:table-cell>
          <table:table-cell table:number-columns-repeated="2" office:value-type="float" office:value="0.00353382230782504" calcext:value-type="float">
            <text:p>0.0035338223</text:p>
          </table:table-cell>
          <table:table-cell table:number-columns-repeated="2" office:value-type="float" office:value="-0.0378785321549634" calcext:value-type="float">
            <text:p>-0.03787853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390026392982107" calcext:value-type="float">
            <text:p>0.390026393</text:p>
          </table:table-cell>
          <table:table-cell table:number-columns-repeated="2" office:value-type="float" office:value="0.192362051642417" calcext:value-type="float">
            <text:p>0.1923620516</text:p>
          </table:table-cell>
          <table:table-cell table:number-columns-repeated="2" office:value-type="float" office:value="0.15822649914203" calcext:value-type="float">
            <text:p>0.1582264991</text:p>
          </table:table-cell>
          <table:table-cell table:number-columns-repeated="2" office:value-type="float" office:value="-0.181703777232414" calcext:value-type="float">
            <text:p>-0.1817037772</text:p>
          </table:table-cell>
          <table:table-cell table:number-columns-repeated="2" office:value-type="float" office:value="0.4535712596096" calcext:value-type="float">
            <text:p>0.4535712596</text:p>
          </table:table-cell>
          <table:table-cell table:number-columns-repeated="2" office:value-type="float" office:value="0.44211244043025" calcext:value-type="float">
            <text:p>0.4421124404</text:p>
          </table:table-cell>
          <table:table-cell table:number-columns-repeated="2" office:value-type="float" office:value="-0.223365966781468" calcext:value-type="float">
            <text:p>-0.2233659668</text:p>
          </table:table-cell>
          <table:table-cell table:number-columns-repeated="2" office:value-type="float" office:value="0.599340299684778" calcext:value-type="float">
            <text:p>0.5993402997</text:p>
          </table:table-cell>
          <table:table-cell table:number-columns-repeated="2" office:value-type="float" office:value="-0.36490240232865" calcext:value-type="float">
            <text:p>-0.3649024023</text:p>
          </table:table-cell>
          <table:table-cell table:number-columns-repeated="2" office:value-type="float" office:value="0.333089279421613" calcext:value-type="float">
            <text:p>0.3330892794</text:p>
          </table:table-cell>
          <table:table-cell table:number-columns-repeated="2" office:value-type="float" office:value="0.299065694083369" calcext:value-type="float">
            <text:p>0.2990656941</text:p>
          </table:table-cell>
          <table:table-cell table:number-columns-repeated="2" office:value-type="float" office:value="0.201863106190054" calcext:value-type="float">
            <text:p>0.2018631062</text:p>
          </table:table-cell>
          <table:table-cell table:number-columns-repeated="2" office:value-type="float" office:value="0.326092506236617" calcext:value-type="float">
            <text:p>0.3260925062</text:p>
          </table:table-cell>
          <table:table-cell table:number-columns-repeated="2" office:value-type="float" office:value="0.292858523642538" calcext:value-type="float">
            <text:p>0.2928585236</text:p>
          </table:table-cell>
          <table:table-cell table:number-columns-repeated="2" office:value-type="float" office:value="0.134304079892825" calcext:value-type="float">
            <text:p>0.1343040799</text:p>
          </table:table-cell>
          <table:table-cell table:number-columns-repeated="2" office:value-type="float" office:value="0.253872185512543" calcext:value-type="float">
            <text:p>0.2538721855</text:p>
          </table:table-cell>
          <table:table-cell table:number-columns-repeated="2" office:value-type="float" office:value="0.480935216907833" calcext:value-type="float">
            <text:p>0.4809352169</text:p>
          </table:table-cell>
          <table:table-cell table:number-columns-repeated="2" office:value-type="float" office:value="0.0934311596435316" calcext:value-type="float">
            <text:p>0.0934311596</text:p>
          </table:table-cell>
          <table:table-cell table:number-columns-repeated="2" office:value-type="float" office:value="-0.181151370004128" calcext:value-type="float">
            <text:p>-0.18115137</text:p>
          </table:table-cell>
          <table:table-cell table:number-columns-repeated="2" office:value-type="float" office:value="-0.0357772204971699" calcext:value-type="float">
            <text:p>-0.0357772205</text:p>
          </table:table-cell>
          <table:table-cell table:number-columns-repeated="2" office:value-type="float" office:value="0.455112397339195" calcext:value-type="float">
            <text:p>0.4551123973</text:p>
          </table:table-cell>
          <table:table-cell table:number-columns-repeated="2" office:value-type="float" office:value="0.259003572915468" calcext:value-type="float">
            <text:p>0.2590035729</text:p>
          </table:table-cell>
          <table:table-cell table:number-columns-repeated="2" office:value-type="float" office:value="0.328031289955038" calcext:value-type="float">
            <text:p>0.32803129</text:p>
          </table:table-cell>
          <table:table-cell table:number-columns-repeated="2" office:value-type="float" office:value="0.0865249554431055" calcext:value-type="float">
            <text:p>0.0865249554</text:p>
          </table:table-cell>
          <table:table-cell table:number-columns-repeated="2" office:value-type="float" office:value="0.0292885066118547" calcext:value-type="float">
            <text:p>0.0292885066</text:p>
          </table:table-cell>
          <table:table-cell table:number-columns-repeated="2" office:value-type="float" office:value="0.01130714341222" calcext:value-type="float">
            <text:p>0.0113071434</text:p>
          </table:table-cell>
          <table:table-cell table:number-columns-repeated="2" office:value-type="float" office:value="0.417498181005942" calcext:value-type="float">
            <text:p>0.417498181</text:p>
          </table:table-cell>
          <table:table-cell table:number-columns-repeated="2" office:value-type="float" office:value="0.0185365789745955" calcext:value-type="float">
            <text:p>0.018536579</text:p>
          </table:table-cell>
          <table:table-cell table:number-columns-repeated="2" office:value-type="float" office:value="0.421965009511977" calcext:value-type="float">
            <text:p>0.4219650095</text:p>
          </table:table-cell>
          <table:table-cell table:number-columns-repeated="2" office:value-type="float" office:value="-0.0331799507551708" calcext:value-type="float">
            <text:p>-0.0331799508</text:p>
          </table:table-cell>
          <table:table-cell table:number-columns-repeated="2" office:value-type="float" office:value="-0.0194213883424316" calcext:value-type="float">
            <text:p>-0.0194213883</text:p>
          </table:table-cell>
          <table:table-cell table:number-columns-repeated="2" office:value-type="float" office:value="-0.0189372064263562" calcext:value-type="float">
            <text:p>-0.0189372064</text:p>
          </table:table-cell>
          <table:table-cell table:number-columns-repeated="2" office:value-type="float" office:value="0.223914336150698" calcext:value-type="float">
            <text:p>0.2239143362</text:p>
          </table:table-cell>
          <table:table-cell table:number-columns-repeated="2" office:value-type="float" office:value="0.100130124110681" calcext:value-type="float">
            <text:p>0.1001301241</text:p>
          </table:table-cell>
        </table:table-row>
        <table:table-row table:style-name="ro1">
          <table:table-cell office:value-type="string" calcext:value-type="string">
            <text:p>Czech_Republic_corp</text:p>
          </table:table-cell>
          <table:table-cell table:number-columns-repeated="2" office:value-type="float" office:value="0.0170002949485802" calcext:value-type="float">
            <text:p>0.0170002949</text:p>
          </table:table-cell>
          <table:table-cell table:number-columns-repeated="2" office:value-type="float" office:value="-0.281410124571434" calcext:value-type="float">
            <text:p>-0.2814101246</text:p>
          </table:table-cell>
          <table:table-cell table:number-columns-repeated="2" office:value-type="float" office:value="0.130152384271666" calcext:value-type="float">
            <text:p>0.1301523843</text:p>
          </table:table-cell>
          <table:table-cell table:number-columns-repeated="2" office:value-type="float" office:value="-0.530235410370763" calcext:value-type="float">
            <text:p>-0.5302354104</text:p>
          </table:table-cell>
          <table:table-cell table:number-columns-repeated="2" office:value-type="float" office:value="0.785282910529805" calcext:value-type="float">
            <text:p>0.7852829105</text:p>
          </table:table-cell>
          <table:table-cell table:number-columns-repeated="2" office:value-type="float" office:value="0.30535688264323" calcext:value-type="float">
            <text:p>0.3053568826</text:p>
          </table:table-cell>
          <table:table-cell table:number-columns-repeated="2" office:value-type="float" office:value="0.0682086975143318" calcext:value-type="float">
            <text:p>0.0682086975</text:p>
          </table:table-cell>
          <table:table-cell table:number-columns-repeated="2" office:value-type="float" office:value="0.266460394972764" calcext:value-type="float">
            <text:p>0.266460395</text:p>
          </table:table-cell>
          <table:table-cell table:number-columns-repeated="2" office:value-type="float" office:value="-0.100789705621349" calcext:value-type="float">
            <text:p>-0.1007897056</text:p>
          </table:table-cell>
          <table:table-cell table:number-columns-repeated="2" office:value-type="float" office:value="0.390026392982107" calcext:value-type="float">
            <text:p>0.39002639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34178303464994" calcext:value-type="float">
            <text:p>0.3417830346</text:p>
          </table:table-cell>
          <table:table-cell table:number-columns-repeated="2" office:value-type="float" office:value="0.239397063073875" calcext:value-type="float">
            <text:p>0.2393970631</text:p>
          </table:table-cell>
          <table:table-cell table:number-columns-repeated="2" office:value-type="float" office:value="-0.22618129894623" calcext:value-type="float">
            <text:p>-0.2261812989</text:p>
          </table:table-cell>
          <table:table-cell table:number-columns-repeated="2" office:value-type="float" office:value="0.309141949975898" calcext:value-type="float">
            <text:p>0.30914195</text:p>
          </table:table-cell>
          <table:table-cell table:number-columns-repeated="2" office:value-type="float" office:value="0.500206582140853" calcext:value-type="float">
            <text:p>0.5002065821</text:p>
          </table:table-cell>
          <table:table-cell table:number-columns-repeated="2" office:value-type="float" office:value="-0.0794007281005382" calcext:value-type="float">
            <text:p>-0.0794007281</text:p>
          </table:table-cell>
          <table:table-cell table:number-columns-repeated="2" office:value-type="float" office:value="0.558001682507099" calcext:value-type="float">
            <text:p>0.5580016825</text:p>
          </table:table-cell>
          <table:table-cell table:number-columns-repeated="2" office:value-type="float" office:value="-0.286437595099035" calcext:value-type="float">
            <text:p>-0.2864375951</text:p>
          </table:table-cell>
          <table:table-cell table:number-columns-repeated="2" office:value-type="float" office:value="0.543830513249292" calcext:value-type="float">
            <text:p>0.5438305132</text:p>
          </table:table-cell>
          <table:table-cell table:number-columns-repeated="2" office:value-type="float" office:value="0.196054702768877" calcext:value-type="float">
            <text:p>0.1960547028</text:p>
          </table:table-cell>
          <table:table-cell table:number-columns-repeated="2" office:value-type="float" office:value="0.122835801726555" calcext:value-type="float">
            <text:p>0.1228358017</text:p>
          </table:table-cell>
          <table:table-cell table:number-columns-repeated="2" office:value-type="float" office:value="0.369829472792311" calcext:value-type="float">
            <text:p>0.3698294728</text:p>
          </table:table-cell>
          <table:table-cell table:number-columns-repeated="2" office:value-type="float" office:value="0.515384087616035" calcext:value-type="float">
            <text:p>0.5153840876</text:p>
          </table:table-cell>
          <table:table-cell table:number-columns-repeated="2" office:value-type="float" office:value="0.342618496212435" calcext:value-type="float">
            <text:p>0.3426184962</text:p>
          </table:table-cell>
          <table:table-cell table:number-columns-repeated="2" office:value-type="float" office:value="0.0957635655784878" calcext:value-type="float">
            <text:p>0.0957635656</text:p>
          </table:table-cell>
          <table:table-cell table:number-columns-repeated="2" office:value-type="float" office:value="0.625071956864437" calcext:value-type="float">
            <text:p>0.6250719569</text:p>
          </table:table-cell>
          <table:table-cell table:number-columns-repeated="2" office:value-type="float" office:value="0.0145697422536514" calcext:value-type="float">
            <text:p>0.0145697423</text:p>
          </table:table-cell>
          <table:table-cell table:number-columns-repeated="2" office:value-type="float" office:value="-0.268554751240114" calcext:value-type="float">
            <text:p>-0.2685547512</text:p>
          </table:table-cell>
          <table:table-cell table:number-columns-repeated="2" office:value-type="float" office:value="0.0351113359349075" calcext:value-type="float">
            <text:p>0.0351113359</text:p>
          </table:table-cell>
          <table:table-cell table:number-columns-repeated="2" office:value-type="float" office:value="0.685792403455791" calcext:value-type="float">
            <text:p>0.6857924035</text:p>
          </table:table-cell>
          <table:table-cell table:number-columns-repeated="2" office:value-type="float" office:value="0.333489804760277" calcext:value-type="float">
            <text:p>0.3334898048</text:p>
          </table:table-cell>
          <table:table-cell table:number-columns-repeated="2" office:value-type="float" office:value="0.501687895292972" calcext:value-type="float">
            <text:p>0.5016878953</text:p>
          </table:table-cell>
          <table:table-cell table:number-columns-repeated="2" office:value-type="float" office:value="0.00814798143062009" calcext:value-type="float">
            <text:p>0.0081479814</text:p>
          </table:table-cell>
          <table:table-cell table:number-columns-repeated="2" office:value-type="float" office:value="0.158528017834949" calcext:value-type="float">
            <text:p>0.1585280178</text:p>
          </table:table-cell>
          <table:table-cell table:number-columns-repeated="2" office:value-type="float" office:value="0.127920821561765" calcext:value-type="float">
            <text:p>0.1279208216</text:p>
          </table:table-cell>
          <table:table-cell table:number-columns-repeated="2" office:value-type="float" office:value="0.581072024922358" calcext:value-type="float">
            <text:p>0.5810720249</text:p>
          </table:table-cell>
          <table:table-cell table:number-columns-repeated="2" office:value-type="float" office:value="-0.0673494377982755" calcext:value-type="float">
            <text:p>-0.0673494378</text:p>
          </table:table-cell>
          <table:table-cell table:number-columns-repeated="2" office:value-type="float" office:value="0.46636208702236" calcext:value-type="float">
            <text:p>0.466362087</text:p>
          </table:table-cell>
          <table:table-cell table:number-columns-repeated="2" office:value-type="float" office:value="-0.0570576783329103" calcext:value-type="float">
            <text:p>-0.0570576783</text:p>
          </table:table-cell>
          <table:table-cell table:number-columns-repeated="2" office:value-type="float" office:value="-0.525455492951915" calcext:value-type="float">
            <text:p>-0.525455493</text:p>
          </table:table-cell>
          <table:table-cell table:number-columns-repeated="2" office:value-type="float" office:value="0.00339330335780304" calcext:value-type="float">
            <text:p>0.0033933034</text:p>
          </table:table-cell>
          <table:table-cell table:number-columns-repeated="2" office:value-type="float" office:value="0.240186110785181" calcext:value-type="float">
            <text:p>0.2401861108</text:p>
          </table:table-cell>
          <table:table-cell table:number-columns-repeated="2" office:value-type="float" office:value="0.0687104427535923" calcext:value-type="float">
            <text:p>0.0687104428</text:p>
          </table:table-cell>
        </table:table-row>
        <table:table-row table:style-name="ro1">
          <table:table-cell office:value-type="string" calcext:value-type="string">
            <text:p>Czech_Republic_residential</text:p>
          </table:table-cell>
          <table:table-cell table:number-columns-repeated="2" office:value-type="float" office:value="0.0170002949485802" calcext:value-type="float">
            <text:p>0.0170002949</text:p>
          </table:table-cell>
          <table:table-cell table:number-columns-repeated="2" office:value-type="float" office:value="-0.281410124571434" calcext:value-type="float">
            <text:p>-0.2814101246</text:p>
          </table:table-cell>
          <table:table-cell table:number-columns-repeated="2" office:value-type="float" office:value="0.130152384271666" calcext:value-type="float">
            <text:p>0.1301523843</text:p>
          </table:table-cell>
          <table:table-cell table:number-columns-repeated="2" office:value-type="float" office:value="-0.530235410370763" calcext:value-type="float">
            <text:p>-0.5302354104</text:p>
          </table:table-cell>
          <table:table-cell table:number-columns-repeated="2" office:value-type="float" office:value="0.785282910529805" calcext:value-type="float">
            <text:p>0.7852829105</text:p>
          </table:table-cell>
          <table:table-cell table:number-columns-repeated="2" office:value-type="float" office:value="0.30535688264323" calcext:value-type="float">
            <text:p>0.3053568826</text:p>
          </table:table-cell>
          <table:table-cell table:number-columns-repeated="2" office:value-type="float" office:value="0.0682086975143318" calcext:value-type="float">
            <text:p>0.0682086975</text:p>
          </table:table-cell>
          <table:table-cell table:number-columns-repeated="2" office:value-type="float" office:value="0.266460394972764" calcext:value-type="float">
            <text:p>0.266460395</text:p>
          </table:table-cell>
          <table:table-cell table:number-columns-repeated="2" office:value-type="float" office:value="-0.100789705621349" calcext:value-type="float">
            <text:p>-0.1007897056</text:p>
          </table:table-cell>
          <table:table-cell table:number-columns-repeated="2" office:value-type="float" office:value="0.390026392982107" calcext:value-type="float">
            <text:p>0.39002639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34178303464994" calcext:value-type="float">
            <text:p>0.3417830346</text:p>
          </table:table-cell>
          <table:table-cell table:number-columns-repeated="2" office:value-type="float" office:value="0.239397063073875" calcext:value-type="float">
            <text:p>0.2393970631</text:p>
          </table:table-cell>
          <table:table-cell table:number-columns-repeated="2" office:value-type="float" office:value="-0.22618129894623" calcext:value-type="float">
            <text:p>-0.2261812989</text:p>
          </table:table-cell>
          <table:table-cell table:number-columns-repeated="2" office:value-type="float" office:value="0.309141949975898" calcext:value-type="float">
            <text:p>0.30914195</text:p>
          </table:table-cell>
          <table:table-cell table:number-columns-repeated="2" office:value-type="float" office:value="0.500206582140853" calcext:value-type="float">
            <text:p>0.5002065821</text:p>
          </table:table-cell>
          <table:table-cell table:number-columns-repeated="2" office:value-type="float" office:value="-0.0794007281005382" calcext:value-type="float">
            <text:p>-0.0794007281</text:p>
          </table:table-cell>
          <table:table-cell table:number-columns-repeated="2" office:value-type="float" office:value="0.558001682507099" calcext:value-type="float">
            <text:p>0.5580016825</text:p>
          </table:table-cell>
          <table:table-cell table:number-columns-repeated="2" office:value-type="float" office:value="-0.286437595099035" calcext:value-type="float">
            <text:p>-0.2864375951</text:p>
          </table:table-cell>
          <table:table-cell table:number-columns-repeated="2" office:value-type="float" office:value="0.543830513249292" calcext:value-type="float">
            <text:p>0.5438305132</text:p>
          </table:table-cell>
          <table:table-cell table:number-columns-repeated="2" office:value-type="float" office:value="0.196054702768877" calcext:value-type="float">
            <text:p>0.1960547028</text:p>
          </table:table-cell>
          <table:table-cell table:number-columns-repeated="2" office:value-type="float" office:value="0.122835801726555" calcext:value-type="float">
            <text:p>0.1228358017</text:p>
          </table:table-cell>
          <table:table-cell table:number-columns-repeated="2" office:value-type="float" office:value="0.369829472792311" calcext:value-type="float">
            <text:p>0.3698294728</text:p>
          </table:table-cell>
          <table:table-cell table:number-columns-repeated="2" office:value-type="float" office:value="0.515384087616035" calcext:value-type="float">
            <text:p>0.5153840876</text:p>
          </table:table-cell>
          <table:table-cell table:number-columns-repeated="2" office:value-type="float" office:value="0.342618496212435" calcext:value-type="float">
            <text:p>0.3426184962</text:p>
          </table:table-cell>
          <table:table-cell table:number-columns-repeated="2" office:value-type="float" office:value="0.0957635655784878" calcext:value-type="float">
            <text:p>0.0957635656</text:p>
          </table:table-cell>
          <table:table-cell table:number-columns-repeated="2" office:value-type="float" office:value="0.625071956864437" calcext:value-type="float">
            <text:p>0.6250719569</text:p>
          </table:table-cell>
          <table:table-cell table:number-columns-repeated="2" office:value-type="float" office:value="0.0145697422536514" calcext:value-type="float">
            <text:p>0.0145697423</text:p>
          </table:table-cell>
          <table:table-cell table:number-columns-repeated="2" office:value-type="float" office:value="-0.268554751240114" calcext:value-type="float">
            <text:p>-0.2685547512</text:p>
          </table:table-cell>
          <table:table-cell table:number-columns-repeated="2" office:value-type="float" office:value="0.0351113359349075" calcext:value-type="float">
            <text:p>0.0351113359</text:p>
          </table:table-cell>
          <table:table-cell table:number-columns-repeated="2" office:value-type="float" office:value="0.685792403455791" calcext:value-type="float">
            <text:p>0.6857924035</text:p>
          </table:table-cell>
          <table:table-cell table:number-columns-repeated="2" office:value-type="float" office:value="0.333489804760277" calcext:value-type="float">
            <text:p>0.3334898048</text:p>
          </table:table-cell>
          <table:table-cell table:number-columns-repeated="2" office:value-type="float" office:value="0.501687895292972" calcext:value-type="float">
            <text:p>0.5016878953</text:p>
          </table:table-cell>
          <table:table-cell table:number-columns-repeated="2" office:value-type="float" office:value="0.00814798143062009" calcext:value-type="float">
            <text:p>0.0081479814</text:p>
          </table:table-cell>
          <table:table-cell table:number-columns-repeated="2" office:value-type="float" office:value="0.158528017834949" calcext:value-type="float">
            <text:p>0.1585280178</text:p>
          </table:table-cell>
          <table:table-cell table:number-columns-repeated="2" office:value-type="float" office:value="0.127920821561765" calcext:value-type="float">
            <text:p>0.1279208216</text:p>
          </table:table-cell>
          <table:table-cell table:number-columns-repeated="2" office:value-type="float" office:value="0.581072024922358" calcext:value-type="float">
            <text:p>0.5810720249</text:p>
          </table:table-cell>
          <table:table-cell table:number-columns-repeated="2" office:value-type="float" office:value="-0.0673494377982755" calcext:value-type="float">
            <text:p>-0.0673494378</text:p>
          </table:table-cell>
          <table:table-cell table:number-columns-repeated="2" office:value-type="float" office:value="0.46636208702236" calcext:value-type="float">
            <text:p>0.466362087</text:p>
          </table:table-cell>
          <table:table-cell table:number-columns-repeated="2" office:value-type="float" office:value="-0.0570576783329103" calcext:value-type="float">
            <text:p>-0.0570576783</text:p>
          </table:table-cell>
          <table:table-cell table:number-columns-repeated="2" office:value-type="float" office:value="-0.525455492951915" calcext:value-type="float">
            <text:p>-0.525455493</text:p>
          </table:table-cell>
          <table:table-cell table:number-columns-repeated="2" office:value-type="float" office:value="0.00339330335780304" calcext:value-type="float">
            <text:p>0.0033933034</text:p>
          </table:table-cell>
          <table:table-cell table:number-columns-repeated="2" office:value-type="float" office:value="0.240186110785181" calcext:value-type="float">
            <text:p>0.2401861108</text:p>
          </table:table-cell>
          <table:table-cell table:number-columns-repeated="2" office:value-type="float" office:value="0.0687104427535923" calcext:value-type="float">
            <text:p>0.0687104428</text:p>
          </table:table-cell>
        </table:table-row>
        <table:table-row table:style-name="ro1">
          <table:table-cell office:value-type="string" calcext:value-type="string">
            <text:p>Denmark_corp</text:p>
          </table:table-cell>
          <table:table-cell table:number-columns-repeated="2" office:value-type="float" office:value="0.0982948885653225" calcext:value-type="float">
            <text:p>0.0982948886</text:p>
          </table:table-cell>
          <table:table-cell table:number-columns-repeated="2" office:value-type="float" office:value="-0.0410232000170983" calcext:value-type="float">
            <text:p>-0.0410232</text:p>
          </table:table-cell>
          <table:table-cell table:number-columns-repeated="2" office:value-type="float" office:value="0.305552140072013" calcext:value-type="float">
            <text:p>0.3055521401</text:p>
          </table:table-cell>
          <table:table-cell office:value-type="float" office:value="-0.112798128988207" calcext:value-type="float">
            <text:p>-0.112798129</text:p>
          </table:table-cell>
          <table:table-cell office:value-type="float" office:value="-0.35810448615729" calcext:value-type="float">
            <text:p>-0.3581044862</text:p>
          </table:table-cell>
          <table:table-cell table:number-columns-repeated="2" office:value-type="float" office:value="0.360344875209602" calcext:value-type="float">
            <text:p>0.3603448752</text:p>
          </table:table-cell>
          <table:table-cell table:number-columns-repeated="2" office:value-type="float" office:value="0.521502290446037" calcext:value-type="float">
            <text:p>0.5215022904</text:p>
          </table:table-cell>
          <table:table-cell table:number-columns-repeated="2" office:value-type="float" office:value="-0.0119206222160071" calcext:value-type="float">
            <text:p>-0.0119206222</text:p>
          </table:table-cell>
          <table:table-cell table:number-columns-repeated="2" office:value-type="float" office:value="0.273118948691756" calcext:value-type="float">
            <text:p>0.2731189487</text:p>
          </table:table-cell>
          <table:table-cell table:number-columns-repeated="2" office:value-type="float" office:value="0.00166498143491137" calcext:value-type="float">
            <text:p>0.0016649814</text:p>
          </table:table-cell>
          <table:table-cell table:number-columns-repeated="2" office:value-type="float" office:value="0.192362051642417" calcext:value-type="float">
            <text:p>0.1923620516</text:p>
          </table:table-cell>
          <table:table-cell table:number-columns-repeated="2" office:value-type="float" office:value="0.34178303464994" calcext:value-type="float">
            <text:p>0.341783034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635621709951224" calcext:value-type="float">
            <text:p>0.63562171</text:p>
          </table:table-cell>
          <table:table-cell table:number-columns-repeated="2" office:value-type="float" office:value="0.589849718497318" calcext:value-type="float">
            <text:p>0.5898497185</text:p>
          </table:table-cell>
          <table:table-cell table:number-columns-repeated="2" office:value-type="float" office:value="0.584837711020783" calcext:value-type="float">
            <text:p>0.584837711</text:p>
          </table:table-cell>
          <table:table-cell office:value-type="float" office:value="-0.144583889266313" calcext:value-type="float">
            <text:p>-0.1445838893</text:p>
          </table:table-cell>
          <table:table-cell office:value-type="float" office:value="0.0702583216005127" calcext:value-type="float">
            <text:p>0.0702583216</text:p>
          </table:table-cell>
          <table:table-cell table:number-columns-repeated="2" office:value-type="float" office:value="0.176136886298274" calcext:value-type="float">
            <text:p>0.1761368863</text:p>
          </table:table-cell>
          <table:table-cell table:number-columns-repeated="2" office:value-type="float" office:value="0.404285141394218" calcext:value-type="float">
            <text:p>0.4042851414</text:p>
          </table:table-cell>
          <table:table-cell table:number-columns-repeated="2" office:value-type="float" office:value="-0.00253808870649169" calcext:value-type="float">
            <text:p>-0.0025380887</text:p>
          </table:table-cell>
          <table:table-cell table:number-columns-repeated="2" office:value-type="float" office:value="0.43346345587508" calcext:value-type="float">
            <text:p>0.4334634559</text:p>
          </table:table-cell>
          <table:table-cell table:number-columns-repeated="2" office:value-type="float" office:value="0.360273209870147" calcext:value-type="float">
            <text:p>0.3602732099</text:p>
          </table:table-cell>
          <table:table-cell office:value-type="float" office:value="0.0890240054327392" calcext:value-type="float">
            <text:p>0.0890240054</text:p>
          </table:table-cell>
          <table:table-cell office:value-type="float" office:value="0.468071017660805" calcext:value-type="float">
            <text:p>0.4680710177</text:p>
          </table:table-cell>
          <table:table-cell table:number-columns-repeated="2" office:value-type="float" office:value="0.622958046677748" calcext:value-type="float">
            <text:p>0.6229580467</text:p>
          </table:table-cell>
          <table:table-cell table:number-columns-repeated="2" office:value-type="float" office:value="0.528928786193928" calcext:value-type="float">
            <text:p>0.5289287862</text:p>
          </table:table-cell>
          <table:table-cell table:number-columns-repeated="2" office:value-type="float" office:value="0.284010253437178" calcext:value-type="float">
            <text:p>0.2840102534</text:p>
          </table:table-cell>
          <table:table-cell table:number-columns-repeated="2" office:value-type="float" office:value="0.374059457582294" calcext:value-type="float">
            <text:p>0.3740594576</text:p>
          </table:table-cell>
          <table:table-cell table:number-columns-repeated="2" office:value-type="float" office:value="0.206780782285602" calcext:value-type="float">
            <text:p>0.2067807823</text:p>
          </table:table-cell>
          <table:table-cell table:number-columns-repeated="2" office:value-type="float" office:value="0.406078705252208" calcext:value-type="float">
            <text:p>0.4060787053</text:p>
          </table:table-cell>
          <table:table-cell table:number-columns-repeated="2" office:value-type="float" office:value="0.434637963907232" calcext:value-type="float">
            <text:p>0.4346379639</text:p>
          </table:table-cell>
          <table:table-cell table:number-columns-repeated="2" office:value-type="float" office:value="-0.0917379963483703" calcext:value-type="float">
            <text:p>-0.0917379963</text:p>
          </table:table-cell>
          <table:table-cell table:number-columns-repeated="2" office:value-type="float" office:value="0.484973393892307" calcext:value-type="float">
            <text:p>0.4849733939</text:p>
          </table:table-cell>
          <table:table-cell table:number-columns-repeated="2" office:value-type="float" office:value="0.349316417950875" calcext:value-type="float">
            <text:p>0.349316418</text:p>
          </table:table-cell>
          <table:table-cell table:number-columns-repeated="2" office:value-type="float" office:value="0.417432332449291" calcext:value-type="float">
            <text:p>0.4174323324</text:p>
          </table:table-cell>
          <table:table-cell table:number-columns-repeated="2" office:value-type="float" office:value="0.208967766127662" calcext:value-type="float">
            <text:p>0.2089677661</text:p>
          </table:table-cell>
          <table:table-cell office:value-type="float" office:value="0.0527644375130561" calcext:value-type="float">
            <text:p>0.0527644375</text:p>
          </table:table-cell>
          <table:table-cell office:value-type="float" office:value="0.174325805077708" calcext:value-type="float">
            <text:p>0.1743258051</text:p>
          </table:table-cell>
          <table:table-cell office:value-type="float" office:value="0.0633036023583814" calcext:value-type="float">
            <text:p>0.0633036024</text:p>
          </table:table-cell>
          <table:table-cell office:value-type="float" office:value="0.268254664179171" calcext:value-type="float">
            <text:p>0.2682546642</text:p>
          </table:table-cell>
          <table:table-cell table:number-columns-repeated="2" office:value-type="float" office:value="0.382135885735561" calcext:value-type="float">
            <text:p>0.3821358857</text:p>
          </table:table-cell>
          <table:table-cell table:number-columns-repeated="2" office:value-type="float" office:value="0.485725139856514" calcext:value-type="float">
            <text:p>0.4857251399</text:p>
          </table:table-cell>
          <table:table-cell table:number-columns-repeated="2" office:value-type="float" office:value="0.551823415709002" calcext:value-type="float">
            <text:p>0.5518234157</text:p>
          </table:table-cell>
          <table:table-cell table:number-columns-repeated="2" office:value-type="float" office:value="0.511949241467034" calcext:value-type="float">
            <text:p>0.5119492415</text:p>
          </table:table-cell>
          <table:table-cell table:number-columns-repeated="2" office:value-type="float" office:value="-0.287886254892015" calcext:value-type="float">
            <text:p>-0.2878862549</text:p>
          </table:table-cell>
          <table:table-cell table:number-columns-repeated="2" office:value-type="float" office:value="0.277339814287127" calcext:value-type="float">
            <text:p>0.2773398143</text:p>
          </table:table-cell>
          <table:table-cell table:number-columns-repeated="2" office:value-type="float" office:value="0.600275744379515" calcext:value-type="float">
            <text:p>0.6002757444</text:p>
          </table:table-cell>
          <table:table-cell office:value-type="float" office:value="-0.0296656954752113" calcext:value-type="float">
            <text:p>-0.0296656955</text:p>
          </table:table-cell>
          <table:table-cell office:value-type="float" office:value="0.460732226695495" calcext:value-type="float">
            <text:p>0.4607322267</text:p>
          </table:table-cell>
        </table:table-row>
        <table:table-row table:style-name="ro1">
          <table:table-cell office:value-type="string" calcext:value-type="string">
            <text:p>Denmark_residential</text:p>
          </table:table-cell>
          <table:table-cell table:number-columns-repeated="2" office:value-type="float" office:value="0.0982948885653225" calcext:value-type="float">
            <text:p>0.0982948886</text:p>
          </table:table-cell>
          <table:table-cell table:number-columns-repeated="2" office:value-type="float" office:value="-0.0410232000170983" calcext:value-type="float">
            <text:p>-0.0410232</text:p>
          </table:table-cell>
          <table:table-cell table:number-columns-repeated="2" office:value-type="float" office:value="0.305552140072013" calcext:value-type="float">
            <text:p>0.3055521401</text:p>
          </table:table-cell>
          <table:table-cell table:number-columns-repeated="2" office:value-type="float" office:value="-0.35810448615729" calcext:value-type="float">
            <text:p>-0.3581044862</text:p>
          </table:table-cell>
          <table:table-cell table:number-columns-repeated="2" office:value-type="float" office:value="0.360344875209602" calcext:value-type="float">
            <text:p>0.3603448752</text:p>
          </table:table-cell>
          <table:table-cell table:number-columns-repeated="2" office:value-type="float" office:value="0.521502290446037" calcext:value-type="float">
            <text:p>0.5215022904</text:p>
          </table:table-cell>
          <table:table-cell table:number-columns-repeated="2" office:value-type="float" office:value="-0.0119206222160071" calcext:value-type="float">
            <text:p>-0.0119206222</text:p>
          </table:table-cell>
          <table:table-cell table:number-columns-repeated="2" office:value-type="float" office:value="0.273118948691756" calcext:value-type="float">
            <text:p>0.2731189487</text:p>
          </table:table-cell>
          <table:table-cell table:number-columns-repeated="2" office:value-type="float" office:value="0.00166498143491137" calcext:value-type="float">
            <text:p>0.0016649814</text:p>
          </table:table-cell>
          <table:table-cell table:number-columns-repeated="2" office:value-type="float" office:value="0.192362051642417" calcext:value-type="float">
            <text:p>0.1923620516</text:p>
          </table:table-cell>
          <table:table-cell table:number-columns-repeated="2" office:value-type="float" office:value="0.34178303464994" calcext:value-type="float">
            <text:p>0.341783034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635621709951224" calcext:value-type="float">
            <text:p>0.63562171</text:p>
          </table:table-cell>
          <table:table-cell table:number-columns-repeated="2" office:value-type="float" office:value="0.589849718497318" calcext:value-type="float">
            <text:p>0.5898497185</text:p>
          </table:table-cell>
          <table:table-cell table:number-columns-repeated="2" office:value-type="float" office:value="0.584837711020783" calcext:value-type="float">
            <text:p>0.584837711</text:p>
          </table:table-cell>
          <table:table-cell table:number-columns-repeated="2" office:value-type="float" office:value="0.0702583216005127" calcext:value-type="float">
            <text:p>0.0702583216</text:p>
          </table:table-cell>
          <table:table-cell table:number-columns-repeated="2" office:value-type="float" office:value="0.176136886298274" calcext:value-type="float">
            <text:p>0.1761368863</text:p>
          </table:table-cell>
          <table:table-cell table:number-columns-repeated="2" office:value-type="float" office:value="0.404285141394218" calcext:value-type="float">
            <text:p>0.4042851414</text:p>
          </table:table-cell>
          <table:table-cell table:number-columns-repeated="2" office:value-type="float" office:value="-0.00253808870649169" calcext:value-type="float">
            <text:p>-0.0025380887</text:p>
          </table:table-cell>
          <table:table-cell table:number-columns-repeated="2" office:value-type="float" office:value="0.43346345587508" calcext:value-type="float">
            <text:p>0.4334634559</text:p>
          </table:table-cell>
          <table:table-cell table:number-columns-repeated="2" office:value-type="float" office:value="0.360273209870147" calcext:value-type="float">
            <text:p>0.3602732099</text:p>
          </table:table-cell>
          <table:table-cell table:number-columns-repeated="2" office:value-type="float" office:value="0.468071017660805" calcext:value-type="float">
            <text:p>0.4680710177</text:p>
          </table:table-cell>
          <table:table-cell table:number-columns-repeated="2" office:value-type="float" office:value="0.622958046677748" calcext:value-type="float">
            <text:p>0.6229580467</text:p>
          </table:table-cell>
          <table:table-cell table:number-columns-repeated="2" office:value-type="float" office:value="0.528928786193928" calcext:value-type="float">
            <text:p>0.5289287862</text:p>
          </table:table-cell>
          <table:table-cell table:number-columns-repeated="2" office:value-type="float" office:value="0.284010253437178" calcext:value-type="float">
            <text:p>0.2840102534</text:p>
          </table:table-cell>
          <table:table-cell table:number-columns-repeated="2" office:value-type="float" office:value="0.374059457582294" calcext:value-type="float">
            <text:p>0.3740594576</text:p>
          </table:table-cell>
          <table:table-cell table:number-columns-repeated="2" office:value-type="float" office:value="0.206780782285602" calcext:value-type="float">
            <text:p>0.2067807823</text:p>
          </table:table-cell>
          <table:table-cell table:number-columns-repeated="2" office:value-type="float" office:value="0.406078705252208" calcext:value-type="float">
            <text:p>0.4060787053</text:p>
          </table:table-cell>
          <table:table-cell table:number-columns-repeated="2" office:value-type="float" office:value="0.434637963907232" calcext:value-type="float">
            <text:p>0.4346379639</text:p>
          </table:table-cell>
          <table:table-cell table:number-columns-repeated="2" office:value-type="float" office:value="-0.0917379963483703" calcext:value-type="float">
            <text:p>-0.0917379963</text:p>
          </table:table-cell>
          <table:table-cell table:number-columns-repeated="2" office:value-type="float" office:value="0.484973393892307" calcext:value-type="float">
            <text:p>0.4849733939</text:p>
          </table:table-cell>
          <table:table-cell table:number-columns-repeated="2" office:value-type="float" office:value="0.349316417950875" calcext:value-type="float">
            <text:p>0.349316418</text:p>
          </table:table-cell>
          <table:table-cell table:number-columns-repeated="2" office:value-type="float" office:value="0.417432332449291" calcext:value-type="float">
            <text:p>0.4174323324</text:p>
          </table:table-cell>
          <table:table-cell table:number-columns-repeated="2" office:value-type="float" office:value="0.208967766127662" calcext:value-type="float">
            <text:p>0.2089677661</text:p>
          </table:table-cell>
          <table:table-cell table:number-columns-repeated="2" office:value-type="float" office:value="0.174325805077708" calcext:value-type="float">
            <text:p>0.1743258051</text:p>
          </table:table-cell>
          <table:table-cell table:number-columns-repeated="2" office:value-type="float" office:value="0.268254664179171" calcext:value-type="float">
            <text:p>0.2682546642</text:p>
          </table:table-cell>
          <table:table-cell table:number-columns-repeated="2" office:value-type="float" office:value="0.382135885735561" calcext:value-type="float">
            <text:p>0.3821358857</text:p>
          </table:table-cell>
          <table:table-cell table:number-columns-repeated="2" office:value-type="float" office:value="0.485725139856514" calcext:value-type="float">
            <text:p>0.4857251399</text:p>
          </table:table-cell>
          <table:table-cell table:number-columns-repeated="2" office:value-type="float" office:value="0.551823415709002" calcext:value-type="float">
            <text:p>0.5518234157</text:p>
          </table:table-cell>
          <table:table-cell table:number-columns-repeated="2" office:value-type="float" office:value="0.511949241467034" calcext:value-type="float">
            <text:p>0.5119492415</text:p>
          </table:table-cell>
          <table:table-cell table:number-columns-repeated="2" office:value-type="float" office:value="-0.287886254892015" calcext:value-type="float">
            <text:p>-0.2878862549</text:p>
          </table:table-cell>
          <table:table-cell table:number-columns-repeated="2" office:value-type="float" office:value="0.277339814287127" calcext:value-type="float">
            <text:p>0.2773398143</text:p>
          </table:table-cell>
          <table:table-cell table:number-columns-repeated="2" office:value-type="float" office:value="0.600275744379515" calcext:value-type="float">
            <text:p>0.6002757444</text:p>
          </table:table-cell>
          <table:table-cell table:number-columns-repeated="2" office:value-type="float" office:value="0.460732226695495" calcext:value-type="float">
            <text:p>0.4607322267</text:p>
          </table:table-cell>
        </table:table-row>
        <table:table-row table:style-name="ro1">
          <table:table-cell office:value-type="string" calcext:value-type="string">
            <text:p>Estonia_corp</text:p>
          </table:table-cell>
          <table:table-cell table:number-columns-repeated="2" office:value-type="float" office:value="0.0714625394367566" calcext:value-type="float">
            <text:p>0.0714625394</text:p>
          </table:table-cell>
          <table:table-cell table:number-columns-repeated="2" office:value-type="float" office:value="0.0563602749889025" calcext:value-type="float">
            <text:p>0.056360275</text:p>
          </table:table-cell>
          <table:table-cell table:number-columns-repeated="2" office:value-type="float" office:value="0.293402473347625" calcext:value-type="float">
            <text:p>0.2934024733</text:p>
          </table:table-cell>
          <table:table-cell table:number-columns-repeated="2" office:value-type="float" office:value="-0.303845930065524" calcext:value-type="float">
            <text:p>-0.3038459301</text:p>
          </table:table-cell>
          <table:table-cell table:number-columns-repeated="2" office:value-type="float" office:value="0.46094614224133" calcext:value-type="float">
            <text:p>0.4609461422</text:p>
          </table:table-cell>
          <table:table-cell table:number-columns-repeated="2" office:value-type="float" office:value="0.454231067592002" calcext:value-type="float">
            <text:p>0.4542310676</text:p>
          </table:table-cell>
          <table:table-cell table:number-columns-repeated="2" office:value-type="float" office:value="-0.0734652766532766" calcext:value-type="float">
            <text:p>-0.0734652767</text:p>
          </table:table-cell>
          <table:table-cell table:number-columns-repeated="2" office:value-type="float" office:value="0.116127360241474" calcext:value-type="float">
            <text:p>0.1161273602</text:p>
          </table:table-cell>
          <table:table-cell table:number-columns-repeated="2" office:value-type="float" office:value="0.0141602286811448" calcext:value-type="float">
            <text:p>0.0141602287</text:p>
          </table:table-cell>
          <table:table-cell table:number-columns-repeated="2" office:value-type="float" office:value="0.15822649914203" calcext:value-type="float">
            <text:p>0.1582264991</text:p>
          </table:table-cell>
          <table:table-cell table:number-columns-repeated="2" office:value-type="float" office:value="0.239397063073875" calcext:value-type="float">
            <text:p>0.2393970631</text:p>
          </table:table-cell>
          <table:table-cell table:number-columns-repeated="2" office:value-type="float" office:value="0.635621709951224" calcext:value-type="float">
            <text:p>0.6356217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335309591666084" calcext:value-type="float">
            <text:p>0.3353095917</text:p>
          </table:table-cell>
          <table:table-cell table:number-columns-repeated="2" office:value-type="float" office:value="0.515282107211839" calcext:value-type="float">
            <text:p>0.5152821072</text:p>
          </table:table-cell>
          <table:table-cell table:number-columns-repeated="2" office:value-type="float" office:value="-0.205237890857884" calcext:value-type="float">
            <text:p>-0.2052378909</text:p>
          </table:table-cell>
          <table:table-cell table:number-columns-repeated="2" office:value-type="float" office:value="0.060584439655759" calcext:value-type="float">
            <text:p>0.0605844397</text:p>
          </table:table-cell>
          <table:table-cell table:number-columns-repeated="2" office:value-type="float" office:value="0.328352541536257" calcext:value-type="float">
            <text:p>0.3283525415</text:p>
          </table:table-cell>
          <table:table-cell table:number-columns-repeated="2" office:value-type="float" office:value="0.0214918062292825" calcext:value-type="float">
            <text:p>0.0214918062</text:p>
          </table:table-cell>
          <table:table-cell table:number-columns-repeated="2" office:value-type="float" office:value="0.433059640574717" calcext:value-type="float">
            <text:p>0.4330596406</text:p>
          </table:table-cell>
          <table:table-cell table:number-columns-repeated="2" office:value-type="float" office:value="0.0690461778065186" calcext:value-type="float">
            <text:p>0.0690461778</text:p>
          </table:table-cell>
          <table:table-cell table:number-columns-repeated="2" office:value-type="float" office:value="0.306521415262905" calcext:value-type="float">
            <text:p>0.3065214153</text:p>
          </table:table-cell>
          <table:table-cell table:number-columns-repeated="2" office:value-type="float" office:value="0.635933961770751" calcext:value-type="float">
            <text:p>0.6359339618</text:p>
          </table:table-cell>
          <table:table-cell table:number-columns-repeated="2" office:value-type="float" office:value="0.642090693576165" calcext:value-type="float">
            <text:p>0.6420906936</text:p>
          </table:table-cell>
          <table:table-cell table:number-columns-repeated="2" office:value-type="float" office:value="0.27263913782432" calcext:value-type="float">
            <text:p>0.2726391378</text:p>
          </table:table-cell>
          <table:table-cell table:number-columns-repeated="2" office:value-type="float" office:value="0.126439189230145" calcext:value-type="float">
            <text:p>0.1264391892</text:p>
          </table:table-cell>
          <table:table-cell table:number-columns-repeated="2" office:value-type="float" office:value="0.211172217305247" calcext:value-type="float">
            <text:p>0.2111722173</text:p>
          </table:table-cell>
          <table:table-cell table:number-columns-repeated="2" office:value-type="float" office:value="0.396890359832991" calcext:value-type="float">
            <text:p>0.3968903598</text:p>
          </table:table-cell>
          <table:table-cell table:number-columns-repeated="2" office:value-type="float" office:value="0.211913463701259" calcext:value-type="float">
            <text:p>0.2119134637</text:p>
          </table:table-cell>
          <table:table-cell table:number-columns-repeated="2" office:value-type="float" office:value="-0.113929023065459" calcext:value-type="float">
            <text:p>-0.1139290231</text:p>
          </table:table-cell>
          <table:table-cell table:number-columns-repeated="2" office:value-type="float" office:value="0.0772685617375996" calcext:value-type="float">
            <text:p>0.0772685617</text:p>
          </table:table-cell>
          <table:table-cell table:number-columns-repeated="2" office:value-type="float" office:value="0.0283739951333505" calcext:value-type="float">
            <text:p>0.0283739951</text:p>
          </table:table-cell>
          <table:table-cell table:number-columns-repeated="2" office:value-type="float" office:value="-0.204388993500783" calcext:value-type="float">
            <text:p>-0.2043889935</text:p>
          </table:table-cell>
          <table:table-cell table:number-columns-repeated="2" office:value-type="float" office:value="0.281357580521198" calcext:value-type="float">
            <text:p>0.2813575805</text:p>
          </table:table-cell>
          <table:table-cell table:number-columns-repeated="2" office:value-type="float" office:value="0.305974204997802" calcext:value-type="float">
            <text:p>0.305974205</text:p>
          </table:table-cell>
          <table:table-cell table:number-columns-repeated="2" office:value-type="float" office:value="0.293557970568823" calcext:value-type="float">
            <text:p>0.2935579706</text:p>
          </table:table-cell>
          <table:table-cell table:number-columns-repeated="2" office:value-type="float" office:value="0.283058737887415" calcext:value-type="float">
            <text:p>0.2830587379</text:p>
          </table:table-cell>
          <table:table-cell table:number-columns-repeated="2" office:value-type="float" office:value="0.627884561348586" calcext:value-type="float">
            <text:p>0.6278845613</text:p>
          </table:table-cell>
          <table:table-cell table:number-columns-repeated="2" office:value-type="float" office:value="0.286653982244515" calcext:value-type="float">
            <text:p>0.2866539822</text:p>
          </table:table-cell>
          <table:table-cell table:number-columns-repeated="2" office:value-type="float" office:value="0.240283142278292" calcext:value-type="float">
            <text:p>0.2402831423</text:p>
          </table:table-cell>
          <table:table-cell table:number-columns-repeated="2" office:value-type="float" office:value="-0.341655090037981" calcext:value-type="float">
            <text:p>-0.34165509</text:p>
          </table:table-cell>
          <table:table-cell table:number-columns-repeated="2" office:value-type="float" office:value="0.462990303341387" calcext:value-type="float">
            <text:p>0.4629903033</text:p>
          </table:table-cell>
          <table:table-cell table:number-columns-repeated="2" office:value-type="float" office:value="0.504739000886085" calcext:value-type="float">
            <text:p>0.5047390009</text:p>
          </table:table-cell>
          <table:table-cell table:number-columns-repeated="2" office:value-type="float" office:value="0.426880885996186" calcext:value-type="float">
            <text:p>0.426880886</text:p>
          </table:table-cell>
        </table:table-row>
        <table:table-row table:style-name="ro1">
          <table:table-cell office:value-type="string" calcext:value-type="string">
            <text:p>Estonia_residential</text:p>
          </table:table-cell>
          <table:table-cell table:number-columns-repeated="2" office:value-type="float" office:value="0.0714625394367566" calcext:value-type="float">
            <text:p>0.0714625394</text:p>
          </table:table-cell>
          <table:table-cell table:number-columns-repeated="2" office:value-type="float" office:value="0.0563602749889025" calcext:value-type="float">
            <text:p>0.056360275</text:p>
          </table:table-cell>
          <table:table-cell table:number-columns-repeated="2" office:value-type="float" office:value="0.293402473347625" calcext:value-type="float">
            <text:p>0.2934024733</text:p>
          </table:table-cell>
          <table:table-cell table:number-columns-repeated="2" office:value-type="float" office:value="-0.303845930065524" calcext:value-type="float">
            <text:p>-0.3038459301</text:p>
          </table:table-cell>
          <table:table-cell table:number-columns-repeated="2" office:value-type="float" office:value="0.46094614224133" calcext:value-type="float">
            <text:p>0.4609461422</text:p>
          </table:table-cell>
          <table:table-cell table:number-columns-repeated="2" office:value-type="float" office:value="0.454231067592002" calcext:value-type="float">
            <text:p>0.4542310676</text:p>
          </table:table-cell>
          <table:table-cell table:number-columns-repeated="2" office:value-type="float" office:value="-0.0734652766532766" calcext:value-type="float">
            <text:p>-0.0734652767</text:p>
          </table:table-cell>
          <table:table-cell table:number-columns-repeated="2" office:value-type="float" office:value="0.116127360241474" calcext:value-type="float">
            <text:p>0.1161273602</text:p>
          </table:table-cell>
          <table:table-cell table:number-columns-repeated="2" office:value-type="float" office:value="0.0141602286811448" calcext:value-type="float">
            <text:p>0.0141602287</text:p>
          </table:table-cell>
          <table:table-cell table:number-columns-repeated="2" office:value-type="float" office:value="0.15822649914203" calcext:value-type="float">
            <text:p>0.1582264991</text:p>
          </table:table-cell>
          <table:table-cell table:number-columns-repeated="2" office:value-type="float" office:value="0.239397063073875" calcext:value-type="float">
            <text:p>0.2393970631</text:p>
          </table:table-cell>
          <table:table-cell table:number-columns-repeated="2" office:value-type="float" office:value="0.635621709951224" calcext:value-type="float">
            <text:p>0.6356217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335309591666084" calcext:value-type="float">
            <text:p>0.3353095917</text:p>
          </table:table-cell>
          <table:table-cell table:number-columns-repeated="2" office:value-type="float" office:value="0.515282107211839" calcext:value-type="float">
            <text:p>0.5152821072</text:p>
          </table:table-cell>
          <table:table-cell table:number-columns-repeated="2" office:value-type="float" office:value="-0.205237890857884" calcext:value-type="float">
            <text:p>-0.2052378909</text:p>
          </table:table-cell>
          <table:table-cell table:number-columns-repeated="2" office:value-type="float" office:value="0.060584439655759" calcext:value-type="float">
            <text:p>0.0605844397</text:p>
          </table:table-cell>
          <table:table-cell table:number-columns-repeated="2" office:value-type="float" office:value="0.328352541536257" calcext:value-type="float">
            <text:p>0.3283525415</text:p>
          </table:table-cell>
          <table:table-cell table:number-columns-repeated="2" office:value-type="float" office:value="0.0214918062292825" calcext:value-type="float">
            <text:p>0.0214918062</text:p>
          </table:table-cell>
          <table:table-cell table:number-columns-repeated="2" office:value-type="float" office:value="0.433059640574717" calcext:value-type="float">
            <text:p>0.4330596406</text:p>
          </table:table-cell>
          <table:table-cell table:number-columns-repeated="2" office:value-type="float" office:value="0.0690461778065186" calcext:value-type="float">
            <text:p>0.0690461778</text:p>
          </table:table-cell>
          <table:table-cell table:number-columns-repeated="2" office:value-type="float" office:value="0.306521415262905" calcext:value-type="float">
            <text:p>0.3065214153</text:p>
          </table:table-cell>
          <table:table-cell table:number-columns-repeated="2" office:value-type="float" office:value="0.635933961770751" calcext:value-type="float">
            <text:p>0.6359339618</text:p>
          </table:table-cell>
          <table:table-cell table:number-columns-repeated="2" office:value-type="float" office:value="0.642090693576165" calcext:value-type="float">
            <text:p>0.6420906936</text:p>
          </table:table-cell>
          <table:table-cell table:number-columns-repeated="2" office:value-type="float" office:value="0.27263913782432" calcext:value-type="float">
            <text:p>0.2726391378</text:p>
          </table:table-cell>
          <table:table-cell table:number-columns-repeated="2" office:value-type="float" office:value="0.126439189230145" calcext:value-type="float">
            <text:p>0.1264391892</text:p>
          </table:table-cell>
          <table:table-cell table:number-columns-repeated="2" office:value-type="float" office:value="0.211172217305247" calcext:value-type="float">
            <text:p>0.2111722173</text:p>
          </table:table-cell>
          <table:table-cell table:number-columns-repeated="2" office:value-type="float" office:value="0.396890359832991" calcext:value-type="float">
            <text:p>0.3968903598</text:p>
          </table:table-cell>
          <table:table-cell table:number-columns-repeated="2" office:value-type="float" office:value="0.211913463701259" calcext:value-type="float">
            <text:p>0.2119134637</text:p>
          </table:table-cell>
          <table:table-cell table:number-columns-repeated="2" office:value-type="float" office:value="-0.113929023065459" calcext:value-type="float">
            <text:p>-0.1139290231</text:p>
          </table:table-cell>
          <table:table-cell table:number-columns-repeated="2" office:value-type="float" office:value="0.0772685617375996" calcext:value-type="float">
            <text:p>0.0772685617</text:p>
          </table:table-cell>
          <table:table-cell table:number-columns-repeated="2" office:value-type="float" office:value="0.0283739951333505" calcext:value-type="float">
            <text:p>0.0283739951</text:p>
          </table:table-cell>
          <table:table-cell table:number-columns-repeated="2" office:value-type="float" office:value="-0.204388993500783" calcext:value-type="float">
            <text:p>-0.2043889935</text:p>
          </table:table-cell>
          <table:table-cell table:number-columns-repeated="2" office:value-type="float" office:value="0.281357580521198" calcext:value-type="float">
            <text:p>0.2813575805</text:p>
          </table:table-cell>
          <table:table-cell table:number-columns-repeated="2" office:value-type="float" office:value="0.305974204997802" calcext:value-type="float">
            <text:p>0.305974205</text:p>
          </table:table-cell>
          <table:table-cell table:number-columns-repeated="2" office:value-type="float" office:value="0.293557970568823" calcext:value-type="float">
            <text:p>0.2935579706</text:p>
          </table:table-cell>
          <table:table-cell table:number-columns-repeated="2" office:value-type="float" office:value="0.283058737887415" calcext:value-type="float">
            <text:p>0.2830587379</text:p>
          </table:table-cell>
          <table:table-cell table:number-columns-repeated="2" office:value-type="float" office:value="0.627884561348586" calcext:value-type="float">
            <text:p>0.6278845613</text:p>
          </table:table-cell>
          <table:table-cell table:number-columns-repeated="2" office:value-type="float" office:value="0.286653982244515" calcext:value-type="float">
            <text:p>0.2866539822</text:p>
          </table:table-cell>
          <table:table-cell table:number-columns-repeated="2" office:value-type="float" office:value="0.240283142278292" calcext:value-type="float">
            <text:p>0.2402831423</text:p>
          </table:table-cell>
          <table:table-cell table:number-columns-repeated="2" office:value-type="float" office:value="-0.341655090037981" calcext:value-type="float">
            <text:p>-0.34165509</text:p>
          </table:table-cell>
          <table:table-cell table:number-columns-repeated="2" office:value-type="float" office:value="0.462990303341387" calcext:value-type="float">
            <text:p>0.4629903033</text:p>
          </table:table-cell>
          <table:table-cell table:number-columns-repeated="2" office:value-type="float" office:value="0.504739000886085" calcext:value-type="float">
            <text:p>0.5047390009</text:p>
          </table:table-cell>
          <table:table-cell table:number-columns-repeated="2" office:value-type="float" office:value="0.426880885996186" calcext:value-type="float">
            <text:p>0.426880886</text:p>
          </table:table-cell>
        </table:table-row>
        <table:table-row table:style-name="ro1">
          <table:table-cell office:value-type="string" calcext:value-type="string">
            <text:p>Finland_corp</text:p>
          </table:table-cell>
          <table:table-cell table:number-columns-repeated="2" office:value-type="float" office:value="0.410475771701357" calcext:value-type="float">
            <text:p>0.4104757717</text:p>
          </table:table-cell>
          <table:table-cell table:number-columns-repeated="2" office:value-type="float" office:value="0.0263183931560699" calcext:value-type="float">
            <text:p>0.0263183932</text:p>
          </table:table-cell>
          <table:table-cell table:number-columns-repeated="2" office:value-type="float" office:value="0.167854856136729" calcext:value-type="float">
            <text:p>0.1678548561</text:p>
          </table:table-cell>
          <table:table-cell table:number-columns-repeated="2" office:value-type="float" office:value="0.103214994327082" calcext:value-type="float">
            <text:p>0.1032149943</text:p>
          </table:table-cell>
          <table:table-cell table:number-columns-repeated="2" office:value-type="float" office:value="-0.0186862925206819" calcext:value-type="float">
            <text:p>-0.0186862925</text:p>
          </table:table-cell>
          <table:table-cell table:number-columns-repeated="2" office:value-type="float" office:value="0.49440214610179" calcext:value-type="float">
            <text:p>0.4944021461</text:p>
          </table:table-cell>
          <table:table-cell table:number-columns-repeated="2" office:value-type="float" office:value="0.176998702356112" calcext:value-type="float">
            <text:p>0.1769987024</text:p>
          </table:table-cell>
          <table:table-cell table:number-columns-repeated="2" office:value-type="float" office:value="0.268370184176433" calcext:value-type="float">
            <text:p>0.2683701842</text:p>
          </table:table-cell>
          <table:table-cell table:number-columns-repeated="2" office:value-type="float" office:value="0.128009138709111" calcext:value-type="float">
            <text:p>0.1280091387</text:p>
          </table:table-cell>
          <table:table-cell table:number-columns-repeated="2" office:value-type="float" office:value="-0.181703777232414" calcext:value-type="float">
            <text:p>-0.1817037772</text:p>
          </table:table-cell>
          <table:table-cell table:number-columns-repeated="2" office:value-type="float" office:value="-0.22618129894623" calcext:value-type="float">
            <text:p>-0.2261812989</text:p>
          </table:table-cell>
          <table:table-cell table:number-columns-repeated="2" office:value-type="float" office:value="0.589849718497318" calcext:value-type="float">
            <text:p>0.5898497185</text:p>
          </table:table-cell>
          <table:table-cell table:number-columns-repeated="2" office:value-type="float" office:value="0.335309591666084" calcext:value-type="float">
            <text:p>0.33530959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419876286538522" calcext:value-type="float">
            <text:p>0.4198762865</text:p>
          </table:table-cell>
          <table:table-cell table:number-columns-repeated="2" office:value-type="float" office:value="-0.287038869845714" calcext:value-type="float">
            <text:p>-0.2870388698</text:p>
          </table:table-cell>
          <table:table-cell table:number-columns-repeated="2" office:value-type="float" office:value="0.436353961922682" calcext:value-type="float">
            <text:p>0.4363539619</text:p>
          </table:table-cell>
          <table:table-cell table:number-columns-repeated="2" office:value-type="float" office:value="-0.152189039842095" calcext:value-type="float">
            <text:p>-0.1521890398</text:p>
          </table:table-cell>
          <table:table-cell table:number-columns-repeated="2" office:value-type="float" office:value="0.247798069629437" calcext:value-type="float">
            <text:p>0.2477980696</text:p>
          </table:table-cell>
          <table:table-cell table:number-columns-repeated="2" office:value-type="float" office:value="0.0206999707000126" calcext:value-type="float">
            <text:p>0.0206999707</text:p>
          </table:table-cell>
          <table:table-cell table:number-columns-repeated="2" office:value-type="float" office:value="0.270504074605847" calcext:value-type="float">
            <text:p>0.2705040746</text:p>
          </table:table-cell>
          <table:table-cell table:number-columns-repeated="2" office:value-type="float" office:value="0.43627911643824" calcext:value-type="float">
            <text:p>0.4362791164</text:p>
          </table:table-cell>
          <table:table-cell table:number-columns-repeated="2" office:value-type="float" office:value="0.316085774525958" calcext:value-type="float">
            <text:p>0.3160857745</text:p>
          </table:table-cell>
          <table:table-cell table:number-columns-repeated="2" office:value-type="float" office:value="0.199897106933999" calcext:value-type="float">
            <text:p>0.1998971069</text:p>
          </table:table-cell>
          <table:table-cell table:number-columns-repeated="2" office:value-type="float" office:value="0.0652302762861771" calcext:value-type="float">
            <text:p>0.0652302763</text:p>
          </table:table-cell>
          <table:table-cell table:number-columns-repeated="2" office:value-type="float" office:value="0.200309010199946" calcext:value-type="float">
            <text:p>0.2003090102</text:p>
          </table:table-cell>
          <table:table-cell table:number-columns-repeated="2" office:value-type="float" office:value="-0.00542655493874764" calcext:value-type="float">
            <text:p>-0.0054265549</text:p>
          </table:table-cell>
          <table:table-cell table:number-columns-repeated="2" office:value-type="float" office:value="0.334989169760497" calcext:value-type="float">
            <text:p>0.3349891698</text:p>
          </table:table-cell>
          <table:table-cell table:number-columns-repeated="2" office:value-type="float" office:value="0.547837769385357" calcext:value-type="float">
            <text:p>0.5478377694</text:p>
          </table:table-cell>
          <table:table-cell table:number-columns-repeated="2" office:value-type="float" office:value="-0.235518361724152" calcext:value-type="float">
            <text:p>-0.2355183617</text:p>
          </table:table-cell>
          <table:table-cell table:number-columns-repeated="2" office:value-type="float" office:value="-0.00405236024961389" calcext:value-type="float">
            <text:p>-0.0040523602</text:p>
          </table:table-cell>
          <table:table-cell table:number-columns-repeated="2" office:value-type="float" office:value="0.187380703426918" calcext:value-type="float">
            <text:p>0.1873807034</text:p>
          </table:table-cell>
          <table:table-cell table:number-columns-repeated="2" office:value-type="float" office:value="0.0186362137399932" calcext:value-type="float">
            <text:p>0.0186362137</text:p>
          </table:table-cell>
          <table:table-cell table:number-columns-repeated="2" office:value-type="float" office:value="0.0808404607558883" calcext:value-type="float">
            <text:p>0.0808404608</text:p>
          </table:table-cell>
          <table:table-cell table:number-columns-repeated="2" office:value-type="float" office:value="-0.0755235864998321" calcext:value-type="float">
            <text:p>-0.0755235865</text:p>
          </table:table-cell>
          <table:table-cell table:number-columns-repeated="2" office:value-type="float" office:value="0.476269802989037" calcext:value-type="float">
            <text:p>0.476269803</text:p>
          </table:table-cell>
          <table:table-cell table:number-columns-repeated="2" office:value-type="float" office:value="0.14457532384202" calcext:value-type="float">
            <text:p>0.1445753238</text:p>
          </table:table-cell>
          <table:table-cell table:number-columns-repeated="2" office:value-type="float" office:value="0.377164988010023" calcext:value-type="float">
            <text:p>0.377164988</text:p>
          </table:table-cell>
          <table:table-cell table:number-columns-repeated="2" office:value-type="float" office:value="0.256010970949374" calcext:value-type="float">
            <text:p>0.2560109709</text:p>
          </table:table-cell>
          <table:table-cell table:number-columns-repeated="2" office:value-type="float" office:value="0.55974446460772" calcext:value-type="float">
            <text:p>0.5597444646</text:p>
          </table:table-cell>
          <table:table-cell table:number-columns-repeated="2" office:value-type="float" office:value="-0.0626812019396632" calcext:value-type="float">
            <text:p>-0.0626812019</text:p>
          </table:table-cell>
          <table:table-cell table:number-columns-repeated="2" office:value-type="float" office:value="0.27056609092993" calcext:value-type="float">
            <text:p>0.2705660909</text:p>
          </table:table-cell>
          <table:table-cell table:number-columns-repeated="2" office:value-type="float" office:value="0.563985504988083" calcext:value-type="float">
            <text:p>0.563985505</text:p>
          </table:table-cell>
          <table:table-cell table:number-columns-repeated="2" office:value-type="float" office:value="0.201288310922685" calcext:value-type="float">
            <text:p>0.2012883109</text:p>
          </table:table-cell>
        </table:table-row>
        <table:table-row table:style-name="ro1">
          <table:table-cell office:value-type="string" calcext:value-type="string">
            <text:p>Finland_residential</text:p>
          </table:table-cell>
          <table:table-cell table:number-columns-repeated="2" office:value-type="float" office:value="0.410475771701357" calcext:value-type="float">
            <text:p>0.4104757717</text:p>
          </table:table-cell>
          <table:table-cell table:number-columns-repeated="2" office:value-type="float" office:value="0.0263183931560699" calcext:value-type="float">
            <text:p>0.0263183932</text:p>
          </table:table-cell>
          <table:table-cell table:number-columns-repeated="2" office:value-type="float" office:value="0.167854856136729" calcext:value-type="float">
            <text:p>0.1678548561</text:p>
          </table:table-cell>
          <table:table-cell table:number-columns-repeated="2" office:value-type="float" office:value="0.103214994327082" calcext:value-type="float">
            <text:p>0.1032149943</text:p>
          </table:table-cell>
          <table:table-cell table:number-columns-repeated="2" office:value-type="float" office:value="-0.0186862925206819" calcext:value-type="float">
            <text:p>-0.0186862925</text:p>
          </table:table-cell>
          <table:table-cell table:number-columns-repeated="2" office:value-type="float" office:value="0.49440214610179" calcext:value-type="float">
            <text:p>0.4944021461</text:p>
          </table:table-cell>
          <table:table-cell table:number-columns-repeated="2" office:value-type="float" office:value="0.176998702356112" calcext:value-type="float">
            <text:p>0.1769987024</text:p>
          </table:table-cell>
          <table:table-cell table:number-columns-repeated="2" office:value-type="float" office:value="0.268370184176433" calcext:value-type="float">
            <text:p>0.2683701842</text:p>
          </table:table-cell>
          <table:table-cell table:number-columns-repeated="2" office:value-type="float" office:value="0.128009138709111" calcext:value-type="float">
            <text:p>0.1280091387</text:p>
          </table:table-cell>
          <table:table-cell table:number-columns-repeated="2" office:value-type="float" office:value="-0.181703777232414" calcext:value-type="float">
            <text:p>-0.1817037772</text:p>
          </table:table-cell>
          <table:table-cell table:number-columns-repeated="2" office:value-type="float" office:value="-0.22618129894623" calcext:value-type="float">
            <text:p>-0.2261812989</text:p>
          </table:table-cell>
          <table:table-cell table:number-columns-repeated="2" office:value-type="float" office:value="0.589849718497318" calcext:value-type="float">
            <text:p>0.5898497185</text:p>
          </table:table-cell>
          <table:table-cell table:number-columns-repeated="2" office:value-type="float" office:value="0.335309591666084" calcext:value-type="float">
            <text:p>0.33530959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419876286538522" calcext:value-type="float">
            <text:p>0.4198762865</text:p>
          </table:table-cell>
          <table:table-cell table:number-columns-repeated="2" office:value-type="float" office:value="-0.287038869845714" calcext:value-type="float">
            <text:p>-0.2870388698</text:p>
          </table:table-cell>
          <table:table-cell table:number-columns-repeated="2" office:value-type="float" office:value="0.436353961922682" calcext:value-type="float">
            <text:p>0.4363539619</text:p>
          </table:table-cell>
          <table:table-cell table:number-columns-repeated="2" office:value-type="float" office:value="-0.152189039842095" calcext:value-type="float">
            <text:p>-0.1521890398</text:p>
          </table:table-cell>
          <table:table-cell table:number-columns-repeated="2" office:value-type="float" office:value="0.247798069629437" calcext:value-type="float">
            <text:p>0.2477980696</text:p>
          </table:table-cell>
          <table:table-cell table:number-columns-repeated="2" office:value-type="float" office:value="0.0206999707000126" calcext:value-type="float">
            <text:p>0.0206999707</text:p>
          </table:table-cell>
          <table:table-cell table:number-columns-repeated="2" office:value-type="float" office:value="0.270504074605847" calcext:value-type="float">
            <text:p>0.2705040746</text:p>
          </table:table-cell>
          <table:table-cell table:number-columns-repeated="2" office:value-type="float" office:value="0.43627911643824" calcext:value-type="float">
            <text:p>0.4362791164</text:p>
          </table:table-cell>
          <table:table-cell table:number-columns-repeated="2" office:value-type="float" office:value="0.316085774525958" calcext:value-type="float">
            <text:p>0.3160857745</text:p>
          </table:table-cell>
          <table:table-cell table:number-columns-repeated="2" office:value-type="float" office:value="0.199897106933999" calcext:value-type="float">
            <text:p>0.1998971069</text:p>
          </table:table-cell>
          <table:table-cell table:number-columns-repeated="2" office:value-type="float" office:value="0.0652302762861771" calcext:value-type="float">
            <text:p>0.0652302763</text:p>
          </table:table-cell>
          <table:table-cell table:number-columns-repeated="2" office:value-type="float" office:value="0.200309010199946" calcext:value-type="float">
            <text:p>0.2003090102</text:p>
          </table:table-cell>
          <table:table-cell table:number-columns-repeated="2" office:value-type="float" office:value="-0.00542655493874764" calcext:value-type="float">
            <text:p>-0.0054265549</text:p>
          </table:table-cell>
          <table:table-cell table:number-columns-repeated="2" office:value-type="float" office:value="0.334989169760497" calcext:value-type="float">
            <text:p>0.3349891698</text:p>
          </table:table-cell>
          <table:table-cell table:number-columns-repeated="2" office:value-type="float" office:value="0.547837769385357" calcext:value-type="float">
            <text:p>0.5478377694</text:p>
          </table:table-cell>
          <table:table-cell table:number-columns-repeated="2" office:value-type="float" office:value="-0.235518361724152" calcext:value-type="float">
            <text:p>-0.2355183617</text:p>
          </table:table-cell>
          <table:table-cell table:number-columns-repeated="2" office:value-type="float" office:value="-0.00405236024961389" calcext:value-type="float">
            <text:p>-0.0040523602</text:p>
          </table:table-cell>
          <table:table-cell table:number-columns-repeated="2" office:value-type="float" office:value="0.187380703426918" calcext:value-type="float">
            <text:p>0.1873807034</text:p>
          </table:table-cell>
          <table:table-cell table:number-columns-repeated="2" office:value-type="float" office:value="0.0186362137399932" calcext:value-type="float">
            <text:p>0.0186362137</text:p>
          </table:table-cell>
          <table:table-cell table:number-columns-repeated="2" office:value-type="float" office:value="0.0808404607558883" calcext:value-type="float">
            <text:p>0.0808404608</text:p>
          </table:table-cell>
          <table:table-cell table:number-columns-repeated="2" office:value-type="float" office:value="-0.0755235864998321" calcext:value-type="float">
            <text:p>-0.0755235865</text:p>
          </table:table-cell>
          <table:table-cell table:number-columns-repeated="2" office:value-type="float" office:value="0.476269802989037" calcext:value-type="float">
            <text:p>0.476269803</text:p>
          </table:table-cell>
          <table:table-cell table:number-columns-repeated="2" office:value-type="float" office:value="0.14457532384202" calcext:value-type="float">
            <text:p>0.1445753238</text:p>
          </table:table-cell>
          <table:table-cell table:number-columns-repeated="2" office:value-type="float" office:value="0.377164988010023" calcext:value-type="float">
            <text:p>0.377164988</text:p>
          </table:table-cell>
          <table:table-cell table:number-columns-repeated="2" office:value-type="float" office:value="0.256010970949374" calcext:value-type="float">
            <text:p>0.2560109709</text:p>
          </table:table-cell>
          <table:table-cell table:number-columns-repeated="2" office:value-type="float" office:value="0.55974446460772" calcext:value-type="float">
            <text:p>0.5597444646</text:p>
          </table:table-cell>
          <table:table-cell table:number-columns-repeated="2" office:value-type="float" office:value="-0.0626812019396632" calcext:value-type="float">
            <text:p>-0.0626812019</text:p>
          </table:table-cell>
          <table:table-cell table:number-columns-repeated="2" office:value-type="float" office:value="0.27056609092993" calcext:value-type="float">
            <text:p>0.2705660909</text:p>
          </table:table-cell>
          <table:table-cell table:number-columns-repeated="2" office:value-type="float" office:value="0.563985504988083" calcext:value-type="float">
            <text:p>0.563985505</text:p>
          </table:table-cell>
          <table:table-cell table:number-columns-repeated="2" office:value-type="float" office:value="0.201288310922685" calcext:value-type="float">
            <text:p>0.2012883109</text:p>
          </table:table-cell>
        </table:table-row>
        <table:table-row table:style-name="ro1">
          <table:table-cell office:value-type="string" calcext:value-type="string">
            <text:p>France_corp</text:p>
          </table:table-cell>
          <table:table-cell table:number-columns-repeated="2" office:value-type="float" office:value="-0.174362551777711" calcext:value-type="float">
            <text:p>-0.1743625518</text:p>
          </table:table-cell>
          <table:table-cell table:number-columns-repeated="2" office:value-type="float" office:value="-0.145557030004735" calcext:value-type="float">
            <text:p>-0.14555703</text:p>
          </table:table-cell>
          <table:table-cell table:number-columns-repeated="2" office:value-type="float" office:value="0.720229146141897" calcext:value-type="float">
            <text:p>0.7202291461</text:p>
          </table:table-cell>
          <table:table-cell table:number-columns-repeated="2" office:value-type="float" office:value="-0.0338015094577032" calcext:value-type="float">
            <text:p>-0.0338015095</text:p>
          </table:table-cell>
          <table:table-cell table:number-columns-repeated="2" office:value-type="float" office:value="0.41931021034616" calcext:value-type="float">
            <text:p>0.4193102103</text:p>
          </table:table-cell>
          <table:table-cell table:number-columns-repeated="2" office:value-type="float" office:value="0.129982030635021" calcext:value-type="float">
            <text:p>0.1299820306</text:p>
          </table:table-cell>
          <table:table-cell table:number-columns-repeated="2" office:value-type="float" office:value="0.085690017583228" calcext:value-type="float">
            <text:p>0.0856900176</text:p>
          </table:table-cell>
          <table:table-cell table:number-columns-repeated="2" office:value-type="float" office:value="0.321642744148793" calcext:value-type="float">
            <text:p>0.3216427441</text:p>
          </table:table-cell>
          <table:table-cell table:number-columns-repeated="2" office:value-type="float" office:value="-0.115144803507651" calcext:value-type="float">
            <text:p>-0.1151448035</text:p>
          </table:table-cell>
          <table:table-cell table:number-columns-repeated="2" office:value-type="float" office:value="0.4535712596096" calcext:value-type="float">
            <text:p>0.4535712596</text:p>
          </table:table-cell>
          <table:table-cell table:number-columns-repeated="2" office:value-type="float" office:value="0.309141949975898" calcext:value-type="float">
            <text:p>0.30914195</text:p>
          </table:table-cell>
          <table:table-cell table:number-columns-repeated="2" office:value-type="float" office:value="0.584837711020783" calcext:value-type="float">
            <text:p>0.584837711</text:p>
          </table:table-cell>
          <table:table-cell table:number-columns-repeated="2" office:value-type="float" office:value="0.515282107211839" calcext:value-type="float">
            <text:p>0.5152821072</text:p>
          </table:table-cell>
          <table:table-cell table:number-columns-repeated="2" office:value-type="float" office:value="0.419876286538522" calcext:value-type="float">
            <text:p>0.419876286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0.105566991274146" calcext:value-type="float">
            <text:p>-0.1055669913</text:p>
          </table:table-cell>
          <table:table-cell table:number-columns-repeated="2" office:value-type="float" office:value="-0.0588638807442624" calcext:value-type="float">
            <text:p>-0.0588638807</text:p>
          </table:table-cell>
          <table:table-cell table:number-columns-repeated="2" office:value-type="float" office:value="0.272963817131571" calcext:value-type="float">
            <text:p>0.2729638171</text:p>
          </table:table-cell>
          <table:table-cell table:number-columns-repeated="2" office:value-type="float" office:value="-0.390534286616453" calcext:value-type="float">
            <text:p>-0.3905342866</text:p>
          </table:table-cell>
          <table:table-cell table:number-columns-repeated="2" office:value-type="float" office:value="0.302628696239324" calcext:value-type="float">
            <text:p>0.3026286962</text:p>
          </table:table-cell>
          <table:table-cell table:number-columns-repeated="2" office:value-type="float" office:value="0.467769364795223" calcext:value-type="float">
            <text:p>0.4677693648</text:p>
          </table:table-cell>
          <table:table-cell table:number-columns-repeated="2" office:value-type="float" office:value="0.363472827959273" calcext:value-type="float">
            <text:p>0.363472828</text:p>
          </table:table-cell>
          <table:table-cell table:number-columns-repeated="2" office:value-type="float" office:value="0.613736309115036" calcext:value-type="float">
            <text:p>0.6137363091</text:p>
          </table:table-cell>
          <table:table-cell table:number-columns-repeated="2" office:value-type="float" office:value="0.292174434586616" calcext:value-type="float">
            <text:p>0.2921744346</text:p>
          </table:table-cell>
          <table:table-cell table:number-columns-repeated="2" office:value-type="float" office:value="0.149204442091136" calcext:value-type="float">
            <text:p>0.1492044421</text:p>
          </table:table-cell>
          <table:table-cell table:number-columns-repeated="2" office:value-type="float" office:value="0.336596011027794" calcext:value-type="float">
            <text:p>0.336596011</text:p>
          </table:table-cell>
          <table:table-cell table:number-columns-repeated="2" office:value-type="float" office:value="0.348094829556103" calcext:value-type="float">
            <text:p>0.3480948296</text:p>
          </table:table-cell>
          <table:table-cell table:number-columns-repeated="2" office:value-type="float" office:value="0.121509346594892" calcext:value-type="float">
            <text:p>0.1215093466</text:p>
          </table:table-cell>
          <table:table-cell table:number-columns-repeated="2" office:value-type="float" office:value="0.138602136516005" calcext:value-type="float">
            <text:p>0.1386021365</text:p>
          </table:table-cell>
          <table:table-cell table:number-columns-repeated="2" office:value-type="float" office:value="-0.124516467866667" calcext:value-type="float">
            <text:p>-0.1245164679</text:p>
          </table:table-cell>
          <table:table-cell table:number-columns-repeated="2" office:value-type="float" office:value="0.391206913488819" calcext:value-type="float">
            <text:p>0.3912069135</text:p>
          </table:table-cell>
          <table:table-cell table:number-columns-repeated="2" office:value-type="float" office:value="0.120098333172768" calcext:value-type="float">
            <text:p>0.1200983332</text:p>
          </table:table-cell>
          <table:table-cell table:number-columns-repeated="2" office:value-type="float" office:value="-0.23859234623506" calcext:value-type="float">
            <text:p>-0.2385923462</text:p>
          </table:table-cell>
          <table:table-cell table:number-columns-repeated="2" office:value-type="float" office:value="0.304754902636264" calcext:value-type="float">
            <text:p>0.3047549026</text:p>
          </table:table-cell>
          <table:table-cell table:number-columns-repeated="2" office:value-type="float" office:value="0.0957450432538594" calcext:value-type="float">
            <text:p>0.0957450433</text:p>
          </table:table-cell>
          <table:table-cell table:number-columns-repeated="2" office:value-type="float" office:value="0.200079382555283" calcext:value-type="float">
            <text:p>0.2000793826</text:p>
          </table:table-cell>
          <table:table-cell table:number-columns-repeated="2" office:value-type="float" office:value="0.407935386987397" calcext:value-type="float">
            <text:p>0.407935387</text:p>
          </table:table-cell>
          <table:table-cell table:number-columns-repeated="2" office:value-type="float" office:value="0.439211330197727" calcext:value-type="float">
            <text:p>0.4392113302</text:p>
          </table:table-cell>
          <table:table-cell table:number-columns-repeated="2" office:value-type="float" office:value="0.45625933571583" calcext:value-type="float">
            <text:p>0.4562593357</text:p>
          </table:table-cell>
          <table:table-cell table:number-columns-repeated="2" office:value-type="float" office:value="0.363116714134989" calcext:value-type="float">
            <text:p>0.3631167141</text:p>
          </table:table-cell>
          <table:table-cell table:number-columns-repeated="2" office:value-type="float" office:value="0.0663950539533325" calcext:value-type="float">
            <text:p>0.066395054</text:p>
          </table:table-cell>
          <table:table-cell table:number-columns-repeated="2" office:value-type="float" office:value="0.422941488242573" calcext:value-type="float">
            <text:p>0.4229414882</text:p>
          </table:table-cell>
          <table:table-cell table:number-columns-repeated="2" office:value-type="float" office:value="0.577110001914824" calcext:value-type="float">
            <text:p>0.5771100019</text:p>
          </table:table-cell>
          <table:table-cell table:number-columns-repeated="2" office:value-type="float" office:value="0.28281320902613" calcext:value-type="float">
            <text:p>0.282813209</text:p>
          </table:table-cell>
        </table:table-row>
        <table:table-row table:style-name="ro1">
          <table:table-cell office:value-type="string" calcext:value-type="string">
            <text:p>France_residential</text:p>
          </table:table-cell>
          <table:table-cell table:number-columns-repeated="2" office:value-type="float" office:value="-0.174362551777711" calcext:value-type="float">
            <text:p>-0.1743625518</text:p>
          </table:table-cell>
          <table:table-cell table:number-columns-repeated="2" office:value-type="float" office:value="-0.145557030004735" calcext:value-type="float">
            <text:p>-0.14555703</text:p>
          </table:table-cell>
          <table:table-cell table:number-columns-repeated="2" office:value-type="float" office:value="0.720229146141897" calcext:value-type="float">
            <text:p>0.7202291461</text:p>
          </table:table-cell>
          <table:table-cell table:number-columns-repeated="2" office:value-type="float" office:value="-0.0338015094577032" calcext:value-type="float">
            <text:p>-0.0338015095</text:p>
          </table:table-cell>
          <table:table-cell table:number-columns-repeated="2" office:value-type="float" office:value="0.41931021034616" calcext:value-type="float">
            <text:p>0.4193102103</text:p>
          </table:table-cell>
          <table:table-cell table:number-columns-repeated="2" office:value-type="float" office:value="0.129982030635021" calcext:value-type="float">
            <text:p>0.1299820306</text:p>
          </table:table-cell>
          <table:table-cell table:number-columns-repeated="2" office:value-type="float" office:value="0.085690017583228" calcext:value-type="float">
            <text:p>0.0856900176</text:p>
          </table:table-cell>
          <table:table-cell table:number-columns-repeated="2" office:value-type="float" office:value="0.321642744148793" calcext:value-type="float">
            <text:p>0.3216427441</text:p>
          </table:table-cell>
          <table:table-cell table:number-columns-repeated="2" office:value-type="float" office:value="-0.115144803507651" calcext:value-type="float">
            <text:p>-0.1151448035</text:p>
          </table:table-cell>
          <table:table-cell table:number-columns-repeated="2" office:value-type="float" office:value="0.4535712596096" calcext:value-type="float">
            <text:p>0.4535712596</text:p>
          </table:table-cell>
          <table:table-cell table:number-columns-repeated="2" office:value-type="float" office:value="0.309141949975898" calcext:value-type="float">
            <text:p>0.30914195</text:p>
          </table:table-cell>
          <table:table-cell table:number-columns-repeated="2" office:value-type="float" office:value="0.584837711020783" calcext:value-type="float">
            <text:p>0.584837711</text:p>
          </table:table-cell>
          <table:table-cell table:number-columns-repeated="2" office:value-type="float" office:value="0.515282107211839" calcext:value-type="float">
            <text:p>0.5152821072</text:p>
          </table:table-cell>
          <table:table-cell table:number-columns-repeated="2" office:value-type="float" office:value="0.419876286538522" calcext:value-type="float">
            <text:p>0.419876286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0.105566991274146" calcext:value-type="float">
            <text:p>-0.1055669913</text:p>
          </table:table-cell>
          <table:table-cell table:number-columns-repeated="2" office:value-type="float" office:value="-0.0588638807442624" calcext:value-type="float">
            <text:p>-0.0588638807</text:p>
          </table:table-cell>
          <table:table-cell table:number-columns-repeated="2" office:value-type="float" office:value="0.272963817131571" calcext:value-type="float">
            <text:p>0.2729638171</text:p>
          </table:table-cell>
          <table:table-cell table:number-columns-repeated="2" office:value-type="float" office:value="-0.390534286616453" calcext:value-type="float">
            <text:p>-0.3905342866</text:p>
          </table:table-cell>
          <table:table-cell table:number-columns-repeated="2" office:value-type="float" office:value="0.302628696239324" calcext:value-type="float">
            <text:p>0.3026286962</text:p>
          </table:table-cell>
          <table:table-cell table:number-columns-repeated="2" office:value-type="float" office:value="0.467769364795223" calcext:value-type="float">
            <text:p>0.4677693648</text:p>
          </table:table-cell>
          <table:table-cell table:number-columns-repeated="2" office:value-type="float" office:value="0.363472827959273" calcext:value-type="float">
            <text:p>0.363472828</text:p>
          </table:table-cell>
          <table:table-cell table:number-columns-repeated="2" office:value-type="float" office:value="0.613736309115036" calcext:value-type="float">
            <text:p>0.6137363091</text:p>
          </table:table-cell>
          <table:table-cell table:number-columns-repeated="2" office:value-type="float" office:value="0.292174434586616" calcext:value-type="float">
            <text:p>0.2921744346</text:p>
          </table:table-cell>
          <table:table-cell table:number-columns-repeated="2" office:value-type="float" office:value="0.149204442091136" calcext:value-type="float">
            <text:p>0.1492044421</text:p>
          </table:table-cell>
          <table:table-cell table:number-columns-repeated="2" office:value-type="float" office:value="0.336596011027794" calcext:value-type="float">
            <text:p>0.336596011</text:p>
          </table:table-cell>
          <table:table-cell table:number-columns-repeated="2" office:value-type="float" office:value="0.348094829556103" calcext:value-type="float">
            <text:p>0.3480948296</text:p>
          </table:table-cell>
          <table:table-cell table:number-columns-repeated="2" office:value-type="float" office:value="0.121509346594892" calcext:value-type="float">
            <text:p>0.1215093466</text:p>
          </table:table-cell>
          <table:table-cell table:number-columns-repeated="2" office:value-type="float" office:value="0.138602136516005" calcext:value-type="float">
            <text:p>0.1386021365</text:p>
          </table:table-cell>
          <table:table-cell table:number-columns-repeated="2" office:value-type="float" office:value="-0.124516467866667" calcext:value-type="float">
            <text:p>-0.1245164679</text:p>
          </table:table-cell>
          <table:table-cell table:number-columns-repeated="2" office:value-type="float" office:value="0.391206913488819" calcext:value-type="float">
            <text:p>0.3912069135</text:p>
          </table:table-cell>
          <table:table-cell table:number-columns-repeated="2" office:value-type="float" office:value="0.120098333172768" calcext:value-type="float">
            <text:p>0.1200983332</text:p>
          </table:table-cell>
          <table:table-cell table:number-columns-repeated="2" office:value-type="float" office:value="-0.23859234623506" calcext:value-type="float">
            <text:p>-0.2385923462</text:p>
          </table:table-cell>
          <table:table-cell table:number-columns-repeated="2" office:value-type="float" office:value="0.304754902636264" calcext:value-type="float">
            <text:p>0.3047549026</text:p>
          </table:table-cell>
          <table:table-cell table:number-columns-repeated="2" office:value-type="float" office:value="0.0957450432538594" calcext:value-type="float">
            <text:p>0.0957450433</text:p>
          </table:table-cell>
          <table:table-cell table:number-columns-repeated="2" office:value-type="float" office:value="0.200079382555283" calcext:value-type="float">
            <text:p>0.2000793826</text:p>
          </table:table-cell>
          <table:table-cell table:number-columns-repeated="2" office:value-type="float" office:value="0.407935386987397" calcext:value-type="float">
            <text:p>0.407935387</text:p>
          </table:table-cell>
          <table:table-cell table:number-columns-repeated="2" office:value-type="float" office:value="0.439211330197727" calcext:value-type="float">
            <text:p>0.4392113302</text:p>
          </table:table-cell>
          <table:table-cell table:number-columns-repeated="2" office:value-type="float" office:value="0.45625933571583" calcext:value-type="float">
            <text:p>0.4562593357</text:p>
          </table:table-cell>
          <table:table-cell table:number-columns-repeated="2" office:value-type="float" office:value="0.363116714134989" calcext:value-type="float">
            <text:p>0.3631167141</text:p>
          </table:table-cell>
          <table:table-cell table:number-columns-repeated="2" office:value-type="float" office:value="0.0663950539533325" calcext:value-type="float">
            <text:p>0.066395054</text:p>
          </table:table-cell>
          <table:table-cell table:number-columns-repeated="2" office:value-type="float" office:value="0.422941488242573" calcext:value-type="float">
            <text:p>0.4229414882</text:p>
          </table:table-cell>
          <table:table-cell table:number-columns-repeated="2" office:value-type="float" office:value="0.577110001914824" calcext:value-type="float">
            <text:p>0.5771100019</text:p>
          </table:table-cell>
          <table:table-cell table:number-columns-repeated="2" office:value-type="float" office:value="0.28281320902613" calcext:value-type="float">
            <text:p>0.282813209</text:p>
          </table:table-cell>
        </table:table-row>
        <table:table-row table:style-name="ro1">
          <table:table-cell office:value-type="string" calcext:value-type="string">
            <text:p>Germany_corp</text:p>
          </table:table-cell>
          <table:table-cell table:number-columns-repeated="2" office:value-type="float" office:value="-0.109681279956862" calcext:value-type="float">
            <text:p>-0.10968128</text:p>
          </table:table-cell>
          <table:table-cell table:number-columns-repeated="2" office:value-type="float" office:value="0.144774985065917" calcext:value-type="float">
            <text:p>0.1447749851</text:p>
          </table:table-cell>
          <table:table-cell table:number-columns-repeated="2" office:value-type="float" office:value="-0.100716962027592" calcext:value-type="float">
            <text:p>-0.100716962</text:p>
          </table:table-cell>
          <table:table-cell office:value-type="float" office:value="-0.487909730300498" calcext:value-type="float">
            <text:p>-0.4879097303</text:p>
          </table:table-cell>
          <table:table-cell office:value-type="float" office:value="-0.45734533927208" calcext:value-type="float">
            <text:p>-0.4573453393</text:p>
          </table:table-cell>
          <table:table-cell table:number-columns-repeated="2" office:value-type="float" office:value="0.144363337775143" calcext:value-type="float">
            <text:p>0.1443633378</text:p>
          </table:table-cell>
          <table:table-cell table:number-columns-repeated="2" office:value-type="float" office:value="0.106446991918187" calcext:value-type="float">
            <text:p>0.1064469919</text:p>
          </table:table-cell>
          <table:table-cell table:number-columns-repeated="2" office:value-type="float" office:value="-0.0127999349808436" calcext:value-type="float">
            <text:p>-0.012799935</text:p>
          </table:table-cell>
          <table:table-cell table:number-columns-repeated="2" office:value-type="float" office:value="-0.00872596527054259" calcext:value-type="float">
            <text:p>-0.0087259653</text:p>
          </table:table-cell>
          <table:table-cell table:number-columns-repeated="2" office:value-type="float" office:value="-0.132241204160426" calcext:value-type="float">
            <text:p>-0.1322412042</text:p>
          </table:table-cell>
          <table:table-cell table:number-columns-repeated="2" office:value-type="float" office:value="0.44211244043025" calcext:value-type="float">
            <text:p>0.4421124404</text:p>
          </table:table-cell>
          <table:table-cell table:number-columns-repeated="2" office:value-type="float" office:value="0.500206582140853" calcext:value-type="float">
            <text:p>0.5002065821</text:p>
          </table:table-cell>
          <table:table-cell office:value-type="float" office:value="-0.144583889266313" calcext:value-type="float">
            <text:p>-0.1445838893</text:p>
          </table:table-cell>
          <table:table-cell office:value-type="float" office:value="0.0702583216005127" calcext:value-type="float">
            <text:p>0.0702583216</text:p>
          </table:table-cell>
          <table:table-cell table:number-columns-repeated="2" office:value-type="float" office:value="-0.205237890857884" calcext:value-type="float">
            <text:p>-0.2052378909</text:p>
          </table:table-cell>
          <table:table-cell table:number-columns-repeated="2" office:value-type="float" office:value="-0.287038869845714" calcext:value-type="float">
            <text:p>-0.2870388698</text:p>
          </table:table-cell>
          <table:table-cell table:number-columns-repeated="2" office:value-type="float" office:value="-0.105566991274146" calcext:value-type="float">
            <text:p>-0.10556699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0.0610701098447039" calcext:value-type="float">
            <text:p>-0.0610701098</text:p>
          </table:table-cell>
          <table:table-cell table:number-columns-repeated="2" office:value-type="float" office:value="0.488919889468267" calcext:value-type="float">
            <text:p>0.4889198895</text:p>
          </table:table-cell>
          <table:table-cell table:number-columns-repeated="2" office:value-type="float" office:value="-0.176272029967228" calcext:value-type="float">
            <text:p>-0.17627203</text:p>
          </table:table-cell>
          <table:table-cell table:number-columns-repeated="2" office:value-type="float" office:value="0.272302579076856" calcext:value-type="float">
            <text:p>0.2723025791</text:p>
          </table:table-cell>
          <table:table-cell table:number-columns-repeated="2" office:value-type="float" office:value="-0.109000277382978" calcext:value-type="float">
            <text:p>-0.1090002774</text:p>
          </table:table-cell>
          <table:table-cell office:value-type="float" office:value="0.34456713656671" calcext:value-type="float">
            <text:p>0.3445671366</text:p>
          </table:table-cell>
          <table:table-cell office:value-type="float" office:value="0.233749332259788" calcext:value-type="float">
            <text:p>0.2337493323</text:p>
          </table:table-cell>
          <table:table-cell table:number-columns-repeated="2" office:value-type="float" office:value="0.180126934586819" calcext:value-type="float">
            <text:p>0.1801269346</text:p>
          </table:table-cell>
          <table:table-cell table:number-columns-repeated="2" office:value-type="float" office:value="0.100473288594823" calcext:value-type="float">
            <text:p>0.1004732886</text:p>
          </table:table-cell>
          <table:table-cell table:number-columns-repeated="2" office:value-type="float" office:value="0.221434376324351" calcext:value-type="float">
            <text:p>0.2214343763</text:p>
          </table:table-cell>
          <table:table-cell table:number-columns-repeated="2" office:value-type="float" office:value="0.18985256546526" calcext:value-type="float">
            <text:p>0.1898525655</text:p>
          </table:table-cell>
          <table:table-cell table:number-columns-repeated="2" office:value-type="float" office:value="0.171547763381481" calcext:value-type="float">
            <text:p>0.1715477634</text:p>
          </table:table-cell>
          <table:table-cell table:number-columns-repeated="2" office:value-type="float" office:value="0.0998087035843119" calcext:value-type="float">
            <text:p>0.0998087036</text:p>
          </table:table-cell>
          <table:table-cell table:number-columns-repeated="2" office:value-type="float" office:value="-0.104475248507057" calcext:value-type="float">
            <text:p>-0.1044752485</text:p>
          </table:table-cell>
          <table:table-cell table:number-columns-repeated="2" office:value-type="float" office:value="-0.0113186252416476" calcext:value-type="float">
            <text:p>-0.0113186252</text:p>
          </table:table-cell>
          <table:table-cell table:number-columns-repeated="2" office:value-type="float" office:value="0.58605537484845" calcext:value-type="float">
            <text:p>0.5860553748</text:p>
          </table:table-cell>
          <table:table-cell table:number-columns-repeated="2" office:value-type="float" office:value="0.391460310829626" calcext:value-type="float">
            <text:p>0.3914603108</text:p>
          </table:table-cell>
          <table:table-cell table:number-columns-repeated="2" office:value-type="float" office:value="0.630201735103437" calcext:value-type="float">
            <text:p>0.6302017351</text:p>
          </table:table-cell>
          <table:table-cell table:number-columns-repeated="2" office:value-type="float" office:value="-0.198705886872327" calcext:value-type="float">
            <text:p>-0.1987058869</text:p>
          </table:table-cell>
          <table:table-cell office:value-type="float" office:value="-0.156970143557871" calcext:value-type="float">
            <text:p>-0.1569701436</text:p>
          </table:table-cell>
          <table:table-cell office:value-type="float" office:value="-0.0996361641102174" calcext:value-type="float">
            <text:p>-0.0996361641</text:p>
          </table:table-cell>
          <table:table-cell office:value-type="float" office:value="0.360666104790025" calcext:value-type="float">
            <text:p>0.3606661048</text:p>
          </table:table-cell>
          <table:table-cell office:value-type="float" office:value="-0.102632791789369" calcext:value-type="float">
            <text:p>-0.1026327918</text:p>
          </table:table-cell>
          <table:table-cell table:number-columns-repeated="2" office:value-type="float" office:value="0.0964168432007664" calcext:value-type="float">
            <text:p>0.0964168432</text:p>
          </table:table-cell>
          <table:table-cell table:number-columns-repeated="2" office:value-type="float" office:value="-0.0887302831943773" calcext:value-type="float">
            <text:p>-0.0887302832</text:p>
          </table:table-cell>
          <table:table-cell table:number-columns-repeated="2" office:value-type="float" office:value="0.198102157899692" calcext:value-type="float">
            <text:p>0.1981021579</text:p>
          </table:table-cell>
          <table:table-cell table:number-columns-repeated="2" office:value-type="float" office:value="-0.136719957556488" calcext:value-type="float">
            <text:p>-0.1367199576</text:p>
          </table:table-cell>
          <table:table-cell table:number-columns-repeated="2" office:value-type="float" office:value="-0.133137259619632" calcext:value-type="float">
            <text:p>-0.1331372596</text:p>
          </table:table-cell>
          <table:table-cell table:number-columns-repeated="2" office:value-type="float" office:value="0.207289739776864" calcext:value-type="float">
            <text:p>0.2072897398</text:p>
          </table:table-cell>
          <table:table-cell table:number-columns-repeated="2" office:value-type="float" office:value="-0.0134072779645401" calcext:value-type="float">
            <text:p>-0.013407278</text:p>
          </table:table-cell>
          <table:table-cell office:value-type="float" office:value="0.353410532615821" calcext:value-type="float">
            <text:p>0.3534105326</text:p>
          </table:table-cell>
          <table:table-cell office:value-type="float" office:value="0.175345913672295" calcext:value-type="float">
            <text:p>0.1753459137</text:p>
          </table:table-cell>
        </table:table-row>
        <table:table-row table:style-name="ro1">
          <table:table-cell office:value-type="string" calcext:value-type="string">
            <text:p>Germany_residential</text:p>
          </table:table-cell>
          <table:table-cell table:number-columns-repeated="2" office:value-type="float" office:value="-0.109681279956862" calcext:value-type="float">
            <text:p>-0.10968128</text:p>
          </table:table-cell>
          <table:table-cell table:number-columns-repeated="2" office:value-type="float" office:value="0.144774985065917" calcext:value-type="float">
            <text:p>0.1447749851</text:p>
          </table:table-cell>
          <table:table-cell table:number-columns-repeated="2" office:value-type="float" office:value="-0.100716962027592" calcext:value-type="float">
            <text:p>-0.100716962</text:p>
          </table:table-cell>
          <table:table-cell table:number-columns-repeated="2" office:value-type="float" office:value="-0.45734533927208" calcext:value-type="float">
            <text:p>-0.4573453393</text:p>
          </table:table-cell>
          <table:table-cell table:number-columns-repeated="2" office:value-type="float" office:value="0.144363337775143" calcext:value-type="float">
            <text:p>0.1443633378</text:p>
          </table:table-cell>
          <table:table-cell table:number-columns-repeated="2" office:value-type="float" office:value="0.106446991918187" calcext:value-type="float">
            <text:p>0.1064469919</text:p>
          </table:table-cell>
          <table:table-cell table:number-columns-repeated="2" office:value-type="float" office:value="-0.0127999349808436" calcext:value-type="float">
            <text:p>-0.012799935</text:p>
          </table:table-cell>
          <table:table-cell table:number-columns-repeated="2" office:value-type="float" office:value="-0.00872596527054259" calcext:value-type="float">
            <text:p>-0.0087259653</text:p>
          </table:table-cell>
          <table:table-cell table:number-columns-repeated="2" office:value-type="float" office:value="-0.132241204160426" calcext:value-type="float">
            <text:p>-0.1322412042</text:p>
          </table:table-cell>
          <table:table-cell table:number-columns-repeated="2" office:value-type="float" office:value="0.44211244043025" calcext:value-type="float">
            <text:p>0.4421124404</text:p>
          </table:table-cell>
          <table:table-cell table:number-columns-repeated="2" office:value-type="float" office:value="0.500206582140853" calcext:value-type="float">
            <text:p>0.5002065821</text:p>
          </table:table-cell>
          <table:table-cell table:number-columns-repeated="2" office:value-type="float" office:value="0.0702583216005127" calcext:value-type="float">
            <text:p>0.0702583216</text:p>
          </table:table-cell>
          <table:table-cell table:number-columns-repeated="2" office:value-type="float" office:value="-0.205237890857884" calcext:value-type="float">
            <text:p>-0.2052378909</text:p>
          </table:table-cell>
          <table:table-cell table:number-columns-repeated="2" office:value-type="float" office:value="-0.287038869845714" calcext:value-type="float">
            <text:p>-0.2870388698</text:p>
          </table:table-cell>
          <table:table-cell table:number-columns-repeated="2" office:value-type="float" office:value="-0.105566991274146" calcext:value-type="float">
            <text:p>-0.10556699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0.0610701098447039" calcext:value-type="float">
            <text:p>-0.0610701098</text:p>
          </table:table-cell>
          <table:table-cell table:number-columns-repeated="2" office:value-type="float" office:value="0.488919889468267" calcext:value-type="float">
            <text:p>0.4889198895</text:p>
          </table:table-cell>
          <table:table-cell table:number-columns-repeated="2" office:value-type="float" office:value="-0.176272029967228" calcext:value-type="float">
            <text:p>-0.17627203</text:p>
          </table:table-cell>
          <table:table-cell table:number-columns-repeated="2" office:value-type="float" office:value="0.272302579076856" calcext:value-type="float">
            <text:p>0.2723025791</text:p>
          </table:table-cell>
          <table:table-cell table:number-columns-repeated="2" office:value-type="float" office:value="-0.109000277382978" calcext:value-type="float">
            <text:p>-0.1090002774</text:p>
          </table:table-cell>
          <table:table-cell table:number-columns-repeated="2" office:value-type="float" office:value="0.233749332259788" calcext:value-type="float">
            <text:p>0.2337493323</text:p>
          </table:table-cell>
          <table:table-cell table:number-columns-repeated="2" office:value-type="float" office:value="0.180126934586819" calcext:value-type="float">
            <text:p>0.1801269346</text:p>
          </table:table-cell>
          <table:table-cell table:number-columns-repeated="2" office:value-type="float" office:value="0.100473288594823" calcext:value-type="float">
            <text:p>0.1004732886</text:p>
          </table:table-cell>
          <table:table-cell table:number-columns-repeated="2" office:value-type="float" office:value="0.221434376324351" calcext:value-type="float">
            <text:p>0.2214343763</text:p>
          </table:table-cell>
          <table:table-cell table:number-columns-repeated="2" office:value-type="float" office:value="0.18985256546526" calcext:value-type="float">
            <text:p>0.1898525655</text:p>
          </table:table-cell>
          <table:table-cell table:number-columns-repeated="2" office:value-type="float" office:value="0.171547763381481" calcext:value-type="float">
            <text:p>0.1715477634</text:p>
          </table:table-cell>
          <table:table-cell table:number-columns-repeated="2" office:value-type="float" office:value="0.0998087035843119" calcext:value-type="float">
            <text:p>0.0998087036</text:p>
          </table:table-cell>
          <table:table-cell table:number-columns-repeated="2" office:value-type="float" office:value="-0.104475248507057" calcext:value-type="float">
            <text:p>-0.1044752485</text:p>
          </table:table-cell>
          <table:table-cell table:number-columns-repeated="2" office:value-type="float" office:value="-0.0113186252416476" calcext:value-type="float">
            <text:p>-0.0113186252</text:p>
          </table:table-cell>
          <table:table-cell table:number-columns-repeated="2" office:value-type="float" office:value="0.58605537484845" calcext:value-type="float">
            <text:p>0.5860553748</text:p>
          </table:table-cell>
          <table:table-cell table:number-columns-repeated="2" office:value-type="float" office:value="0.391460310829626" calcext:value-type="float">
            <text:p>0.3914603108</text:p>
          </table:table-cell>
          <table:table-cell table:number-columns-repeated="2" office:value-type="float" office:value="0.630201735103437" calcext:value-type="float">
            <text:p>0.6302017351</text:p>
          </table:table-cell>
          <table:table-cell table:number-columns-repeated="2" office:value-type="float" office:value="-0.198705886872327" calcext:value-type="float">
            <text:p>-0.1987058869</text:p>
          </table:table-cell>
          <table:table-cell table:number-columns-repeated="2" office:value-type="float" office:value="-0.0996361641102174" calcext:value-type="float">
            <text:p>-0.0996361641</text:p>
          </table:table-cell>
          <table:table-cell table:number-columns-repeated="2" office:value-type="float" office:value="-0.102632791789369" calcext:value-type="float">
            <text:p>-0.1026327918</text:p>
          </table:table-cell>
          <table:table-cell table:number-columns-repeated="2" office:value-type="float" office:value="0.0964168432007664" calcext:value-type="float">
            <text:p>0.0964168432</text:p>
          </table:table-cell>
          <table:table-cell table:number-columns-repeated="2" office:value-type="float" office:value="-0.0887302831943773" calcext:value-type="float">
            <text:p>-0.0887302832</text:p>
          </table:table-cell>
          <table:table-cell table:number-columns-repeated="2" office:value-type="float" office:value="0.198102157899692" calcext:value-type="float">
            <text:p>0.1981021579</text:p>
          </table:table-cell>
          <table:table-cell table:number-columns-repeated="2" office:value-type="float" office:value="-0.136719957556488" calcext:value-type="float">
            <text:p>-0.1367199576</text:p>
          </table:table-cell>
          <table:table-cell table:number-columns-repeated="2" office:value-type="float" office:value="-0.133137259619632" calcext:value-type="float">
            <text:p>-0.1331372596</text:p>
          </table:table-cell>
          <table:table-cell table:number-columns-repeated="2" office:value-type="float" office:value="0.207289739776864" calcext:value-type="float">
            <text:p>0.2072897398</text:p>
          </table:table-cell>
          <table:table-cell table:number-columns-repeated="2" office:value-type="float" office:value="-0.0134072779645401" calcext:value-type="float">
            <text:p>-0.013407278</text:p>
          </table:table-cell>
          <table:table-cell table:number-columns-repeated="2" office:value-type="float" office:value="0.175345913672295" calcext:value-type="float">
            <text:p>0.1753459137</text:p>
          </table:table-cell>
        </table:table-row>
        <table:table-row table:style-name="ro1">
          <table:table-cell office:value-type="string" calcext:value-type="string">
            <text:p>Hong_Kong_SAR_corp</text:p>
          </table:table-cell>
          <table:table-cell table:number-columns-repeated="2" office:value-type="float" office:value="0.127480739040057" calcext:value-type="float">
            <text:p>0.127480739</text:p>
          </table:table-cell>
          <table:table-cell table:number-columns-repeated="2" office:value-type="float" office:value="-0.121215387050321" calcext:value-type="float">
            <text:p>-0.1212153871</text:p>
          </table:table-cell>
          <table:table-cell table:number-columns-repeated="2" office:value-type="float" office:value="0.0609210665209096" calcext:value-type="float">
            <text:p>0.0609210665</text:p>
          </table:table-cell>
          <table:table-cell table:number-columns-repeated="2" office:value-type="float" office:value="0.266523766480967" calcext:value-type="float">
            <text:p>0.2665237665</text:p>
          </table:table-cell>
          <table:table-cell table:number-columns-repeated="2" office:value-type="float" office:value="-0.0392475679158827" calcext:value-type="float">
            <text:p>-0.0392475679</text:p>
          </table:table-cell>
          <table:table-cell table:number-columns-repeated="2" office:value-type="float" office:value="0.259084237981226" calcext:value-type="float">
            <text:p>0.259084238</text:p>
          </table:table-cell>
          <table:table-cell table:number-columns-repeated="2" office:value-type="float" office:value="0.215188133203206" calcext:value-type="float">
            <text:p>0.2151881332</text:p>
          </table:table-cell>
          <table:table-cell table:number-columns-repeated="2" office:value-type="float" office:value="-0.0534051279864475" calcext:value-type="float">
            <text:p>-0.053405128</text:p>
          </table:table-cell>
          <table:table-cell table:number-columns-repeated="2" office:value-type="float" office:value="0.0715501986424635" calcext:value-type="float">
            <text:p>0.0715501986</text:p>
          </table:table-cell>
          <table:table-cell table:number-columns-repeated="2" office:value-type="float" office:value="-0.223365966781468" calcext:value-type="float">
            <text:p>-0.2233659668</text:p>
          </table:table-cell>
          <table:table-cell table:number-columns-repeated="2" office:value-type="float" office:value="-0.0794007281005382" calcext:value-type="float">
            <text:p>-0.0794007281</text:p>
          </table:table-cell>
          <table:table-cell table:number-columns-repeated="2" office:value-type="float" office:value="0.176136886298274" calcext:value-type="float">
            <text:p>0.1761368863</text:p>
          </table:table-cell>
          <table:table-cell table:number-columns-repeated="2" office:value-type="float" office:value="0.060584439655759" calcext:value-type="float">
            <text:p>0.0605844397</text:p>
          </table:table-cell>
          <table:table-cell table:number-columns-repeated="2" office:value-type="float" office:value="0.436353961922682" calcext:value-type="float">
            <text:p>0.4363539619</text:p>
          </table:table-cell>
          <table:table-cell table:number-columns-repeated="2" office:value-type="float" office:value="-0.0588638807442624" calcext:value-type="float">
            <text:p>-0.0588638807</text:p>
          </table:table-cell>
          <table:table-cell table:number-columns-repeated="2" office:value-type="float" office:value="-0.0610701098447039" calcext:value-type="float">
            <text:p>-0.061070109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0.248598840664734" calcext:value-type="float">
            <text:p>-0.2485988407</text:p>
          </table:table-cell>
          <table:table-cell table:number-columns-repeated="2" office:value-type="float" office:value="0.230937485280065" calcext:value-type="float">
            <text:p>0.2309374853</text:p>
          </table:table-cell>
          <table:table-cell table:number-columns-repeated="2" office:value-type="float" office:value="-0.0900315293168984" calcext:value-type="float">
            <text:p>-0.0900315293</text:p>
          </table:table-cell>
          <table:table-cell table:number-columns-repeated="2" office:value-type="float" office:value="0.058869338629213" calcext:value-type="float">
            <text:p>0.0588693386</text:p>
          </table:table-cell>
          <table:table-cell table:number-columns-repeated="2" office:value-type="float" office:value="0.252767908497297" calcext:value-type="float">
            <text:p>0.2527679085</text:p>
          </table:table-cell>
          <table:table-cell table:number-columns-repeated="2" office:value-type="float" office:value="0.212855251377281" calcext:value-type="float">
            <text:p>0.2128552514</text:p>
          </table:table-cell>
          <table:table-cell table:number-columns-repeated="2" office:value-type="float" office:value="-0.027549866794258" calcext:value-type="float">
            <text:p>-0.0275498668</text:p>
          </table:table-cell>
          <table:table-cell table:number-columns-repeated="2" office:value-type="float" office:value="-0.135390801073397" calcext:value-type="float">
            <text:p>-0.1353908011</text:p>
          </table:table-cell>
          <table:table-cell table:number-columns-repeated="2" office:value-type="float" office:value="0.150495201908819" calcext:value-type="float">
            <text:p>0.1504952019</text:p>
          </table:table-cell>
          <table:table-cell table:number-columns-repeated="2" office:value-type="float" office:value="-0.203032737945402" calcext:value-type="float">
            <text:p>-0.2030327379</text:p>
          </table:table-cell>
          <table:table-cell table:number-columns-repeated="2" office:value-type="float" office:value="0.109432865758684" calcext:value-type="float">
            <text:p>0.1094328658</text:p>
          </table:table-cell>
          <table:table-cell table:number-columns-repeated="2" office:value-type="float" office:value="0.263068648702576" calcext:value-type="float">
            <text:p>0.2630686487</text:p>
          </table:table-cell>
          <table:table-cell table:number-columns-repeated="2" office:value-type="float" office:value="0.0688706493622655" calcext:value-type="float">
            <text:p>0.0688706494</text:p>
          </table:table-cell>
          <table:table-cell table:number-columns-repeated="2" office:value-type="float" office:value="-0.00642193786302654" calcext:value-type="float">
            <text:p>-0.0064219379</text:p>
          </table:table-cell>
          <table:table-cell table:number-columns-repeated="2" office:value-type="float" office:value="-0.00625256363313099" calcext:value-type="float">
            <text:p>-0.0062525636</text:p>
          </table:table-cell>
          <table:table-cell table:number-columns-repeated="2" office:value-type="float" office:value="-0.308060208517694" calcext:value-type="float">
            <text:p>-0.3080602085</text:p>
          </table:table-cell>
          <table:table-cell table:number-columns-repeated="2" office:value-type="float" office:value="-0.0699557141570575" calcext:value-type="float">
            <text:p>-0.0699557142</text:p>
          </table:table-cell>
          <table:table-cell table:number-columns-repeated="2" office:value-type="float" office:value="0.167705137653285" calcext:value-type="float">
            <text:p>0.1677051377</text:p>
          </table:table-cell>
          <table:table-cell table:number-columns-repeated="2" office:value-type="float" office:value="0.439484287096691" calcext:value-type="float">
            <text:p>0.4394842871</text:p>
          </table:table-cell>
          <table:table-cell table:number-columns-repeated="2" office:value-type="float" office:value="0.22700709560916" calcext:value-type="float">
            <text:p>0.2270070956</text:p>
          </table:table-cell>
          <table:table-cell table:number-columns-repeated="2" office:value-type="float" office:value="-0.0501964702335273" calcext:value-type="float">
            <text:p>-0.0501964702</text:p>
          </table:table-cell>
          <table:table-cell table:number-columns-repeated="2" office:value-type="float" office:value="-0.0490383135974523" calcext:value-type="float">
            <text:p>-0.0490383136</text:p>
          </table:table-cell>
          <table:table-cell table:number-columns-repeated="2" office:value-type="float" office:value="0.0633930450156018" calcext:value-type="float">
            <text:p>0.063393045</text:p>
          </table:table-cell>
          <table:table-cell table:number-columns-repeated="2" office:value-type="float" office:value="0.0438581318890202" calcext:value-type="float">
            <text:p>0.0438581319</text:p>
          </table:table-cell>
          <table:table-cell table:number-columns-repeated="2" office:value-type="float" office:value="0.370196732926783" calcext:value-type="float">
            <text:p>0.3701967329</text:p>
          </table:table-cell>
          <table:table-cell table:number-columns-repeated="2" office:value-type="float" office:value="-0.0176180266725372" calcext:value-type="float">
            <text:p>-0.0176180267</text:p>
          </table:table-cell>
          <table:table-cell table:number-columns-repeated="2" office:value-type="float" office:value="-0.0433064538444431" calcext:value-type="float">
            <text:p>-0.0433064538</text:p>
          </table:table-cell>
        </table:table-row>
        <table:table-row table:style-name="ro1">
          <table:table-cell office:value-type="string" calcext:value-type="string">
            <text:p>Hong_Kong_SAR_residential</text:p>
          </table:table-cell>
          <table:table-cell table:number-columns-repeated="2" office:value-type="float" office:value="0.127480739040057" calcext:value-type="float">
            <text:p>0.127480739</text:p>
          </table:table-cell>
          <table:table-cell table:number-columns-repeated="2" office:value-type="float" office:value="-0.121215387050321" calcext:value-type="float">
            <text:p>-0.1212153871</text:p>
          </table:table-cell>
          <table:table-cell table:number-columns-repeated="2" office:value-type="float" office:value="0.0609210665209096" calcext:value-type="float">
            <text:p>0.0609210665</text:p>
          </table:table-cell>
          <table:table-cell table:number-columns-repeated="2" office:value-type="float" office:value="0.266523766480967" calcext:value-type="float">
            <text:p>0.2665237665</text:p>
          </table:table-cell>
          <table:table-cell table:number-columns-repeated="2" office:value-type="float" office:value="-0.0392475679158827" calcext:value-type="float">
            <text:p>-0.0392475679</text:p>
          </table:table-cell>
          <table:table-cell table:number-columns-repeated="2" office:value-type="float" office:value="0.259084237981226" calcext:value-type="float">
            <text:p>0.259084238</text:p>
          </table:table-cell>
          <table:table-cell table:number-columns-repeated="2" office:value-type="float" office:value="0.215188133203206" calcext:value-type="float">
            <text:p>0.2151881332</text:p>
          </table:table-cell>
          <table:table-cell table:number-columns-repeated="2" office:value-type="float" office:value="-0.0534051279864475" calcext:value-type="float">
            <text:p>-0.053405128</text:p>
          </table:table-cell>
          <table:table-cell table:number-columns-repeated="2" office:value-type="float" office:value="0.0715501986424635" calcext:value-type="float">
            <text:p>0.0715501986</text:p>
          </table:table-cell>
          <table:table-cell table:number-columns-repeated="2" office:value-type="float" office:value="-0.223365966781468" calcext:value-type="float">
            <text:p>-0.2233659668</text:p>
          </table:table-cell>
          <table:table-cell table:number-columns-repeated="2" office:value-type="float" office:value="-0.0794007281005382" calcext:value-type="float">
            <text:p>-0.0794007281</text:p>
          </table:table-cell>
          <table:table-cell table:number-columns-repeated="2" office:value-type="float" office:value="0.176136886298274" calcext:value-type="float">
            <text:p>0.1761368863</text:p>
          </table:table-cell>
          <table:table-cell table:number-columns-repeated="2" office:value-type="float" office:value="0.060584439655759" calcext:value-type="float">
            <text:p>0.0605844397</text:p>
          </table:table-cell>
          <table:table-cell table:number-columns-repeated="2" office:value-type="float" office:value="0.436353961922682" calcext:value-type="float">
            <text:p>0.4363539619</text:p>
          </table:table-cell>
          <table:table-cell table:number-columns-repeated="2" office:value-type="float" office:value="-0.0588638807442624" calcext:value-type="float">
            <text:p>-0.0588638807</text:p>
          </table:table-cell>
          <table:table-cell table:number-columns-repeated="2" office:value-type="float" office:value="-0.0610701098447039" calcext:value-type="float">
            <text:p>-0.061070109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0.248598840664734" calcext:value-type="float">
            <text:p>-0.2485988407</text:p>
          </table:table-cell>
          <table:table-cell table:number-columns-repeated="2" office:value-type="float" office:value="0.230937485280065" calcext:value-type="float">
            <text:p>0.2309374853</text:p>
          </table:table-cell>
          <table:table-cell table:number-columns-repeated="2" office:value-type="float" office:value="-0.0900315293168984" calcext:value-type="float">
            <text:p>-0.0900315293</text:p>
          </table:table-cell>
          <table:table-cell table:number-columns-repeated="2" office:value-type="float" office:value="0.058869338629213" calcext:value-type="float">
            <text:p>0.0588693386</text:p>
          </table:table-cell>
          <table:table-cell table:number-columns-repeated="2" office:value-type="float" office:value="0.252767908497297" calcext:value-type="float">
            <text:p>0.2527679085</text:p>
          </table:table-cell>
          <table:table-cell table:number-columns-repeated="2" office:value-type="float" office:value="0.212855251377281" calcext:value-type="float">
            <text:p>0.2128552514</text:p>
          </table:table-cell>
          <table:table-cell table:number-columns-repeated="2" office:value-type="float" office:value="-0.027549866794258" calcext:value-type="float">
            <text:p>-0.0275498668</text:p>
          </table:table-cell>
          <table:table-cell table:number-columns-repeated="2" office:value-type="float" office:value="-0.135390801073397" calcext:value-type="float">
            <text:p>-0.1353908011</text:p>
          </table:table-cell>
          <table:table-cell table:number-columns-repeated="2" office:value-type="float" office:value="0.150495201908819" calcext:value-type="float">
            <text:p>0.1504952019</text:p>
          </table:table-cell>
          <table:table-cell table:number-columns-repeated="2" office:value-type="float" office:value="-0.203032737945402" calcext:value-type="float">
            <text:p>-0.2030327379</text:p>
          </table:table-cell>
          <table:table-cell table:number-columns-repeated="2" office:value-type="float" office:value="0.109432865758684" calcext:value-type="float">
            <text:p>0.1094328658</text:p>
          </table:table-cell>
          <table:table-cell table:number-columns-repeated="2" office:value-type="float" office:value="0.263068648702576" calcext:value-type="float">
            <text:p>0.2630686487</text:p>
          </table:table-cell>
          <table:table-cell table:number-columns-repeated="2" office:value-type="float" office:value="0.0688706493622655" calcext:value-type="float">
            <text:p>0.0688706494</text:p>
          </table:table-cell>
          <table:table-cell table:number-columns-repeated="2" office:value-type="float" office:value="-0.00642193786302654" calcext:value-type="float">
            <text:p>-0.0064219379</text:p>
          </table:table-cell>
          <table:table-cell table:number-columns-repeated="2" office:value-type="float" office:value="-0.00625256363313099" calcext:value-type="float">
            <text:p>-0.0062525636</text:p>
          </table:table-cell>
          <table:table-cell table:number-columns-repeated="2" office:value-type="float" office:value="-0.308060208517694" calcext:value-type="float">
            <text:p>-0.3080602085</text:p>
          </table:table-cell>
          <table:table-cell table:number-columns-repeated="2" office:value-type="float" office:value="-0.0699557141570575" calcext:value-type="float">
            <text:p>-0.0699557142</text:p>
          </table:table-cell>
          <table:table-cell table:number-columns-repeated="2" office:value-type="float" office:value="0.167705137653285" calcext:value-type="float">
            <text:p>0.1677051377</text:p>
          </table:table-cell>
          <table:table-cell table:number-columns-repeated="2" office:value-type="float" office:value="0.439484287096691" calcext:value-type="float">
            <text:p>0.4394842871</text:p>
          </table:table-cell>
          <table:table-cell table:number-columns-repeated="2" office:value-type="float" office:value="0.22700709560916" calcext:value-type="float">
            <text:p>0.2270070956</text:p>
          </table:table-cell>
          <table:table-cell table:number-columns-repeated="2" office:value-type="float" office:value="-0.0501964702335273" calcext:value-type="float">
            <text:p>-0.0501964702</text:p>
          </table:table-cell>
          <table:table-cell table:number-columns-repeated="2" office:value-type="float" office:value="-0.0490383135974523" calcext:value-type="float">
            <text:p>-0.0490383136</text:p>
          </table:table-cell>
          <table:table-cell table:number-columns-repeated="2" office:value-type="float" office:value="0.0633930450156018" calcext:value-type="float">
            <text:p>0.063393045</text:p>
          </table:table-cell>
          <table:table-cell table:number-columns-repeated="2" office:value-type="float" office:value="0.0438581318890202" calcext:value-type="float">
            <text:p>0.0438581319</text:p>
          </table:table-cell>
          <table:table-cell table:number-columns-repeated="2" office:value-type="float" office:value="0.370196732926783" calcext:value-type="float">
            <text:p>0.3701967329</text:p>
          </table:table-cell>
          <table:table-cell table:number-columns-repeated="2" office:value-type="float" office:value="-0.0176180266725372" calcext:value-type="float">
            <text:p>-0.0176180267</text:p>
          </table:table-cell>
          <table:table-cell table:number-columns-repeated="2" office:value-type="float" office:value="-0.0433064538444431" calcext:value-type="float">
            <text:p>-0.0433064538</text:p>
          </table:table-cell>
        </table:table-row>
        <table:table-row table:style-name="ro1">
          <table:table-cell office:value-type="string" calcext:value-type="string">
            <text:p>Hungary_corp</text:p>
          </table:table-cell>
          <table:table-cell table:number-columns-repeated="2" office:value-type="float" office:value="0.063504535538366" calcext:value-type="float">
            <text:p>0.0635045355</text:p>
          </table:table-cell>
          <table:table-cell table:number-columns-repeated="2" office:value-type="float" office:value="0.175567753124487" calcext:value-type="float">
            <text:p>0.1755677531</text:p>
          </table:table-cell>
          <table:table-cell table:number-columns-repeated="2" office:value-type="float" office:value="0.250797441504055" calcext:value-type="float">
            <text:p>0.2507974415</text:p>
          </table:table-cell>
          <table:table-cell table:number-columns-repeated="2" office:value-type="float" office:value="-0.668414448429123" calcext:value-type="float">
            <text:p>-0.6684144484</text:p>
          </table:table-cell>
          <table:table-cell table:number-columns-repeated="2" office:value-type="float" office:value="0.496816015265245" calcext:value-type="float">
            <text:p>0.4968160153</text:p>
          </table:table-cell>
          <table:table-cell table:number-columns-repeated="2" office:value-type="float" office:value="0.195280775050522" calcext:value-type="float">
            <text:p>0.1952807751</text:p>
          </table:table-cell>
          <table:table-cell table:number-columns-repeated="2" office:value-type="float" office:value="-0.20891612139098" calcext:value-type="float">
            <text:p>-0.2089161214</text:p>
          </table:table-cell>
          <table:table-cell table:number-columns-repeated="2" office:value-type="float" office:value="-0.000916573845629738" calcext:value-type="float">
            <text:p>-0.0009165738</text:p>
          </table:table-cell>
          <table:table-cell table:number-columns-repeated="2" office:value-type="float" office:value="-0.126489634315407" calcext:value-type="float">
            <text:p>-0.1264896343</text:p>
          </table:table-cell>
          <table:table-cell table:number-columns-repeated="2" office:value-type="float" office:value="0.599340299684778" calcext:value-type="float">
            <text:p>0.5993402997</text:p>
          </table:table-cell>
          <table:table-cell table:number-columns-repeated="2" office:value-type="float" office:value="0.558001682507099" calcext:value-type="float">
            <text:p>0.5580016825</text:p>
          </table:table-cell>
          <table:table-cell table:number-columns-repeated="2" office:value-type="float" office:value="0.404285141394218" calcext:value-type="float">
            <text:p>0.4042851414</text:p>
          </table:table-cell>
          <table:table-cell table:number-columns-repeated="2" office:value-type="float" office:value="0.328352541536257" calcext:value-type="float">
            <text:p>0.3283525415</text:p>
          </table:table-cell>
          <table:table-cell table:number-columns-repeated="2" office:value-type="float" office:value="-0.152189039842095" calcext:value-type="float">
            <text:p>-0.1521890398</text:p>
          </table:table-cell>
          <table:table-cell table:number-columns-repeated="2" office:value-type="float" office:value="0.272963817131571" calcext:value-type="float">
            <text:p>0.2729638171</text:p>
          </table:table-cell>
          <table:table-cell table:number-columns-repeated="2" office:value-type="float" office:value="0.488919889468267" calcext:value-type="float">
            <text:p>0.4889198895</text:p>
          </table:table-cell>
          <table:table-cell table:number-columns-repeated="2" office:value-type="float" office:value="-0.248598840664734" calcext:value-type="float">
            <text:p>-0.248598840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0.332206148517557" calcext:value-type="float">
            <text:p>-0.3322061485</text:p>
          </table:table-cell>
          <table:table-cell table:number-columns-repeated="2" office:value-type="float" office:value="0.652215832574703" calcext:value-type="float">
            <text:p>0.6522158326</text:p>
          </table:table-cell>
          <table:table-cell table:number-columns-repeated="2" office:value-type="float" office:value="0.198559561708044" calcext:value-type="float">
            <text:p>0.1985595617</text:p>
          </table:table-cell>
          <table:table-cell table:number-columns-repeated="2" office:value-type="float" office:value="0.204216919279651" calcext:value-type="float">
            <text:p>0.2042169193</text:p>
          </table:table-cell>
          <table:table-cell table:number-columns-repeated="2" office:value-type="float" office:value="0.267224296659436" calcext:value-type="float">
            <text:p>0.2672242967</text:p>
          </table:table-cell>
          <table:table-cell table:number-columns-repeated="2" office:value-type="float" office:value="0.400233879798098" calcext:value-type="float">
            <text:p>0.4002338798</text:p>
          </table:table-cell>
          <table:table-cell table:number-columns-repeated="2" office:value-type="float" office:value="0.434917490624144" calcext:value-type="float">
            <text:p>0.4349174906</text:p>
          </table:table-cell>
          <table:table-cell table:number-columns-repeated="2" office:value-type="float" office:value="0.263185743171316" calcext:value-type="float">
            <text:p>0.2631857432</text:p>
          </table:table-cell>
          <table:table-cell table:number-columns-repeated="2" office:value-type="float" office:value="0.631866863489889" calcext:value-type="float">
            <text:p>0.6318668635</text:p>
          </table:table-cell>
          <table:table-cell table:number-columns-repeated="2" office:value-type="float" office:value="0.396174135703188" calcext:value-type="float">
            <text:p>0.3961741357</text:p>
          </table:table-cell>
          <table:table-cell table:number-columns-repeated="2" office:value-type="float" office:value="-0.115678755127029" calcext:value-type="float">
            <text:p>-0.1156787551</text:p>
          </table:table-cell>
          <table:table-cell table:number-columns-repeated="2" office:value-type="float" office:value="-0.0984336189620757" calcext:value-type="float">
            <text:p>-0.098433619</text:p>
          </table:table-cell>
          <table:table-cell table:number-columns-repeated="2" office:value-type="float" office:value="0.748783570948321" calcext:value-type="float">
            <text:p>0.7487835709</text:p>
          </table:table-cell>
          <table:table-cell table:number-columns-repeated="2" office:value-type="float" office:value="0.542706005087767" calcext:value-type="float">
            <text:p>0.5427060051</text:p>
          </table:table-cell>
          <table:table-cell table:number-columns-repeated="2" office:value-type="float" office:value="0.433184986365358" calcext:value-type="float">
            <text:p>0.4331849864</text:p>
          </table:table-cell>
          <table:table-cell table:number-columns-repeated="2" office:value-type="float" office:value="-0.00497753595167234" calcext:value-type="float">
            <text:p>-0.004977536</text:p>
          </table:table-cell>
          <table:table-cell table:number-columns-repeated="2" office:value-type="float" office:value="-0.0518853756755407" calcext:value-type="float">
            <text:p>-0.0518853757</text:p>
          </table:table-cell>
          <table:table-cell table:number-columns-repeated="2" office:value-type="float" office:value="-0.0487191354156789" calcext:value-type="float">
            <text:p>-0.0487191354</text:p>
          </table:table-cell>
          <table:table-cell table:number-columns-repeated="2" office:value-type="float" office:value="0.459425645240662" calcext:value-type="float">
            <text:p>0.4594256452</text:p>
          </table:table-cell>
          <table:table-cell table:number-columns-repeated="2" office:value-type="float" office:value="0.25647613409371" calcext:value-type="float">
            <text:p>0.2564761341</text:p>
          </table:table-cell>
          <table:table-cell table:number-columns-repeated="2" office:value-type="float" office:value="0.679546133533927" calcext:value-type="float">
            <text:p>0.6795461335</text:p>
          </table:table-cell>
          <table:table-cell table:number-columns-repeated="2" office:value-type="float" office:value="0.266831855929147" calcext:value-type="float">
            <text:p>0.2668318559</text:p>
          </table:table-cell>
          <table:table-cell table:number-columns-repeated="2" office:value-type="float" office:value="-0.158720730661064" calcext:value-type="float">
            <text:p>-0.1587207307</text:p>
          </table:table-cell>
          <table:table-cell table:number-columns-repeated="2" office:value-type="float" office:value="0.273730770938779" calcext:value-type="float">
            <text:p>0.2737307709</text:p>
          </table:table-cell>
          <table:table-cell table:number-columns-repeated="2" office:value-type="float" office:value="0.428080535040634" calcext:value-type="float">
            <text:p>0.428080535</text:p>
          </table:table-cell>
          <table:table-cell table:number-columns-repeated="2" office:value-type="float" office:value="0.263772102432161" calcext:value-type="float">
            <text:p>0.2637721024</text:p>
          </table:table-cell>
        </table:table-row>
        <table:table-row table:style-name="ro1">
          <table:table-cell office:value-type="string" calcext:value-type="string">
            <text:p>Hungary_residential</text:p>
          </table:table-cell>
          <table:table-cell table:number-columns-repeated="2" office:value-type="float" office:value="0.063504535538366" calcext:value-type="float">
            <text:p>0.0635045355</text:p>
          </table:table-cell>
          <table:table-cell table:number-columns-repeated="2" office:value-type="float" office:value="0.175567753124487" calcext:value-type="float">
            <text:p>0.1755677531</text:p>
          </table:table-cell>
          <table:table-cell table:number-columns-repeated="2" office:value-type="float" office:value="0.250797441504055" calcext:value-type="float">
            <text:p>0.2507974415</text:p>
          </table:table-cell>
          <table:table-cell table:number-columns-repeated="2" office:value-type="float" office:value="-0.668414448429123" calcext:value-type="float">
            <text:p>-0.6684144484</text:p>
          </table:table-cell>
          <table:table-cell table:number-columns-repeated="2" office:value-type="float" office:value="0.496816015265245" calcext:value-type="float">
            <text:p>0.4968160153</text:p>
          </table:table-cell>
          <table:table-cell table:number-columns-repeated="2" office:value-type="float" office:value="0.195280775050522" calcext:value-type="float">
            <text:p>0.1952807751</text:p>
          </table:table-cell>
          <table:table-cell table:number-columns-repeated="2" office:value-type="float" office:value="-0.20891612139098" calcext:value-type="float">
            <text:p>-0.2089161214</text:p>
          </table:table-cell>
          <table:table-cell table:number-columns-repeated="2" office:value-type="float" office:value="-0.000916573845629738" calcext:value-type="float">
            <text:p>-0.0009165738</text:p>
          </table:table-cell>
          <table:table-cell table:number-columns-repeated="2" office:value-type="float" office:value="-0.126489634315407" calcext:value-type="float">
            <text:p>-0.1264896343</text:p>
          </table:table-cell>
          <table:table-cell table:number-columns-repeated="2" office:value-type="float" office:value="0.599340299684778" calcext:value-type="float">
            <text:p>0.5993402997</text:p>
          </table:table-cell>
          <table:table-cell table:number-columns-repeated="2" office:value-type="float" office:value="0.558001682507099" calcext:value-type="float">
            <text:p>0.5580016825</text:p>
          </table:table-cell>
          <table:table-cell table:number-columns-repeated="2" office:value-type="float" office:value="0.404285141394218" calcext:value-type="float">
            <text:p>0.4042851414</text:p>
          </table:table-cell>
          <table:table-cell table:number-columns-repeated="2" office:value-type="float" office:value="0.328352541536257" calcext:value-type="float">
            <text:p>0.3283525415</text:p>
          </table:table-cell>
          <table:table-cell table:number-columns-repeated="2" office:value-type="float" office:value="-0.152189039842095" calcext:value-type="float">
            <text:p>-0.1521890398</text:p>
          </table:table-cell>
          <table:table-cell table:number-columns-repeated="2" office:value-type="float" office:value="0.272963817131571" calcext:value-type="float">
            <text:p>0.2729638171</text:p>
          </table:table-cell>
          <table:table-cell table:number-columns-repeated="2" office:value-type="float" office:value="0.488919889468267" calcext:value-type="float">
            <text:p>0.4889198895</text:p>
          </table:table-cell>
          <table:table-cell table:number-columns-repeated="2" office:value-type="float" office:value="-0.248598840664734" calcext:value-type="float">
            <text:p>-0.248598840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0.332206148517557" calcext:value-type="float">
            <text:p>-0.3322061485</text:p>
          </table:table-cell>
          <table:table-cell table:number-columns-repeated="2" office:value-type="float" office:value="0.652215832574703" calcext:value-type="float">
            <text:p>0.6522158326</text:p>
          </table:table-cell>
          <table:table-cell table:number-columns-repeated="2" office:value-type="float" office:value="0.198559561708044" calcext:value-type="float">
            <text:p>0.1985595617</text:p>
          </table:table-cell>
          <table:table-cell table:number-columns-repeated="2" office:value-type="float" office:value="0.204216919279651" calcext:value-type="float">
            <text:p>0.2042169193</text:p>
          </table:table-cell>
          <table:table-cell table:number-columns-repeated="2" office:value-type="float" office:value="0.267224296659436" calcext:value-type="float">
            <text:p>0.2672242967</text:p>
          </table:table-cell>
          <table:table-cell table:number-columns-repeated="2" office:value-type="float" office:value="0.400233879798098" calcext:value-type="float">
            <text:p>0.4002338798</text:p>
          </table:table-cell>
          <table:table-cell table:number-columns-repeated="2" office:value-type="float" office:value="0.434917490624144" calcext:value-type="float">
            <text:p>0.4349174906</text:p>
          </table:table-cell>
          <table:table-cell table:number-columns-repeated="2" office:value-type="float" office:value="0.263185743171316" calcext:value-type="float">
            <text:p>0.2631857432</text:p>
          </table:table-cell>
          <table:table-cell table:number-columns-repeated="2" office:value-type="float" office:value="0.631866863489889" calcext:value-type="float">
            <text:p>0.6318668635</text:p>
          </table:table-cell>
          <table:table-cell table:number-columns-repeated="2" office:value-type="float" office:value="0.396174135703188" calcext:value-type="float">
            <text:p>0.3961741357</text:p>
          </table:table-cell>
          <table:table-cell table:number-columns-repeated="2" office:value-type="float" office:value="-0.115678755127029" calcext:value-type="float">
            <text:p>-0.1156787551</text:p>
          </table:table-cell>
          <table:table-cell table:number-columns-repeated="2" office:value-type="float" office:value="-0.0984336189620757" calcext:value-type="float">
            <text:p>-0.098433619</text:p>
          </table:table-cell>
          <table:table-cell table:number-columns-repeated="2" office:value-type="float" office:value="0.748783570948321" calcext:value-type="float">
            <text:p>0.7487835709</text:p>
          </table:table-cell>
          <table:table-cell table:number-columns-repeated="2" office:value-type="float" office:value="0.542706005087767" calcext:value-type="float">
            <text:p>0.5427060051</text:p>
          </table:table-cell>
          <table:table-cell table:number-columns-repeated="2" office:value-type="float" office:value="0.433184986365358" calcext:value-type="float">
            <text:p>0.4331849864</text:p>
          </table:table-cell>
          <table:table-cell table:number-columns-repeated="2" office:value-type="float" office:value="-0.00497753595167234" calcext:value-type="float">
            <text:p>-0.004977536</text:p>
          </table:table-cell>
          <table:table-cell table:number-columns-repeated="2" office:value-type="float" office:value="-0.0518853756755407" calcext:value-type="float">
            <text:p>-0.0518853757</text:p>
          </table:table-cell>
          <table:table-cell table:number-columns-repeated="2" office:value-type="float" office:value="-0.0487191354156789" calcext:value-type="float">
            <text:p>-0.0487191354</text:p>
          </table:table-cell>
          <table:table-cell table:number-columns-repeated="2" office:value-type="float" office:value="0.459425645240662" calcext:value-type="float">
            <text:p>0.4594256452</text:p>
          </table:table-cell>
          <table:table-cell table:number-columns-repeated="2" office:value-type="float" office:value="0.25647613409371" calcext:value-type="float">
            <text:p>0.2564761341</text:p>
          </table:table-cell>
          <table:table-cell table:number-columns-repeated="2" office:value-type="float" office:value="0.679546133533927" calcext:value-type="float">
            <text:p>0.6795461335</text:p>
          </table:table-cell>
          <table:table-cell table:number-columns-repeated="2" office:value-type="float" office:value="0.266831855929147" calcext:value-type="float">
            <text:p>0.2668318559</text:p>
          </table:table-cell>
          <table:table-cell table:number-columns-repeated="2" office:value-type="float" office:value="-0.158720730661064" calcext:value-type="float">
            <text:p>-0.1587207307</text:p>
          </table:table-cell>
          <table:table-cell table:number-columns-repeated="2" office:value-type="float" office:value="0.273730770938779" calcext:value-type="float">
            <text:p>0.2737307709</text:p>
          </table:table-cell>
          <table:table-cell table:number-columns-repeated="2" office:value-type="float" office:value="0.428080535040634" calcext:value-type="float">
            <text:p>0.428080535</text:p>
          </table:table-cell>
          <table:table-cell table:number-columns-repeated="2" office:value-type="float" office:value="0.263772102432161" calcext:value-type="float">
            <text:p>0.2637721024</text:p>
          </table:table-cell>
        </table:table-row>
        <table:table-row table:style-name="ro1">
          <table:table-cell office:value-type="string" calcext:value-type="string">
            <text:p>India_corp</text:p>
          </table:table-cell>
          <table:table-cell table:number-columns-repeated="2" office:value-type="float" office:value="-0.0814379270681375" calcext:value-type="float">
            <text:p>-0.0814379271</text:p>
          </table:table-cell>
          <table:table-cell table:number-columns-repeated="2" office:value-type="float" office:value="0.0101941190796906" calcext:value-type="float">
            <text:p>0.0101941191</text:p>
          </table:table-cell>
          <table:table-cell table:number-columns-repeated="2" office:value-type="float" office:value="-0.43222858487428" calcext:value-type="float">
            <text:p>-0.4322285849</text:p>
          </table:table-cell>
          <table:table-cell table:number-columns-repeated="2" office:value-type="float" office:value="0.193069397809205" calcext:value-type="float">
            <text:p>0.1930693978</text:p>
          </table:table-cell>
          <table:table-cell table:number-columns-repeated="2" office:value-type="float" office:value="-0.229219054078791" calcext:value-type="float">
            <text:p>-0.2292190541</text:p>
          </table:table-cell>
          <table:table-cell table:number-columns-repeated="2" office:value-type="float" office:value="0.0361773880446819" calcext:value-type="float">
            <text:p>0.036177388</text:p>
          </table:table-cell>
          <table:table-cell table:number-columns-repeated="2" office:value-type="float" office:value="-0.177223547534901" calcext:value-type="float">
            <text:p>-0.1772235475</text:p>
          </table:table-cell>
          <table:table-cell table:number-columns-repeated="2" office:value-type="float" office:value="-0.248573249222134" calcext:value-type="float">
            <text:p>-0.2485732492</text:p>
          </table:table-cell>
          <table:table-cell table:number-columns-repeated="2" office:value-type="float" office:value="-0.020702799335322" calcext:value-type="float">
            <text:p>-0.0207027993</text:p>
          </table:table-cell>
          <table:table-cell table:number-columns-repeated="2" office:value-type="float" office:value="-0.36490240232865" calcext:value-type="float">
            <text:p>-0.3649024023</text:p>
          </table:table-cell>
          <table:table-cell table:number-columns-repeated="2" office:value-type="float" office:value="-0.286437595099035" calcext:value-type="float">
            <text:p>-0.2864375951</text:p>
          </table:table-cell>
          <table:table-cell table:number-columns-repeated="2" office:value-type="float" office:value="-0.00253808870649169" calcext:value-type="float">
            <text:p>-0.0025380887</text:p>
          </table:table-cell>
          <table:table-cell table:number-columns-repeated="2" office:value-type="float" office:value="0.0214918062292825" calcext:value-type="float">
            <text:p>0.0214918062</text:p>
          </table:table-cell>
          <table:table-cell table:number-columns-repeated="2" office:value-type="float" office:value="0.247798069629437" calcext:value-type="float">
            <text:p>0.2477980696</text:p>
          </table:table-cell>
          <table:table-cell table:number-columns-repeated="2" office:value-type="float" office:value="-0.390534286616453" calcext:value-type="float">
            <text:p>-0.3905342866</text:p>
          </table:table-cell>
          <table:table-cell table:number-columns-repeated="2" office:value-type="float" office:value="-0.176272029967228" calcext:value-type="float">
            <text:p>-0.17627203</text:p>
          </table:table-cell>
          <table:table-cell table:number-columns-repeated="2" office:value-type="float" office:value="0.230937485280065" calcext:value-type="float">
            <text:p>0.2309374853</text:p>
          </table:table-cell>
          <table:table-cell table:number-columns-repeated="2" office:value-type="float" office:value="-0.332206148517557" calcext:value-type="float">
            <text:p>-0.332206148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0.415853035473175" calcext:value-type="float">
            <text:p>-0.4158530355</text:p>
          </table:table-cell>
          <table:table-cell table:number-columns-repeated="2" office:value-type="float" office:value="-0.218629201546127" calcext:value-type="float">
            <text:p>-0.2186292015</text:p>
          </table:table-cell>
          <table:table-cell table:number-columns-repeated="2" office:value-type="float" office:value="-0.0833905476062532" calcext:value-type="float">
            <text:p>-0.0833905476</text:p>
          </table:table-cell>
          <table:table-cell table:number-columns-repeated="2" office:value-type="float" office:value="-0.311694484347514" calcext:value-type="float">
            <text:p>-0.3116944843</text:p>
          </table:table-cell>
          <table:table-cell table:number-columns-repeated="2" office:value-type="float" office:value="-0.233827126598376" calcext:value-type="float">
            <text:p>-0.2338271266</text:p>
          </table:table-cell>
          <table:table-cell table:number-columns-repeated="2" office:value-type="float" office:value="-0.176164564068464" calcext:value-type="float">
            <text:p>-0.1761645641</text:p>
          </table:table-cell>
          <table:table-cell table:number-columns-repeated="2" office:value-type="float" office:value="-0.0380935975137129" calcext:value-type="float">
            <text:p>-0.0380935975</text:p>
          </table:table-cell>
          <table:table-cell table:number-columns-repeated="2" office:value-type="float" office:value="-0.254049387467979" calcext:value-type="float">
            <text:p>-0.2540493875</text:p>
          </table:table-cell>
          <table:table-cell table:number-columns-repeated="2" office:value-type="float" office:value="-0.0843090786454543" calcext:value-type="float">
            <text:p>-0.0843090786</text:p>
          </table:table-cell>
          <table:table-cell table:number-columns-repeated="2" office:value-type="float" office:value="0.377254164876993" calcext:value-type="float">
            <text:p>0.3772541649</text:p>
          </table:table-cell>
          <table:table-cell table:number-columns-repeated="2" office:value-type="float" office:value="0.257005870832249" calcext:value-type="float">
            <text:p>0.2570058708</text:p>
          </table:table-cell>
          <table:table-cell table:number-columns-repeated="2" office:value-type="float" office:value="-0.330323054673953" calcext:value-type="float">
            <text:p>-0.3303230547</text:p>
          </table:table-cell>
          <table:table-cell table:number-columns-repeated="2" office:value-type="float" office:value="-0.416649972663249" calcext:value-type="float">
            <text:p>-0.4166499727</text:p>
          </table:table-cell>
          <table:table-cell table:number-columns-repeated="2" office:value-type="float" office:value="-0.0442418014016359" calcext:value-type="float">
            <text:p>-0.0442418014</text:p>
          </table:table-cell>
          <table:table-cell table:number-columns-repeated="2" office:value-type="float" office:value="-0.0508132191868349" calcext:value-type="float">
            <text:p>-0.0508132192</text:p>
          </table:table-cell>
          <table:table-cell table:number-columns-repeated="2" office:value-type="float" office:value="0.163367220308163" calcext:value-type="float">
            <text:p>0.1633672203</text:p>
          </table:table-cell>
          <table:table-cell table:number-columns-repeated="2" office:value-type="float" office:value="-0.0756074929818544" calcext:value-type="float">
            <text:p>-0.075607493</text:p>
          </table:table-cell>
          <table:table-cell table:number-columns-repeated="2" office:value-type="float" office:value="-0.261187943804399" calcext:value-type="float">
            <text:p>-0.2611879438</text:p>
          </table:table-cell>
          <table:table-cell table:number-columns-repeated="2" office:value-type="float" office:value="-0.0229286283872854" calcext:value-type="float">
            <text:p>-0.0229286284</text:p>
          </table:table-cell>
          <table:table-cell table:number-columns-repeated="2" office:value-type="float" office:value="-0.425769322108981" calcext:value-type="float">
            <text:p>-0.4257693221</text:p>
          </table:table-cell>
          <table:table-cell table:number-columns-repeated="2" office:value-type="float" office:value="-0.0883431581200321" calcext:value-type="float">
            <text:p>-0.0883431581</text:p>
          </table:table-cell>
          <table:table-cell table:number-columns-repeated="2" office:value-type="float" office:value="0.0989621500064645" calcext:value-type="float">
            <text:p>0.09896215</text:p>
          </table:table-cell>
          <table:table-cell table:number-columns-repeated="2" office:value-type="float" office:value="-0.155707038813458" calcext:value-type="float">
            <text:p>-0.1557070388</text:p>
          </table:table-cell>
          <table:table-cell table:number-columns-repeated="2" office:value-type="float" office:value="-0.316881263246469" calcext:value-type="float">
            <text:p>-0.3168812632</text:p>
          </table:table-cell>
          <table:table-cell table:number-columns-repeated="2" office:value-type="float" office:value="-0.241703399579502" calcext:value-type="float">
            <text:p>-0.2417033996</text:p>
          </table:table-cell>
        </table:table-row>
        <table:table-row table:style-name="ro1">
          <table:table-cell office:value-type="string" calcext:value-type="string">
            <text:p>India_residential</text:p>
          </table:table-cell>
          <table:table-cell table:number-columns-repeated="2" office:value-type="float" office:value="-0.0814379270681375" calcext:value-type="float">
            <text:p>-0.0814379271</text:p>
          </table:table-cell>
          <table:table-cell table:number-columns-repeated="2" office:value-type="float" office:value="0.0101941190796906" calcext:value-type="float">
            <text:p>0.0101941191</text:p>
          </table:table-cell>
          <table:table-cell table:number-columns-repeated="2" office:value-type="float" office:value="-0.43222858487428" calcext:value-type="float">
            <text:p>-0.4322285849</text:p>
          </table:table-cell>
          <table:table-cell table:number-columns-repeated="2" office:value-type="float" office:value="0.193069397809205" calcext:value-type="float">
            <text:p>0.1930693978</text:p>
          </table:table-cell>
          <table:table-cell table:number-columns-repeated="2" office:value-type="float" office:value="-0.229219054078791" calcext:value-type="float">
            <text:p>-0.2292190541</text:p>
          </table:table-cell>
          <table:table-cell table:number-columns-repeated="2" office:value-type="float" office:value="0.0361773880446819" calcext:value-type="float">
            <text:p>0.036177388</text:p>
          </table:table-cell>
          <table:table-cell table:number-columns-repeated="2" office:value-type="float" office:value="-0.177223547534901" calcext:value-type="float">
            <text:p>-0.1772235475</text:p>
          </table:table-cell>
          <table:table-cell table:number-columns-repeated="2" office:value-type="float" office:value="-0.248573249222134" calcext:value-type="float">
            <text:p>-0.2485732492</text:p>
          </table:table-cell>
          <table:table-cell table:number-columns-repeated="2" office:value-type="float" office:value="-0.020702799335322" calcext:value-type="float">
            <text:p>-0.0207027993</text:p>
          </table:table-cell>
          <table:table-cell table:number-columns-repeated="2" office:value-type="float" office:value="-0.36490240232865" calcext:value-type="float">
            <text:p>-0.3649024023</text:p>
          </table:table-cell>
          <table:table-cell table:number-columns-repeated="2" office:value-type="float" office:value="-0.286437595099035" calcext:value-type="float">
            <text:p>-0.2864375951</text:p>
          </table:table-cell>
          <table:table-cell table:number-columns-repeated="2" office:value-type="float" office:value="-0.00253808870649169" calcext:value-type="float">
            <text:p>-0.0025380887</text:p>
          </table:table-cell>
          <table:table-cell table:number-columns-repeated="2" office:value-type="float" office:value="0.0214918062292825" calcext:value-type="float">
            <text:p>0.0214918062</text:p>
          </table:table-cell>
          <table:table-cell table:number-columns-repeated="2" office:value-type="float" office:value="0.247798069629437" calcext:value-type="float">
            <text:p>0.2477980696</text:p>
          </table:table-cell>
          <table:table-cell table:number-columns-repeated="2" office:value-type="float" office:value="-0.390534286616453" calcext:value-type="float">
            <text:p>-0.3905342866</text:p>
          </table:table-cell>
          <table:table-cell table:number-columns-repeated="2" office:value-type="float" office:value="-0.176272029967228" calcext:value-type="float">
            <text:p>-0.17627203</text:p>
          </table:table-cell>
          <table:table-cell table:number-columns-repeated="2" office:value-type="float" office:value="0.230937485280065" calcext:value-type="float">
            <text:p>0.2309374853</text:p>
          </table:table-cell>
          <table:table-cell table:number-columns-repeated="2" office:value-type="float" office:value="-0.332206148517557" calcext:value-type="float">
            <text:p>-0.332206148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0.415853035473175" calcext:value-type="float">
            <text:p>-0.4158530355</text:p>
          </table:table-cell>
          <table:table-cell table:number-columns-repeated="2" office:value-type="float" office:value="-0.218629201546127" calcext:value-type="float">
            <text:p>-0.2186292015</text:p>
          </table:table-cell>
          <table:table-cell table:number-columns-repeated="2" office:value-type="float" office:value="-0.0833905476062532" calcext:value-type="float">
            <text:p>-0.0833905476</text:p>
          </table:table-cell>
          <table:table-cell table:number-columns-repeated="2" office:value-type="float" office:value="-0.311694484347514" calcext:value-type="float">
            <text:p>-0.3116944843</text:p>
          </table:table-cell>
          <table:table-cell table:number-columns-repeated="2" office:value-type="float" office:value="-0.233827126598376" calcext:value-type="float">
            <text:p>-0.2338271266</text:p>
          </table:table-cell>
          <table:table-cell table:number-columns-repeated="2" office:value-type="float" office:value="-0.176164564068464" calcext:value-type="float">
            <text:p>-0.1761645641</text:p>
          </table:table-cell>
          <table:table-cell table:number-columns-repeated="2" office:value-type="float" office:value="-0.0380935975137129" calcext:value-type="float">
            <text:p>-0.0380935975</text:p>
          </table:table-cell>
          <table:table-cell table:number-columns-repeated="2" office:value-type="float" office:value="-0.254049387467979" calcext:value-type="float">
            <text:p>-0.2540493875</text:p>
          </table:table-cell>
          <table:table-cell table:number-columns-repeated="2" office:value-type="float" office:value="-0.0843090786454543" calcext:value-type="float">
            <text:p>-0.0843090786</text:p>
          </table:table-cell>
          <table:table-cell table:number-columns-repeated="2" office:value-type="float" office:value="0.377254164876993" calcext:value-type="float">
            <text:p>0.3772541649</text:p>
          </table:table-cell>
          <table:table-cell table:number-columns-repeated="2" office:value-type="float" office:value="0.257005870832249" calcext:value-type="float">
            <text:p>0.2570058708</text:p>
          </table:table-cell>
          <table:table-cell table:number-columns-repeated="2" office:value-type="float" office:value="-0.330323054673953" calcext:value-type="float">
            <text:p>-0.3303230547</text:p>
          </table:table-cell>
          <table:table-cell table:number-columns-repeated="2" office:value-type="float" office:value="-0.416649972663249" calcext:value-type="float">
            <text:p>-0.4166499727</text:p>
          </table:table-cell>
          <table:table-cell table:number-columns-repeated="2" office:value-type="float" office:value="-0.0442418014016359" calcext:value-type="float">
            <text:p>-0.0442418014</text:p>
          </table:table-cell>
          <table:table-cell table:number-columns-repeated="2" office:value-type="float" office:value="-0.0508132191868349" calcext:value-type="float">
            <text:p>-0.0508132192</text:p>
          </table:table-cell>
          <table:table-cell table:number-columns-repeated="2" office:value-type="float" office:value="0.163367220308163" calcext:value-type="float">
            <text:p>0.1633672203</text:p>
          </table:table-cell>
          <table:table-cell table:number-columns-repeated="2" office:value-type="float" office:value="-0.0756074929818544" calcext:value-type="float">
            <text:p>-0.075607493</text:p>
          </table:table-cell>
          <table:table-cell table:number-columns-repeated="2" office:value-type="float" office:value="-0.261187943804399" calcext:value-type="float">
            <text:p>-0.2611879438</text:p>
          </table:table-cell>
          <table:table-cell table:number-columns-repeated="2" office:value-type="float" office:value="-0.0229286283872854" calcext:value-type="float">
            <text:p>-0.0229286284</text:p>
          </table:table-cell>
          <table:table-cell table:number-columns-repeated="2" office:value-type="float" office:value="-0.425769322108981" calcext:value-type="float">
            <text:p>-0.4257693221</text:p>
          </table:table-cell>
          <table:table-cell table:number-columns-repeated="2" office:value-type="float" office:value="-0.0883431581200321" calcext:value-type="float">
            <text:p>-0.0883431581</text:p>
          </table:table-cell>
          <table:table-cell table:number-columns-repeated="2" office:value-type="float" office:value="0.0989621500064645" calcext:value-type="float">
            <text:p>0.09896215</text:p>
          </table:table-cell>
          <table:table-cell table:number-columns-repeated="2" office:value-type="float" office:value="-0.155707038813458" calcext:value-type="float">
            <text:p>-0.1557070388</text:p>
          </table:table-cell>
          <table:table-cell table:number-columns-repeated="2" office:value-type="float" office:value="-0.316881263246469" calcext:value-type="float">
            <text:p>-0.3168812632</text:p>
          </table:table-cell>
          <table:table-cell table:number-columns-repeated="2" office:value-type="float" office:value="-0.241703399579502" calcext:value-type="float">
            <text:p>-0.2417033996</text:p>
          </table:table-cell>
        </table:table-row>
        <table:table-row table:style-name="ro1">
          <table:table-cell office:value-type="string" calcext:value-type="string">
            <text:p>Ireland_corp</text:p>
          </table:table-cell>
          <table:table-cell table:number-columns-repeated="2" office:value-type="float" office:value="0.278237045084557" calcext:value-type="float">
            <text:p>0.2782370451</text:p>
          </table:table-cell>
          <table:table-cell table:number-columns-repeated="2" office:value-type="float" office:value="-0.102362553227304" calcext:value-type="float">
            <text:p>-0.1023625532</text:p>
          </table:table-cell>
          <table:table-cell table:number-columns-repeated="2" office:value-type="float" office:value="0.335361286928725" calcext:value-type="float">
            <text:p>0.3353612869</text:p>
          </table:table-cell>
          <table:table-cell table:number-columns-repeated="2" office:value-type="float" office:value="-0.56797055131505" calcext:value-type="float">
            <text:p>-0.5679705513</text:p>
          </table:table-cell>
          <table:table-cell table:number-columns-repeated="2" office:value-type="float" office:value="0.458767063703416" calcext:value-type="float">
            <text:p>0.4587670637</text:p>
          </table:table-cell>
          <table:table-cell table:number-columns-repeated="2" office:value-type="float" office:value="0.27367591907137" calcext:value-type="float">
            <text:p>0.2736759191</text:p>
          </table:table-cell>
          <table:table-cell table:number-columns-repeated="2" office:value-type="float" office:value="0.168010226373755" calcext:value-type="float">
            <text:p>0.1680102264</text:p>
          </table:table-cell>
          <table:table-cell table:number-columns-repeated="2" office:value-type="float" office:value="0.0756994525625885" calcext:value-type="float">
            <text:p>0.0756994526</text:p>
          </table:table-cell>
          <table:table-cell table:number-columns-repeated="2" office:value-type="float" office:value="-0.142513968408346" calcext:value-type="float">
            <text:p>-0.1425139684</text:p>
          </table:table-cell>
          <table:table-cell table:number-columns-repeated="2" office:value-type="float" office:value="0.333089279421613" calcext:value-type="float">
            <text:p>0.3330892794</text:p>
          </table:table-cell>
          <table:table-cell table:number-columns-repeated="2" office:value-type="float" office:value="0.543830513249292" calcext:value-type="float">
            <text:p>0.5438305132</text:p>
          </table:table-cell>
          <table:table-cell table:number-columns-repeated="2" office:value-type="float" office:value="0.43346345587508" calcext:value-type="float">
            <text:p>0.4334634559</text:p>
          </table:table-cell>
          <table:table-cell table:number-columns-repeated="2" office:value-type="float" office:value="0.433059640574717" calcext:value-type="float">
            <text:p>0.4330596406</text:p>
          </table:table-cell>
          <table:table-cell table:number-columns-repeated="2" office:value-type="float" office:value="0.0206999707000126" calcext:value-type="float">
            <text:p>0.0206999707</text:p>
          </table:table-cell>
          <table:table-cell table:number-columns-repeated="2" office:value-type="float" office:value="0.302628696239324" calcext:value-type="float">
            <text:p>0.3026286962</text:p>
          </table:table-cell>
          <table:table-cell table:number-columns-repeated="2" office:value-type="float" office:value="0.272302579076856" calcext:value-type="float">
            <text:p>0.2723025791</text:p>
          </table:table-cell>
          <table:table-cell table:number-columns-repeated="2" office:value-type="float" office:value="-0.0900315293168984" calcext:value-type="float">
            <text:p>-0.0900315293</text:p>
          </table:table-cell>
          <table:table-cell table:number-columns-repeated="2" office:value-type="float" office:value="0.652215832574703" calcext:value-type="float">
            <text:p>0.6522158326</text:p>
          </table:table-cell>
          <table:table-cell table:number-columns-repeated="2" office:value-type="float" office:value="-0.415853035473175" calcext:value-type="float">
            <text:p>-0.415853035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779317796660391" calcext:value-type="float">
            <text:p>0.0779317797</text:p>
          </table:table-cell>
          <table:table-cell table:number-columns-repeated="2" office:value-type="float" office:value="0.0977412314849284" calcext:value-type="float">
            <text:p>0.0977412315</text:p>
          </table:table-cell>
          <table:table-cell table:number-columns-repeated="2" office:value-type="float" office:value="0.385765675887648" calcext:value-type="float">
            <text:p>0.3857656759</text:p>
          </table:table-cell>
          <table:table-cell table:number-columns-repeated="2" office:value-type="float" office:value="0.407484504026019" calcext:value-type="float">
            <text:p>0.407484504</text:p>
          </table:table-cell>
          <table:table-cell table:number-columns-repeated="2" office:value-type="float" office:value="0.338458443111002" calcext:value-type="float">
            <text:p>0.3384584431</text:p>
          </table:table-cell>
          <table:table-cell table:number-columns-repeated="2" office:value-type="float" office:value="0.0325250661028923" calcext:value-type="float">
            <text:p>0.0325250661</text:p>
          </table:table-cell>
          <table:table-cell table:number-columns-repeated="2" office:value-type="float" office:value="0.5796758689881" calcext:value-type="float">
            <text:p>0.579675869</text:p>
          </table:table-cell>
          <table:table-cell table:number-columns-repeated="2" office:value-type="float" office:value="0.472933737309576" calcext:value-type="float">
            <text:p>0.4729337373</text:p>
          </table:table-cell>
          <table:table-cell table:number-columns-repeated="2" office:value-type="float" office:value="-0.133147305251374" calcext:value-type="float">
            <text:p>-0.1331473053</text:p>
          </table:table-cell>
          <table:table-cell table:number-columns-repeated="2" office:value-type="float" office:value="-0.333194181867453" calcext:value-type="float">
            <text:p>-0.3331941819</text:p>
          </table:table-cell>
          <table:table-cell table:number-columns-repeated="2" office:value-type="float" office:value="0.597834790447255" calcext:value-type="float">
            <text:p>0.5978347904</text:p>
          </table:table-cell>
          <table:table-cell table:number-columns-repeated="2" office:value-type="float" office:value="0.635304321234918" calcext:value-type="float">
            <text:p>0.6353043212</text:p>
          </table:table-cell>
          <table:table-cell table:number-columns-repeated="2" office:value-type="float" office:value="0.425493459314203" calcext:value-type="float">
            <text:p>0.4254934593</text:p>
          </table:table-cell>
          <table:table-cell table:number-columns-repeated="2" office:value-type="float" office:value="0.188024519221346" calcext:value-type="float">
            <text:p>0.1880245192</text:p>
          </table:table-cell>
          <table:table-cell table:number-columns-repeated="2" office:value-type="float" office:value="0.189997148524282" calcext:value-type="float">
            <text:p>0.1899971485</text:p>
          </table:table-cell>
          <table:table-cell table:number-columns-repeated="2" office:value-type="float" office:value="0.00618308803050752" calcext:value-type="float">
            <text:p>0.006183088</text:p>
          </table:table-cell>
          <table:table-cell table:number-columns-repeated="2" office:value-type="float" office:value="0.326350558512054" calcext:value-type="float">
            <text:p>0.3263505585</text:p>
          </table:table-cell>
          <table:table-cell table:number-columns-repeated="2" office:value-type="float" office:value="0.411366728051498" calcext:value-type="float">
            <text:p>0.4113667281</text:p>
          </table:table-cell>
          <table:table-cell table:number-columns-repeated="2" office:value-type="float" office:value="0.633402386597415" calcext:value-type="float">
            <text:p>0.6334023866</text:p>
          </table:table-cell>
          <table:table-cell table:number-columns-repeated="2" office:value-type="float" office:value="0.316593780457586" calcext:value-type="float">
            <text:p>0.3165937805</text:p>
          </table:table-cell>
          <table:table-cell table:number-columns-repeated="2" office:value-type="float" office:value="-0.240717006183477" calcext:value-type="float">
            <text:p>-0.2407170062</text:p>
          </table:table-cell>
          <table:table-cell table:number-columns-repeated="2" office:value-type="float" office:value="0.216135046512195" calcext:value-type="float">
            <text:p>0.2161350465</text:p>
          </table:table-cell>
          <table:table-cell table:number-columns-repeated="2" office:value-type="float" office:value="0.542678271049575" calcext:value-type="float">
            <text:p>0.542678271</text:p>
          </table:table-cell>
          <table:table-cell table:number-columns-repeated="2" office:value-type="float" office:value="0.513532076563851" calcext:value-type="float">
            <text:p>0.5135320766</text:p>
          </table:table-cell>
        </table:table-row>
        <table:table-row table:style-name="ro1">
          <table:table-cell office:value-type="string" calcext:value-type="string">
            <text:p>Ireland_residential</text:p>
          </table:table-cell>
          <table:table-cell table:number-columns-repeated="2" office:value-type="float" office:value="0.278237045084557" calcext:value-type="float">
            <text:p>0.2782370451</text:p>
          </table:table-cell>
          <table:table-cell table:number-columns-repeated="2" office:value-type="float" office:value="-0.102362553227304" calcext:value-type="float">
            <text:p>-0.1023625532</text:p>
          </table:table-cell>
          <table:table-cell table:number-columns-repeated="2" office:value-type="float" office:value="0.335361286928725" calcext:value-type="float">
            <text:p>0.3353612869</text:p>
          </table:table-cell>
          <table:table-cell table:number-columns-repeated="2" office:value-type="float" office:value="-0.56797055131505" calcext:value-type="float">
            <text:p>-0.5679705513</text:p>
          </table:table-cell>
          <table:table-cell table:number-columns-repeated="2" office:value-type="float" office:value="0.458767063703416" calcext:value-type="float">
            <text:p>0.4587670637</text:p>
          </table:table-cell>
          <table:table-cell table:number-columns-repeated="2" office:value-type="float" office:value="0.27367591907137" calcext:value-type="float">
            <text:p>0.2736759191</text:p>
          </table:table-cell>
          <table:table-cell table:number-columns-repeated="2" office:value-type="float" office:value="0.168010226373755" calcext:value-type="float">
            <text:p>0.1680102264</text:p>
          </table:table-cell>
          <table:table-cell table:number-columns-repeated="2" office:value-type="float" office:value="0.0756994525625885" calcext:value-type="float">
            <text:p>0.0756994526</text:p>
          </table:table-cell>
          <table:table-cell table:number-columns-repeated="2" office:value-type="float" office:value="-0.142513968408346" calcext:value-type="float">
            <text:p>-0.1425139684</text:p>
          </table:table-cell>
          <table:table-cell table:number-columns-repeated="2" office:value-type="float" office:value="0.333089279421613" calcext:value-type="float">
            <text:p>0.3330892794</text:p>
          </table:table-cell>
          <table:table-cell table:number-columns-repeated="2" office:value-type="float" office:value="0.543830513249292" calcext:value-type="float">
            <text:p>0.5438305132</text:p>
          </table:table-cell>
          <table:table-cell table:number-columns-repeated="2" office:value-type="float" office:value="0.43346345587508" calcext:value-type="float">
            <text:p>0.4334634559</text:p>
          </table:table-cell>
          <table:table-cell table:number-columns-repeated="2" office:value-type="float" office:value="0.433059640574717" calcext:value-type="float">
            <text:p>0.4330596406</text:p>
          </table:table-cell>
          <table:table-cell table:number-columns-repeated="2" office:value-type="float" office:value="0.0206999707000126" calcext:value-type="float">
            <text:p>0.0206999707</text:p>
          </table:table-cell>
          <table:table-cell table:number-columns-repeated="2" office:value-type="float" office:value="0.302628696239324" calcext:value-type="float">
            <text:p>0.3026286962</text:p>
          </table:table-cell>
          <table:table-cell table:number-columns-repeated="2" office:value-type="float" office:value="0.272302579076856" calcext:value-type="float">
            <text:p>0.2723025791</text:p>
          </table:table-cell>
          <table:table-cell table:number-columns-repeated="2" office:value-type="float" office:value="-0.0900315293168984" calcext:value-type="float">
            <text:p>-0.0900315293</text:p>
          </table:table-cell>
          <table:table-cell table:number-columns-repeated="2" office:value-type="float" office:value="0.652215832574703" calcext:value-type="float">
            <text:p>0.6522158326</text:p>
          </table:table-cell>
          <table:table-cell table:number-columns-repeated="2" office:value-type="float" office:value="-0.415853035473175" calcext:value-type="float">
            <text:p>-0.415853035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779317796660391" calcext:value-type="float">
            <text:p>0.0779317797</text:p>
          </table:table-cell>
          <table:table-cell table:number-columns-repeated="2" office:value-type="float" office:value="0.0977412314849284" calcext:value-type="float">
            <text:p>0.0977412315</text:p>
          </table:table-cell>
          <table:table-cell table:number-columns-repeated="2" office:value-type="float" office:value="0.385765675887648" calcext:value-type="float">
            <text:p>0.3857656759</text:p>
          </table:table-cell>
          <table:table-cell table:number-columns-repeated="2" office:value-type="float" office:value="0.407484504026019" calcext:value-type="float">
            <text:p>0.407484504</text:p>
          </table:table-cell>
          <table:table-cell table:number-columns-repeated="2" office:value-type="float" office:value="0.338458443111002" calcext:value-type="float">
            <text:p>0.3384584431</text:p>
          </table:table-cell>
          <table:table-cell table:number-columns-repeated="2" office:value-type="float" office:value="0.0325250661028923" calcext:value-type="float">
            <text:p>0.0325250661</text:p>
          </table:table-cell>
          <table:table-cell table:number-columns-repeated="2" office:value-type="float" office:value="0.5796758689881" calcext:value-type="float">
            <text:p>0.579675869</text:p>
          </table:table-cell>
          <table:table-cell table:number-columns-repeated="2" office:value-type="float" office:value="0.472933737309576" calcext:value-type="float">
            <text:p>0.4729337373</text:p>
          </table:table-cell>
          <table:table-cell table:number-columns-repeated="2" office:value-type="float" office:value="-0.133147305251374" calcext:value-type="float">
            <text:p>-0.1331473053</text:p>
          </table:table-cell>
          <table:table-cell table:number-columns-repeated="2" office:value-type="float" office:value="-0.333194181867453" calcext:value-type="float">
            <text:p>-0.3331941819</text:p>
          </table:table-cell>
          <table:table-cell table:number-columns-repeated="2" office:value-type="float" office:value="0.597834790447255" calcext:value-type="float">
            <text:p>0.5978347904</text:p>
          </table:table-cell>
          <table:table-cell table:number-columns-repeated="2" office:value-type="float" office:value="0.635304321234918" calcext:value-type="float">
            <text:p>0.6353043212</text:p>
          </table:table-cell>
          <table:table-cell table:number-columns-repeated="2" office:value-type="float" office:value="0.425493459314203" calcext:value-type="float">
            <text:p>0.4254934593</text:p>
          </table:table-cell>
          <table:table-cell table:number-columns-repeated="2" office:value-type="float" office:value="0.188024519221346" calcext:value-type="float">
            <text:p>0.1880245192</text:p>
          </table:table-cell>
          <table:table-cell table:number-columns-repeated="2" office:value-type="float" office:value="0.189997148524282" calcext:value-type="float">
            <text:p>0.1899971485</text:p>
          </table:table-cell>
          <table:table-cell table:number-columns-repeated="2" office:value-type="float" office:value="0.00618308803050752" calcext:value-type="float">
            <text:p>0.006183088</text:p>
          </table:table-cell>
          <table:table-cell table:number-columns-repeated="2" office:value-type="float" office:value="0.326350558512054" calcext:value-type="float">
            <text:p>0.3263505585</text:p>
          </table:table-cell>
          <table:table-cell table:number-columns-repeated="2" office:value-type="float" office:value="0.411366728051498" calcext:value-type="float">
            <text:p>0.4113667281</text:p>
          </table:table-cell>
          <table:table-cell table:number-columns-repeated="2" office:value-type="float" office:value="0.633402386597415" calcext:value-type="float">
            <text:p>0.6334023866</text:p>
          </table:table-cell>
          <table:table-cell table:number-columns-repeated="2" office:value-type="float" office:value="0.316593780457586" calcext:value-type="float">
            <text:p>0.3165937805</text:p>
          </table:table-cell>
          <table:table-cell table:number-columns-repeated="2" office:value-type="float" office:value="-0.240717006183477" calcext:value-type="float">
            <text:p>-0.2407170062</text:p>
          </table:table-cell>
          <table:table-cell table:number-columns-repeated="2" office:value-type="float" office:value="0.216135046512195" calcext:value-type="float">
            <text:p>0.2161350465</text:p>
          </table:table-cell>
          <table:table-cell table:number-columns-repeated="2" office:value-type="float" office:value="0.542678271049575" calcext:value-type="float">
            <text:p>0.542678271</text:p>
          </table:table-cell>
          <table:table-cell table:number-columns-repeated="2" office:value-type="float" office:value="0.513532076563851" calcext:value-type="float">
            <text:p>0.5135320766</text:p>
          </table:table-cell>
        </table:table-row>
        <table:table-row table:style-name="ro1">
          <table:table-cell office:value-type="string" calcext:value-type="string">
            <text:p>Italy_corp</text:p>
          </table:table-cell>
          <table:table-cell table:number-columns-repeated="2" office:value-type="float" office:value="-0.051011263401115" calcext:value-type="float">
            <text:p>-0.0510112634</text:p>
          </table:table-cell>
          <table:table-cell table:number-columns-repeated="2" office:value-type="float" office:value="-0.159957203024422" calcext:value-type="float">
            <text:p>-0.159957203</text:p>
          </table:table-cell>
          <table:table-cell table:number-columns-repeated="2" office:value-type="float" office:value="0.427705045501048" calcext:value-type="float">
            <text:p>0.4277050455</text:p>
          </table:table-cell>
          <table:table-cell table:number-columns-repeated="2" office:value-type="float" office:value="-0.0900192462109078" calcext:value-type="float">
            <text:p>-0.0900192462</text:p>
          </table:table-cell>
          <table:table-cell table:number-columns-repeated="2" office:value-type="float" office:value="0.298321716871814" calcext:value-type="float">
            <text:p>0.2983217169</text:p>
          </table:table-cell>
          <table:table-cell table:number-columns-repeated="2" office:value-type="float" office:value="0.0803870619220983" calcext:value-type="float">
            <text:p>0.0803870619</text:p>
          </table:table-cell>
          <table:table-cell table:number-columns-repeated="2" office:value-type="float" office:value="0.0281149250389536" calcext:value-type="float">
            <text:p>0.028114925</text:p>
          </table:table-cell>
          <table:table-cell table:number-columns-repeated="2" office:value-type="float" office:value="0.282488294568795" calcext:value-type="float">
            <text:p>0.2824882946</text:p>
          </table:table-cell>
          <table:table-cell table:number-columns-repeated="2" office:value-type="float" office:value="-0.296630072357287" calcext:value-type="float">
            <text:p>-0.2966300724</text:p>
          </table:table-cell>
          <table:table-cell table:number-columns-repeated="2" office:value-type="float" office:value="0.299065694083369" calcext:value-type="float">
            <text:p>0.2990656941</text:p>
          </table:table-cell>
          <table:table-cell table:number-columns-repeated="2" office:value-type="float" office:value="0.196054702768877" calcext:value-type="float">
            <text:p>0.1960547028</text:p>
          </table:table-cell>
          <table:table-cell table:number-columns-repeated="2" office:value-type="float" office:value="0.360273209870147" calcext:value-type="float">
            <text:p>0.3602732099</text:p>
          </table:table-cell>
          <table:table-cell table:number-columns-repeated="2" office:value-type="float" office:value="0.0690461778065186" calcext:value-type="float">
            <text:p>0.0690461778</text:p>
          </table:table-cell>
          <table:table-cell table:number-columns-repeated="2" office:value-type="float" office:value="0.270504074605847" calcext:value-type="float">
            <text:p>0.2705040746</text:p>
          </table:table-cell>
          <table:table-cell table:number-columns-repeated="2" office:value-type="float" office:value="0.467769364795223" calcext:value-type="float">
            <text:p>0.4677693648</text:p>
          </table:table-cell>
          <table:table-cell table:number-columns-repeated="2" office:value-type="float" office:value="-0.109000277382978" calcext:value-type="float">
            <text:p>-0.1090002774</text:p>
          </table:table-cell>
          <table:table-cell table:number-columns-repeated="2" office:value-type="float" office:value="0.058869338629213" calcext:value-type="float">
            <text:p>0.0588693386</text:p>
          </table:table-cell>
          <table:table-cell table:number-columns-repeated="2" office:value-type="float" office:value="0.198559561708044" calcext:value-type="float">
            <text:p>0.1985595617</text:p>
          </table:table-cell>
          <table:table-cell table:number-columns-repeated="2" office:value-type="float" office:value="-0.218629201546127" calcext:value-type="float">
            <text:p>-0.2186292015</text:p>
          </table:table-cell>
          <table:table-cell table:number-columns-repeated="2" office:value-type="float" office:value="0.0779317796660391" calcext:value-type="float">
            <text:p>0.077931779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0.139064344378705" calcext:value-type="float">
            <text:p>-0.1390643444</text:p>
          </table:table-cell>
          <table:table-cell table:number-columns-repeated="2" office:value-type="float" office:value="0.209211259419851" calcext:value-type="float">
            <text:p>0.2092112594</text:p>
          </table:table-cell>
          <table:table-cell table:number-columns-repeated="2" office:value-type="float" office:value="0.228034002653272" calcext:value-type="float">
            <text:p>0.2280340027</text:p>
          </table:table-cell>
          <table:table-cell table:number-columns-repeated="2" office:value-type="float" office:value="-0.0135995332339093" calcext:value-type="float">
            <text:p>-0.0135995332</text:p>
          </table:table-cell>
          <table:table-cell table:number-columns-repeated="2" office:value-type="float" office:value="0.42946360736187" calcext:value-type="float">
            <text:p>0.4294636074</text:p>
          </table:table-cell>
          <table:table-cell table:number-columns-repeated="2" office:value-type="float" office:value="0.28687933743915" calcext:value-type="float">
            <text:p>0.2868793374</text:p>
          </table:table-cell>
          <table:table-cell table:number-columns-repeated="2" office:value-type="float" office:value="-0.0388965540787191" calcext:value-type="float">
            <text:p>-0.0388965541</text:p>
          </table:table-cell>
          <table:table-cell table:number-columns-repeated="2" office:value-type="float" office:value="0.059781022439928" calcext:value-type="float">
            <text:p>0.0597810224</text:p>
          </table:table-cell>
          <table:table-cell table:number-columns-repeated="2" office:value-type="float" office:value="-0.240210582219457" calcext:value-type="float">
            <text:p>-0.2402105822</text:p>
          </table:table-cell>
          <table:table-cell table:number-columns-repeated="2" office:value-type="float" office:value="0.512261788301168" calcext:value-type="float">
            <text:p>0.5122617883</text:p>
          </table:table-cell>
          <table:table-cell table:number-columns-repeated="2" office:value-type="float" office:value="0.117749877022314" calcext:value-type="float">
            <text:p>0.117749877</text:p>
          </table:table-cell>
          <table:table-cell table:number-columns-repeated="2" office:value-type="float" office:value="0.128229027546101" calcext:value-type="float">
            <text:p>0.1282290275</text:p>
          </table:table-cell>
          <table:table-cell table:number-columns-repeated="2" office:value-type="float" office:value="0.365916360658458" calcext:value-type="float">
            <text:p>0.3659163607</text:p>
          </table:table-cell>
          <table:table-cell table:number-columns-repeated="2" office:value-type="float" office:value="-0.0372571756507964" calcext:value-type="float">
            <text:p>-0.0372571757</text:p>
          </table:table-cell>
          <table:table-cell table:number-columns-repeated="2" office:value-type="float" office:value="-0.0147157734848917" calcext:value-type="float">
            <text:p>-0.0147157735</text:p>
          </table:table-cell>
          <table:table-cell table:number-columns-repeated="2" office:value-type="float" office:value="0.348170032645446" calcext:value-type="float">
            <text:p>0.3481700326</text:p>
          </table:table-cell>
          <table:table-cell table:number-columns-repeated="2" office:value-type="float" office:value="0.123469380226033" calcext:value-type="float">
            <text:p>0.1234693802</text:p>
          </table:table-cell>
          <table:table-cell table:number-columns-repeated="2" office:value-type="float" office:value="0.486891835528711" calcext:value-type="float">
            <text:p>0.4868918355</text:p>
          </table:table-cell>
          <table:table-cell table:number-columns-repeated="2" office:value-type="float" office:value="-0.0882539845395783" calcext:value-type="float">
            <text:p>-0.0882539845</text:p>
          </table:table-cell>
          <table:table-cell table:number-columns-repeated="2" office:value-type="float" office:value="-0.218253235441012" calcext:value-type="float">
            <text:p>-0.2182532354</text:p>
          </table:table-cell>
          <table:table-cell table:number-columns-repeated="2" office:value-type="float" office:value="0.100809218522589" calcext:value-type="float">
            <text:p>0.1008092185</text:p>
          </table:table-cell>
          <table:table-cell table:number-columns-repeated="2" office:value-type="float" office:value="0.0896524440481703" calcext:value-type="float">
            <text:p>0.089652444</text:p>
          </table:table-cell>
          <table:table-cell table:number-columns-repeated="2" office:value-type="float" office:value="-0.0354227117822568" calcext:value-type="float">
            <text:p>-0.0354227118</text:p>
          </table:table-cell>
        </table:table-row>
        <table:table-row table:style-name="ro1">
          <table:table-cell office:value-type="string" calcext:value-type="string">
            <text:p>Italy_residential</text:p>
          </table:table-cell>
          <table:table-cell table:number-columns-repeated="2" office:value-type="float" office:value="-0.051011263401115" calcext:value-type="float">
            <text:p>-0.0510112634</text:p>
          </table:table-cell>
          <table:table-cell table:number-columns-repeated="2" office:value-type="float" office:value="-0.159957203024422" calcext:value-type="float">
            <text:p>-0.159957203</text:p>
          </table:table-cell>
          <table:table-cell table:number-columns-repeated="2" office:value-type="float" office:value="0.427705045501048" calcext:value-type="float">
            <text:p>0.4277050455</text:p>
          </table:table-cell>
          <table:table-cell table:number-columns-repeated="2" office:value-type="float" office:value="-0.0900192462109078" calcext:value-type="float">
            <text:p>-0.0900192462</text:p>
          </table:table-cell>
          <table:table-cell table:number-columns-repeated="2" office:value-type="float" office:value="0.298321716871814" calcext:value-type="float">
            <text:p>0.2983217169</text:p>
          </table:table-cell>
          <table:table-cell table:number-columns-repeated="2" office:value-type="float" office:value="0.0803870619220983" calcext:value-type="float">
            <text:p>0.0803870619</text:p>
          </table:table-cell>
          <table:table-cell table:number-columns-repeated="2" office:value-type="float" office:value="0.0281149250389536" calcext:value-type="float">
            <text:p>0.028114925</text:p>
          </table:table-cell>
          <table:table-cell table:number-columns-repeated="2" office:value-type="float" office:value="0.282488294568795" calcext:value-type="float">
            <text:p>0.2824882946</text:p>
          </table:table-cell>
          <table:table-cell table:number-columns-repeated="2" office:value-type="float" office:value="-0.296630072357287" calcext:value-type="float">
            <text:p>-0.2966300724</text:p>
          </table:table-cell>
          <table:table-cell table:number-columns-repeated="2" office:value-type="float" office:value="0.299065694083369" calcext:value-type="float">
            <text:p>0.2990656941</text:p>
          </table:table-cell>
          <table:table-cell table:number-columns-repeated="2" office:value-type="float" office:value="0.196054702768877" calcext:value-type="float">
            <text:p>0.1960547028</text:p>
          </table:table-cell>
          <table:table-cell table:number-columns-repeated="2" office:value-type="float" office:value="0.360273209870147" calcext:value-type="float">
            <text:p>0.3602732099</text:p>
          </table:table-cell>
          <table:table-cell table:number-columns-repeated="2" office:value-type="float" office:value="0.0690461778065186" calcext:value-type="float">
            <text:p>0.0690461778</text:p>
          </table:table-cell>
          <table:table-cell table:number-columns-repeated="2" office:value-type="float" office:value="0.270504074605847" calcext:value-type="float">
            <text:p>0.2705040746</text:p>
          </table:table-cell>
          <table:table-cell table:number-columns-repeated="2" office:value-type="float" office:value="0.467769364795223" calcext:value-type="float">
            <text:p>0.4677693648</text:p>
          </table:table-cell>
          <table:table-cell table:number-columns-repeated="2" office:value-type="float" office:value="-0.109000277382978" calcext:value-type="float">
            <text:p>-0.1090002774</text:p>
          </table:table-cell>
          <table:table-cell table:number-columns-repeated="2" office:value-type="float" office:value="0.058869338629213" calcext:value-type="float">
            <text:p>0.0588693386</text:p>
          </table:table-cell>
          <table:table-cell table:number-columns-repeated="2" office:value-type="float" office:value="0.198559561708044" calcext:value-type="float">
            <text:p>0.1985595617</text:p>
          </table:table-cell>
          <table:table-cell table:number-columns-repeated="2" office:value-type="float" office:value="-0.218629201546127" calcext:value-type="float">
            <text:p>-0.2186292015</text:p>
          </table:table-cell>
          <table:table-cell table:number-columns-repeated="2" office:value-type="float" office:value="0.0779317796660391" calcext:value-type="float">
            <text:p>0.077931779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0.139064344378705" calcext:value-type="float">
            <text:p>-0.1390643444</text:p>
          </table:table-cell>
          <table:table-cell table:number-columns-repeated="2" office:value-type="float" office:value="0.209211259419851" calcext:value-type="float">
            <text:p>0.2092112594</text:p>
          </table:table-cell>
          <table:table-cell table:number-columns-repeated="2" office:value-type="float" office:value="0.228034002653272" calcext:value-type="float">
            <text:p>0.2280340027</text:p>
          </table:table-cell>
          <table:table-cell table:number-columns-repeated="2" office:value-type="float" office:value="-0.0135995332339093" calcext:value-type="float">
            <text:p>-0.0135995332</text:p>
          </table:table-cell>
          <table:table-cell table:number-columns-repeated="2" office:value-type="float" office:value="0.42946360736187" calcext:value-type="float">
            <text:p>0.4294636074</text:p>
          </table:table-cell>
          <table:table-cell table:number-columns-repeated="2" office:value-type="float" office:value="0.28687933743915" calcext:value-type="float">
            <text:p>0.2868793374</text:p>
          </table:table-cell>
          <table:table-cell table:number-columns-repeated="2" office:value-type="float" office:value="-0.0388965540787191" calcext:value-type="float">
            <text:p>-0.0388965541</text:p>
          </table:table-cell>
          <table:table-cell table:number-columns-repeated="2" office:value-type="float" office:value="0.059781022439928" calcext:value-type="float">
            <text:p>0.0597810224</text:p>
          </table:table-cell>
          <table:table-cell table:number-columns-repeated="2" office:value-type="float" office:value="-0.240210582219457" calcext:value-type="float">
            <text:p>-0.2402105822</text:p>
          </table:table-cell>
          <table:table-cell table:number-columns-repeated="2" office:value-type="float" office:value="0.512261788301168" calcext:value-type="float">
            <text:p>0.5122617883</text:p>
          </table:table-cell>
          <table:table-cell table:number-columns-repeated="2" office:value-type="float" office:value="0.117749877022314" calcext:value-type="float">
            <text:p>0.117749877</text:p>
          </table:table-cell>
          <table:table-cell table:number-columns-repeated="2" office:value-type="float" office:value="0.128229027546101" calcext:value-type="float">
            <text:p>0.1282290275</text:p>
          </table:table-cell>
          <table:table-cell table:number-columns-repeated="2" office:value-type="float" office:value="0.365916360658458" calcext:value-type="float">
            <text:p>0.3659163607</text:p>
          </table:table-cell>
          <table:table-cell table:number-columns-repeated="2" office:value-type="float" office:value="-0.0372571756507964" calcext:value-type="float">
            <text:p>-0.0372571757</text:p>
          </table:table-cell>
          <table:table-cell table:number-columns-repeated="2" office:value-type="float" office:value="-0.0147157734848917" calcext:value-type="float">
            <text:p>-0.0147157735</text:p>
          </table:table-cell>
          <table:table-cell table:number-columns-repeated="2" office:value-type="float" office:value="0.348170032645446" calcext:value-type="float">
            <text:p>0.3481700326</text:p>
          </table:table-cell>
          <table:table-cell table:number-columns-repeated="2" office:value-type="float" office:value="0.123469380226033" calcext:value-type="float">
            <text:p>0.1234693802</text:p>
          </table:table-cell>
          <table:table-cell table:number-columns-repeated="2" office:value-type="float" office:value="0.486891835528711" calcext:value-type="float">
            <text:p>0.4868918355</text:p>
          </table:table-cell>
          <table:table-cell table:number-columns-repeated="2" office:value-type="float" office:value="-0.0882539845395783" calcext:value-type="float">
            <text:p>-0.0882539845</text:p>
          </table:table-cell>
          <table:table-cell table:number-columns-repeated="2" office:value-type="float" office:value="-0.218253235441012" calcext:value-type="float">
            <text:p>-0.2182532354</text:p>
          </table:table-cell>
          <table:table-cell table:number-columns-repeated="2" office:value-type="float" office:value="0.100809218522589" calcext:value-type="float">
            <text:p>0.1008092185</text:p>
          </table:table-cell>
          <table:table-cell table:number-columns-repeated="2" office:value-type="float" office:value="0.0896524440481703" calcext:value-type="float">
            <text:p>0.089652444</text:p>
          </table:table-cell>
          <table:table-cell table:number-columns-repeated="2" office:value-type="float" office:value="-0.0354227117822568" calcext:value-type="float">
            <text:p>-0.0354227118</text:p>
          </table:table-cell>
        </table:table-row>
        <table:table-row table:style-name="ro1">
          <table:table-cell office:value-type="string" calcext:value-type="string">
            <text:p>Japan_corp</text:p>
          </table:table-cell>
          <table:table-cell table:number-columns-repeated="2" office:value-type="float" office:value="0.0202381128469561" calcext:value-type="float">
            <text:p>0.0202381128</text:p>
          </table:table-cell>
          <table:table-cell table:number-columns-repeated="2" office:value-type="float" office:value="0.293046862378183" calcext:value-type="float">
            <text:p>0.2930468624</text:p>
          </table:table-cell>
          <table:table-cell table:number-columns-repeated="2" office:value-type="float" office:value="-0.00897895443821767" calcext:value-type="float">
            <text:p>-0.0089789544</text:p>
          </table:table-cell>
          <table:table-cell office:value-type="float" office:value="-0.432668180358157" calcext:value-type="float">
            <text:p>-0.4326681804</text:p>
          </table:table-cell>
          <table:table-cell office:value-type="float" office:value="-0.25016172713387" calcext:value-type="float">
            <text:p>-0.2501617271</text:p>
          </table:table-cell>
          <table:table-cell table:number-columns-repeated="2" office:value-type="float" office:value="0.21288911721912" calcext:value-type="float">
            <text:p>0.2128891172</text:p>
          </table:table-cell>
          <table:table-cell table:number-columns-repeated="2" office:value-type="float" office:value="0.36046549540045" calcext:value-type="float">
            <text:p>0.3604654954</text:p>
          </table:table-cell>
          <table:table-cell table:number-columns-repeated="2" office:value-type="float" office:value="-0.0593906288972687" calcext:value-type="float">
            <text:p>-0.0593906289</text:p>
          </table:table-cell>
          <table:table-cell table:number-columns-repeated="2" office:value-type="float" office:value="-0.0762611920276635" calcext:value-type="float">
            <text:p>-0.076261192</text:p>
          </table:table-cell>
          <table:table-cell table:number-columns-repeated="2" office:value-type="float" office:value="0.0672007330358919" calcext:value-type="float">
            <text:p>0.067200733</text:p>
          </table:table-cell>
          <table:table-cell table:number-columns-repeated="2" office:value-type="float" office:value="0.201863106190054" calcext:value-type="float">
            <text:p>0.2018631062</text:p>
          </table:table-cell>
          <table:table-cell table:number-columns-repeated="2" office:value-type="float" office:value="0.122835801726555" calcext:value-type="float">
            <text:p>0.1228358017</text:p>
          </table:table-cell>
          <table:table-cell office:value-type="float" office:value="0.0890240054327392" calcext:value-type="float">
            <text:p>0.0890240054</text:p>
          </table:table-cell>
          <table:table-cell office:value-type="float" office:value="0.468071017660805" calcext:value-type="float">
            <text:p>0.4680710177</text:p>
          </table:table-cell>
          <table:table-cell table:number-columns-repeated="2" office:value-type="float" office:value="0.306521415262905" calcext:value-type="float">
            <text:p>0.3065214153</text:p>
          </table:table-cell>
          <table:table-cell table:number-columns-repeated="2" office:value-type="float" office:value="0.43627911643824" calcext:value-type="float">
            <text:p>0.4362791164</text:p>
          </table:table-cell>
          <table:table-cell table:number-columns-repeated="2" office:value-type="float" office:value="0.363472827959273" calcext:value-type="float">
            <text:p>0.363472828</text:p>
          </table:table-cell>
          <table:table-cell office:value-type="float" office:value="0.34456713656671" calcext:value-type="float">
            <text:p>0.3445671366</text:p>
          </table:table-cell>
          <table:table-cell office:value-type="float" office:value="0.233749332259788" calcext:value-type="float">
            <text:p>0.2337493323</text:p>
          </table:table-cell>
          <table:table-cell table:number-columns-repeated="2" office:value-type="float" office:value="0.252767908497297" calcext:value-type="float">
            <text:p>0.2527679085</text:p>
          </table:table-cell>
          <table:table-cell table:number-columns-repeated="2" office:value-type="float" office:value="0.204216919279651" calcext:value-type="float">
            <text:p>0.2042169193</text:p>
          </table:table-cell>
          <table:table-cell table:number-columns-repeated="2" office:value-type="float" office:value="-0.0833905476062532" calcext:value-type="float">
            <text:p>-0.0833905476</text:p>
          </table:table-cell>
          <table:table-cell table:number-columns-repeated="2" office:value-type="float" office:value="0.0977412314849284" calcext:value-type="float">
            <text:p>0.0977412315</text:p>
          </table:table-cell>
          <table:table-cell table:number-columns-repeated="2" office:value-type="float" office:value="-0.139064344378705" calcext:value-type="float">
            <text:p>-0.139064344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432095239964419" calcext:value-type="float">
            <text:p>0.43209524</text:p>
          </table:table-cell>
          <table:table-cell table:number-columns-repeated="2" office:value-type="float" office:value="0.314143637838289" calcext:value-type="float">
            <text:p>0.3141436378</text:p>
          </table:table-cell>
          <table:table-cell table:number-columns-repeated="2" office:value-type="float" office:value="0.0129846877120973" calcext:value-type="float">
            <text:p>0.0129846877</text:p>
          </table:table-cell>
          <table:table-cell table:number-columns-repeated="2" office:value-type="float" office:value="0.0349177777777461" calcext:value-type="float">
            <text:p>0.0349177778</text:p>
          </table:table-cell>
          <table:table-cell table:number-columns-repeated="2" office:value-type="float" office:value="0.136130606599659" calcext:value-type="float">
            <text:p>0.1361306066</text:p>
          </table:table-cell>
          <table:table-cell table:number-columns-repeated="2" office:value-type="float" office:value="0.234811578718642" calcext:value-type="float">
            <text:p>0.2348115787</text:p>
          </table:table-cell>
          <table:table-cell table:number-columns-repeated="2" office:value-type="float" office:value="0.418490273385017" calcext:value-type="float">
            <text:p>0.4184902734</text:p>
          </table:table-cell>
          <table:table-cell table:number-columns-repeated="2" office:value-type="float" office:value="-0.231497819492957" calcext:value-type="float">
            <text:p>-0.2314978195</text:p>
          </table:table-cell>
          <table:table-cell table:number-columns-repeated="2" office:value-type="float" office:value="-0.11246686004561" calcext:value-type="float">
            <text:p>-0.11246686</text:p>
          </table:table-cell>
          <table:table-cell table:number-columns-repeated="2" office:value-type="float" office:value="0.367077072524633" calcext:value-type="float">
            <text:p>0.3670770725</text:p>
          </table:table-cell>
          <table:table-cell table:number-columns-repeated="2" office:value-type="float" office:value="0.166185240069439" calcext:value-type="float">
            <text:p>0.1661852401</text:p>
          </table:table-cell>
          <table:table-cell table:number-columns-repeated="2" office:value-type="float" office:value="-0.0644829632232981" calcext:value-type="float">
            <text:p>-0.0644829632</text:p>
          </table:table-cell>
          <table:table-cell office:value-type="float" office:value="-0.0356766165032131" calcext:value-type="float">
            <text:p>-0.0356766165</text:p>
          </table:table-cell>
          <table:table-cell office:value-type="float" office:value="-0.00380335446735248" calcext:value-type="float">
            <text:p>-0.0038033545</text:p>
          </table:table-cell>
          <table:table-cell office:value-type="float" office:value="0.421962758127502" calcext:value-type="float">
            <text:p>0.4219627581</text:p>
          </table:table-cell>
          <table:table-cell office:value-type="float" office:value="0.385177830990317" calcext:value-type="float">
            <text:p>0.385177831</text:p>
          </table:table-cell>
          <table:table-cell table:number-columns-repeated="2" office:value-type="float" office:value="0.307671112159954" calcext:value-type="float">
            <text:p>0.3076711122</text:p>
          </table:table-cell>
          <table:table-cell table:number-columns-repeated="2" office:value-type="float" office:value="0.323427829510676" calcext:value-type="float">
            <text:p>0.3234278295</text:p>
          </table:table-cell>
          <table:table-cell table:number-columns-repeated="2" office:value-type="float" office:value="0.376739396587786" calcext:value-type="float">
            <text:p>0.3767393966</text:p>
          </table:table-cell>
          <table:table-cell table:number-columns-repeated="2" office:value-type="float" office:value="0.410540580745811" calcext:value-type="float">
            <text:p>0.4105405807</text:p>
          </table:table-cell>
          <table:table-cell table:number-columns-repeated="2" office:value-type="float" office:value="0.0305658874962958" calcext:value-type="float">
            <text:p>0.0305658875</text:p>
          </table:table-cell>
          <table:table-cell table:number-columns-repeated="2" office:value-type="float" office:value="0.0327783163900121" calcext:value-type="float">
            <text:p>0.0327783164</text:p>
          </table:table-cell>
          <table:table-cell table:number-columns-repeated="2" office:value-type="float" office:value="0.351430523305193" calcext:value-type="float">
            <text:p>0.3514305233</text:p>
          </table:table-cell>
          <table:table-cell office:value-type="float" office:value="0.0837232395272086" calcext:value-type="float">
            <text:p>0.0837232395</text:p>
          </table:table-cell>
          <table:table-cell office:value-type="float" office:value="0.334254168574993" calcext:value-type="float">
            <text:p>0.3342541686</text:p>
          </table:table-cell>
        </table:table-row>
        <table:table-row table:style-name="ro1">
          <table:table-cell office:value-type="string" calcext:value-type="string">
            <text:p>Japan_residential</text:p>
          </table:table-cell>
          <table:table-cell table:number-columns-repeated="2" office:value-type="float" office:value="0.0202381128469561" calcext:value-type="float">
            <text:p>0.0202381128</text:p>
          </table:table-cell>
          <table:table-cell table:number-columns-repeated="2" office:value-type="float" office:value="0.293046862378183" calcext:value-type="float">
            <text:p>0.2930468624</text:p>
          </table:table-cell>
          <table:table-cell table:number-columns-repeated="2" office:value-type="float" office:value="-0.00897895443821767" calcext:value-type="float">
            <text:p>-0.0089789544</text:p>
          </table:table-cell>
          <table:table-cell table:number-columns-repeated="2" office:value-type="float" office:value="-0.25016172713387" calcext:value-type="float">
            <text:p>-0.2501617271</text:p>
          </table:table-cell>
          <table:table-cell table:number-columns-repeated="2" office:value-type="float" office:value="0.21288911721912" calcext:value-type="float">
            <text:p>0.2128891172</text:p>
          </table:table-cell>
          <table:table-cell table:number-columns-repeated="2" office:value-type="float" office:value="0.36046549540045" calcext:value-type="float">
            <text:p>0.3604654954</text:p>
          </table:table-cell>
          <table:table-cell table:number-columns-repeated="2" office:value-type="float" office:value="-0.0593906288972687" calcext:value-type="float">
            <text:p>-0.0593906289</text:p>
          </table:table-cell>
          <table:table-cell table:number-columns-repeated="2" office:value-type="float" office:value="-0.0762611920276635" calcext:value-type="float">
            <text:p>-0.076261192</text:p>
          </table:table-cell>
          <table:table-cell table:number-columns-repeated="2" office:value-type="float" office:value="0.0672007330358919" calcext:value-type="float">
            <text:p>0.067200733</text:p>
          </table:table-cell>
          <table:table-cell table:number-columns-repeated="2" office:value-type="float" office:value="0.201863106190054" calcext:value-type="float">
            <text:p>0.2018631062</text:p>
          </table:table-cell>
          <table:table-cell table:number-columns-repeated="2" office:value-type="float" office:value="0.122835801726555" calcext:value-type="float">
            <text:p>0.1228358017</text:p>
          </table:table-cell>
          <table:table-cell table:number-columns-repeated="2" office:value-type="float" office:value="0.468071017660805" calcext:value-type="float">
            <text:p>0.4680710177</text:p>
          </table:table-cell>
          <table:table-cell table:number-columns-repeated="2" office:value-type="float" office:value="0.306521415262905" calcext:value-type="float">
            <text:p>0.3065214153</text:p>
          </table:table-cell>
          <table:table-cell table:number-columns-repeated="2" office:value-type="float" office:value="0.43627911643824" calcext:value-type="float">
            <text:p>0.4362791164</text:p>
          </table:table-cell>
          <table:table-cell table:number-columns-repeated="2" office:value-type="float" office:value="0.363472827959273" calcext:value-type="float">
            <text:p>0.363472828</text:p>
          </table:table-cell>
          <table:table-cell table:number-columns-repeated="2" office:value-type="float" office:value="0.233749332259788" calcext:value-type="float">
            <text:p>0.2337493323</text:p>
          </table:table-cell>
          <table:table-cell table:number-columns-repeated="2" office:value-type="float" office:value="0.252767908497297" calcext:value-type="float">
            <text:p>0.2527679085</text:p>
          </table:table-cell>
          <table:table-cell table:number-columns-repeated="2" office:value-type="float" office:value="0.204216919279651" calcext:value-type="float">
            <text:p>0.2042169193</text:p>
          </table:table-cell>
          <table:table-cell table:number-columns-repeated="2" office:value-type="float" office:value="-0.0833905476062532" calcext:value-type="float">
            <text:p>-0.0833905476</text:p>
          </table:table-cell>
          <table:table-cell table:number-columns-repeated="2" office:value-type="float" office:value="0.0977412314849284" calcext:value-type="float">
            <text:p>0.0977412315</text:p>
          </table:table-cell>
          <table:table-cell table:number-columns-repeated="2" office:value-type="float" office:value="-0.139064344378705" calcext:value-type="float">
            <text:p>-0.139064344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432095239964419" calcext:value-type="float">
            <text:p>0.43209524</text:p>
          </table:table-cell>
          <table:table-cell table:number-columns-repeated="2" office:value-type="float" office:value="0.314143637838289" calcext:value-type="float">
            <text:p>0.3141436378</text:p>
          </table:table-cell>
          <table:table-cell table:number-columns-repeated="2" office:value-type="float" office:value="0.0129846877120973" calcext:value-type="float">
            <text:p>0.0129846877</text:p>
          </table:table-cell>
          <table:table-cell table:number-columns-repeated="2" office:value-type="float" office:value="0.0349177777777461" calcext:value-type="float">
            <text:p>0.0349177778</text:p>
          </table:table-cell>
          <table:table-cell table:number-columns-repeated="2" office:value-type="float" office:value="0.136130606599659" calcext:value-type="float">
            <text:p>0.1361306066</text:p>
          </table:table-cell>
          <table:table-cell table:number-columns-repeated="2" office:value-type="float" office:value="0.234811578718642" calcext:value-type="float">
            <text:p>0.2348115787</text:p>
          </table:table-cell>
          <table:table-cell table:number-columns-repeated="2" office:value-type="float" office:value="0.418490273385017" calcext:value-type="float">
            <text:p>0.4184902734</text:p>
          </table:table-cell>
          <table:table-cell table:number-columns-repeated="2" office:value-type="float" office:value="-0.231497819492957" calcext:value-type="float">
            <text:p>-0.2314978195</text:p>
          </table:table-cell>
          <table:table-cell table:number-columns-repeated="2" office:value-type="float" office:value="-0.11246686004561" calcext:value-type="float">
            <text:p>-0.11246686</text:p>
          </table:table-cell>
          <table:table-cell table:number-columns-repeated="2" office:value-type="float" office:value="0.367077072524633" calcext:value-type="float">
            <text:p>0.3670770725</text:p>
          </table:table-cell>
          <table:table-cell table:number-columns-repeated="2" office:value-type="float" office:value="0.166185240069439" calcext:value-type="float">
            <text:p>0.1661852401</text:p>
          </table:table-cell>
          <table:table-cell table:number-columns-repeated="2" office:value-type="float" office:value="-0.0644829632232981" calcext:value-type="float">
            <text:p>-0.0644829632</text:p>
          </table:table-cell>
          <table:table-cell table:number-columns-repeated="2" office:value-type="float" office:value="-0.00380335446735248" calcext:value-type="float">
            <text:p>-0.0038033545</text:p>
          </table:table-cell>
          <table:table-cell table:number-columns-repeated="2" office:value-type="float" office:value="0.385177830990317" calcext:value-type="float">
            <text:p>0.385177831</text:p>
          </table:table-cell>
          <table:table-cell table:number-columns-repeated="2" office:value-type="float" office:value="0.307671112159954" calcext:value-type="float">
            <text:p>0.3076711122</text:p>
          </table:table-cell>
          <table:table-cell table:number-columns-repeated="2" office:value-type="float" office:value="0.323427829510676" calcext:value-type="float">
            <text:p>0.3234278295</text:p>
          </table:table-cell>
          <table:table-cell table:number-columns-repeated="2" office:value-type="float" office:value="0.376739396587786" calcext:value-type="float">
            <text:p>0.3767393966</text:p>
          </table:table-cell>
          <table:table-cell table:number-columns-repeated="2" office:value-type="float" office:value="0.410540580745811" calcext:value-type="float">
            <text:p>0.4105405807</text:p>
          </table:table-cell>
          <table:table-cell table:number-columns-repeated="2" office:value-type="float" office:value="0.0305658874962958" calcext:value-type="float">
            <text:p>0.0305658875</text:p>
          </table:table-cell>
          <table:table-cell table:number-columns-repeated="2" office:value-type="float" office:value="0.0327783163900121" calcext:value-type="float">
            <text:p>0.0327783164</text:p>
          </table:table-cell>
          <table:table-cell table:number-columns-repeated="2" office:value-type="float" office:value="0.351430523305193" calcext:value-type="float">
            <text:p>0.3514305233</text:p>
          </table:table-cell>
          <table:table-cell table:number-columns-repeated="2" office:value-type="float" office:value="0.334254168574993" calcext:value-type="float">
            <text:p>0.3342541686</text:p>
          </table:table-cell>
        </table:table-row>
        <table:table-row table:style-name="ro1">
          <table:table-cell office:value-type="string" calcext:value-type="string">
            <text:p>Latvia_corp</text:p>
          </table:table-cell>
          <table:table-cell table:number-columns-repeated="2" office:value-type="float" office:value="0.0859196346087986" calcext:value-type="float">
            <text:p>0.0859196346</text:p>
          </table:table-cell>
          <table:table-cell table:number-columns-repeated="2" office:value-type="float" office:value="0.0326901917504256" calcext:value-type="float">
            <text:p>0.0326901918</text:p>
          </table:table-cell>
          <table:table-cell table:number-columns-repeated="2" office:value-type="float" office:value="0.287759410680037" calcext:value-type="float">
            <text:p>0.2877594107</text:p>
          </table:table-cell>
          <table:table-cell table:number-columns-repeated="2" office:value-type="float" office:value="-0.287896410308056" calcext:value-type="float">
            <text:p>-0.2878964103</text:p>
          </table:table-cell>
          <table:table-cell table:number-columns-repeated="2" office:value-type="float" office:value="0.608071745681898" calcext:value-type="float">
            <text:p>0.6080717457</text:p>
          </table:table-cell>
          <table:table-cell table:number-columns-repeated="2" office:value-type="float" office:value="0.532606282727045" calcext:value-type="float">
            <text:p>0.5326062827</text:p>
          </table:table-cell>
          <table:table-cell table:number-columns-repeated="2" office:value-type="float" office:value="0.136988219460479" calcext:value-type="float">
            <text:p>0.1369882195</text:p>
          </table:table-cell>
          <table:table-cell table:number-columns-repeated="2" office:value-type="float" office:value="0.120119158080842" calcext:value-type="float">
            <text:p>0.1201191581</text:p>
          </table:table-cell>
          <table:table-cell table:number-columns-repeated="2" office:value-type="float" office:value="0.112331237358647" calcext:value-type="float">
            <text:p>0.1123312374</text:p>
          </table:table-cell>
          <table:table-cell table:number-columns-repeated="2" office:value-type="float" office:value="0.326092506236617" calcext:value-type="float">
            <text:p>0.3260925062</text:p>
          </table:table-cell>
          <table:table-cell table:number-columns-repeated="2" office:value-type="float" office:value="0.369829472792311" calcext:value-type="float">
            <text:p>0.3698294728</text:p>
          </table:table-cell>
          <table:table-cell table:number-columns-repeated="2" office:value-type="float" office:value="0.622958046677748" calcext:value-type="float">
            <text:p>0.6229580467</text:p>
          </table:table-cell>
          <table:table-cell table:number-columns-repeated="2" office:value-type="float" office:value="0.635933961770751" calcext:value-type="float">
            <text:p>0.6359339618</text:p>
          </table:table-cell>
          <table:table-cell table:number-columns-repeated="2" office:value-type="float" office:value="0.316085774525958" calcext:value-type="float">
            <text:p>0.3160857745</text:p>
          </table:table-cell>
          <table:table-cell table:number-columns-repeated="2" office:value-type="float" office:value="0.613736309115036" calcext:value-type="float">
            <text:p>0.6137363091</text:p>
          </table:table-cell>
          <table:table-cell table:number-columns-repeated="2" office:value-type="float" office:value="0.180126934586819" calcext:value-type="float">
            <text:p>0.1801269346</text:p>
          </table:table-cell>
          <table:table-cell table:number-columns-repeated="2" office:value-type="float" office:value="0.212855251377281" calcext:value-type="float">
            <text:p>0.2128552514</text:p>
          </table:table-cell>
          <table:table-cell table:number-columns-repeated="2" office:value-type="float" office:value="0.267224296659436" calcext:value-type="float">
            <text:p>0.2672242967</text:p>
          </table:table-cell>
          <table:table-cell table:number-columns-repeated="2" office:value-type="float" office:value="-0.311694484347514" calcext:value-type="float">
            <text:p>-0.3116944843</text:p>
          </table:table-cell>
          <table:table-cell table:number-columns-repeated="2" office:value-type="float" office:value="0.385765675887648" calcext:value-type="float">
            <text:p>0.3857656759</text:p>
          </table:table-cell>
          <table:table-cell table:number-columns-repeated="2" office:value-type="float" office:value="0.209211259419851" calcext:value-type="float">
            <text:p>0.2092112594</text:p>
          </table:table-cell>
          <table:table-cell table:number-columns-repeated="2" office:value-type="float" office:value="0.432095239964419" calcext:value-type="float">
            <text:p>0.432095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784091956610594" calcext:value-type="float">
            <text:p>0.7840919566</text:p>
          </table:table-cell>
          <table:table-cell table:number-columns-repeated="2" office:value-type="float" office:value="0.190256121522569" calcext:value-type="float">
            <text:p>0.1902561215</text:p>
          </table:table-cell>
          <table:table-cell table:number-columns-repeated="2" office:value-type="float" office:value="0.224294475846285" calcext:value-type="float">
            <text:p>0.2242944758</text:p>
          </table:table-cell>
          <table:table-cell table:number-columns-repeated="2" office:value-type="float" office:value="0.240813304226599" calcext:value-type="float">
            <text:p>0.2408133042</text:p>
          </table:table-cell>
          <table:table-cell table:number-columns-repeated="2" office:value-type="float" office:value="0.368218137967361" calcext:value-type="float">
            <text:p>0.368218138</text:p>
          </table:table-cell>
          <table:table-cell table:number-columns-repeated="2" office:value-type="float" office:value="0.306769142718297" calcext:value-type="float">
            <text:p>0.3067691427</text:p>
          </table:table-cell>
          <table:table-cell table:number-columns-repeated="2" office:value-type="float" office:value="-0.305994659505223" calcext:value-type="float">
            <text:p>-0.3059946595</text:p>
          </table:table-cell>
          <table:table-cell table:number-columns-repeated="2" office:value-type="float" office:value="0.095122178787208" calcext:value-type="float">
            <text:p>0.0951221788</text:p>
          </table:table-cell>
          <table:table-cell table:number-columns-repeated="2" office:value-type="float" office:value="0.193520405097067" calcext:value-type="float">
            <text:p>0.1935204051</text:p>
          </table:table-cell>
          <table:table-cell table:number-columns-repeated="2" office:value-type="float" office:value="0.220503575088825" calcext:value-type="float">
            <text:p>0.2205035751</text:p>
          </table:table-cell>
          <table:table-cell table:number-columns-repeated="2" office:value-type="float" office:value="0.223820815557753" calcext:value-type="float">
            <text:p>0.2238208156</text:p>
          </table:table-cell>
          <table:table-cell table:number-columns-repeated="2" office:value-type="float" office:value="0.441542982956458" calcext:value-type="float">
            <text:p>0.441542983</text:p>
          </table:table-cell>
          <table:table-cell table:number-columns-repeated="2" office:value-type="float" office:value="0.502660937201098" calcext:value-type="float">
            <text:p>0.5026609372</text:p>
          </table:table-cell>
          <table:table-cell table:number-columns-repeated="2" office:value-type="float" office:value="0.533725074620142" calcext:value-type="float">
            <text:p>0.5337250746</text:p>
          </table:table-cell>
          <table:table-cell table:number-columns-repeated="2" office:value-type="float" office:value="0.439449794434192" calcext:value-type="float">
            <text:p>0.4394497944</text:p>
          </table:table-cell>
          <table:table-cell table:number-columns-repeated="2" office:value-type="float" office:value="0.382643973885661" calcext:value-type="float">
            <text:p>0.3826439739</text:p>
          </table:table-cell>
          <table:table-cell table:number-columns-repeated="2" office:value-type="float" office:value="0.251735418286543" calcext:value-type="float">
            <text:p>0.2517354183</text:p>
          </table:table-cell>
          <table:table-cell table:number-columns-repeated="2" office:value-type="float" office:value="-0.227048813913512" calcext:value-type="float">
            <text:p>-0.2270488139</text:p>
          </table:table-cell>
          <table:table-cell table:number-columns-repeated="2" office:value-type="float" office:value="0.241579062994229" calcext:value-type="float">
            <text:p>0.241579063</text:p>
          </table:table-cell>
          <table:table-cell table:number-columns-repeated="2" office:value-type="float" office:value="0.622960338331479" calcext:value-type="float">
            <text:p>0.6229603383</text:p>
          </table:table-cell>
          <table:table-cell table:number-columns-repeated="2" office:value-type="float" office:value="0.240744863273639" calcext:value-type="float">
            <text:p>0.2407448633</text:p>
          </table:table-cell>
        </table:table-row>
        <table:table-row table:style-name="ro1">
          <table:table-cell office:value-type="string" calcext:value-type="string">
            <text:p>Latvia_residential</text:p>
          </table:table-cell>
          <table:table-cell table:number-columns-repeated="2" office:value-type="float" office:value="0.0859196346087986" calcext:value-type="float">
            <text:p>0.0859196346</text:p>
          </table:table-cell>
          <table:table-cell table:number-columns-repeated="2" office:value-type="float" office:value="0.0326901917504256" calcext:value-type="float">
            <text:p>0.0326901918</text:p>
          </table:table-cell>
          <table:table-cell table:number-columns-repeated="2" office:value-type="float" office:value="0.287759410680037" calcext:value-type="float">
            <text:p>0.2877594107</text:p>
          </table:table-cell>
          <table:table-cell table:number-columns-repeated="2" office:value-type="float" office:value="-0.287896410308056" calcext:value-type="float">
            <text:p>-0.2878964103</text:p>
          </table:table-cell>
          <table:table-cell table:number-columns-repeated="2" office:value-type="float" office:value="0.608071745681898" calcext:value-type="float">
            <text:p>0.6080717457</text:p>
          </table:table-cell>
          <table:table-cell table:number-columns-repeated="2" office:value-type="float" office:value="0.532606282727045" calcext:value-type="float">
            <text:p>0.5326062827</text:p>
          </table:table-cell>
          <table:table-cell table:number-columns-repeated="2" office:value-type="float" office:value="0.136988219460479" calcext:value-type="float">
            <text:p>0.1369882195</text:p>
          </table:table-cell>
          <table:table-cell table:number-columns-repeated="2" office:value-type="float" office:value="0.120119158080842" calcext:value-type="float">
            <text:p>0.1201191581</text:p>
          </table:table-cell>
          <table:table-cell table:number-columns-repeated="2" office:value-type="float" office:value="0.112331237358647" calcext:value-type="float">
            <text:p>0.1123312374</text:p>
          </table:table-cell>
          <table:table-cell table:number-columns-repeated="2" office:value-type="float" office:value="0.326092506236617" calcext:value-type="float">
            <text:p>0.3260925062</text:p>
          </table:table-cell>
          <table:table-cell table:number-columns-repeated="2" office:value-type="float" office:value="0.369829472792311" calcext:value-type="float">
            <text:p>0.3698294728</text:p>
          </table:table-cell>
          <table:table-cell table:number-columns-repeated="2" office:value-type="float" office:value="0.622958046677748" calcext:value-type="float">
            <text:p>0.6229580467</text:p>
          </table:table-cell>
          <table:table-cell table:number-columns-repeated="2" office:value-type="float" office:value="0.635933961770751" calcext:value-type="float">
            <text:p>0.6359339618</text:p>
          </table:table-cell>
          <table:table-cell table:number-columns-repeated="2" office:value-type="float" office:value="0.316085774525958" calcext:value-type="float">
            <text:p>0.3160857745</text:p>
          </table:table-cell>
          <table:table-cell table:number-columns-repeated="2" office:value-type="float" office:value="0.613736309115036" calcext:value-type="float">
            <text:p>0.6137363091</text:p>
          </table:table-cell>
          <table:table-cell table:number-columns-repeated="2" office:value-type="float" office:value="0.180126934586819" calcext:value-type="float">
            <text:p>0.1801269346</text:p>
          </table:table-cell>
          <table:table-cell table:number-columns-repeated="2" office:value-type="float" office:value="0.212855251377281" calcext:value-type="float">
            <text:p>0.2128552514</text:p>
          </table:table-cell>
          <table:table-cell table:number-columns-repeated="2" office:value-type="float" office:value="0.267224296659436" calcext:value-type="float">
            <text:p>0.2672242967</text:p>
          </table:table-cell>
          <table:table-cell table:number-columns-repeated="2" office:value-type="float" office:value="-0.311694484347514" calcext:value-type="float">
            <text:p>-0.3116944843</text:p>
          </table:table-cell>
          <table:table-cell table:number-columns-repeated="2" office:value-type="float" office:value="0.385765675887648" calcext:value-type="float">
            <text:p>0.3857656759</text:p>
          </table:table-cell>
          <table:table-cell table:number-columns-repeated="2" office:value-type="float" office:value="0.209211259419851" calcext:value-type="float">
            <text:p>0.2092112594</text:p>
          </table:table-cell>
          <table:table-cell table:number-columns-repeated="2" office:value-type="float" office:value="0.432095239964419" calcext:value-type="float">
            <text:p>0.432095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784091956610594" calcext:value-type="float">
            <text:p>0.7840919566</text:p>
          </table:table-cell>
          <table:table-cell table:number-columns-repeated="2" office:value-type="float" office:value="0.190256121522569" calcext:value-type="float">
            <text:p>0.1902561215</text:p>
          </table:table-cell>
          <table:table-cell table:number-columns-repeated="2" office:value-type="float" office:value="0.224294475846285" calcext:value-type="float">
            <text:p>0.2242944758</text:p>
          </table:table-cell>
          <table:table-cell table:number-columns-repeated="2" office:value-type="float" office:value="0.240813304226599" calcext:value-type="float">
            <text:p>0.2408133042</text:p>
          </table:table-cell>
          <table:table-cell table:number-columns-repeated="2" office:value-type="float" office:value="0.368218137967361" calcext:value-type="float">
            <text:p>0.368218138</text:p>
          </table:table-cell>
          <table:table-cell table:number-columns-repeated="2" office:value-type="float" office:value="0.306769142718297" calcext:value-type="float">
            <text:p>0.3067691427</text:p>
          </table:table-cell>
          <table:table-cell table:number-columns-repeated="2" office:value-type="float" office:value="-0.305994659505223" calcext:value-type="float">
            <text:p>-0.3059946595</text:p>
          </table:table-cell>
          <table:table-cell table:number-columns-repeated="2" office:value-type="float" office:value="0.095122178787208" calcext:value-type="float">
            <text:p>0.0951221788</text:p>
          </table:table-cell>
          <table:table-cell table:number-columns-repeated="2" office:value-type="float" office:value="0.193520405097067" calcext:value-type="float">
            <text:p>0.1935204051</text:p>
          </table:table-cell>
          <table:table-cell table:number-columns-repeated="2" office:value-type="float" office:value="0.220503575088825" calcext:value-type="float">
            <text:p>0.2205035751</text:p>
          </table:table-cell>
          <table:table-cell table:number-columns-repeated="2" office:value-type="float" office:value="0.223820815557753" calcext:value-type="float">
            <text:p>0.2238208156</text:p>
          </table:table-cell>
          <table:table-cell table:number-columns-repeated="2" office:value-type="float" office:value="0.441542982956458" calcext:value-type="float">
            <text:p>0.441542983</text:p>
          </table:table-cell>
          <table:table-cell table:number-columns-repeated="2" office:value-type="float" office:value="0.502660937201098" calcext:value-type="float">
            <text:p>0.5026609372</text:p>
          </table:table-cell>
          <table:table-cell table:number-columns-repeated="2" office:value-type="float" office:value="0.533725074620142" calcext:value-type="float">
            <text:p>0.5337250746</text:p>
          </table:table-cell>
          <table:table-cell table:number-columns-repeated="2" office:value-type="float" office:value="0.439449794434192" calcext:value-type="float">
            <text:p>0.4394497944</text:p>
          </table:table-cell>
          <table:table-cell table:number-columns-repeated="2" office:value-type="float" office:value="0.382643973885661" calcext:value-type="float">
            <text:p>0.3826439739</text:p>
          </table:table-cell>
          <table:table-cell table:number-columns-repeated="2" office:value-type="float" office:value="0.251735418286543" calcext:value-type="float">
            <text:p>0.2517354183</text:p>
          </table:table-cell>
          <table:table-cell table:number-columns-repeated="2" office:value-type="float" office:value="-0.227048813913512" calcext:value-type="float">
            <text:p>-0.2270488139</text:p>
          </table:table-cell>
          <table:table-cell table:number-columns-repeated="2" office:value-type="float" office:value="0.241579062994229" calcext:value-type="float">
            <text:p>0.241579063</text:p>
          </table:table-cell>
          <table:table-cell table:number-columns-repeated="2" office:value-type="float" office:value="0.622960338331479" calcext:value-type="float">
            <text:p>0.6229603383</text:p>
          </table:table-cell>
          <table:table-cell table:number-columns-repeated="2" office:value-type="float" office:value="0.240744863273639" calcext:value-type="float">
            <text:p>0.2407448633</text:p>
          </table:table-cell>
        </table:table-row>
        <table:table-row table:style-name="ro1">
          <table:table-cell office:value-type="string" calcext:value-type="string">
            <text:p>Lithuania_corp</text:p>
          </table:table-cell>
          <table:table-cell table:number-columns-repeated="2" office:value-type="float" office:value="-0.0128576967829941" calcext:value-type="float">
            <text:p>-0.0128576968</text:p>
          </table:table-cell>
          <table:table-cell table:number-columns-repeated="2" office:value-type="float" office:value="-0.0358146581029253" calcext:value-type="float">
            <text:p>-0.0358146581</text:p>
          </table:table-cell>
          <table:table-cell table:number-columns-repeated="2" office:value-type="float" office:value="0.374954742089569" calcext:value-type="float">
            <text:p>0.3749547421</text:p>
          </table:table-cell>
          <table:table-cell table:number-columns-repeated="2" office:value-type="float" office:value="-0.281487148700971" calcext:value-type="float">
            <text:p>-0.2814871487</text:p>
          </table:table-cell>
          <table:table-cell table:number-columns-repeated="2" office:value-type="float" office:value="0.501237456672919" calcext:value-type="float">
            <text:p>0.5012374567</text:p>
          </table:table-cell>
          <table:table-cell table:number-columns-repeated="2" office:value-type="float" office:value="0.101147498669467" calcext:value-type="float">
            <text:p>0.1011474987</text:p>
          </table:table-cell>
          <table:table-cell table:number-columns-repeated="2" office:value-type="float" office:value="0.00783874072079264" calcext:value-type="float">
            <text:p>0.0078387407</text:p>
          </table:table-cell>
          <table:table-cell table:number-columns-repeated="2" office:value-type="float" office:value="0.122651226487532" calcext:value-type="float">
            <text:p>0.1226512265</text:p>
          </table:table-cell>
          <table:table-cell table:number-columns-repeated="2" office:value-type="float" office:value="0.0227824626665969" calcext:value-type="float">
            <text:p>0.0227824627</text:p>
          </table:table-cell>
          <table:table-cell table:number-columns-repeated="2" office:value-type="float" office:value="0.292858523642538" calcext:value-type="float">
            <text:p>0.2928585236</text:p>
          </table:table-cell>
          <table:table-cell table:number-columns-repeated="2" office:value-type="float" office:value="0.515384087616035" calcext:value-type="float">
            <text:p>0.5153840876</text:p>
          </table:table-cell>
          <table:table-cell table:number-columns-repeated="2" office:value-type="float" office:value="0.528928786193928" calcext:value-type="float">
            <text:p>0.5289287862</text:p>
          </table:table-cell>
          <table:table-cell table:number-columns-repeated="2" office:value-type="float" office:value="0.642090693576165" calcext:value-type="float">
            <text:p>0.6420906936</text:p>
          </table:table-cell>
          <table:table-cell table:number-columns-repeated="2" office:value-type="float" office:value="0.199897106933999" calcext:value-type="float">
            <text:p>0.1998971069</text:p>
          </table:table-cell>
          <table:table-cell table:number-columns-repeated="2" office:value-type="float" office:value="0.292174434586616" calcext:value-type="float">
            <text:p>0.2921744346</text:p>
          </table:table-cell>
          <table:table-cell table:number-columns-repeated="2" office:value-type="float" office:value="0.100473288594823" calcext:value-type="float">
            <text:p>0.1004732886</text:p>
          </table:table-cell>
          <table:table-cell table:number-columns-repeated="2" office:value-type="float" office:value="-0.027549866794258" calcext:value-type="float">
            <text:p>-0.0275498668</text:p>
          </table:table-cell>
          <table:table-cell table:number-columns-repeated="2" office:value-type="float" office:value="0.400233879798098" calcext:value-type="float">
            <text:p>0.4002338798</text:p>
          </table:table-cell>
          <table:table-cell table:number-columns-repeated="2" office:value-type="float" office:value="-0.233827126598376" calcext:value-type="float">
            <text:p>-0.2338271266</text:p>
          </table:table-cell>
          <table:table-cell table:number-columns-repeated="2" office:value-type="float" office:value="0.407484504026019" calcext:value-type="float">
            <text:p>0.407484504</text:p>
          </table:table-cell>
          <table:table-cell table:number-columns-repeated="2" office:value-type="float" office:value="0.228034002653272" calcext:value-type="float">
            <text:p>0.2280340027</text:p>
          </table:table-cell>
          <table:table-cell table:number-columns-repeated="2" office:value-type="float" office:value="0.314143637838289" calcext:value-type="float">
            <text:p>0.3141436378</text:p>
          </table:table-cell>
          <table:table-cell table:number-columns-repeated="2" office:value-type="float" office:value="0.784091956610594" calcext:value-type="float">
            <text:p>0.784091956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90711003056726" calcext:value-type="float">
            <text:p>0.2907110031</text:p>
          </table:table-cell>
          <table:table-cell table:number-columns-repeated="2" office:value-type="float" office:value="0.00418228183413196" calcext:value-type="float">
            <text:p>0.0041822818</text:p>
          </table:table-cell>
          <table:table-cell table:number-columns-repeated="2" office:value-type="float" office:value="0.0752533611625827" calcext:value-type="float">
            <text:p>0.0752533612</text:p>
          </table:table-cell>
          <table:table-cell table:number-columns-repeated="2" office:value-type="float" office:value="0.323768822195351" calcext:value-type="float">
            <text:p>0.3237688222</text:p>
          </table:table-cell>
          <table:table-cell table:number-columns-repeated="2" office:value-type="float" office:value="-0.0508240091428061" calcext:value-type="float">
            <text:p>-0.0508240091</text:p>
          </table:table-cell>
          <table:table-cell table:number-columns-repeated="2" office:value-type="float" office:value="-0.0544536985192081" calcext:value-type="float">
            <text:p>-0.0544536985</text:p>
          </table:table-cell>
          <table:table-cell table:number-columns-repeated="2" office:value-type="float" office:value="0.488113715358081" calcext:value-type="float">
            <text:p>0.4881137154</text:p>
          </table:table-cell>
          <table:table-cell table:number-columns-repeated="2" office:value-type="float" office:value="0.0768067526087194" calcext:value-type="float">
            <text:p>0.0768067526</text:p>
          </table:table-cell>
          <table:table-cell table:number-columns-repeated="2" office:value-type="float" office:value="0.177581128923003" calcext:value-type="float">
            <text:p>0.1775811289</text:p>
          </table:table-cell>
          <table:table-cell table:number-columns-repeated="2" office:value-type="float" office:value="0.289677891146331" calcext:value-type="float">
            <text:p>0.2896778911</text:p>
          </table:table-cell>
          <table:table-cell table:number-columns-repeated="2" office:value-type="float" office:value="0.285073414927423" calcext:value-type="float">
            <text:p>0.2850734149</text:p>
          </table:table-cell>
          <table:table-cell table:number-columns-repeated="2" office:value-type="float" office:value="0.00339855927792747" calcext:value-type="float">
            <text:p>0.0033985593</text:p>
          </table:table-cell>
          <table:table-cell table:number-columns-repeated="2" office:value-type="float" office:value="0.58179198508217" calcext:value-type="float">
            <text:p>0.5817919851</text:p>
          </table:table-cell>
          <table:table-cell table:number-columns-repeated="2" office:value-type="float" office:value="0.40257989600876" calcext:value-type="float">
            <text:p>0.402579896</text:p>
          </table:table-cell>
          <table:table-cell table:number-columns-repeated="2" office:value-type="float" office:value="0.376481740061431" calcext:value-type="float">
            <text:p>0.3764817401</text:p>
          </table:table-cell>
          <table:table-cell table:number-columns-repeated="2" office:value-type="float" office:value="-0.027325140314251" calcext:value-type="float">
            <text:p>-0.0273251403</text:p>
          </table:table-cell>
          <table:table-cell table:number-columns-repeated="2" office:value-type="float" office:value="-0.110674927843961" calcext:value-type="float">
            <text:p>-0.1106749278</text:p>
          </table:table-cell>
          <table:table-cell table:number-columns-repeated="2" office:value-type="float" office:value="0.220355348964409" calcext:value-type="float">
            <text:p>0.220355349</text:p>
          </table:table-cell>
          <table:table-cell table:number-columns-repeated="2" office:value-type="float" office:value="0.0637993256807028" calcext:value-type="float">
            <text:p>0.0637993257</text:p>
          </table:table-cell>
          <table:table-cell table:number-columns-repeated="2" office:value-type="float" office:value="0.263312191818265" calcext:value-type="float">
            <text:p>0.2633121918</text:p>
          </table:table-cell>
        </table:table-row>
        <table:table-row table:style-name="ro1">
          <table:table-cell office:value-type="string" calcext:value-type="string">
            <text:p>Lithuania_residential</text:p>
          </table:table-cell>
          <table:table-cell table:number-columns-repeated="2" office:value-type="float" office:value="-0.0128576967829941" calcext:value-type="float">
            <text:p>-0.0128576968</text:p>
          </table:table-cell>
          <table:table-cell table:number-columns-repeated="2" office:value-type="float" office:value="-0.0358146581029253" calcext:value-type="float">
            <text:p>-0.0358146581</text:p>
          </table:table-cell>
          <table:table-cell table:number-columns-repeated="2" office:value-type="float" office:value="0.374954742089569" calcext:value-type="float">
            <text:p>0.3749547421</text:p>
          </table:table-cell>
          <table:table-cell table:number-columns-repeated="2" office:value-type="float" office:value="-0.281487148700971" calcext:value-type="float">
            <text:p>-0.2814871487</text:p>
          </table:table-cell>
          <table:table-cell table:number-columns-repeated="2" office:value-type="float" office:value="0.501237456672919" calcext:value-type="float">
            <text:p>0.5012374567</text:p>
          </table:table-cell>
          <table:table-cell table:number-columns-repeated="2" office:value-type="float" office:value="0.101147498669467" calcext:value-type="float">
            <text:p>0.1011474987</text:p>
          </table:table-cell>
          <table:table-cell table:number-columns-repeated="2" office:value-type="float" office:value="0.00783874072079264" calcext:value-type="float">
            <text:p>0.0078387407</text:p>
          </table:table-cell>
          <table:table-cell table:number-columns-repeated="2" office:value-type="float" office:value="0.122651226487532" calcext:value-type="float">
            <text:p>0.1226512265</text:p>
          </table:table-cell>
          <table:table-cell table:number-columns-repeated="2" office:value-type="float" office:value="0.0227824626665969" calcext:value-type="float">
            <text:p>0.0227824627</text:p>
          </table:table-cell>
          <table:table-cell table:number-columns-repeated="2" office:value-type="float" office:value="0.292858523642538" calcext:value-type="float">
            <text:p>0.2928585236</text:p>
          </table:table-cell>
          <table:table-cell table:number-columns-repeated="2" office:value-type="float" office:value="0.515384087616035" calcext:value-type="float">
            <text:p>0.5153840876</text:p>
          </table:table-cell>
          <table:table-cell table:number-columns-repeated="2" office:value-type="float" office:value="0.528928786193928" calcext:value-type="float">
            <text:p>0.5289287862</text:p>
          </table:table-cell>
          <table:table-cell table:number-columns-repeated="2" office:value-type="float" office:value="0.642090693576165" calcext:value-type="float">
            <text:p>0.6420906936</text:p>
          </table:table-cell>
          <table:table-cell table:number-columns-repeated="2" office:value-type="float" office:value="0.199897106933999" calcext:value-type="float">
            <text:p>0.1998971069</text:p>
          </table:table-cell>
          <table:table-cell table:number-columns-repeated="2" office:value-type="float" office:value="0.292174434586616" calcext:value-type="float">
            <text:p>0.2921744346</text:p>
          </table:table-cell>
          <table:table-cell table:number-columns-repeated="2" office:value-type="float" office:value="0.100473288594823" calcext:value-type="float">
            <text:p>0.1004732886</text:p>
          </table:table-cell>
          <table:table-cell table:number-columns-repeated="2" office:value-type="float" office:value="-0.027549866794258" calcext:value-type="float">
            <text:p>-0.0275498668</text:p>
          </table:table-cell>
          <table:table-cell table:number-columns-repeated="2" office:value-type="float" office:value="0.400233879798098" calcext:value-type="float">
            <text:p>0.4002338798</text:p>
          </table:table-cell>
          <table:table-cell table:number-columns-repeated="2" office:value-type="float" office:value="-0.233827126598376" calcext:value-type="float">
            <text:p>-0.2338271266</text:p>
          </table:table-cell>
          <table:table-cell table:number-columns-repeated="2" office:value-type="float" office:value="0.407484504026019" calcext:value-type="float">
            <text:p>0.407484504</text:p>
          </table:table-cell>
          <table:table-cell table:number-columns-repeated="2" office:value-type="float" office:value="0.228034002653272" calcext:value-type="float">
            <text:p>0.2280340027</text:p>
          </table:table-cell>
          <table:table-cell table:number-columns-repeated="2" office:value-type="float" office:value="0.314143637838289" calcext:value-type="float">
            <text:p>0.3141436378</text:p>
          </table:table-cell>
          <table:table-cell table:number-columns-repeated="2" office:value-type="float" office:value="0.784091956610594" calcext:value-type="float">
            <text:p>0.784091956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90711003056726" calcext:value-type="float">
            <text:p>0.2907110031</text:p>
          </table:table-cell>
          <table:table-cell table:number-columns-repeated="2" office:value-type="float" office:value="0.00418228183413196" calcext:value-type="float">
            <text:p>0.0041822818</text:p>
          </table:table-cell>
          <table:table-cell table:number-columns-repeated="2" office:value-type="float" office:value="0.0752533611625827" calcext:value-type="float">
            <text:p>0.0752533612</text:p>
          </table:table-cell>
          <table:table-cell table:number-columns-repeated="2" office:value-type="float" office:value="0.323768822195351" calcext:value-type="float">
            <text:p>0.3237688222</text:p>
          </table:table-cell>
          <table:table-cell table:number-columns-repeated="2" office:value-type="float" office:value="-0.0508240091428061" calcext:value-type="float">
            <text:p>-0.0508240091</text:p>
          </table:table-cell>
          <table:table-cell table:number-columns-repeated="2" office:value-type="float" office:value="-0.0544536985192081" calcext:value-type="float">
            <text:p>-0.0544536985</text:p>
          </table:table-cell>
          <table:table-cell table:number-columns-repeated="2" office:value-type="float" office:value="0.488113715358081" calcext:value-type="float">
            <text:p>0.4881137154</text:p>
          </table:table-cell>
          <table:table-cell table:number-columns-repeated="2" office:value-type="float" office:value="0.0768067526087194" calcext:value-type="float">
            <text:p>0.0768067526</text:p>
          </table:table-cell>
          <table:table-cell table:number-columns-repeated="2" office:value-type="float" office:value="0.177581128923003" calcext:value-type="float">
            <text:p>0.1775811289</text:p>
          </table:table-cell>
          <table:table-cell table:number-columns-repeated="2" office:value-type="float" office:value="0.289677891146331" calcext:value-type="float">
            <text:p>0.2896778911</text:p>
          </table:table-cell>
          <table:table-cell table:number-columns-repeated="2" office:value-type="float" office:value="0.285073414927423" calcext:value-type="float">
            <text:p>0.2850734149</text:p>
          </table:table-cell>
          <table:table-cell table:number-columns-repeated="2" office:value-type="float" office:value="0.00339855927792747" calcext:value-type="float">
            <text:p>0.0033985593</text:p>
          </table:table-cell>
          <table:table-cell table:number-columns-repeated="2" office:value-type="float" office:value="0.58179198508217" calcext:value-type="float">
            <text:p>0.5817919851</text:p>
          </table:table-cell>
          <table:table-cell table:number-columns-repeated="2" office:value-type="float" office:value="0.40257989600876" calcext:value-type="float">
            <text:p>0.402579896</text:p>
          </table:table-cell>
          <table:table-cell table:number-columns-repeated="2" office:value-type="float" office:value="0.376481740061431" calcext:value-type="float">
            <text:p>0.3764817401</text:p>
          </table:table-cell>
          <table:table-cell table:number-columns-repeated="2" office:value-type="float" office:value="-0.027325140314251" calcext:value-type="float">
            <text:p>-0.0273251403</text:p>
          </table:table-cell>
          <table:table-cell table:number-columns-repeated="2" office:value-type="float" office:value="-0.110674927843961" calcext:value-type="float">
            <text:p>-0.1106749278</text:p>
          </table:table-cell>
          <table:table-cell table:number-columns-repeated="2" office:value-type="float" office:value="0.220355348964409" calcext:value-type="float">
            <text:p>0.220355349</text:p>
          </table:table-cell>
          <table:table-cell table:number-columns-repeated="2" office:value-type="float" office:value="0.0637993256807028" calcext:value-type="float">
            <text:p>0.0637993257</text:p>
          </table:table-cell>
          <table:table-cell table:number-columns-repeated="2" office:value-type="float" office:value="0.263312191818265" calcext:value-type="float">
            <text:p>0.2633121918</text:p>
          </table:table-cell>
        </table:table-row>
        <table:table-row table:style-name="ro1">
          <table:table-cell office:value-type="string" calcext:value-type="string">
            <text:p>Luxembourg_corp</text:p>
          </table:table-cell>
          <table:table-cell table:number-columns-repeated="2" office:value-type="float" office:value="0.165653486284369" calcext:value-type="float">
            <text:p>0.1656534863</text:p>
          </table:table-cell>
          <table:table-cell table:number-columns-repeated="2" office:value-type="float" office:value="-0.0216512714545286" calcext:value-type="float">
            <text:p>-0.0216512715</text:p>
          </table:table-cell>
          <table:table-cell table:number-columns-repeated="2" office:value-type="float" office:value="0.161522580831564" calcext:value-type="float">
            <text:p>0.1615225808</text:p>
          </table:table-cell>
          <table:table-cell table:number-columns-repeated="2" office:value-type="float" office:value="-0.27838829784093" calcext:value-type="float">
            <text:p>-0.2783882978</text:p>
          </table:table-cell>
          <table:table-cell table:number-columns-repeated="2" office:value-type="float" office:value="0.148084543480968" calcext:value-type="float">
            <text:p>0.1480845435</text:p>
          </table:table-cell>
          <table:table-cell table:number-columns-repeated="2" office:value-type="float" office:value="0.253522526887414" calcext:value-type="float">
            <text:p>0.2535225269</text:p>
          </table:table-cell>
          <table:table-cell table:number-columns-repeated="2" office:value-type="float" office:value="0.0368690846963996" calcext:value-type="float">
            <text:p>0.0368690847</text:p>
          </table:table-cell>
          <table:table-cell table:number-columns-repeated="2" office:value-type="float" office:value="0.0588747802649522" calcext:value-type="float">
            <text:p>0.0588747803</text:p>
          </table:table-cell>
          <table:table-cell table:number-columns-repeated="2" office:value-type="float" office:value="-0.121327362672781" calcext:value-type="float">
            <text:p>-0.1213273627</text:p>
          </table:table-cell>
          <table:table-cell table:number-columns-repeated="2" office:value-type="float" office:value="0.134304079892825" calcext:value-type="float">
            <text:p>0.1343040799</text:p>
          </table:table-cell>
          <table:table-cell table:number-columns-repeated="2" office:value-type="float" office:value="0.342618496212435" calcext:value-type="float">
            <text:p>0.3426184962</text:p>
          </table:table-cell>
          <table:table-cell table:number-columns-repeated="2" office:value-type="float" office:value="0.284010253437178" calcext:value-type="float">
            <text:p>0.2840102534</text:p>
          </table:table-cell>
          <table:table-cell table:number-columns-repeated="2" office:value-type="float" office:value="0.27263913782432" calcext:value-type="float">
            <text:p>0.2726391378</text:p>
          </table:table-cell>
          <table:table-cell table:number-columns-repeated="2" office:value-type="float" office:value="0.0652302762861771" calcext:value-type="float">
            <text:p>0.0652302763</text:p>
          </table:table-cell>
          <table:table-cell table:number-columns-repeated="2" office:value-type="float" office:value="0.149204442091136" calcext:value-type="float">
            <text:p>0.1492044421</text:p>
          </table:table-cell>
          <table:table-cell table:number-columns-repeated="2" office:value-type="float" office:value="0.221434376324351" calcext:value-type="float">
            <text:p>0.2214343763</text:p>
          </table:table-cell>
          <table:table-cell table:number-columns-repeated="2" office:value-type="float" office:value="-0.135390801073397" calcext:value-type="float">
            <text:p>-0.1353908011</text:p>
          </table:table-cell>
          <table:table-cell table:number-columns-repeated="2" office:value-type="float" office:value="0.434917490624144" calcext:value-type="float">
            <text:p>0.4349174906</text:p>
          </table:table-cell>
          <table:table-cell table:number-columns-repeated="2" office:value-type="float" office:value="-0.176164564068464" calcext:value-type="float">
            <text:p>-0.1761645641</text:p>
          </table:table-cell>
          <table:table-cell table:number-columns-repeated="2" office:value-type="float" office:value="0.338458443111002" calcext:value-type="float">
            <text:p>0.3384584431</text:p>
          </table:table-cell>
          <table:table-cell table:number-columns-repeated="2" office:value-type="float" office:value="-0.0135995332339093" calcext:value-type="float">
            <text:p>-0.0135995332</text:p>
          </table:table-cell>
          <table:table-cell table:number-columns-repeated="2" office:value-type="float" office:value="0.0129846877120973" calcext:value-type="float">
            <text:p>0.0129846877</text:p>
          </table:table-cell>
          <table:table-cell table:number-columns-repeated="2" office:value-type="float" office:value="0.190256121522569" calcext:value-type="float">
            <text:p>0.1902561215</text:p>
          </table:table-cell>
          <table:table-cell table:number-columns-repeated="2" office:value-type="float" office:value="0.290711003056726" calcext:value-type="float">
            <text:p>0.29071100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0252424311288607" calcext:value-type="float">
            <text:p>0.0025242431</text:p>
          </table:table-cell>
          <table:table-cell table:number-columns-repeated="2" office:value-type="float" office:value="0.223602306932828" calcext:value-type="float">
            <text:p>0.2236023069</text:p>
          </table:table-cell>
          <table:table-cell table:number-columns-repeated="2" office:value-type="float" office:value="0.298594051430904" calcext:value-type="float">
            <text:p>0.2985940514</text:p>
          </table:table-cell>
          <table:table-cell table:number-columns-repeated="2" office:value-type="float" office:value="-0.136506607807951" calcext:value-type="float">
            <text:p>-0.1365066078</text:p>
          </table:table-cell>
          <table:table-cell table:number-columns-repeated="2" office:value-type="float" office:value="-0.13295613580097" calcext:value-type="float">
            <text:p>-0.1329561358</text:p>
          </table:table-cell>
          <table:table-cell table:number-columns-repeated="2" office:value-type="float" office:value="0.447962414201607" calcext:value-type="float">
            <text:p>0.4479624142</text:p>
          </table:table-cell>
          <table:table-cell table:number-columns-repeated="2" office:value-type="float" office:value="0.148374020787176" calcext:value-type="float">
            <text:p>0.1483740208</text:p>
          </table:table-cell>
          <table:table-cell table:number-columns-repeated="2" office:value-type="float" office:value="0.0673734941083578" calcext:value-type="float">
            <text:p>0.0673734941</text:p>
          </table:table-cell>
          <table:table-cell table:number-columns-repeated="2" office:value-type="float" office:value="0.232922357416944" calcext:value-type="float">
            <text:p>0.2329223574</text:p>
          </table:table-cell>
          <table:table-cell table:number-columns-repeated="2" office:value-type="float" office:value="0.0122691742399161" calcext:value-type="float">
            <text:p>0.0122691742</text:p>
          </table:table-cell>
          <table:table-cell table:number-columns-repeated="2" office:value-type="float" office:value="0.0796694096974503" calcext:value-type="float">
            <text:p>0.0796694097</text:p>
          </table:table-cell>
          <table:table-cell table:number-columns-repeated="2" office:value-type="float" office:value="0.150171512986963" calcext:value-type="float">
            <text:p>0.150171513</text:p>
          </table:table-cell>
          <table:table-cell table:number-columns-repeated="2" office:value-type="float" office:value="0.264341845078996" calcext:value-type="float">
            <text:p>0.2643418451</text:p>
          </table:table-cell>
          <table:table-cell table:number-columns-repeated="2" office:value-type="float" office:value="0.229267098059951" calcext:value-type="float">
            <text:p>0.2292670981</text:p>
          </table:table-cell>
          <table:table-cell table:number-columns-repeated="2" office:value-type="float" office:value="0.0204199302565177" calcext:value-type="float">
            <text:p>0.0204199303</text:p>
          </table:table-cell>
          <table:table-cell table:number-columns-repeated="2" office:value-type="float" office:value="-0.0973841978404926" calcext:value-type="float">
            <text:p>-0.0973841978</text:p>
          </table:table-cell>
          <table:table-cell table:number-columns-repeated="2" office:value-type="float" office:value="-0.0722322578687039" calcext:value-type="float">
            <text:p>-0.0722322579</text:p>
          </table:table-cell>
          <table:table-cell table:number-columns-repeated="2" office:value-type="float" office:value="0.277601002346284" calcext:value-type="float">
            <text:p>0.2776010023</text:p>
          </table:table-cell>
          <table:table-cell table:number-columns-repeated="2" office:value-type="float" office:value="0.258123973550553" calcext:value-type="float">
            <text:p>0.2581239736</text:p>
          </table:table-cell>
        </table:table-row>
        <table:table-row table:style-name="ro1">
          <table:table-cell office:value-type="string" calcext:value-type="string">
            <text:p>Luxembourg_residential</text:p>
          </table:table-cell>
          <table:table-cell table:number-columns-repeated="2" office:value-type="float" office:value="0.165653486284369" calcext:value-type="float">
            <text:p>0.1656534863</text:p>
          </table:table-cell>
          <table:table-cell table:number-columns-repeated="2" office:value-type="float" office:value="-0.0216512714545286" calcext:value-type="float">
            <text:p>-0.0216512715</text:p>
          </table:table-cell>
          <table:table-cell table:number-columns-repeated="2" office:value-type="float" office:value="0.161522580831564" calcext:value-type="float">
            <text:p>0.1615225808</text:p>
          </table:table-cell>
          <table:table-cell table:number-columns-repeated="2" office:value-type="float" office:value="-0.27838829784093" calcext:value-type="float">
            <text:p>-0.2783882978</text:p>
          </table:table-cell>
          <table:table-cell table:number-columns-repeated="2" office:value-type="float" office:value="0.148084543480968" calcext:value-type="float">
            <text:p>0.1480845435</text:p>
          </table:table-cell>
          <table:table-cell table:number-columns-repeated="2" office:value-type="float" office:value="0.253522526887414" calcext:value-type="float">
            <text:p>0.2535225269</text:p>
          </table:table-cell>
          <table:table-cell table:number-columns-repeated="2" office:value-type="float" office:value="0.0368690846963996" calcext:value-type="float">
            <text:p>0.0368690847</text:p>
          </table:table-cell>
          <table:table-cell table:number-columns-repeated="2" office:value-type="float" office:value="0.0588747802649522" calcext:value-type="float">
            <text:p>0.0588747803</text:p>
          </table:table-cell>
          <table:table-cell table:number-columns-repeated="2" office:value-type="float" office:value="-0.121327362672781" calcext:value-type="float">
            <text:p>-0.1213273627</text:p>
          </table:table-cell>
          <table:table-cell table:number-columns-repeated="2" office:value-type="float" office:value="0.134304079892825" calcext:value-type="float">
            <text:p>0.1343040799</text:p>
          </table:table-cell>
          <table:table-cell table:number-columns-repeated="2" office:value-type="float" office:value="0.342618496212435" calcext:value-type="float">
            <text:p>0.3426184962</text:p>
          </table:table-cell>
          <table:table-cell table:number-columns-repeated="2" office:value-type="float" office:value="0.284010253437178" calcext:value-type="float">
            <text:p>0.2840102534</text:p>
          </table:table-cell>
          <table:table-cell table:number-columns-repeated="2" office:value-type="float" office:value="0.27263913782432" calcext:value-type="float">
            <text:p>0.2726391378</text:p>
          </table:table-cell>
          <table:table-cell table:number-columns-repeated="2" office:value-type="float" office:value="0.0652302762861771" calcext:value-type="float">
            <text:p>0.0652302763</text:p>
          </table:table-cell>
          <table:table-cell table:number-columns-repeated="2" office:value-type="float" office:value="0.149204442091136" calcext:value-type="float">
            <text:p>0.1492044421</text:p>
          </table:table-cell>
          <table:table-cell table:number-columns-repeated="2" office:value-type="float" office:value="0.221434376324351" calcext:value-type="float">
            <text:p>0.2214343763</text:p>
          </table:table-cell>
          <table:table-cell table:number-columns-repeated="2" office:value-type="float" office:value="-0.135390801073397" calcext:value-type="float">
            <text:p>-0.1353908011</text:p>
          </table:table-cell>
          <table:table-cell table:number-columns-repeated="2" office:value-type="float" office:value="0.434917490624144" calcext:value-type="float">
            <text:p>0.4349174906</text:p>
          </table:table-cell>
          <table:table-cell table:number-columns-repeated="2" office:value-type="float" office:value="-0.176164564068464" calcext:value-type="float">
            <text:p>-0.1761645641</text:p>
          </table:table-cell>
          <table:table-cell table:number-columns-repeated="2" office:value-type="float" office:value="0.338458443111002" calcext:value-type="float">
            <text:p>0.3384584431</text:p>
          </table:table-cell>
          <table:table-cell table:number-columns-repeated="2" office:value-type="float" office:value="-0.0135995332339093" calcext:value-type="float">
            <text:p>-0.0135995332</text:p>
          </table:table-cell>
          <table:table-cell table:number-columns-repeated="2" office:value-type="float" office:value="0.0129846877120973" calcext:value-type="float">
            <text:p>0.0129846877</text:p>
          </table:table-cell>
          <table:table-cell table:number-columns-repeated="2" office:value-type="float" office:value="0.190256121522569" calcext:value-type="float">
            <text:p>0.1902561215</text:p>
          </table:table-cell>
          <table:table-cell table:number-columns-repeated="2" office:value-type="float" office:value="0.290711003056726" calcext:value-type="float">
            <text:p>0.29071100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0252424311288607" calcext:value-type="float">
            <text:p>0.0025242431</text:p>
          </table:table-cell>
          <table:table-cell table:number-columns-repeated="2" office:value-type="float" office:value="0.223602306932828" calcext:value-type="float">
            <text:p>0.2236023069</text:p>
          </table:table-cell>
          <table:table-cell table:number-columns-repeated="2" office:value-type="float" office:value="0.298594051430904" calcext:value-type="float">
            <text:p>0.2985940514</text:p>
          </table:table-cell>
          <table:table-cell table:number-columns-repeated="2" office:value-type="float" office:value="-0.136506607807951" calcext:value-type="float">
            <text:p>-0.1365066078</text:p>
          </table:table-cell>
          <table:table-cell table:number-columns-repeated="2" office:value-type="float" office:value="-0.13295613580097" calcext:value-type="float">
            <text:p>-0.1329561358</text:p>
          </table:table-cell>
          <table:table-cell table:number-columns-repeated="2" office:value-type="float" office:value="0.447962414201607" calcext:value-type="float">
            <text:p>0.4479624142</text:p>
          </table:table-cell>
          <table:table-cell table:number-columns-repeated="2" office:value-type="float" office:value="0.148374020787176" calcext:value-type="float">
            <text:p>0.1483740208</text:p>
          </table:table-cell>
          <table:table-cell table:number-columns-repeated="2" office:value-type="float" office:value="0.0673734941083578" calcext:value-type="float">
            <text:p>0.0673734941</text:p>
          </table:table-cell>
          <table:table-cell table:number-columns-repeated="2" office:value-type="float" office:value="0.232922357416944" calcext:value-type="float">
            <text:p>0.2329223574</text:p>
          </table:table-cell>
          <table:table-cell table:number-columns-repeated="2" office:value-type="float" office:value="0.0122691742399161" calcext:value-type="float">
            <text:p>0.0122691742</text:p>
          </table:table-cell>
          <table:table-cell table:number-columns-repeated="2" office:value-type="float" office:value="0.0796694096974503" calcext:value-type="float">
            <text:p>0.0796694097</text:p>
          </table:table-cell>
          <table:table-cell table:number-columns-repeated="2" office:value-type="float" office:value="0.150171512986963" calcext:value-type="float">
            <text:p>0.150171513</text:p>
          </table:table-cell>
          <table:table-cell table:number-columns-repeated="2" office:value-type="float" office:value="0.264341845078996" calcext:value-type="float">
            <text:p>0.2643418451</text:p>
          </table:table-cell>
          <table:table-cell table:number-columns-repeated="2" office:value-type="float" office:value="0.229267098059951" calcext:value-type="float">
            <text:p>0.2292670981</text:p>
          </table:table-cell>
          <table:table-cell table:number-columns-repeated="2" office:value-type="float" office:value="0.0204199302565177" calcext:value-type="float">
            <text:p>0.0204199303</text:p>
          </table:table-cell>
          <table:table-cell table:number-columns-repeated="2" office:value-type="float" office:value="-0.0973841978404926" calcext:value-type="float">
            <text:p>-0.0973841978</text:p>
          </table:table-cell>
          <table:table-cell table:number-columns-repeated="2" office:value-type="float" office:value="-0.0722322578687039" calcext:value-type="float">
            <text:p>-0.0722322579</text:p>
          </table:table-cell>
          <table:table-cell table:number-columns-repeated="2" office:value-type="float" office:value="0.277601002346284" calcext:value-type="float">
            <text:p>0.2776010023</text:p>
          </table:table-cell>
          <table:table-cell table:number-columns-repeated="2" office:value-type="float" office:value="0.258123973550553" calcext:value-type="float">
            <text:p>0.2581239736</text:p>
          </table:table-cell>
        </table:table-row>
        <table:table-row table:style-name="ro1">
          <table:table-cell office:value-type="string" calcext:value-type="string">
            <text:p>Mexico_corp</text:p>
          </table:table-cell>
          <table:table-cell table:number-columns-repeated="2" office:value-type="float" office:value="-0.0496880733714998" calcext:value-type="float">
            <text:p>-0.0496880734</text:p>
          </table:table-cell>
          <table:table-cell table:number-columns-repeated="2" office:value-type="float" office:value="-0.0660693320547035" calcext:value-type="float">
            <text:p>-0.0660693321</text:p>
          </table:table-cell>
          <table:table-cell table:number-columns-repeated="2" office:value-type="float" office:value="0.324411784117092" calcext:value-type="float">
            <text:p>0.3244117841</text:p>
          </table:table-cell>
          <table:table-cell table:number-columns-repeated="2" office:value-type="float" office:value="-0.120393819770538" calcext:value-type="float">
            <text:p>-0.1203938198</text:p>
          </table:table-cell>
          <table:table-cell table:number-columns-repeated="2" office:value-type="float" office:value="0.202657602944037" calcext:value-type="float">
            <text:p>0.2026576029</text:p>
          </table:table-cell>
          <table:table-cell table:number-columns-repeated="2" office:value-type="float" office:value="0.319074964760606" calcext:value-type="float">
            <text:p>0.3190749648</text:p>
          </table:table-cell>
          <table:table-cell table:number-columns-repeated="2" office:value-type="float" office:value="0.0376805630389252" calcext:value-type="float">
            <text:p>0.037680563</text:p>
          </table:table-cell>
          <table:table-cell table:number-columns-repeated="2" office:value-type="float" office:value="0.273227895803801" calcext:value-type="float">
            <text:p>0.2732278958</text:p>
          </table:table-cell>
          <table:table-cell table:number-columns-repeated="2" office:value-type="float" office:value="0.194978643070583" calcext:value-type="float">
            <text:p>0.1949786431</text:p>
          </table:table-cell>
          <table:table-cell table:number-columns-repeated="2" office:value-type="float" office:value="0.253872185512543" calcext:value-type="float">
            <text:p>0.2538721855</text:p>
          </table:table-cell>
          <table:table-cell table:number-columns-repeated="2" office:value-type="float" office:value="0.0957635655784878" calcext:value-type="float">
            <text:p>0.0957635656</text:p>
          </table:table-cell>
          <table:table-cell table:number-columns-repeated="2" office:value-type="float" office:value="0.374059457582294" calcext:value-type="float">
            <text:p>0.3740594576</text:p>
          </table:table-cell>
          <table:table-cell table:number-columns-repeated="2" office:value-type="float" office:value="0.126439189230145" calcext:value-type="float">
            <text:p>0.1264391892</text:p>
          </table:table-cell>
          <table:table-cell table:number-columns-repeated="2" office:value-type="float" office:value="0.200309010199946" calcext:value-type="float">
            <text:p>0.2003090102</text:p>
          </table:table-cell>
          <table:table-cell table:number-columns-repeated="2" office:value-type="float" office:value="0.336596011027794" calcext:value-type="float">
            <text:p>0.336596011</text:p>
          </table:table-cell>
          <table:table-cell table:number-columns-repeated="2" office:value-type="float" office:value="0.18985256546526" calcext:value-type="float">
            <text:p>0.1898525655</text:p>
          </table:table-cell>
          <table:table-cell table:number-columns-repeated="2" office:value-type="float" office:value="0.150495201908819" calcext:value-type="float">
            <text:p>0.1504952019</text:p>
          </table:table-cell>
          <table:table-cell table:number-columns-repeated="2" office:value-type="float" office:value="0.263185743171316" calcext:value-type="float">
            <text:p>0.2631857432</text:p>
          </table:table-cell>
          <table:table-cell table:number-columns-repeated="2" office:value-type="float" office:value="-0.0380935975137129" calcext:value-type="float">
            <text:p>-0.0380935975</text:p>
          </table:table-cell>
          <table:table-cell table:number-columns-repeated="2" office:value-type="float" office:value="0.0325250661028923" calcext:value-type="float">
            <text:p>0.0325250661</text:p>
          </table:table-cell>
          <table:table-cell table:number-columns-repeated="2" office:value-type="float" office:value="0.42946360736187" calcext:value-type="float">
            <text:p>0.4294636074</text:p>
          </table:table-cell>
          <table:table-cell table:number-columns-repeated="2" office:value-type="float" office:value="0.0349177777777461" calcext:value-type="float">
            <text:p>0.0349177778</text:p>
          </table:table-cell>
          <table:table-cell table:number-columns-repeated="2" office:value-type="float" office:value="0.224294475846285" calcext:value-type="float">
            <text:p>0.2242944758</text:p>
          </table:table-cell>
          <table:table-cell table:number-columns-repeated="2" office:value-type="float" office:value="0.00418228183413196" calcext:value-type="float">
            <text:p>0.0041822818</text:p>
          </table:table-cell>
          <table:table-cell table:number-columns-repeated="2" office:value-type="float" office:value="0.00252424311288607" calcext:value-type="float">
            <text:p>0.00252424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0.0683091766625462" calcext:value-type="float">
            <text:p>-0.0683091767</text:p>
          </table:table-cell>
          <table:table-cell table:number-columns-repeated="2" office:value-type="float" office:value="0.267965739587344" calcext:value-type="float">
            <text:p>0.2679657396</text:p>
          </table:table-cell>
          <table:table-cell table:number-columns-repeated="2" office:value-type="float" office:value="0.36894029127075" calcext:value-type="float">
            <text:p>0.3689402913</text:p>
          </table:table-cell>
          <table:table-cell table:number-columns-repeated="2" office:value-type="float" office:value="-0.114988178275406" calcext:value-type="float">
            <text:p>-0.1149881783</text:p>
          </table:table-cell>
          <table:table-cell table:number-columns-repeated="2" office:value-type="float" office:value="0.448904405406701" calcext:value-type="float">
            <text:p>0.4489044054</text:p>
          </table:table-cell>
          <table:table-cell table:number-columns-repeated="2" office:value-type="float" office:value="0.0279644434774908" calcext:value-type="float">
            <text:p>0.0279644435</text:p>
          </table:table-cell>
          <table:table-cell table:number-columns-repeated="2" office:value-type="float" office:value="0.137272238759169" calcext:value-type="float">
            <text:p>0.1372722388</text:p>
          </table:table-cell>
          <table:table-cell table:number-columns-repeated="2" office:value-type="float" office:value="-0.0196648981524848" calcext:value-type="float">
            <text:p>-0.0196648982</text:p>
          </table:table-cell>
          <table:table-cell table:number-columns-repeated="2" office:value-type="float" office:value="0.0105079691939761" calcext:value-type="float">
            <text:p>0.0105079692</text:p>
          </table:table-cell>
          <table:table-cell table:number-columns-repeated="2" office:value-type="float" office:value="0.0347538181772743" calcext:value-type="float">
            <text:p>0.0347538182</text:p>
          </table:table-cell>
          <table:table-cell table:number-columns-repeated="2" office:value-type="float" office:value="0.223960730085438" calcext:value-type="float">
            <text:p>0.2239607301</text:p>
          </table:table-cell>
          <table:table-cell table:number-columns-repeated="2" office:value-type="float" office:value="0.052367773878033" calcext:value-type="float">
            <text:p>0.0523677739</text:p>
          </table:table-cell>
          <table:table-cell table:number-columns-repeated="2" office:value-type="float" office:value="0.25793361849018" calcext:value-type="float">
            <text:p>0.2579336185</text:p>
          </table:table-cell>
          <table:table-cell table:number-columns-repeated="2" office:value-type="float" office:value="0.319441336752177" calcext:value-type="float">
            <text:p>0.3194413368</text:p>
          </table:table-cell>
          <table:table-cell table:number-columns-repeated="2" office:value-type="float" office:value="-0.239835826689208" calcext:value-type="float">
            <text:p>-0.2398358267</text:p>
          </table:table-cell>
          <table:table-cell table:number-columns-repeated="2" office:value-type="float" office:value="0.493868668403269" calcext:value-type="float">
            <text:p>0.4938686684</text:p>
          </table:table-cell>
          <table:table-cell table:number-columns-repeated="2" office:value-type="float" office:value="0.466548247278326" calcext:value-type="float">
            <text:p>0.4665482473</text:p>
          </table:table-cell>
          <table:table-cell table:number-columns-repeated="2" office:value-type="float" office:value="-0.0669145570911427" calcext:value-type="float">
            <text:p>-0.0669145571</text:p>
          </table:table-cell>
        </table:table-row>
        <table:table-row table:style-name="ro1">
          <table:table-cell office:value-type="string" calcext:value-type="string">
            <text:p>Mexico_residential</text:p>
          </table:table-cell>
          <table:table-cell table:number-columns-repeated="2" office:value-type="float" office:value="-0.0496880733714998" calcext:value-type="float">
            <text:p>-0.0496880734</text:p>
          </table:table-cell>
          <table:table-cell table:number-columns-repeated="2" office:value-type="float" office:value="-0.0660693320547035" calcext:value-type="float">
            <text:p>-0.0660693321</text:p>
          </table:table-cell>
          <table:table-cell table:number-columns-repeated="2" office:value-type="float" office:value="0.324411784117092" calcext:value-type="float">
            <text:p>0.3244117841</text:p>
          </table:table-cell>
          <table:table-cell table:number-columns-repeated="2" office:value-type="float" office:value="-0.120393819770538" calcext:value-type="float">
            <text:p>-0.1203938198</text:p>
          </table:table-cell>
          <table:table-cell table:number-columns-repeated="2" office:value-type="float" office:value="0.202657602944037" calcext:value-type="float">
            <text:p>0.2026576029</text:p>
          </table:table-cell>
          <table:table-cell table:number-columns-repeated="2" office:value-type="float" office:value="0.319074964760606" calcext:value-type="float">
            <text:p>0.3190749648</text:p>
          </table:table-cell>
          <table:table-cell table:number-columns-repeated="2" office:value-type="float" office:value="0.0376805630389252" calcext:value-type="float">
            <text:p>0.037680563</text:p>
          </table:table-cell>
          <table:table-cell table:number-columns-repeated="2" office:value-type="float" office:value="0.273227895803801" calcext:value-type="float">
            <text:p>0.2732278958</text:p>
          </table:table-cell>
          <table:table-cell table:number-columns-repeated="2" office:value-type="float" office:value="0.194978643070583" calcext:value-type="float">
            <text:p>0.1949786431</text:p>
          </table:table-cell>
          <table:table-cell table:number-columns-repeated="2" office:value-type="float" office:value="0.253872185512543" calcext:value-type="float">
            <text:p>0.2538721855</text:p>
          </table:table-cell>
          <table:table-cell table:number-columns-repeated="2" office:value-type="float" office:value="0.0957635655784878" calcext:value-type="float">
            <text:p>0.0957635656</text:p>
          </table:table-cell>
          <table:table-cell table:number-columns-repeated="2" office:value-type="float" office:value="0.374059457582294" calcext:value-type="float">
            <text:p>0.3740594576</text:p>
          </table:table-cell>
          <table:table-cell table:number-columns-repeated="2" office:value-type="float" office:value="0.126439189230145" calcext:value-type="float">
            <text:p>0.1264391892</text:p>
          </table:table-cell>
          <table:table-cell table:number-columns-repeated="2" office:value-type="float" office:value="0.200309010199946" calcext:value-type="float">
            <text:p>0.2003090102</text:p>
          </table:table-cell>
          <table:table-cell table:number-columns-repeated="2" office:value-type="float" office:value="0.336596011027794" calcext:value-type="float">
            <text:p>0.336596011</text:p>
          </table:table-cell>
          <table:table-cell table:number-columns-repeated="2" office:value-type="float" office:value="0.18985256546526" calcext:value-type="float">
            <text:p>0.1898525655</text:p>
          </table:table-cell>
          <table:table-cell table:number-columns-repeated="2" office:value-type="float" office:value="0.150495201908819" calcext:value-type="float">
            <text:p>0.1504952019</text:p>
          </table:table-cell>
          <table:table-cell table:number-columns-repeated="2" office:value-type="float" office:value="0.263185743171316" calcext:value-type="float">
            <text:p>0.2631857432</text:p>
          </table:table-cell>
          <table:table-cell table:number-columns-repeated="2" office:value-type="float" office:value="-0.0380935975137129" calcext:value-type="float">
            <text:p>-0.0380935975</text:p>
          </table:table-cell>
          <table:table-cell table:number-columns-repeated="2" office:value-type="float" office:value="0.0325250661028923" calcext:value-type="float">
            <text:p>0.0325250661</text:p>
          </table:table-cell>
          <table:table-cell table:number-columns-repeated="2" office:value-type="float" office:value="0.42946360736187" calcext:value-type="float">
            <text:p>0.4294636074</text:p>
          </table:table-cell>
          <table:table-cell table:number-columns-repeated="2" office:value-type="float" office:value="0.0349177777777461" calcext:value-type="float">
            <text:p>0.0349177778</text:p>
          </table:table-cell>
          <table:table-cell table:number-columns-repeated="2" office:value-type="float" office:value="0.224294475846285" calcext:value-type="float">
            <text:p>0.2242944758</text:p>
          </table:table-cell>
          <table:table-cell table:number-columns-repeated="2" office:value-type="float" office:value="0.00418228183413196" calcext:value-type="float">
            <text:p>0.0041822818</text:p>
          </table:table-cell>
          <table:table-cell table:number-columns-repeated="2" office:value-type="float" office:value="0.00252424311288607" calcext:value-type="float">
            <text:p>0.00252424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0.0683091766625462" calcext:value-type="float">
            <text:p>-0.0683091767</text:p>
          </table:table-cell>
          <table:table-cell table:number-columns-repeated="2" office:value-type="float" office:value="0.267965739587344" calcext:value-type="float">
            <text:p>0.2679657396</text:p>
          </table:table-cell>
          <table:table-cell table:number-columns-repeated="2" office:value-type="float" office:value="0.36894029127075" calcext:value-type="float">
            <text:p>0.3689402913</text:p>
          </table:table-cell>
          <table:table-cell table:number-columns-repeated="2" office:value-type="float" office:value="-0.114988178275406" calcext:value-type="float">
            <text:p>-0.1149881783</text:p>
          </table:table-cell>
          <table:table-cell table:number-columns-repeated="2" office:value-type="float" office:value="0.448904405406701" calcext:value-type="float">
            <text:p>0.4489044054</text:p>
          </table:table-cell>
          <table:table-cell table:number-columns-repeated="2" office:value-type="float" office:value="0.0279644434774908" calcext:value-type="float">
            <text:p>0.0279644435</text:p>
          </table:table-cell>
          <table:table-cell table:number-columns-repeated="2" office:value-type="float" office:value="0.137272238759169" calcext:value-type="float">
            <text:p>0.1372722388</text:p>
          </table:table-cell>
          <table:table-cell table:number-columns-repeated="2" office:value-type="float" office:value="-0.0196648981524848" calcext:value-type="float">
            <text:p>-0.0196648982</text:p>
          </table:table-cell>
          <table:table-cell table:number-columns-repeated="2" office:value-type="float" office:value="0.0105079691939761" calcext:value-type="float">
            <text:p>0.0105079692</text:p>
          </table:table-cell>
          <table:table-cell table:number-columns-repeated="2" office:value-type="float" office:value="0.0347538181772743" calcext:value-type="float">
            <text:p>0.0347538182</text:p>
          </table:table-cell>
          <table:table-cell table:number-columns-repeated="2" office:value-type="float" office:value="0.223960730085438" calcext:value-type="float">
            <text:p>0.2239607301</text:p>
          </table:table-cell>
          <table:table-cell table:number-columns-repeated="2" office:value-type="float" office:value="0.052367773878033" calcext:value-type="float">
            <text:p>0.0523677739</text:p>
          </table:table-cell>
          <table:table-cell table:number-columns-repeated="2" office:value-type="float" office:value="0.25793361849018" calcext:value-type="float">
            <text:p>0.2579336185</text:p>
          </table:table-cell>
          <table:table-cell table:number-columns-repeated="2" office:value-type="float" office:value="0.319441336752177" calcext:value-type="float">
            <text:p>0.3194413368</text:p>
          </table:table-cell>
          <table:table-cell table:number-columns-repeated="2" office:value-type="float" office:value="-0.239835826689208" calcext:value-type="float">
            <text:p>-0.2398358267</text:p>
          </table:table-cell>
          <table:table-cell table:number-columns-repeated="2" office:value-type="float" office:value="0.493868668403269" calcext:value-type="float">
            <text:p>0.4938686684</text:p>
          </table:table-cell>
          <table:table-cell table:number-columns-repeated="2" office:value-type="float" office:value="0.466548247278326" calcext:value-type="float">
            <text:p>0.4665482473</text:p>
          </table:table-cell>
          <table:table-cell table:number-columns-repeated="2" office:value-type="float" office:value="-0.0669145570911427" calcext:value-type="float">
            <text:p>-0.0669145571</text:p>
          </table:table-cell>
        </table:table-row>
        <table:table-row table:style-name="ro1">
          <table:table-cell office:value-type="string" calcext:value-type="string">
            <text:p>Netherlands_corp</text:p>
          </table:table-cell>
          <table:table-cell table:number-columns-repeated="2" office:value-type="float" office:value="0.116364579350106" calcext:value-type="float">
            <text:p>0.1163645794</text:p>
          </table:table-cell>
          <table:table-cell table:number-columns-repeated="2" office:value-type="float" office:value="-0.0885820095596808" calcext:value-type="float">
            <text:p>-0.0885820096</text:p>
          </table:table-cell>
          <table:table-cell table:number-columns-repeated="2" office:value-type="float" office:value="0.209831839513437" calcext:value-type="float">
            <text:p>0.2098318395</text:p>
          </table:table-cell>
          <table:table-cell table:number-columns-repeated="2" office:value-type="float" office:value="-0.346916410004947" calcext:value-type="float">
            <text:p>-0.34691641</text:p>
          </table:table-cell>
          <table:table-cell table:number-columns-repeated="2" office:value-type="float" office:value="0.495583926327227" calcext:value-type="float">
            <text:p>0.4955839263</text:p>
          </table:table-cell>
          <table:table-cell table:number-columns-repeated="2" office:value-type="float" office:value="-0.123399587247558" calcext:value-type="float">
            <text:p>-0.1233995872</text:p>
          </table:table-cell>
          <table:table-cell table:number-columns-repeated="2" office:value-type="float" office:value="-0.00808744030378845" calcext:value-type="float">
            <text:p>-0.0080874403</text:p>
          </table:table-cell>
          <table:table-cell table:number-columns-repeated="2" office:value-type="float" office:value="0.0186898746620676" calcext:value-type="float">
            <text:p>0.0186898747</text:p>
          </table:table-cell>
          <table:table-cell table:number-columns-repeated="2" office:value-type="float" office:value="-0.420435480137611" calcext:value-type="float">
            <text:p>-0.4204354801</text:p>
          </table:table-cell>
          <table:table-cell table:number-columns-repeated="2" office:value-type="float" office:value="0.480935216907833" calcext:value-type="float">
            <text:p>0.4809352169</text:p>
          </table:table-cell>
          <table:table-cell table:number-columns-repeated="2" office:value-type="float" office:value="0.625071956864437" calcext:value-type="float">
            <text:p>0.6250719569</text:p>
          </table:table-cell>
          <table:table-cell table:number-columns-repeated="2" office:value-type="float" office:value="0.206780782285602" calcext:value-type="float">
            <text:p>0.2067807823</text:p>
          </table:table-cell>
          <table:table-cell table:number-columns-repeated="2" office:value-type="float" office:value="0.211172217305247" calcext:value-type="float">
            <text:p>0.2111722173</text:p>
          </table:table-cell>
          <table:table-cell table:number-columns-repeated="2" office:value-type="float" office:value="-0.00542655493874764" calcext:value-type="float">
            <text:p>-0.0054265549</text:p>
          </table:table-cell>
          <table:table-cell table:number-columns-repeated="2" office:value-type="float" office:value="0.348094829556103" calcext:value-type="float">
            <text:p>0.3480948296</text:p>
          </table:table-cell>
          <table:table-cell table:number-columns-repeated="2" office:value-type="float" office:value="0.171547763381481" calcext:value-type="float">
            <text:p>0.1715477634</text:p>
          </table:table-cell>
          <table:table-cell table:number-columns-repeated="2" office:value-type="float" office:value="-0.203032737945402" calcext:value-type="float">
            <text:p>-0.2030327379</text:p>
          </table:table-cell>
          <table:table-cell table:number-columns-repeated="2" office:value-type="float" office:value="0.631866863489889" calcext:value-type="float">
            <text:p>0.6318668635</text:p>
          </table:table-cell>
          <table:table-cell table:number-columns-repeated="2" office:value-type="float" office:value="-0.254049387467979" calcext:value-type="float">
            <text:p>-0.2540493875</text:p>
          </table:table-cell>
          <table:table-cell table:number-columns-repeated="2" office:value-type="float" office:value="0.5796758689881" calcext:value-type="float">
            <text:p>0.579675869</text:p>
          </table:table-cell>
          <table:table-cell table:number-columns-repeated="2" office:value-type="float" office:value="0.28687933743915" calcext:value-type="float">
            <text:p>0.2868793374</text:p>
          </table:table-cell>
          <table:table-cell table:number-columns-repeated="2" office:value-type="float" office:value="0.136130606599659" calcext:value-type="float">
            <text:p>0.1361306066</text:p>
          </table:table-cell>
          <table:table-cell table:number-columns-repeated="2" office:value-type="float" office:value="0.240813304226599" calcext:value-type="float">
            <text:p>0.2408133042</text:p>
          </table:table-cell>
          <table:table-cell table:number-columns-repeated="2" office:value-type="float" office:value="0.0752533611625827" calcext:value-type="float">
            <text:p>0.0752533612</text:p>
          </table:table-cell>
          <table:table-cell table:number-columns-repeated="2" office:value-type="float" office:value="0.223602306932828" calcext:value-type="float">
            <text:p>0.2236023069</text:p>
          </table:table-cell>
          <table:table-cell table:number-columns-repeated="2" office:value-type="float" office:value="-0.0683091766625462" calcext:value-type="float">
            <text:p>-0.06830917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0.0310658736804411" calcext:value-type="float">
            <text:p>-0.0310658737</text:p>
          </table:table-cell>
          <table:table-cell table:number-columns-repeated="2" office:value-type="float" office:value="0.0115634468611657" calcext:value-type="float">
            <text:p>0.0115634469</text:p>
          </table:table-cell>
          <table:table-cell table:number-columns-repeated="2" office:value-type="float" office:value="-0.120794003295628" calcext:value-type="float">
            <text:p>-0.1207940033</text:p>
          </table:table-cell>
          <table:table-cell table:number-columns-repeated="2" office:value-type="float" office:value="0.582562617177213" calcext:value-type="float">
            <text:p>0.5825626172</text:p>
          </table:table-cell>
          <table:table-cell table:number-columns-repeated="2" office:value-type="float" office:value="0.559765407990109" calcext:value-type="float">
            <text:p>0.559765408</text:p>
          </table:table-cell>
          <table:table-cell table:number-columns-repeated="2" office:value-type="float" office:value="0.411834430298717" calcext:value-type="float">
            <text:p>0.4118344303</text:p>
          </table:table-cell>
          <table:table-cell table:number-columns-repeated="2" office:value-type="float" office:value="0.14983391195712" calcext:value-type="float">
            <text:p>0.149833912</text:p>
          </table:table-cell>
          <table:table-cell table:number-columns-repeated="2" office:value-type="float" office:value="0.0122664322061825" calcext:value-type="float">
            <text:p>0.0122664322</text:p>
          </table:table-cell>
          <table:table-cell table:number-columns-repeated="2" office:value-type="float" office:value="0.118331703824036" calcext:value-type="float">
            <text:p>0.1183317038</text:p>
          </table:table-cell>
          <table:table-cell table:number-columns-repeated="2" office:value-type="float" office:value="0.399894075271632" calcext:value-type="float">
            <text:p>0.3998940753</text:p>
          </table:table-cell>
          <table:table-cell table:number-columns-repeated="2" office:value-type="float" office:value="0.15703392723312" calcext:value-type="float">
            <text:p>0.1570339272</text:p>
          </table:table-cell>
          <table:table-cell table:number-columns-repeated="2" office:value-type="float" office:value="0.635713940599706" calcext:value-type="float">
            <text:p>0.6357139406</text:p>
          </table:table-cell>
          <table:table-cell table:number-columns-repeated="2" office:value-type="float" office:value="0.204995745015986" calcext:value-type="float">
            <text:p>0.204995745</text:p>
          </table:table-cell>
          <table:table-cell table:number-columns-repeated="2" office:value-type="float" office:value="-0.295921466596636" calcext:value-type="float">
            <text:p>-0.2959214666</text:p>
          </table:table-cell>
          <table:table-cell table:number-columns-repeated="2" office:value-type="float" office:value="-0.144908307298749" calcext:value-type="float">
            <text:p>-0.1449083073</text:p>
          </table:table-cell>
          <table:table-cell table:number-columns-repeated="2" office:value-type="float" office:value="0.395686202329671" calcext:value-type="float">
            <text:p>0.3956862023</text:p>
          </table:table-cell>
          <table:table-cell table:number-columns-repeated="2" office:value-type="float" office:value="0.223886985337928" calcext:value-type="float">
            <text:p>0.2238869853</text:p>
          </table:table-cell>
        </table:table-row>
        <table:table-row table:style-name="ro1">
          <table:table-cell office:value-type="string" calcext:value-type="string">
            <text:p>Netherlands_residential</text:p>
          </table:table-cell>
          <table:table-cell table:number-columns-repeated="2" office:value-type="float" office:value="0.116364579350106" calcext:value-type="float">
            <text:p>0.1163645794</text:p>
          </table:table-cell>
          <table:table-cell table:number-columns-repeated="2" office:value-type="float" office:value="-0.0885820095596808" calcext:value-type="float">
            <text:p>-0.0885820096</text:p>
          </table:table-cell>
          <table:table-cell table:number-columns-repeated="2" office:value-type="float" office:value="0.209831839513437" calcext:value-type="float">
            <text:p>0.2098318395</text:p>
          </table:table-cell>
          <table:table-cell table:number-columns-repeated="2" office:value-type="float" office:value="-0.346916410004947" calcext:value-type="float">
            <text:p>-0.34691641</text:p>
          </table:table-cell>
          <table:table-cell table:number-columns-repeated="2" office:value-type="float" office:value="0.495583926327227" calcext:value-type="float">
            <text:p>0.4955839263</text:p>
          </table:table-cell>
          <table:table-cell table:number-columns-repeated="2" office:value-type="float" office:value="-0.123399587247558" calcext:value-type="float">
            <text:p>-0.1233995872</text:p>
          </table:table-cell>
          <table:table-cell table:number-columns-repeated="2" office:value-type="float" office:value="-0.00808744030378845" calcext:value-type="float">
            <text:p>-0.0080874403</text:p>
          </table:table-cell>
          <table:table-cell table:number-columns-repeated="2" office:value-type="float" office:value="0.0186898746620676" calcext:value-type="float">
            <text:p>0.0186898747</text:p>
          </table:table-cell>
          <table:table-cell table:number-columns-repeated="2" office:value-type="float" office:value="-0.420435480137611" calcext:value-type="float">
            <text:p>-0.4204354801</text:p>
          </table:table-cell>
          <table:table-cell table:number-columns-repeated="2" office:value-type="float" office:value="0.480935216907833" calcext:value-type="float">
            <text:p>0.4809352169</text:p>
          </table:table-cell>
          <table:table-cell table:number-columns-repeated="2" office:value-type="float" office:value="0.625071956864437" calcext:value-type="float">
            <text:p>0.6250719569</text:p>
          </table:table-cell>
          <table:table-cell table:number-columns-repeated="2" office:value-type="float" office:value="0.206780782285602" calcext:value-type="float">
            <text:p>0.2067807823</text:p>
          </table:table-cell>
          <table:table-cell table:number-columns-repeated="2" office:value-type="float" office:value="0.211172217305247" calcext:value-type="float">
            <text:p>0.2111722173</text:p>
          </table:table-cell>
          <table:table-cell table:number-columns-repeated="2" office:value-type="float" office:value="-0.00542655493874764" calcext:value-type="float">
            <text:p>-0.0054265549</text:p>
          </table:table-cell>
          <table:table-cell table:number-columns-repeated="2" office:value-type="float" office:value="0.348094829556103" calcext:value-type="float">
            <text:p>0.3480948296</text:p>
          </table:table-cell>
          <table:table-cell table:number-columns-repeated="2" office:value-type="float" office:value="0.171547763381481" calcext:value-type="float">
            <text:p>0.1715477634</text:p>
          </table:table-cell>
          <table:table-cell table:number-columns-repeated="2" office:value-type="float" office:value="-0.203032737945402" calcext:value-type="float">
            <text:p>-0.2030327379</text:p>
          </table:table-cell>
          <table:table-cell table:number-columns-repeated="2" office:value-type="float" office:value="0.631866863489889" calcext:value-type="float">
            <text:p>0.6318668635</text:p>
          </table:table-cell>
          <table:table-cell table:number-columns-repeated="2" office:value-type="float" office:value="-0.254049387467979" calcext:value-type="float">
            <text:p>-0.2540493875</text:p>
          </table:table-cell>
          <table:table-cell table:number-columns-repeated="2" office:value-type="float" office:value="0.5796758689881" calcext:value-type="float">
            <text:p>0.579675869</text:p>
          </table:table-cell>
          <table:table-cell table:number-columns-repeated="2" office:value-type="float" office:value="0.28687933743915" calcext:value-type="float">
            <text:p>0.2868793374</text:p>
          </table:table-cell>
          <table:table-cell table:number-columns-repeated="2" office:value-type="float" office:value="0.136130606599659" calcext:value-type="float">
            <text:p>0.1361306066</text:p>
          </table:table-cell>
          <table:table-cell table:number-columns-repeated="2" office:value-type="float" office:value="0.240813304226599" calcext:value-type="float">
            <text:p>0.2408133042</text:p>
          </table:table-cell>
          <table:table-cell table:number-columns-repeated="2" office:value-type="float" office:value="0.0752533611625827" calcext:value-type="float">
            <text:p>0.0752533612</text:p>
          </table:table-cell>
          <table:table-cell table:number-columns-repeated="2" office:value-type="float" office:value="0.223602306932828" calcext:value-type="float">
            <text:p>0.2236023069</text:p>
          </table:table-cell>
          <table:table-cell table:number-columns-repeated="2" office:value-type="float" office:value="-0.0683091766625462" calcext:value-type="float">
            <text:p>-0.06830917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0.0310658736804411" calcext:value-type="float">
            <text:p>-0.0310658737</text:p>
          </table:table-cell>
          <table:table-cell table:number-columns-repeated="2" office:value-type="float" office:value="0.0115634468611657" calcext:value-type="float">
            <text:p>0.0115634469</text:p>
          </table:table-cell>
          <table:table-cell table:number-columns-repeated="2" office:value-type="float" office:value="-0.120794003295628" calcext:value-type="float">
            <text:p>-0.1207940033</text:p>
          </table:table-cell>
          <table:table-cell table:number-columns-repeated="2" office:value-type="float" office:value="0.582562617177213" calcext:value-type="float">
            <text:p>0.5825626172</text:p>
          </table:table-cell>
          <table:table-cell table:number-columns-repeated="2" office:value-type="float" office:value="0.559765407990109" calcext:value-type="float">
            <text:p>0.559765408</text:p>
          </table:table-cell>
          <table:table-cell table:number-columns-repeated="2" office:value-type="float" office:value="0.411834430298717" calcext:value-type="float">
            <text:p>0.4118344303</text:p>
          </table:table-cell>
          <table:table-cell table:number-columns-repeated="2" office:value-type="float" office:value="0.14983391195712" calcext:value-type="float">
            <text:p>0.149833912</text:p>
          </table:table-cell>
          <table:table-cell table:number-columns-repeated="2" office:value-type="float" office:value="0.0122664322061825" calcext:value-type="float">
            <text:p>0.0122664322</text:p>
          </table:table-cell>
          <table:table-cell table:number-columns-repeated="2" office:value-type="float" office:value="0.118331703824036" calcext:value-type="float">
            <text:p>0.1183317038</text:p>
          </table:table-cell>
          <table:table-cell table:number-columns-repeated="2" office:value-type="float" office:value="0.399894075271632" calcext:value-type="float">
            <text:p>0.3998940753</text:p>
          </table:table-cell>
          <table:table-cell table:number-columns-repeated="2" office:value-type="float" office:value="0.15703392723312" calcext:value-type="float">
            <text:p>0.1570339272</text:p>
          </table:table-cell>
          <table:table-cell table:number-columns-repeated="2" office:value-type="float" office:value="0.635713940599706" calcext:value-type="float">
            <text:p>0.6357139406</text:p>
          </table:table-cell>
          <table:table-cell table:number-columns-repeated="2" office:value-type="float" office:value="0.204995745015986" calcext:value-type="float">
            <text:p>0.204995745</text:p>
          </table:table-cell>
          <table:table-cell table:number-columns-repeated="2" office:value-type="float" office:value="-0.295921466596636" calcext:value-type="float">
            <text:p>-0.2959214666</text:p>
          </table:table-cell>
          <table:table-cell table:number-columns-repeated="2" office:value-type="float" office:value="-0.144908307298749" calcext:value-type="float">
            <text:p>-0.1449083073</text:p>
          </table:table-cell>
          <table:table-cell table:number-columns-repeated="2" office:value-type="float" office:value="0.395686202329671" calcext:value-type="float">
            <text:p>0.3956862023</text:p>
          </table:table-cell>
          <table:table-cell table:number-columns-repeated="2" office:value-type="float" office:value="0.223886985337928" calcext:value-type="float">
            <text:p>0.2238869853</text:p>
          </table:table-cell>
        </table:table-row>
        <table:table-row table:style-name="ro1">
          <table:table-cell office:value-type="string" calcext:value-type="string">
            <text:p>New_Zealand_corp</text:p>
          </table:table-cell>
          <table:table-cell table:number-columns-repeated="2" office:value-type="float" office:value="0.377340610201187" calcext:value-type="float">
            <text:p>0.3773406102</text:p>
          </table:table-cell>
          <table:table-cell table:number-columns-repeated="2" office:value-type="float" office:value="0.0587955850208705" calcext:value-type="float">
            <text:p>0.058795585</text:p>
          </table:table-cell>
          <table:table-cell table:number-columns-repeated="2" office:value-type="float" office:value="0.166350443364139" calcext:value-type="float">
            <text:p>0.1663504434</text:p>
          </table:table-cell>
          <table:table-cell table:number-columns-repeated="2" office:value-type="float" office:value="-0.442552627388391" calcext:value-type="float">
            <text:p>-0.4425526274</text:p>
          </table:table-cell>
          <table:table-cell table:number-columns-repeated="2" office:value-type="float" office:value="0.178745553781743" calcext:value-type="float">
            <text:p>0.1787455538</text:p>
          </table:table-cell>
          <table:table-cell table:number-columns-repeated="2" office:value-type="float" office:value="0.0888947335879438" calcext:value-type="float">
            <text:p>0.0888947336</text:p>
          </table:table-cell>
          <table:table-cell table:number-columns-repeated="2" office:value-type="float" office:value="0.188521822048456" calcext:value-type="float">
            <text:p>0.188521822</text:p>
          </table:table-cell>
          <table:table-cell table:number-columns-repeated="2" office:value-type="float" office:value="0.027869819113484" calcext:value-type="float">
            <text:p>0.0278698191</text:p>
          </table:table-cell>
          <table:table-cell table:number-columns-repeated="2" office:value-type="float" office:value="0.0487231942493319" calcext:value-type="float">
            <text:p>0.0487231942</text:p>
          </table:table-cell>
          <table:table-cell table:number-columns-repeated="2" office:value-type="float" office:value="0.0934311596435316" calcext:value-type="float">
            <text:p>0.0934311596</text:p>
          </table:table-cell>
          <table:table-cell table:number-columns-repeated="2" office:value-type="float" office:value="0.0145697422536514" calcext:value-type="float">
            <text:p>0.0145697423</text:p>
          </table:table-cell>
          <table:table-cell table:number-columns-repeated="2" office:value-type="float" office:value="0.406078705252208" calcext:value-type="float">
            <text:p>0.4060787053</text:p>
          </table:table-cell>
          <table:table-cell table:number-columns-repeated="2" office:value-type="float" office:value="0.396890359832991" calcext:value-type="float">
            <text:p>0.3968903598</text:p>
          </table:table-cell>
          <table:table-cell table:number-columns-repeated="2" office:value-type="float" office:value="0.334989169760497" calcext:value-type="float">
            <text:p>0.3349891698</text:p>
          </table:table-cell>
          <table:table-cell table:number-columns-repeated="2" office:value-type="float" office:value="0.121509346594892" calcext:value-type="float">
            <text:p>0.1215093466</text:p>
          </table:table-cell>
          <table:table-cell table:number-columns-repeated="2" office:value-type="float" office:value="0.0998087035843119" calcext:value-type="float">
            <text:p>0.0998087036</text:p>
          </table:table-cell>
          <table:table-cell table:number-columns-repeated="2" office:value-type="float" office:value="0.109432865758684" calcext:value-type="float">
            <text:p>0.1094328658</text:p>
          </table:table-cell>
          <table:table-cell table:number-columns-repeated="2" office:value-type="float" office:value="0.396174135703188" calcext:value-type="float">
            <text:p>0.3961741357</text:p>
          </table:table-cell>
          <table:table-cell table:number-columns-repeated="2" office:value-type="float" office:value="-0.0843090786454543" calcext:value-type="float">
            <text:p>-0.0843090786</text:p>
          </table:table-cell>
          <table:table-cell table:number-columns-repeated="2" office:value-type="float" office:value="0.472933737309576" calcext:value-type="float">
            <text:p>0.4729337373</text:p>
          </table:table-cell>
          <table:table-cell table:number-columns-repeated="2" office:value-type="float" office:value="-0.0388965540787191" calcext:value-type="float">
            <text:p>-0.0388965541</text:p>
          </table:table-cell>
          <table:table-cell table:number-columns-repeated="2" office:value-type="float" office:value="0.234811578718642" calcext:value-type="float">
            <text:p>0.2348115787</text:p>
          </table:table-cell>
          <table:table-cell table:number-columns-repeated="2" office:value-type="float" office:value="0.368218137967361" calcext:value-type="float">
            <text:p>0.368218138</text:p>
          </table:table-cell>
          <table:table-cell table:number-columns-repeated="2" office:value-type="float" office:value="0.323768822195351" calcext:value-type="float">
            <text:p>0.3237688222</text:p>
          </table:table-cell>
          <table:table-cell table:number-columns-repeated="2" office:value-type="float" office:value="0.298594051430904" calcext:value-type="float">
            <text:p>0.2985940514</text:p>
          </table:table-cell>
          <table:table-cell table:number-columns-repeated="2" office:value-type="float" office:value="0.267965739587344" calcext:value-type="float">
            <text:p>0.2679657396</text:p>
          </table:table-cell>
          <table:table-cell table:number-columns-repeated="2" office:value-type="float" office:value="-0.0310658736804411" calcext:value-type="float">
            <text:p>-0.03106587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122800601751204" calcext:value-type="float">
            <text:p>0.1228006018</text:p>
          </table:table-cell>
          <table:table-cell table:number-columns-repeated="2" office:value-type="float" office:value="-0.164807378409854" calcext:value-type="float">
            <text:p>-0.1648073784</text:p>
          </table:table-cell>
          <table:table-cell table:number-columns-repeated="2" office:value-type="float" office:value="0.342950524644542" calcext:value-type="float">
            <text:p>0.3429505246</text:p>
          </table:table-cell>
          <table:table-cell table:number-columns-repeated="2" office:value-type="float" office:value="0.350744006492384" calcext:value-type="float">
            <text:p>0.3507440065</text:p>
          </table:table-cell>
          <table:table-cell table:number-columns-repeated="2" office:value-type="float" office:value="0.501886037116246" calcext:value-type="float">
            <text:p>0.5018860371</text:p>
          </table:table-cell>
          <table:table-cell table:number-columns-repeated="2" office:value-type="float" office:value="0.123804080520927" calcext:value-type="float">
            <text:p>0.1238040805</text:p>
          </table:table-cell>
          <table:table-cell table:number-columns-repeated="2" office:value-type="float" office:value="0.0232229060469435" calcext:value-type="float">
            <text:p>0.023222906</text:p>
          </table:table-cell>
          <table:table-cell table:number-columns-repeated="2" office:value-type="float" office:value="0.103137502391341" calcext:value-type="float">
            <text:p>0.1031375024</text:p>
          </table:table-cell>
          <table:table-cell table:number-columns-repeated="2" office:value-type="float" office:value="0.234736854396516" calcext:value-type="float">
            <text:p>0.2347368544</text:p>
          </table:table-cell>
          <table:table-cell table:number-columns-repeated="2" office:value-type="float" office:value="0.396216748879567" calcext:value-type="float">
            <text:p>0.3962167489</text:p>
          </table:table-cell>
          <table:table-cell table:number-columns-repeated="2" office:value-type="float" office:value="0.352081568894995" calcext:value-type="float">
            <text:p>0.3520815689</text:p>
          </table:table-cell>
          <table:table-cell table:number-columns-repeated="2" office:value-type="float" office:value="0.150936715366443" calcext:value-type="float">
            <text:p>0.1509367154</text:p>
          </table:table-cell>
          <table:table-cell table:number-columns-repeated="2" office:value-type="float" office:value="0.0885849452220279" calcext:value-type="float">
            <text:p>0.0885849452</text:p>
          </table:table-cell>
          <table:table-cell table:number-columns-repeated="2" office:value-type="float" office:value="0.303223087681418" calcext:value-type="float">
            <text:p>0.3032230877</text:p>
          </table:table-cell>
          <table:table-cell table:number-columns-repeated="2" office:value-type="float" office:value="0.118723595254137" calcext:value-type="float">
            <text:p>0.1187235953</text:p>
          </table:table-cell>
          <table:table-cell table:number-columns-repeated="2" office:value-type="float" office:value="0.374185679025853" calcext:value-type="float">
            <text:p>0.374185679</text:p>
          </table:table-cell>
        </table:table-row>
        <table:table-row table:style-name="ro1">
          <table:table-cell office:value-type="string" calcext:value-type="string">
            <text:p>New_Zealand_residential</text:p>
          </table:table-cell>
          <table:table-cell table:number-columns-repeated="2" office:value-type="float" office:value="0.377340610201187" calcext:value-type="float">
            <text:p>0.3773406102</text:p>
          </table:table-cell>
          <table:table-cell table:number-columns-repeated="2" office:value-type="float" office:value="0.0587955850208705" calcext:value-type="float">
            <text:p>0.058795585</text:p>
          </table:table-cell>
          <table:table-cell table:number-columns-repeated="2" office:value-type="float" office:value="0.166350443364139" calcext:value-type="float">
            <text:p>0.1663504434</text:p>
          </table:table-cell>
          <table:table-cell table:number-columns-repeated="2" office:value-type="float" office:value="-0.442552627388391" calcext:value-type="float">
            <text:p>-0.4425526274</text:p>
          </table:table-cell>
          <table:table-cell table:number-columns-repeated="2" office:value-type="float" office:value="0.178745553781743" calcext:value-type="float">
            <text:p>0.1787455538</text:p>
          </table:table-cell>
          <table:table-cell table:number-columns-repeated="2" office:value-type="float" office:value="0.0888947335879438" calcext:value-type="float">
            <text:p>0.0888947336</text:p>
          </table:table-cell>
          <table:table-cell table:number-columns-repeated="2" office:value-type="float" office:value="0.188521822048456" calcext:value-type="float">
            <text:p>0.188521822</text:p>
          </table:table-cell>
          <table:table-cell table:number-columns-repeated="2" office:value-type="float" office:value="0.027869819113484" calcext:value-type="float">
            <text:p>0.0278698191</text:p>
          </table:table-cell>
          <table:table-cell table:number-columns-repeated="2" office:value-type="float" office:value="0.0487231942493319" calcext:value-type="float">
            <text:p>0.0487231942</text:p>
          </table:table-cell>
          <table:table-cell table:number-columns-repeated="2" office:value-type="float" office:value="0.0934311596435316" calcext:value-type="float">
            <text:p>0.0934311596</text:p>
          </table:table-cell>
          <table:table-cell table:number-columns-repeated="2" office:value-type="float" office:value="0.0145697422536514" calcext:value-type="float">
            <text:p>0.0145697423</text:p>
          </table:table-cell>
          <table:table-cell table:number-columns-repeated="2" office:value-type="float" office:value="0.406078705252208" calcext:value-type="float">
            <text:p>0.4060787053</text:p>
          </table:table-cell>
          <table:table-cell table:number-columns-repeated="2" office:value-type="float" office:value="0.396890359832991" calcext:value-type="float">
            <text:p>0.3968903598</text:p>
          </table:table-cell>
          <table:table-cell table:number-columns-repeated="2" office:value-type="float" office:value="0.334989169760497" calcext:value-type="float">
            <text:p>0.3349891698</text:p>
          </table:table-cell>
          <table:table-cell table:number-columns-repeated="2" office:value-type="float" office:value="0.121509346594892" calcext:value-type="float">
            <text:p>0.1215093466</text:p>
          </table:table-cell>
          <table:table-cell table:number-columns-repeated="2" office:value-type="float" office:value="0.0998087035843119" calcext:value-type="float">
            <text:p>0.0998087036</text:p>
          </table:table-cell>
          <table:table-cell table:number-columns-repeated="2" office:value-type="float" office:value="0.109432865758684" calcext:value-type="float">
            <text:p>0.1094328658</text:p>
          </table:table-cell>
          <table:table-cell table:number-columns-repeated="2" office:value-type="float" office:value="0.396174135703188" calcext:value-type="float">
            <text:p>0.3961741357</text:p>
          </table:table-cell>
          <table:table-cell table:number-columns-repeated="2" office:value-type="float" office:value="-0.0843090786454543" calcext:value-type="float">
            <text:p>-0.0843090786</text:p>
          </table:table-cell>
          <table:table-cell table:number-columns-repeated="2" office:value-type="float" office:value="0.472933737309576" calcext:value-type="float">
            <text:p>0.4729337373</text:p>
          </table:table-cell>
          <table:table-cell table:number-columns-repeated="2" office:value-type="float" office:value="-0.0388965540787191" calcext:value-type="float">
            <text:p>-0.0388965541</text:p>
          </table:table-cell>
          <table:table-cell table:number-columns-repeated="2" office:value-type="float" office:value="0.234811578718642" calcext:value-type="float">
            <text:p>0.2348115787</text:p>
          </table:table-cell>
          <table:table-cell table:number-columns-repeated="2" office:value-type="float" office:value="0.368218137967361" calcext:value-type="float">
            <text:p>0.368218138</text:p>
          </table:table-cell>
          <table:table-cell table:number-columns-repeated="2" office:value-type="float" office:value="0.323768822195351" calcext:value-type="float">
            <text:p>0.3237688222</text:p>
          </table:table-cell>
          <table:table-cell table:number-columns-repeated="2" office:value-type="float" office:value="0.298594051430904" calcext:value-type="float">
            <text:p>0.2985940514</text:p>
          </table:table-cell>
          <table:table-cell table:number-columns-repeated="2" office:value-type="float" office:value="0.267965739587344" calcext:value-type="float">
            <text:p>0.2679657396</text:p>
          </table:table-cell>
          <table:table-cell table:number-columns-repeated="2" office:value-type="float" office:value="-0.0310658736804411" calcext:value-type="float">
            <text:p>-0.03106587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122800601751204" calcext:value-type="float">
            <text:p>0.1228006018</text:p>
          </table:table-cell>
          <table:table-cell table:number-columns-repeated="2" office:value-type="float" office:value="-0.164807378409854" calcext:value-type="float">
            <text:p>-0.1648073784</text:p>
          </table:table-cell>
          <table:table-cell table:number-columns-repeated="2" office:value-type="float" office:value="0.342950524644542" calcext:value-type="float">
            <text:p>0.3429505246</text:p>
          </table:table-cell>
          <table:table-cell table:number-columns-repeated="2" office:value-type="float" office:value="0.350744006492384" calcext:value-type="float">
            <text:p>0.3507440065</text:p>
          </table:table-cell>
          <table:table-cell table:number-columns-repeated="2" office:value-type="float" office:value="0.501886037116246" calcext:value-type="float">
            <text:p>0.5018860371</text:p>
          </table:table-cell>
          <table:table-cell table:number-columns-repeated="2" office:value-type="float" office:value="0.123804080520927" calcext:value-type="float">
            <text:p>0.1238040805</text:p>
          </table:table-cell>
          <table:table-cell table:number-columns-repeated="2" office:value-type="float" office:value="0.0232229060469435" calcext:value-type="float">
            <text:p>0.023222906</text:p>
          </table:table-cell>
          <table:table-cell table:number-columns-repeated="2" office:value-type="float" office:value="0.103137502391341" calcext:value-type="float">
            <text:p>0.1031375024</text:p>
          </table:table-cell>
          <table:table-cell table:number-columns-repeated="2" office:value-type="float" office:value="0.234736854396516" calcext:value-type="float">
            <text:p>0.2347368544</text:p>
          </table:table-cell>
          <table:table-cell table:number-columns-repeated="2" office:value-type="float" office:value="0.396216748879567" calcext:value-type="float">
            <text:p>0.3962167489</text:p>
          </table:table-cell>
          <table:table-cell table:number-columns-repeated="2" office:value-type="float" office:value="0.352081568894995" calcext:value-type="float">
            <text:p>0.3520815689</text:p>
          </table:table-cell>
          <table:table-cell table:number-columns-repeated="2" office:value-type="float" office:value="0.150936715366443" calcext:value-type="float">
            <text:p>0.1509367154</text:p>
          </table:table-cell>
          <table:table-cell table:number-columns-repeated="2" office:value-type="float" office:value="0.0885849452220279" calcext:value-type="float">
            <text:p>0.0885849452</text:p>
          </table:table-cell>
          <table:table-cell table:number-columns-repeated="2" office:value-type="float" office:value="0.303223087681418" calcext:value-type="float">
            <text:p>0.3032230877</text:p>
          </table:table-cell>
          <table:table-cell table:number-columns-repeated="2" office:value-type="float" office:value="0.118723595254137" calcext:value-type="float">
            <text:p>0.1187235953</text:p>
          </table:table-cell>
          <table:table-cell table:number-columns-repeated="2" office:value-type="float" office:value="0.374185679025853" calcext:value-type="float">
            <text:p>0.374185679</text:p>
          </table:table-cell>
        </table:table-row>
        <table:table-row table:style-name="ro1">
          <table:table-cell office:value-type="string" calcext:value-type="string">
            <text:p>Norway_corp</text:p>
          </table:table-cell>
          <table:table-cell table:number-columns-repeated="2" office:value-type="float" office:value="0.0159520845408594" calcext:value-type="float">
            <text:p>0.0159520845</text:p>
          </table:table-cell>
          <table:table-cell table:number-columns-repeated="2" office:value-type="float" office:value="0.00244136724400189" calcext:value-type="float">
            <text:p>0.0024413672</text:p>
          </table:table-cell>
          <table:table-cell table:number-columns-repeated="2" office:value-type="float" office:value="0.0446927946786696" calcext:value-type="float">
            <text:p>0.0446927947</text:p>
          </table:table-cell>
          <table:table-cell table:number-columns-repeated="2" office:value-type="float" office:value="0.00671582657129004" calcext:value-type="float">
            <text:p>0.0067158266</text:p>
          </table:table-cell>
          <table:table-cell table:number-columns-repeated="2" office:value-type="float" office:value="-0.00357618628902088" calcext:value-type="float">
            <text:p>-0.0035761863</text:p>
          </table:table-cell>
          <table:table-cell table:number-columns-repeated="2" office:value-type="float" office:value="0.289313321960344" calcext:value-type="float">
            <text:p>0.289313322</text:p>
          </table:table-cell>
          <table:table-cell table:number-columns-repeated="2" office:value-type="float" office:value="-0.0172534290080966" calcext:value-type="float">
            <text:p>-0.017253429</text:p>
          </table:table-cell>
          <table:table-cell table:number-columns-repeated="2" office:value-type="float" office:value="-0.0680633925139151" calcext:value-type="float">
            <text:p>-0.0680633925</text:p>
          </table:table-cell>
          <table:table-cell table:number-columns-repeated="2" office:value-type="float" office:value="0.0107713779939469" calcext:value-type="float">
            <text:p>0.010771378</text:p>
          </table:table-cell>
          <table:table-cell table:number-columns-repeated="2" office:value-type="float" office:value="-0.181151370004128" calcext:value-type="float">
            <text:p>-0.18115137</text:p>
          </table:table-cell>
          <table:table-cell table:number-columns-repeated="2" office:value-type="float" office:value="-0.268554751240114" calcext:value-type="float">
            <text:p>-0.2685547512</text:p>
          </table:table-cell>
          <table:table-cell table:number-columns-repeated="2" office:value-type="float" office:value="0.434637963907232" calcext:value-type="float">
            <text:p>0.4346379639</text:p>
          </table:table-cell>
          <table:table-cell table:number-columns-repeated="2" office:value-type="float" office:value="0.211913463701259" calcext:value-type="float">
            <text:p>0.2119134637</text:p>
          </table:table-cell>
          <table:table-cell table:number-columns-repeated="2" office:value-type="float" office:value="0.547837769385357" calcext:value-type="float">
            <text:p>0.5478377694</text:p>
          </table:table-cell>
          <table:table-cell table:number-columns-repeated="2" office:value-type="float" office:value="0.138602136516005" calcext:value-type="float">
            <text:p>0.1386021365</text:p>
          </table:table-cell>
          <table:table-cell table:number-columns-repeated="2" office:value-type="float" office:value="-0.104475248507057" calcext:value-type="float">
            <text:p>-0.1044752485</text:p>
          </table:table-cell>
          <table:table-cell table:number-columns-repeated="2" office:value-type="float" office:value="0.263068648702576" calcext:value-type="float">
            <text:p>0.2630686487</text:p>
          </table:table-cell>
          <table:table-cell table:number-columns-repeated="2" office:value-type="float" office:value="-0.115678755127029" calcext:value-type="float">
            <text:p>-0.1156787551</text:p>
          </table:table-cell>
          <table:table-cell table:number-columns-repeated="2" office:value-type="float" office:value="0.377254164876993" calcext:value-type="float">
            <text:p>0.3772541649</text:p>
          </table:table-cell>
          <table:table-cell table:number-columns-repeated="2" office:value-type="float" office:value="-0.133147305251374" calcext:value-type="float">
            <text:p>-0.1331473053</text:p>
          </table:table-cell>
          <table:table-cell table:number-columns-repeated="2" office:value-type="float" office:value="0.059781022439928" calcext:value-type="float">
            <text:p>0.0597810224</text:p>
          </table:table-cell>
          <table:table-cell table:number-columns-repeated="2" office:value-type="float" office:value="0.418490273385017" calcext:value-type="float">
            <text:p>0.4184902734</text:p>
          </table:table-cell>
          <table:table-cell table:number-columns-repeated="2" office:value-type="float" office:value="0.306769142718297" calcext:value-type="float">
            <text:p>0.3067691427</text:p>
          </table:table-cell>
          <table:table-cell table:number-columns-repeated="2" office:value-type="float" office:value="-0.0508240091428061" calcext:value-type="float">
            <text:p>-0.0508240091</text:p>
          </table:table-cell>
          <table:table-cell table:number-columns-repeated="2" office:value-type="float" office:value="-0.136506607807951" calcext:value-type="float">
            <text:p>-0.1365066078</text:p>
          </table:table-cell>
          <table:table-cell table:number-columns-repeated="2" office:value-type="float" office:value="0.36894029127075" calcext:value-type="float">
            <text:p>0.3689402913</text:p>
          </table:table-cell>
          <table:table-cell table:number-columns-repeated="2" office:value-type="float" office:value="0.0115634468611657" calcext:value-type="float">
            <text:p>0.0115634469</text:p>
          </table:table-cell>
          <table:table-cell table:number-columns-repeated="2" office:value-type="float" office:value="0.122800601751204" calcext:value-type="float">
            <text:p>0.12280060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0.118224439410504" calcext:value-type="float">
            <text:p>-0.1182244394</text:p>
          </table:table-cell>
          <table:table-cell table:number-columns-repeated="2" office:value-type="float" office:value="-0.174716967381261" calcext:value-type="float">
            <text:p>-0.1747169674</text:p>
          </table:table-cell>
          <table:table-cell table:number-columns-repeated="2" office:value-type="float" office:value="0.0335865689765613" calcext:value-type="float">
            <text:p>0.033586569</text:p>
          </table:table-cell>
          <table:table-cell table:number-columns-repeated="2" office:value-type="float" office:value="-0.0541942462596615" calcext:value-type="float">
            <text:p>-0.0541942463</text:p>
          </table:table-cell>
          <table:table-cell table:number-columns-repeated="2" office:value-type="float" office:value="0.082222674508624" calcext:value-type="float">
            <text:p>0.0822226745</text:p>
          </table:table-cell>
          <table:table-cell table:number-columns-repeated="2" office:value-type="float" office:value="0.177027975805403" calcext:value-type="float">
            <text:p>0.1770279758</text:p>
          </table:table-cell>
          <table:table-cell table:number-columns-repeated="2" office:value-type="float" office:value="0.238695296250522" calcext:value-type="float">
            <text:p>0.2386952963</text:p>
          </table:table-cell>
          <table:table-cell table:number-columns-repeated="2" office:value-type="float" office:value="0.136316839573477" calcext:value-type="float">
            <text:p>0.1363168396</text:p>
          </table:table-cell>
          <table:table-cell table:number-columns-repeated="2" office:value-type="float" office:value="0.182422446094453" calcext:value-type="float">
            <text:p>0.1824224461</text:p>
          </table:table-cell>
          <table:table-cell table:number-columns-repeated="2" office:value-type="float" office:value="0.262468951918235" calcext:value-type="float">
            <text:p>0.2624689519</text:p>
          </table:table-cell>
          <table:table-cell table:number-columns-repeated="2" office:value-type="float" office:value="0.483303999592991" calcext:value-type="float">
            <text:p>0.4833039996</text:p>
          </table:table-cell>
          <table:table-cell table:number-columns-repeated="2" office:value-type="float" office:value="0.00876491265572948" calcext:value-type="float">
            <text:p>0.0087649127</text:p>
          </table:table-cell>
          <table:table-cell table:number-columns-repeated="2" office:value-type="float" office:value="0.134233880472357" calcext:value-type="float">
            <text:p>0.1342338805</text:p>
          </table:table-cell>
          <table:table-cell table:number-columns-repeated="2" office:value-type="float" office:value="0.237416311125194" calcext:value-type="float">
            <text:p>0.2374163111</text:p>
          </table:table-cell>
          <table:table-cell table:number-columns-repeated="2" office:value-type="float" office:value="0.0351868076847465" calcext:value-type="float">
            <text:p>0.0351868077</text:p>
          </table:table-cell>
        </table:table-row>
        <table:table-row table:style-name="ro1">
          <table:table-cell office:value-type="string" calcext:value-type="string">
            <text:p>Norway_residential</text:p>
          </table:table-cell>
          <table:table-cell table:number-columns-repeated="2" office:value-type="float" office:value="0.0159520845408594" calcext:value-type="float">
            <text:p>0.0159520845</text:p>
          </table:table-cell>
          <table:table-cell table:number-columns-repeated="2" office:value-type="float" office:value="0.00244136724400189" calcext:value-type="float">
            <text:p>0.0024413672</text:p>
          </table:table-cell>
          <table:table-cell table:number-columns-repeated="2" office:value-type="float" office:value="0.0446927946786696" calcext:value-type="float">
            <text:p>0.0446927947</text:p>
          </table:table-cell>
          <table:table-cell table:number-columns-repeated="2" office:value-type="float" office:value="0.00671582657129004" calcext:value-type="float">
            <text:p>0.0067158266</text:p>
          </table:table-cell>
          <table:table-cell table:number-columns-repeated="2" office:value-type="float" office:value="-0.00357618628902088" calcext:value-type="float">
            <text:p>-0.0035761863</text:p>
          </table:table-cell>
          <table:table-cell table:number-columns-repeated="2" office:value-type="float" office:value="0.289313321960344" calcext:value-type="float">
            <text:p>0.289313322</text:p>
          </table:table-cell>
          <table:table-cell table:number-columns-repeated="2" office:value-type="float" office:value="-0.0172534290080966" calcext:value-type="float">
            <text:p>-0.017253429</text:p>
          </table:table-cell>
          <table:table-cell table:number-columns-repeated="2" office:value-type="float" office:value="-0.0680633925139151" calcext:value-type="float">
            <text:p>-0.0680633925</text:p>
          </table:table-cell>
          <table:table-cell table:number-columns-repeated="2" office:value-type="float" office:value="0.0107713779939469" calcext:value-type="float">
            <text:p>0.010771378</text:p>
          </table:table-cell>
          <table:table-cell table:number-columns-repeated="2" office:value-type="float" office:value="-0.181151370004128" calcext:value-type="float">
            <text:p>-0.18115137</text:p>
          </table:table-cell>
          <table:table-cell table:number-columns-repeated="2" office:value-type="float" office:value="-0.268554751240114" calcext:value-type="float">
            <text:p>-0.2685547512</text:p>
          </table:table-cell>
          <table:table-cell table:number-columns-repeated="2" office:value-type="float" office:value="0.434637963907232" calcext:value-type="float">
            <text:p>0.4346379639</text:p>
          </table:table-cell>
          <table:table-cell table:number-columns-repeated="2" office:value-type="float" office:value="0.211913463701259" calcext:value-type="float">
            <text:p>0.2119134637</text:p>
          </table:table-cell>
          <table:table-cell table:number-columns-repeated="2" office:value-type="float" office:value="0.547837769385357" calcext:value-type="float">
            <text:p>0.5478377694</text:p>
          </table:table-cell>
          <table:table-cell table:number-columns-repeated="2" office:value-type="float" office:value="0.138602136516005" calcext:value-type="float">
            <text:p>0.1386021365</text:p>
          </table:table-cell>
          <table:table-cell table:number-columns-repeated="2" office:value-type="float" office:value="-0.104475248507057" calcext:value-type="float">
            <text:p>-0.1044752485</text:p>
          </table:table-cell>
          <table:table-cell table:number-columns-repeated="2" office:value-type="float" office:value="0.263068648702576" calcext:value-type="float">
            <text:p>0.2630686487</text:p>
          </table:table-cell>
          <table:table-cell table:number-columns-repeated="2" office:value-type="float" office:value="-0.115678755127029" calcext:value-type="float">
            <text:p>-0.1156787551</text:p>
          </table:table-cell>
          <table:table-cell table:number-columns-repeated="2" office:value-type="float" office:value="0.377254164876993" calcext:value-type="float">
            <text:p>0.3772541649</text:p>
          </table:table-cell>
          <table:table-cell table:number-columns-repeated="2" office:value-type="float" office:value="-0.133147305251374" calcext:value-type="float">
            <text:p>-0.1331473053</text:p>
          </table:table-cell>
          <table:table-cell table:number-columns-repeated="2" office:value-type="float" office:value="0.059781022439928" calcext:value-type="float">
            <text:p>0.0597810224</text:p>
          </table:table-cell>
          <table:table-cell table:number-columns-repeated="2" office:value-type="float" office:value="0.418490273385017" calcext:value-type="float">
            <text:p>0.4184902734</text:p>
          </table:table-cell>
          <table:table-cell table:number-columns-repeated="2" office:value-type="float" office:value="0.306769142718297" calcext:value-type="float">
            <text:p>0.3067691427</text:p>
          </table:table-cell>
          <table:table-cell table:number-columns-repeated="2" office:value-type="float" office:value="-0.0508240091428061" calcext:value-type="float">
            <text:p>-0.0508240091</text:p>
          </table:table-cell>
          <table:table-cell table:number-columns-repeated="2" office:value-type="float" office:value="-0.136506607807951" calcext:value-type="float">
            <text:p>-0.1365066078</text:p>
          </table:table-cell>
          <table:table-cell table:number-columns-repeated="2" office:value-type="float" office:value="0.36894029127075" calcext:value-type="float">
            <text:p>0.3689402913</text:p>
          </table:table-cell>
          <table:table-cell table:number-columns-repeated="2" office:value-type="float" office:value="0.0115634468611657" calcext:value-type="float">
            <text:p>0.0115634469</text:p>
          </table:table-cell>
          <table:table-cell table:number-columns-repeated="2" office:value-type="float" office:value="0.122800601751204" calcext:value-type="float">
            <text:p>0.12280060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0.118224439410504" calcext:value-type="float">
            <text:p>-0.1182244394</text:p>
          </table:table-cell>
          <table:table-cell table:number-columns-repeated="2" office:value-type="float" office:value="-0.174716967381261" calcext:value-type="float">
            <text:p>-0.1747169674</text:p>
          </table:table-cell>
          <table:table-cell table:number-columns-repeated="2" office:value-type="float" office:value="0.0335865689765613" calcext:value-type="float">
            <text:p>0.033586569</text:p>
          </table:table-cell>
          <table:table-cell table:number-columns-repeated="2" office:value-type="float" office:value="-0.0541942462596615" calcext:value-type="float">
            <text:p>-0.0541942463</text:p>
          </table:table-cell>
          <table:table-cell table:number-columns-repeated="2" office:value-type="float" office:value="0.082222674508624" calcext:value-type="float">
            <text:p>0.0822226745</text:p>
          </table:table-cell>
          <table:table-cell table:number-columns-repeated="2" office:value-type="float" office:value="0.177027975805403" calcext:value-type="float">
            <text:p>0.1770279758</text:p>
          </table:table-cell>
          <table:table-cell table:number-columns-repeated="2" office:value-type="float" office:value="0.238695296250522" calcext:value-type="float">
            <text:p>0.2386952963</text:p>
          </table:table-cell>
          <table:table-cell table:number-columns-repeated="2" office:value-type="float" office:value="0.136316839573477" calcext:value-type="float">
            <text:p>0.1363168396</text:p>
          </table:table-cell>
          <table:table-cell table:number-columns-repeated="2" office:value-type="float" office:value="0.182422446094453" calcext:value-type="float">
            <text:p>0.1824224461</text:p>
          </table:table-cell>
          <table:table-cell table:number-columns-repeated="2" office:value-type="float" office:value="0.262468951918235" calcext:value-type="float">
            <text:p>0.2624689519</text:p>
          </table:table-cell>
          <table:table-cell table:number-columns-repeated="2" office:value-type="float" office:value="0.483303999592991" calcext:value-type="float">
            <text:p>0.4833039996</text:p>
          </table:table-cell>
          <table:table-cell table:number-columns-repeated="2" office:value-type="float" office:value="0.00876491265572948" calcext:value-type="float">
            <text:p>0.0087649127</text:p>
          </table:table-cell>
          <table:table-cell table:number-columns-repeated="2" office:value-type="float" office:value="0.134233880472357" calcext:value-type="float">
            <text:p>0.1342338805</text:p>
          </table:table-cell>
          <table:table-cell table:number-columns-repeated="2" office:value-type="float" office:value="0.237416311125194" calcext:value-type="float">
            <text:p>0.2374163111</text:p>
          </table:table-cell>
          <table:table-cell table:number-columns-repeated="2" office:value-type="float" office:value="0.0351868076847465" calcext:value-type="float">
            <text:p>0.0351868077</text:p>
          </table:table-cell>
        </table:table-row>
        <table:table-row table:style-name="ro1">
          <table:table-cell office:value-type="string" calcext:value-type="string">
            <text:p>Peru_corp</text:p>
          </table:table-cell>
          <table:table-cell table:number-columns-repeated="2" office:value-type="float" office:value="-0.157678833024903" calcext:value-type="float">
            <text:p>-0.157678833</text:p>
          </table:table-cell>
          <table:table-cell table:number-columns-repeated="2" office:value-type="float" office:value="-0.124079623691502" calcext:value-type="float">
            <text:p>-0.1240796237</text:p>
          </table:table-cell>
          <table:table-cell table:number-columns-repeated="2" office:value-type="float" office:value="-0.131933802118131" calcext:value-type="float">
            <text:p>-0.1319338021</text:p>
          </table:table-cell>
          <table:table-cell table:number-columns-repeated="2" office:value-type="float" office:value="0.218295108719108" calcext:value-type="float">
            <text:p>0.2182951087</text:p>
          </table:table-cell>
          <table:table-cell table:number-columns-repeated="2" office:value-type="float" office:value="-0.072004843250393" calcext:value-type="float">
            <text:p>-0.0720048433</text:p>
          </table:table-cell>
          <table:table-cell table:number-columns-repeated="2" office:value-type="float" office:value="-0.161903672001424" calcext:value-type="float">
            <text:p>-0.161903672</text:p>
          </table:table-cell>
          <table:table-cell table:number-columns-repeated="2" office:value-type="float" office:value="-0.0993771126204668" calcext:value-type="float">
            <text:p>-0.0993771126</text:p>
          </table:table-cell>
          <table:table-cell table:number-columns-repeated="2" office:value-type="float" office:value="0.118202532139791" calcext:value-type="float">
            <text:p>0.1182025321</text:p>
          </table:table-cell>
          <table:table-cell table:number-columns-repeated="2" office:value-type="float" office:value="0.0292166574141202" calcext:value-type="float">
            <text:p>0.0292166574</text:p>
          </table:table-cell>
          <table:table-cell table:number-columns-repeated="2" office:value-type="float" office:value="-0.0357772204971699" calcext:value-type="float">
            <text:p>-0.0357772205</text:p>
          </table:table-cell>
          <table:table-cell table:number-columns-repeated="2" office:value-type="float" office:value="0.0351113359349075" calcext:value-type="float">
            <text:p>0.0351113359</text:p>
          </table:table-cell>
          <table:table-cell table:number-columns-repeated="2" office:value-type="float" office:value="-0.0917379963483703" calcext:value-type="float">
            <text:p>-0.0917379963</text:p>
          </table:table-cell>
          <table:table-cell table:number-columns-repeated="2" office:value-type="float" office:value="-0.113929023065459" calcext:value-type="float">
            <text:p>-0.1139290231</text:p>
          </table:table-cell>
          <table:table-cell table:number-columns-repeated="2" office:value-type="float" office:value="-0.235518361724152" calcext:value-type="float">
            <text:p>-0.2355183617</text:p>
          </table:table-cell>
          <table:table-cell table:number-columns-repeated="2" office:value-type="float" office:value="-0.124516467866667" calcext:value-type="float">
            <text:p>-0.1245164679</text:p>
          </table:table-cell>
          <table:table-cell table:number-columns-repeated="2" office:value-type="float" office:value="-0.0113186252416476" calcext:value-type="float">
            <text:p>-0.0113186252</text:p>
          </table:table-cell>
          <table:table-cell table:number-columns-repeated="2" office:value-type="float" office:value="0.0688706493622655" calcext:value-type="float">
            <text:p>0.0688706494</text:p>
          </table:table-cell>
          <table:table-cell table:number-columns-repeated="2" office:value-type="float" office:value="-0.0984336189620757" calcext:value-type="float">
            <text:p>-0.098433619</text:p>
          </table:table-cell>
          <table:table-cell table:number-columns-repeated="2" office:value-type="float" office:value="0.257005870832249" calcext:value-type="float">
            <text:p>0.2570058708</text:p>
          </table:table-cell>
          <table:table-cell table:number-columns-repeated="2" office:value-type="float" office:value="-0.333194181867453" calcext:value-type="float">
            <text:p>-0.3331941819</text:p>
          </table:table-cell>
          <table:table-cell table:number-columns-repeated="2" office:value-type="float" office:value="-0.240210582219457" calcext:value-type="float">
            <text:p>-0.2402105822</text:p>
          </table:table-cell>
          <table:table-cell table:number-columns-repeated="2" office:value-type="float" office:value="-0.231497819492957" calcext:value-type="float">
            <text:p>-0.2314978195</text:p>
          </table:table-cell>
          <table:table-cell table:number-columns-repeated="2" office:value-type="float" office:value="-0.305994659505223" calcext:value-type="float">
            <text:p>-0.3059946595</text:p>
          </table:table-cell>
          <table:table-cell table:number-columns-repeated="2" office:value-type="float" office:value="-0.0544536985192081" calcext:value-type="float">
            <text:p>-0.0544536985</text:p>
          </table:table-cell>
          <table:table-cell table:number-columns-repeated="2" office:value-type="float" office:value="-0.13295613580097" calcext:value-type="float">
            <text:p>-0.1329561358</text:p>
          </table:table-cell>
          <table:table-cell table:number-columns-repeated="2" office:value-type="float" office:value="-0.114988178275406" calcext:value-type="float">
            <text:p>-0.1149881783</text:p>
          </table:table-cell>
          <table:table-cell table:number-columns-repeated="2" office:value-type="float" office:value="-0.120794003295628" calcext:value-type="float">
            <text:p>-0.1207940033</text:p>
          </table:table-cell>
          <table:table-cell table:number-columns-repeated="2" office:value-type="float" office:value="-0.164807378409854" calcext:value-type="float">
            <text:p>-0.1648073784</text:p>
          </table:table-cell>
          <table:table-cell table:number-columns-repeated="2" office:value-type="float" office:value="-0.118224439410504" calcext:value-type="float">
            <text:p>-0.118224439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0.176241771854971" calcext:value-type="float">
            <text:p>-0.1762417719</text:p>
          </table:table-cell>
          <table:table-cell table:number-columns-repeated="2" office:value-type="float" office:value="-0.455696036144681" calcext:value-type="float">
            <text:p>-0.4556960361</text:p>
          </table:table-cell>
          <table:table-cell table:number-columns-repeated="2" office:value-type="float" office:value="-0.0873797512870279" calcext:value-type="float">
            <text:p>-0.0873797513</text:p>
          </table:table-cell>
          <table:table-cell table:number-columns-repeated="2" office:value-type="float" office:value="-0.0364854902124034" calcext:value-type="float">
            <text:p>-0.0364854902</text:p>
          </table:table-cell>
          <table:table-cell table:number-columns-repeated="2" office:value-type="float" office:value="0.0516869899885242" calcext:value-type="float">
            <text:p>0.05168699</text:p>
          </table:table-cell>
          <table:table-cell table:number-columns-repeated="2" office:value-type="float" office:value="0.0661160724200688" calcext:value-type="float">
            <text:p>0.0661160724</text:p>
          </table:table-cell>
          <table:table-cell table:number-columns-repeated="2" office:value-type="float" office:value="-0.0476506659422412" calcext:value-type="float">
            <text:p>-0.0476506659</text:p>
          </table:table-cell>
          <table:table-cell table:number-columns-repeated="2" office:value-type="float" office:value="-0.220880069578263" calcext:value-type="float">
            <text:p>-0.2208800696</text:p>
          </table:table-cell>
          <table:table-cell table:number-columns-repeated="2" office:value-type="float" office:value="-0.377164169777685" calcext:value-type="float">
            <text:p>-0.3771641698</text:p>
          </table:table-cell>
          <table:table-cell table:number-columns-repeated="2" office:value-type="float" office:value="-0.174934333545924" calcext:value-type="float">
            <text:p>-0.1749343335</text:p>
          </table:table-cell>
          <table:table-cell table:number-columns-repeated="2" office:value-type="float" office:value="-0.0376179859225964" calcext:value-type="float">
            <text:p>-0.0376179859</text:p>
          </table:table-cell>
          <table:table-cell table:number-columns-repeated="2" office:value-type="float" office:value="-0.0368934162032281" calcext:value-type="float">
            <text:p>-0.0368934162</text:p>
          </table:table-cell>
          <table:table-cell table:number-columns-repeated="2" office:value-type="float" office:value="-0.227895896778105" calcext:value-type="float">
            <text:p>-0.2278958968</text:p>
          </table:table-cell>
          <table:table-cell table:number-columns-repeated="2" office:value-type="float" office:value="-0.173607175526482" calcext:value-type="float">
            <text:p>-0.1736071755</text:p>
          </table:table-cell>
        </table:table-row>
        <table:table-row table:style-name="ro1">
          <table:table-cell office:value-type="string" calcext:value-type="string">
            <text:p>Peru_residential</text:p>
          </table:table-cell>
          <table:table-cell table:number-columns-repeated="2" office:value-type="float" office:value="-0.157678833024903" calcext:value-type="float">
            <text:p>-0.157678833</text:p>
          </table:table-cell>
          <table:table-cell table:number-columns-repeated="2" office:value-type="float" office:value="-0.124079623691502" calcext:value-type="float">
            <text:p>-0.1240796237</text:p>
          </table:table-cell>
          <table:table-cell table:number-columns-repeated="2" office:value-type="float" office:value="-0.131933802118131" calcext:value-type="float">
            <text:p>-0.1319338021</text:p>
          </table:table-cell>
          <table:table-cell table:number-columns-repeated="2" office:value-type="float" office:value="0.218295108719108" calcext:value-type="float">
            <text:p>0.2182951087</text:p>
          </table:table-cell>
          <table:table-cell table:number-columns-repeated="2" office:value-type="float" office:value="-0.072004843250393" calcext:value-type="float">
            <text:p>-0.0720048433</text:p>
          </table:table-cell>
          <table:table-cell table:number-columns-repeated="2" office:value-type="float" office:value="-0.161903672001424" calcext:value-type="float">
            <text:p>-0.161903672</text:p>
          </table:table-cell>
          <table:table-cell table:number-columns-repeated="2" office:value-type="float" office:value="-0.0993771126204668" calcext:value-type="float">
            <text:p>-0.0993771126</text:p>
          </table:table-cell>
          <table:table-cell table:number-columns-repeated="2" office:value-type="float" office:value="0.118202532139791" calcext:value-type="float">
            <text:p>0.1182025321</text:p>
          </table:table-cell>
          <table:table-cell table:number-columns-repeated="2" office:value-type="float" office:value="0.0292166574141202" calcext:value-type="float">
            <text:p>0.0292166574</text:p>
          </table:table-cell>
          <table:table-cell table:number-columns-repeated="2" office:value-type="float" office:value="-0.0357772204971699" calcext:value-type="float">
            <text:p>-0.0357772205</text:p>
          </table:table-cell>
          <table:table-cell table:number-columns-repeated="2" office:value-type="float" office:value="0.0351113359349075" calcext:value-type="float">
            <text:p>0.0351113359</text:p>
          </table:table-cell>
          <table:table-cell table:number-columns-repeated="2" office:value-type="float" office:value="-0.0917379963483703" calcext:value-type="float">
            <text:p>-0.0917379963</text:p>
          </table:table-cell>
          <table:table-cell table:number-columns-repeated="2" office:value-type="float" office:value="-0.113929023065459" calcext:value-type="float">
            <text:p>-0.1139290231</text:p>
          </table:table-cell>
          <table:table-cell table:number-columns-repeated="2" office:value-type="float" office:value="-0.235518361724152" calcext:value-type="float">
            <text:p>-0.2355183617</text:p>
          </table:table-cell>
          <table:table-cell table:number-columns-repeated="2" office:value-type="float" office:value="-0.124516467866667" calcext:value-type="float">
            <text:p>-0.1245164679</text:p>
          </table:table-cell>
          <table:table-cell table:number-columns-repeated="2" office:value-type="float" office:value="-0.0113186252416476" calcext:value-type="float">
            <text:p>-0.0113186252</text:p>
          </table:table-cell>
          <table:table-cell table:number-columns-repeated="2" office:value-type="float" office:value="0.0688706493622655" calcext:value-type="float">
            <text:p>0.0688706494</text:p>
          </table:table-cell>
          <table:table-cell table:number-columns-repeated="2" office:value-type="float" office:value="-0.0984336189620757" calcext:value-type="float">
            <text:p>-0.098433619</text:p>
          </table:table-cell>
          <table:table-cell table:number-columns-repeated="2" office:value-type="float" office:value="0.257005870832249" calcext:value-type="float">
            <text:p>0.2570058708</text:p>
          </table:table-cell>
          <table:table-cell table:number-columns-repeated="2" office:value-type="float" office:value="-0.333194181867453" calcext:value-type="float">
            <text:p>-0.3331941819</text:p>
          </table:table-cell>
          <table:table-cell table:number-columns-repeated="2" office:value-type="float" office:value="-0.240210582219457" calcext:value-type="float">
            <text:p>-0.2402105822</text:p>
          </table:table-cell>
          <table:table-cell table:number-columns-repeated="2" office:value-type="float" office:value="-0.231497819492957" calcext:value-type="float">
            <text:p>-0.2314978195</text:p>
          </table:table-cell>
          <table:table-cell table:number-columns-repeated="2" office:value-type="float" office:value="-0.305994659505223" calcext:value-type="float">
            <text:p>-0.3059946595</text:p>
          </table:table-cell>
          <table:table-cell table:number-columns-repeated="2" office:value-type="float" office:value="-0.0544536985192081" calcext:value-type="float">
            <text:p>-0.0544536985</text:p>
          </table:table-cell>
          <table:table-cell table:number-columns-repeated="2" office:value-type="float" office:value="-0.13295613580097" calcext:value-type="float">
            <text:p>-0.1329561358</text:p>
          </table:table-cell>
          <table:table-cell table:number-columns-repeated="2" office:value-type="float" office:value="-0.114988178275406" calcext:value-type="float">
            <text:p>-0.1149881783</text:p>
          </table:table-cell>
          <table:table-cell table:number-columns-repeated="2" office:value-type="float" office:value="-0.120794003295628" calcext:value-type="float">
            <text:p>-0.1207940033</text:p>
          </table:table-cell>
          <table:table-cell table:number-columns-repeated="2" office:value-type="float" office:value="-0.164807378409854" calcext:value-type="float">
            <text:p>-0.1648073784</text:p>
          </table:table-cell>
          <table:table-cell table:number-columns-repeated="2" office:value-type="float" office:value="-0.118224439410504" calcext:value-type="float">
            <text:p>-0.118224439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0.176241771854971" calcext:value-type="float">
            <text:p>-0.1762417719</text:p>
          </table:table-cell>
          <table:table-cell table:number-columns-repeated="2" office:value-type="float" office:value="-0.455696036144681" calcext:value-type="float">
            <text:p>-0.4556960361</text:p>
          </table:table-cell>
          <table:table-cell table:number-columns-repeated="2" office:value-type="float" office:value="-0.0873797512870279" calcext:value-type="float">
            <text:p>-0.0873797513</text:p>
          </table:table-cell>
          <table:table-cell table:number-columns-repeated="2" office:value-type="float" office:value="-0.0364854902124034" calcext:value-type="float">
            <text:p>-0.0364854902</text:p>
          </table:table-cell>
          <table:table-cell table:number-columns-repeated="2" office:value-type="float" office:value="0.0516869899885242" calcext:value-type="float">
            <text:p>0.05168699</text:p>
          </table:table-cell>
          <table:table-cell table:number-columns-repeated="2" office:value-type="float" office:value="0.0661160724200688" calcext:value-type="float">
            <text:p>0.0661160724</text:p>
          </table:table-cell>
          <table:table-cell table:number-columns-repeated="2" office:value-type="float" office:value="-0.0476506659422412" calcext:value-type="float">
            <text:p>-0.0476506659</text:p>
          </table:table-cell>
          <table:table-cell table:number-columns-repeated="2" office:value-type="float" office:value="-0.220880069578263" calcext:value-type="float">
            <text:p>-0.2208800696</text:p>
          </table:table-cell>
          <table:table-cell table:number-columns-repeated="2" office:value-type="float" office:value="-0.377164169777685" calcext:value-type="float">
            <text:p>-0.3771641698</text:p>
          </table:table-cell>
          <table:table-cell table:number-columns-repeated="2" office:value-type="float" office:value="-0.174934333545924" calcext:value-type="float">
            <text:p>-0.1749343335</text:p>
          </table:table-cell>
          <table:table-cell table:number-columns-repeated="2" office:value-type="float" office:value="-0.0376179859225964" calcext:value-type="float">
            <text:p>-0.0376179859</text:p>
          </table:table-cell>
          <table:table-cell table:number-columns-repeated="2" office:value-type="float" office:value="-0.0368934162032281" calcext:value-type="float">
            <text:p>-0.0368934162</text:p>
          </table:table-cell>
          <table:table-cell table:number-columns-repeated="2" office:value-type="float" office:value="-0.227895896778105" calcext:value-type="float">
            <text:p>-0.2278958968</text:p>
          </table:table-cell>
          <table:table-cell table:number-columns-repeated="2" office:value-type="float" office:value="-0.173607175526482" calcext:value-type="float">
            <text:p>-0.1736071755</text:p>
          </table:table-cell>
        </table:table-row>
        <table:table-row table:style-name="ro1">
          <table:table-cell office:value-type="string" calcext:value-type="string">
            <text:p>Poland_corp</text:p>
          </table:table-cell>
          <table:table-cell table:number-columns-repeated="2" office:value-type="float" office:value="0.279480330078454" calcext:value-type="float">
            <text:p>0.2794803301</text:p>
          </table:table-cell>
          <table:table-cell table:number-columns-repeated="2" office:value-type="float" office:value="-0.18418479985836" calcext:value-type="float">
            <text:p>-0.1841847999</text:p>
          </table:table-cell>
          <table:table-cell table:number-columns-repeated="2" office:value-type="float" office:value="0.311750219582303" calcext:value-type="float">
            <text:p>0.3117502196</text:p>
          </table:table-cell>
          <table:table-cell table:number-columns-repeated="2" office:value-type="float" office:value="-0.433778196972995" calcext:value-type="float">
            <text:p>-0.433778197</text:p>
          </table:table-cell>
          <table:table-cell table:number-columns-repeated="2" office:value-type="float" office:value="0.560837917969378" calcext:value-type="float">
            <text:p>0.560837918</text:p>
          </table:table-cell>
          <table:table-cell table:number-columns-repeated="2" office:value-type="float" office:value="0.269001333686895" calcext:value-type="float">
            <text:p>0.2690013337</text:p>
          </table:table-cell>
          <table:table-cell table:number-columns-repeated="2" office:value-type="float" office:value="0.0656855572930342" calcext:value-type="float">
            <text:p>0.0656855573</text:p>
          </table:table-cell>
          <table:table-cell table:number-columns-repeated="2" office:value-type="float" office:value="0.331620069114393" calcext:value-type="float">
            <text:p>0.3316200691</text:p>
          </table:table-cell>
          <table:table-cell table:number-columns-repeated="2" office:value-type="float" office:value="-0.105116313424645" calcext:value-type="float">
            <text:p>-0.1051163134</text:p>
          </table:table-cell>
          <table:table-cell table:number-columns-repeated="2" office:value-type="float" office:value="0.455112397339195" calcext:value-type="float">
            <text:p>0.4551123973</text:p>
          </table:table-cell>
          <table:table-cell table:number-columns-repeated="2" office:value-type="float" office:value="0.685792403455791" calcext:value-type="float">
            <text:p>0.6857924035</text:p>
          </table:table-cell>
          <table:table-cell table:number-columns-repeated="2" office:value-type="float" office:value="0.484973393892307" calcext:value-type="float">
            <text:p>0.4849733939</text:p>
          </table:table-cell>
          <table:table-cell table:number-columns-repeated="2" office:value-type="float" office:value="0.0772685617375996" calcext:value-type="float">
            <text:p>0.0772685617</text:p>
          </table:table-cell>
          <table:table-cell table:number-columns-repeated="2" office:value-type="float" office:value="-0.00405236024961389" calcext:value-type="float">
            <text:p>-0.0040523602</text:p>
          </table:table-cell>
          <table:table-cell table:number-columns-repeated="2" office:value-type="float" office:value="0.391206913488819" calcext:value-type="float">
            <text:p>0.3912069135</text:p>
          </table:table-cell>
          <table:table-cell table:number-columns-repeated="2" office:value-type="float" office:value="0.58605537484845" calcext:value-type="float">
            <text:p>0.5860553748</text:p>
          </table:table-cell>
          <table:table-cell table:number-columns-repeated="2" office:value-type="float" office:value="-0.00642193786302654" calcext:value-type="float">
            <text:p>-0.0064219379</text:p>
          </table:table-cell>
          <table:table-cell table:number-columns-repeated="2" office:value-type="float" office:value="0.748783570948321" calcext:value-type="float">
            <text:p>0.7487835709</text:p>
          </table:table-cell>
          <table:table-cell table:number-columns-repeated="2" office:value-type="float" office:value="-0.330323054673953" calcext:value-type="float">
            <text:p>-0.3303230547</text:p>
          </table:table-cell>
          <table:table-cell table:number-columns-repeated="2" office:value-type="float" office:value="0.597834790447255" calcext:value-type="float">
            <text:p>0.5978347904</text:p>
          </table:table-cell>
          <table:table-cell table:number-columns-repeated="2" office:value-type="float" office:value="0.512261788301168" calcext:value-type="float">
            <text:p>0.5122617883</text:p>
          </table:table-cell>
          <table:table-cell table:number-columns-repeated="2" office:value-type="float" office:value="-0.11246686004561" calcext:value-type="float">
            <text:p>-0.11246686</text:p>
          </table:table-cell>
          <table:table-cell table:number-columns-repeated="2" office:value-type="float" office:value="0.095122178787208" calcext:value-type="float">
            <text:p>0.0951221788</text:p>
          </table:table-cell>
          <table:table-cell table:number-columns-repeated="2" office:value-type="float" office:value="0.488113715358081" calcext:value-type="float">
            <text:p>0.4881137154</text:p>
          </table:table-cell>
          <table:table-cell table:number-columns-repeated="2" office:value-type="float" office:value="0.447962414201607" calcext:value-type="float">
            <text:p>0.4479624142</text:p>
          </table:table-cell>
          <table:table-cell table:number-columns-repeated="2" office:value-type="float" office:value="0.448904405406701" calcext:value-type="float">
            <text:p>0.4489044054</text:p>
          </table:table-cell>
          <table:table-cell table:number-columns-repeated="2" office:value-type="float" office:value="0.582562617177213" calcext:value-type="float">
            <text:p>0.5825626172</text:p>
          </table:table-cell>
          <table:table-cell table:number-columns-repeated="2" office:value-type="float" office:value="0.342950524644542" calcext:value-type="float">
            <text:p>0.3429505246</text:p>
          </table:table-cell>
          <table:table-cell table:number-columns-repeated="2" office:value-type="float" office:value="-0.174716967381261" calcext:value-type="float">
            <text:p>-0.1747169674</text:p>
          </table:table-cell>
          <table:table-cell table:number-columns-repeated="2" office:value-type="float" office:value="-0.176241771854971" calcext:value-type="float">
            <text:p>-0.17624177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612296336136358" calcext:value-type="float">
            <text:p>0.6122963361</text:p>
          </table:table-cell>
          <table:table-cell table:number-columns-repeated="2" office:value-type="float" office:value="0.263965992606772" calcext:value-type="float">
            <text:p>0.2639659926</text:p>
          </table:table-cell>
          <table:table-cell table:number-columns-repeated="2" office:value-type="float" office:value="0.018702044719365" calcext:value-type="float">
            <text:p>0.0187020447</text:p>
          </table:table-cell>
          <table:table-cell table:number-columns-repeated="2" office:value-type="float" office:value="-0.296705852832773" calcext:value-type="float">
            <text:p>-0.2967058528</text:p>
          </table:table-cell>
          <table:table-cell table:number-columns-repeated="2" office:value-type="float" office:value="0.0206106808222953" calcext:value-type="float">
            <text:p>0.0206106808</text:p>
          </table:table-cell>
          <table:table-cell table:number-columns-repeated="2" office:value-type="float" office:value="0.70335323444862" calcext:value-type="float">
            <text:p>0.7033532344</text:p>
          </table:table-cell>
          <table:table-cell table:number-columns-repeated="2" office:value-type="float" office:value="-0.0630031051984595" calcext:value-type="float">
            <text:p>-0.0630031052</text:p>
          </table:table-cell>
          <table:table-cell table:number-columns-repeated="2" office:value-type="float" office:value="0.734312013797478" calcext:value-type="float">
            <text:p>0.7343120138</text:p>
          </table:table-cell>
          <table:table-cell table:number-columns-repeated="2" office:value-type="float" office:value="0.189977787416594" calcext:value-type="float">
            <text:p>0.1899777874</text:p>
          </table:table-cell>
          <table:table-cell table:number-columns-repeated="2" office:value-type="float" office:value="-0.351511484359539" calcext:value-type="float">
            <text:p>-0.3515114844</text:p>
          </table:table-cell>
          <table:table-cell table:number-columns-repeated="2" office:value-type="float" office:value="0.248707407322361" calcext:value-type="float">
            <text:p>0.2487074073</text:p>
          </table:table-cell>
          <table:table-cell table:number-columns-repeated="2" office:value-type="float" office:value="0.605288045804709" calcext:value-type="float">
            <text:p>0.6052880458</text:p>
          </table:table-cell>
          <table:table-cell table:number-columns-repeated="2" office:value-type="float" office:value="0.0504030663769635" calcext:value-type="float">
            <text:p>0.0504030664</text:p>
          </table:table-cell>
        </table:table-row>
        <table:table-row table:style-name="ro1">
          <table:table-cell office:value-type="string" calcext:value-type="string">
            <text:p>Poland_residential</text:p>
          </table:table-cell>
          <table:table-cell table:number-columns-repeated="2" office:value-type="float" office:value="0.279480330078454" calcext:value-type="float">
            <text:p>0.2794803301</text:p>
          </table:table-cell>
          <table:table-cell table:number-columns-repeated="2" office:value-type="float" office:value="-0.18418479985836" calcext:value-type="float">
            <text:p>-0.1841847999</text:p>
          </table:table-cell>
          <table:table-cell table:number-columns-repeated="2" office:value-type="float" office:value="0.311750219582303" calcext:value-type="float">
            <text:p>0.3117502196</text:p>
          </table:table-cell>
          <table:table-cell table:number-columns-repeated="2" office:value-type="float" office:value="-0.433778196972995" calcext:value-type="float">
            <text:p>-0.433778197</text:p>
          </table:table-cell>
          <table:table-cell table:number-columns-repeated="2" office:value-type="float" office:value="0.560837917969378" calcext:value-type="float">
            <text:p>0.560837918</text:p>
          </table:table-cell>
          <table:table-cell table:number-columns-repeated="2" office:value-type="float" office:value="0.269001333686895" calcext:value-type="float">
            <text:p>0.2690013337</text:p>
          </table:table-cell>
          <table:table-cell table:number-columns-repeated="2" office:value-type="float" office:value="0.0656855572930342" calcext:value-type="float">
            <text:p>0.0656855573</text:p>
          </table:table-cell>
          <table:table-cell table:number-columns-repeated="2" office:value-type="float" office:value="0.331620069114393" calcext:value-type="float">
            <text:p>0.3316200691</text:p>
          </table:table-cell>
          <table:table-cell table:number-columns-repeated="2" office:value-type="float" office:value="-0.105116313424645" calcext:value-type="float">
            <text:p>-0.1051163134</text:p>
          </table:table-cell>
          <table:table-cell table:number-columns-repeated="2" office:value-type="float" office:value="0.455112397339195" calcext:value-type="float">
            <text:p>0.4551123973</text:p>
          </table:table-cell>
          <table:table-cell table:number-columns-repeated="2" office:value-type="float" office:value="0.685792403455791" calcext:value-type="float">
            <text:p>0.6857924035</text:p>
          </table:table-cell>
          <table:table-cell table:number-columns-repeated="2" office:value-type="float" office:value="0.484973393892307" calcext:value-type="float">
            <text:p>0.4849733939</text:p>
          </table:table-cell>
          <table:table-cell table:number-columns-repeated="2" office:value-type="float" office:value="0.0772685617375996" calcext:value-type="float">
            <text:p>0.0772685617</text:p>
          </table:table-cell>
          <table:table-cell table:number-columns-repeated="2" office:value-type="float" office:value="-0.00405236024961389" calcext:value-type="float">
            <text:p>-0.0040523602</text:p>
          </table:table-cell>
          <table:table-cell table:number-columns-repeated="2" office:value-type="float" office:value="0.391206913488819" calcext:value-type="float">
            <text:p>0.3912069135</text:p>
          </table:table-cell>
          <table:table-cell table:number-columns-repeated="2" office:value-type="float" office:value="0.58605537484845" calcext:value-type="float">
            <text:p>0.5860553748</text:p>
          </table:table-cell>
          <table:table-cell table:number-columns-repeated="2" office:value-type="float" office:value="-0.00642193786302654" calcext:value-type="float">
            <text:p>-0.0064219379</text:p>
          </table:table-cell>
          <table:table-cell table:number-columns-repeated="2" office:value-type="float" office:value="0.748783570948321" calcext:value-type="float">
            <text:p>0.7487835709</text:p>
          </table:table-cell>
          <table:table-cell table:number-columns-repeated="2" office:value-type="float" office:value="-0.330323054673953" calcext:value-type="float">
            <text:p>-0.3303230547</text:p>
          </table:table-cell>
          <table:table-cell table:number-columns-repeated="2" office:value-type="float" office:value="0.597834790447255" calcext:value-type="float">
            <text:p>0.5978347904</text:p>
          </table:table-cell>
          <table:table-cell table:number-columns-repeated="2" office:value-type="float" office:value="0.512261788301168" calcext:value-type="float">
            <text:p>0.5122617883</text:p>
          </table:table-cell>
          <table:table-cell table:number-columns-repeated="2" office:value-type="float" office:value="-0.11246686004561" calcext:value-type="float">
            <text:p>-0.11246686</text:p>
          </table:table-cell>
          <table:table-cell table:number-columns-repeated="2" office:value-type="float" office:value="0.095122178787208" calcext:value-type="float">
            <text:p>0.0951221788</text:p>
          </table:table-cell>
          <table:table-cell table:number-columns-repeated="2" office:value-type="float" office:value="0.488113715358081" calcext:value-type="float">
            <text:p>0.4881137154</text:p>
          </table:table-cell>
          <table:table-cell table:number-columns-repeated="2" office:value-type="float" office:value="0.447962414201607" calcext:value-type="float">
            <text:p>0.4479624142</text:p>
          </table:table-cell>
          <table:table-cell table:number-columns-repeated="2" office:value-type="float" office:value="0.448904405406701" calcext:value-type="float">
            <text:p>0.4489044054</text:p>
          </table:table-cell>
          <table:table-cell table:number-columns-repeated="2" office:value-type="float" office:value="0.582562617177213" calcext:value-type="float">
            <text:p>0.5825626172</text:p>
          </table:table-cell>
          <table:table-cell table:number-columns-repeated="2" office:value-type="float" office:value="0.342950524644542" calcext:value-type="float">
            <text:p>0.3429505246</text:p>
          </table:table-cell>
          <table:table-cell table:number-columns-repeated="2" office:value-type="float" office:value="-0.174716967381261" calcext:value-type="float">
            <text:p>-0.1747169674</text:p>
          </table:table-cell>
          <table:table-cell table:number-columns-repeated="2" office:value-type="float" office:value="-0.176241771854971" calcext:value-type="float">
            <text:p>-0.17624177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612296336136358" calcext:value-type="float">
            <text:p>0.6122963361</text:p>
          </table:table-cell>
          <table:table-cell table:number-columns-repeated="2" office:value-type="float" office:value="0.263965992606772" calcext:value-type="float">
            <text:p>0.2639659926</text:p>
          </table:table-cell>
          <table:table-cell table:number-columns-repeated="2" office:value-type="float" office:value="0.018702044719365" calcext:value-type="float">
            <text:p>0.0187020447</text:p>
          </table:table-cell>
          <table:table-cell table:number-columns-repeated="2" office:value-type="float" office:value="-0.296705852832773" calcext:value-type="float">
            <text:p>-0.2967058528</text:p>
          </table:table-cell>
          <table:table-cell table:number-columns-repeated="2" office:value-type="float" office:value="0.0206106808222953" calcext:value-type="float">
            <text:p>0.0206106808</text:p>
          </table:table-cell>
          <table:table-cell table:number-columns-repeated="2" office:value-type="float" office:value="0.70335323444862" calcext:value-type="float">
            <text:p>0.7033532344</text:p>
          </table:table-cell>
          <table:table-cell table:number-columns-repeated="2" office:value-type="float" office:value="-0.0630031051984595" calcext:value-type="float">
            <text:p>-0.0630031052</text:p>
          </table:table-cell>
          <table:table-cell table:number-columns-repeated="2" office:value-type="float" office:value="0.734312013797478" calcext:value-type="float">
            <text:p>0.7343120138</text:p>
          </table:table-cell>
          <table:table-cell table:number-columns-repeated="2" office:value-type="float" office:value="0.189977787416594" calcext:value-type="float">
            <text:p>0.1899777874</text:p>
          </table:table-cell>
          <table:table-cell table:number-columns-repeated="2" office:value-type="float" office:value="-0.351511484359539" calcext:value-type="float">
            <text:p>-0.3515114844</text:p>
          </table:table-cell>
          <table:table-cell table:number-columns-repeated="2" office:value-type="float" office:value="0.248707407322361" calcext:value-type="float">
            <text:p>0.2487074073</text:p>
          </table:table-cell>
          <table:table-cell table:number-columns-repeated="2" office:value-type="float" office:value="0.605288045804709" calcext:value-type="float">
            <text:p>0.6052880458</text:p>
          </table:table-cell>
          <table:table-cell table:number-columns-repeated="2" office:value-type="float" office:value="0.0504030663769635" calcext:value-type="float">
            <text:p>0.0504030664</text:p>
          </table:table-cell>
        </table:table-row>
        <table:table-row table:style-name="ro1">
          <table:table-cell office:value-type="string" calcext:value-type="string">
            <text:p>Portugal_corp</text:p>
          </table:table-cell>
          <table:table-cell table:number-columns-repeated="2" office:value-type="float" office:value="0.351695982013316" calcext:value-type="float">
            <text:p>0.351695982</text:p>
          </table:table-cell>
          <table:table-cell table:number-columns-repeated="2" office:value-type="float" office:value="0.126357447851528" calcext:value-type="float">
            <text:p>0.1263574479</text:p>
          </table:table-cell>
          <table:table-cell table:number-columns-repeated="2" office:value-type="float" office:value="0.0508360839420246" calcext:value-type="float">
            <text:p>0.0508360839</text:p>
          </table:table-cell>
          <table:table-cell table:number-columns-repeated="2" office:value-type="float" office:value="-0.458714974049048" calcext:value-type="float">
            <text:p>-0.458714974</text:p>
          </table:table-cell>
          <table:table-cell table:number-columns-repeated="2" office:value-type="float" office:value="0.174902169738215" calcext:value-type="float">
            <text:p>0.1749021697</text:p>
          </table:table-cell>
          <table:table-cell table:number-columns-repeated="2" office:value-type="float" office:value="0.234962845893624" calcext:value-type="float">
            <text:p>0.2349628459</text:p>
          </table:table-cell>
          <table:table-cell table:number-columns-repeated="2" office:value-type="float" office:value="-0.0228835560373988" calcext:value-type="float">
            <text:p>-0.022883556</text:p>
          </table:table-cell>
          <table:table-cell table:number-columns-repeated="2" office:value-type="float" office:value="0.171946320278249" calcext:value-type="float">
            <text:p>0.1719463203</text:p>
          </table:table-cell>
          <table:table-cell table:number-columns-repeated="2" office:value-type="float" office:value="-0.0569150424147568" calcext:value-type="float">
            <text:p>-0.0569150424</text:p>
          </table:table-cell>
          <table:table-cell table:number-columns-repeated="2" office:value-type="float" office:value="0.259003572915468" calcext:value-type="float">
            <text:p>0.2590035729</text:p>
          </table:table-cell>
          <table:table-cell table:number-columns-repeated="2" office:value-type="float" office:value="0.333489804760277" calcext:value-type="float">
            <text:p>0.3334898048</text:p>
          </table:table-cell>
          <table:table-cell table:number-columns-repeated="2" office:value-type="float" office:value="0.349316417950875" calcext:value-type="float">
            <text:p>0.349316418</text:p>
          </table:table-cell>
          <table:table-cell table:number-columns-repeated="2" office:value-type="float" office:value="0.0283739951333505" calcext:value-type="float">
            <text:p>0.0283739951</text:p>
          </table:table-cell>
          <table:table-cell table:number-columns-repeated="2" office:value-type="float" office:value="0.187380703426918" calcext:value-type="float">
            <text:p>0.1873807034</text:p>
          </table:table-cell>
          <table:table-cell table:number-columns-repeated="2" office:value-type="float" office:value="0.120098333172768" calcext:value-type="float">
            <text:p>0.1200983332</text:p>
          </table:table-cell>
          <table:table-cell table:number-columns-repeated="2" office:value-type="float" office:value="0.391460310829626" calcext:value-type="float">
            <text:p>0.3914603108</text:p>
          </table:table-cell>
          <table:table-cell table:number-columns-repeated="2" office:value-type="float" office:value="-0.00625256363313099" calcext:value-type="float">
            <text:p>-0.0062525636</text:p>
          </table:table-cell>
          <table:table-cell table:number-columns-repeated="2" office:value-type="float" office:value="0.542706005087767" calcext:value-type="float">
            <text:p>0.5427060051</text:p>
          </table:table-cell>
          <table:table-cell table:number-columns-repeated="2" office:value-type="float" office:value="-0.416649972663249" calcext:value-type="float">
            <text:p>-0.4166499727</text:p>
          </table:table-cell>
          <table:table-cell table:number-columns-repeated="2" office:value-type="float" office:value="0.635304321234918" calcext:value-type="float">
            <text:p>0.6353043212</text:p>
          </table:table-cell>
          <table:table-cell table:number-columns-repeated="2" office:value-type="float" office:value="0.117749877022314" calcext:value-type="float">
            <text:p>0.117749877</text:p>
          </table:table-cell>
          <table:table-cell table:number-columns-repeated="2" office:value-type="float" office:value="0.367077072524633" calcext:value-type="float">
            <text:p>0.3670770725</text:p>
          </table:table-cell>
          <table:table-cell table:number-columns-repeated="2" office:value-type="float" office:value="0.193520405097067" calcext:value-type="float">
            <text:p>0.1935204051</text:p>
          </table:table-cell>
          <table:table-cell table:number-columns-repeated="2" office:value-type="float" office:value="0.0768067526087194" calcext:value-type="float">
            <text:p>0.0768067526</text:p>
          </table:table-cell>
          <table:table-cell table:number-columns-repeated="2" office:value-type="float" office:value="0.148374020787176" calcext:value-type="float">
            <text:p>0.1483740208</text:p>
          </table:table-cell>
          <table:table-cell table:number-columns-repeated="2" office:value-type="float" office:value="0.0279644434774908" calcext:value-type="float">
            <text:p>0.0279644435</text:p>
          </table:table-cell>
          <table:table-cell table:number-columns-repeated="2" office:value-type="float" office:value="0.559765407990109" calcext:value-type="float">
            <text:p>0.559765408</text:p>
          </table:table-cell>
          <table:table-cell table:number-columns-repeated="2" office:value-type="float" office:value="0.350744006492384" calcext:value-type="float">
            <text:p>0.3507440065</text:p>
          </table:table-cell>
          <table:table-cell table:number-columns-repeated="2" office:value-type="float" office:value="0.0335865689765613" calcext:value-type="float">
            <text:p>0.033586569</text:p>
          </table:table-cell>
          <table:table-cell table:number-columns-repeated="2" office:value-type="float" office:value="-0.455696036144681" calcext:value-type="float">
            <text:p>-0.4556960361</text:p>
          </table:table-cell>
          <table:table-cell table:number-columns-repeated="2" office:value-type="float" office:value="0.612296336136358" calcext:value-type="float">
            <text:p>0.612296336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402033568612763" calcext:value-type="float">
            <text:p>0.4020335686</text:p>
          </table:table-cell>
          <table:table-cell table:number-columns-repeated="2" office:value-type="float" office:value="-0.0444600791725932" calcext:value-type="float">
            <text:p>-0.0444600792</text:p>
          </table:table-cell>
          <table:table-cell table:number-columns-repeated="2" office:value-type="float" office:value="-0.134269382191712" calcext:value-type="float">
            <text:p>-0.1342693822</text:p>
          </table:table-cell>
          <table:table-cell table:number-columns-repeated="2" office:value-type="float" office:value="0.0151492756422013" calcext:value-type="float">
            <text:p>0.0151492756</text:p>
          </table:table-cell>
          <table:table-cell table:number-columns-repeated="2" office:value-type="float" office:value="0.359302746027455" calcext:value-type="float">
            <text:p>0.359302746</text:p>
          </table:table-cell>
          <table:table-cell table:number-columns-repeated="2" office:value-type="float" office:value="0.239435259490097" calcext:value-type="float">
            <text:p>0.2394352595</text:p>
          </table:table-cell>
          <table:table-cell table:number-columns-repeated="2" office:value-type="float" office:value="0.819563417068421" calcext:value-type="float">
            <text:p>0.8195634171</text:p>
          </table:table-cell>
          <table:table-cell table:number-columns-repeated="2" office:value-type="float" office:value="0.396106116919025" calcext:value-type="float">
            <text:p>0.3961061169</text:p>
          </table:table-cell>
          <table:table-cell table:number-columns-repeated="2" office:value-type="float" office:value="-0.24598165042909" calcext:value-type="float">
            <text:p>-0.2459816504</text:p>
          </table:table-cell>
          <table:table-cell table:number-columns-repeated="2" office:value-type="float" office:value="-0.00100271652252396" calcext:value-type="float">
            <text:p>-0.0010027165</text:p>
          </table:table-cell>
          <table:table-cell table:number-columns-repeated="2" office:value-type="float" office:value="0.377522175523649" calcext:value-type="float">
            <text:p>0.3775221755</text:p>
          </table:table-cell>
          <table:table-cell table:number-columns-repeated="2" office:value-type="float" office:value="0.348478721565825" calcext:value-type="float">
            <text:p>0.3484787216</text:p>
          </table:table-cell>
        </table:table-row>
        <table:table-row table:style-name="ro1">
          <table:table-cell office:value-type="string" calcext:value-type="string">
            <text:p>Portugal_residential</text:p>
          </table:table-cell>
          <table:table-cell table:number-columns-repeated="2" office:value-type="float" office:value="0.351695982013316" calcext:value-type="float">
            <text:p>0.351695982</text:p>
          </table:table-cell>
          <table:table-cell table:number-columns-repeated="2" office:value-type="float" office:value="0.126357447851528" calcext:value-type="float">
            <text:p>0.1263574479</text:p>
          </table:table-cell>
          <table:table-cell table:number-columns-repeated="2" office:value-type="float" office:value="0.0508360839420246" calcext:value-type="float">
            <text:p>0.0508360839</text:p>
          </table:table-cell>
          <table:table-cell table:number-columns-repeated="2" office:value-type="float" office:value="-0.458714974049048" calcext:value-type="float">
            <text:p>-0.458714974</text:p>
          </table:table-cell>
          <table:table-cell table:number-columns-repeated="2" office:value-type="float" office:value="0.174902169738215" calcext:value-type="float">
            <text:p>0.1749021697</text:p>
          </table:table-cell>
          <table:table-cell table:number-columns-repeated="2" office:value-type="float" office:value="0.234962845893624" calcext:value-type="float">
            <text:p>0.2349628459</text:p>
          </table:table-cell>
          <table:table-cell table:number-columns-repeated="2" office:value-type="float" office:value="-0.0228835560373988" calcext:value-type="float">
            <text:p>-0.022883556</text:p>
          </table:table-cell>
          <table:table-cell table:number-columns-repeated="2" office:value-type="float" office:value="0.171946320278249" calcext:value-type="float">
            <text:p>0.1719463203</text:p>
          </table:table-cell>
          <table:table-cell table:number-columns-repeated="2" office:value-type="float" office:value="-0.0569150424147568" calcext:value-type="float">
            <text:p>-0.0569150424</text:p>
          </table:table-cell>
          <table:table-cell table:number-columns-repeated="2" office:value-type="float" office:value="0.259003572915468" calcext:value-type="float">
            <text:p>0.2590035729</text:p>
          </table:table-cell>
          <table:table-cell table:number-columns-repeated="2" office:value-type="float" office:value="0.333489804760277" calcext:value-type="float">
            <text:p>0.3334898048</text:p>
          </table:table-cell>
          <table:table-cell table:number-columns-repeated="2" office:value-type="float" office:value="0.349316417950875" calcext:value-type="float">
            <text:p>0.349316418</text:p>
          </table:table-cell>
          <table:table-cell table:number-columns-repeated="2" office:value-type="float" office:value="0.0283739951333505" calcext:value-type="float">
            <text:p>0.0283739951</text:p>
          </table:table-cell>
          <table:table-cell table:number-columns-repeated="2" office:value-type="float" office:value="0.187380703426918" calcext:value-type="float">
            <text:p>0.1873807034</text:p>
          </table:table-cell>
          <table:table-cell table:number-columns-repeated="2" office:value-type="float" office:value="0.120098333172768" calcext:value-type="float">
            <text:p>0.1200983332</text:p>
          </table:table-cell>
          <table:table-cell table:number-columns-repeated="2" office:value-type="float" office:value="0.391460310829626" calcext:value-type="float">
            <text:p>0.3914603108</text:p>
          </table:table-cell>
          <table:table-cell table:number-columns-repeated="2" office:value-type="float" office:value="-0.00625256363313099" calcext:value-type="float">
            <text:p>-0.0062525636</text:p>
          </table:table-cell>
          <table:table-cell table:number-columns-repeated="2" office:value-type="float" office:value="0.542706005087767" calcext:value-type="float">
            <text:p>0.5427060051</text:p>
          </table:table-cell>
          <table:table-cell table:number-columns-repeated="2" office:value-type="float" office:value="-0.416649972663249" calcext:value-type="float">
            <text:p>-0.4166499727</text:p>
          </table:table-cell>
          <table:table-cell table:number-columns-repeated="2" office:value-type="float" office:value="0.635304321234918" calcext:value-type="float">
            <text:p>0.6353043212</text:p>
          </table:table-cell>
          <table:table-cell table:number-columns-repeated="2" office:value-type="float" office:value="0.117749877022314" calcext:value-type="float">
            <text:p>0.117749877</text:p>
          </table:table-cell>
          <table:table-cell table:number-columns-repeated="2" office:value-type="float" office:value="0.367077072524633" calcext:value-type="float">
            <text:p>0.3670770725</text:p>
          </table:table-cell>
          <table:table-cell table:number-columns-repeated="2" office:value-type="float" office:value="0.193520405097067" calcext:value-type="float">
            <text:p>0.1935204051</text:p>
          </table:table-cell>
          <table:table-cell table:number-columns-repeated="2" office:value-type="float" office:value="0.0768067526087194" calcext:value-type="float">
            <text:p>0.0768067526</text:p>
          </table:table-cell>
          <table:table-cell table:number-columns-repeated="2" office:value-type="float" office:value="0.148374020787176" calcext:value-type="float">
            <text:p>0.1483740208</text:p>
          </table:table-cell>
          <table:table-cell table:number-columns-repeated="2" office:value-type="float" office:value="0.0279644434774908" calcext:value-type="float">
            <text:p>0.0279644435</text:p>
          </table:table-cell>
          <table:table-cell table:number-columns-repeated="2" office:value-type="float" office:value="0.559765407990109" calcext:value-type="float">
            <text:p>0.559765408</text:p>
          </table:table-cell>
          <table:table-cell table:number-columns-repeated="2" office:value-type="float" office:value="0.350744006492384" calcext:value-type="float">
            <text:p>0.3507440065</text:p>
          </table:table-cell>
          <table:table-cell table:number-columns-repeated="2" office:value-type="float" office:value="0.0335865689765613" calcext:value-type="float">
            <text:p>0.033586569</text:p>
          </table:table-cell>
          <table:table-cell table:number-columns-repeated="2" office:value-type="float" office:value="-0.455696036144681" calcext:value-type="float">
            <text:p>-0.4556960361</text:p>
          </table:table-cell>
          <table:table-cell table:number-columns-repeated="2" office:value-type="float" office:value="0.612296336136358" calcext:value-type="float">
            <text:p>0.612296336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402033568612763" calcext:value-type="float">
            <text:p>0.4020335686</text:p>
          </table:table-cell>
          <table:table-cell table:number-columns-repeated="2" office:value-type="float" office:value="-0.0444600791725932" calcext:value-type="float">
            <text:p>-0.0444600792</text:p>
          </table:table-cell>
          <table:table-cell table:number-columns-repeated="2" office:value-type="float" office:value="-0.134269382191712" calcext:value-type="float">
            <text:p>-0.1342693822</text:p>
          </table:table-cell>
          <table:table-cell table:number-columns-repeated="2" office:value-type="float" office:value="0.0151492756422013" calcext:value-type="float">
            <text:p>0.0151492756</text:p>
          </table:table-cell>
          <table:table-cell table:number-columns-repeated="2" office:value-type="float" office:value="0.359302746027455" calcext:value-type="float">
            <text:p>0.359302746</text:p>
          </table:table-cell>
          <table:table-cell table:number-columns-repeated="2" office:value-type="float" office:value="0.239435259490097" calcext:value-type="float">
            <text:p>0.2394352595</text:p>
          </table:table-cell>
          <table:table-cell table:number-columns-repeated="2" office:value-type="float" office:value="0.819563417068421" calcext:value-type="float">
            <text:p>0.8195634171</text:p>
          </table:table-cell>
          <table:table-cell table:number-columns-repeated="2" office:value-type="float" office:value="0.396106116919025" calcext:value-type="float">
            <text:p>0.3961061169</text:p>
          </table:table-cell>
          <table:table-cell table:number-columns-repeated="2" office:value-type="float" office:value="-0.24598165042909" calcext:value-type="float">
            <text:p>-0.2459816504</text:p>
          </table:table-cell>
          <table:table-cell table:number-columns-repeated="2" office:value-type="float" office:value="-0.00100271652252396" calcext:value-type="float">
            <text:p>-0.0010027165</text:p>
          </table:table-cell>
          <table:table-cell table:number-columns-repeated="2" office:value-type="float" office:value="0.377522175523649" calcext:value-type="float">
            <text:p>0.3775221755</text:p>
          </table:table-cell>
          <table:table-cell table:number-columns-repeated="2" office:value-type="float" office:value="0.348478721565825" calcext:value-type="float">
            <text:p>0.3484787216</text:p>
          </table:table-cell>
        </table:table-row>
        <table:table-row table:style-name="ro1">
          <table:table-cell office:value-type="string" calcext:value-type="string">
            <text:p>Romania_corp</text:p>
          </table:table-cell>
          <table:table-cell table:number-columns-repeated="2" office:value-type="float" office:value="0.377260650189003" calcext:value-type="float">
            <text:p>0.3772606502</text:p>
          </table:table-cell>
          <table:table-cell table:number-columns-repeated="2" office:value-type="float" office:value="0.128568380127153" calcext:value-type="float">
            <text:p>0.1285683801</text:p>
          </table:table-cell>
          <table:table-cell table:number-columns-repeated="2" office:value-type="float" office:value="-0.22604062274515" calcext:value-type="float">
            <text:p>-0.2260406227</text:p>
          </table:table-cell>
          <table:table-cell table:number-columns-repeated="2" office:value-type="float" office:value="-0.636222591526933" calcext:value-type="float">
            <text:p>-0.6362225915</text:p>
          </table:table-cell>
          <table:table-cell table:number-columns-repeated="2" office:value-type="float" office:value="0.589685042684317" calcext:value-type="float">
            <text:p>0.5896850427</text:p>
          </table:table-cell>
          <table:table-cell table:number-columns-repeated="2" office:value-type="float" office:value="0.496181871776602" calcext:value-type="float">
            <text:p>0.4961818718</text:p>
          </table:table-cell>
          <table:table-cell table:number-columns-repeated="2" office:value-type="float" office:value="-0.0860430065590162" calcext:value-type="float">
            <text:p>-0.0860430066</text:p>
          </table:table-cell>
          <table:table-cell table:number-columns-repeated="2" office:value-type="float" office:value="0.0494071077239229" calcext:value-type="float">
            <text:p>0.0494071077</text:p>
          </table:table-cell>
          <table:table-cell table:number-columns-repeated="2" office:value-type="float" office:value="0.0472667937818268" calcext:value-type="float">
            <text:p>0.0472667938</text:p>
          </table:table-cell>
          <table:table-cell table:number-columns-repeated="2" office:value-type="float" office:value="0.328031289955038" calcext:value-type="float">
            <text:p>0.32803129</text:p>
          </table:table-cell>
          <table:table-cell table:number-columns-repeated="2" office:value-type="float" office:value="0.501687895292972" calcext:value-type="float">
            <text:p>0.5016878953</text:p>
          </table:table-cell>
          <table:table-cell table:number-columns-repeated="2" office:value-type="float" office:value="0.417432332449291" calcext:value-type="float">
            <text:p>0.4174323324</text:p>
          </table:table-cell>
          <table:table-cell table:number-columns-repeated="2" office:value-type="float" office:value="-0.204388993500783" calcext:value-type="float">
            <text:p>-0.2043889935</text:p>
          </table:table-cell>
          <table:table-cell table:number-columns-repeated="2" office:value-type="float" office:value="0.0186362137399932" calcext:value-type="float">
            <text:p>0.0186362137</text:p>
          </table:table-cell>
          <table:table-cell table:number-columns-repeated="2" office:value-type="float" office:value="-0.23859234623506" calcext:value-type="float">
            <text:p>-0.2385923462</text:p>
          </table:table-cell>
          <table:table-cell table:number-columns-repeated="2" office:value-type="float" office:value="0.630201735103437" calcext:value-type="float">
            <text:p>0.6302017351</text:p>
          </table:table-cell>
          <table:table-cell table:number-columns-repeated="2" office:value-type="float" office:value="-0.308060208517694" calcext:value-type="float">
            <text:p>-0.3080602085</text:p>
          </table:table-cell>
          <table:table-cell table:number-columns-repeated="2" office:value-type="float" office:value="0.433184986365358" calcext:value-type="float">
            <text:p>0.4331849864</text:p>
          </table:table-cell>
          <table:table-cell table:number-columns-repeated="2" office:value-type="float" office:value="-0.0442418014016359" calcext:value-type="float">
            <text:p>-0.0442418014</text:p>
          </table:table-cell>
          <table:table-cell table:number-columns-repeated="2" office:value-type="float" office:value="0.425493459314203" calcext:value-type="float">
            <text:p>0.4254934593</text:p>
          </table:table-cell>
          <table:table-cell table:number-columns-repeated="2" office:value-type="float" office:value="0.128229027546101" calcext:value-type="float">
            <text:p>0.1282290275</text:p>
          </table:table-cell>
          <table:table-cell table:number-columns-repeated="2" office:value-type="float" office:value="0.166185240069439" calcext:value-type="float">
            <text:p>0.1661852401</text:p>
          </table:table-cell>
          <table:table-cell table:number-columns-repeated="2" office:value-type="float" office:value="0.220503575088825" calcext:value-type="float">
            <text:p>0.2205035751</text:p>
          </table:table-cell>
          <table:table-cell table:number-columns-repeated="2" office:value-type="float" office:value="0.177581128923003" calcext:value-type="float">
            <text:p>0.1775811289</text:p>
          </table:table-cell>
          <table:table-cell table:number-columns-repeated="2" office:value-type="float" office:value="0.0673734941083578" calcext:value-type="float">
            <text:p>0.0673734941</text:p>
          </table:table-cell>
          <table:table-cell table:number-columns-repeated="2" office:value-type="float" office:value="0.137272238759169" calcext:value-type="float">
            <text:p>0.1372722388</text:p>
          </table:table-cell>
          <table:table-cell table:number-columns-repeated="2" office:value-type="float" office:value="0.411834430298717" calcext:value-type="float">
            <text:p>0.4118344303</text:p>
          </table:table-cell>
          <table:table-cell table:number-columns-repeated="2" office:value-type="float" office:value="0.501886037116246" calcext:value-type="float">
            <text:p>0.5018860371</text:p>
          </table:table-cell>
          <table:table-cell table:number-columns-repeated="2" office:value-type="float" office:value="-0.0541942462596615" calcext:value-type="float">
            <text:p>-0.0541942463</text:p>
          </table:table-cell>
          <table:table-cell table:number-columns-repeated="2" office:value-type="float" office:value="-0.0873797512870279" calcext:value-type="float">
            <text:p>-0.0873797513</text:p>
          </table:table-cell>
          <table:table-cell table:number-columns-repeated="2" office:value-type="float" office:value="0.263965992606772" calcext:value-type="float">
            <text:p>0.2639659926</text:p>
          </table:table-cell>
          <table:table-cell table:number-columns-repeated="2" office:value-type="float" office:value="0.402033568612763" calcext:value-type="float">
            <text:p>0.402033568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422351263753956" calcext:value-type="float">
            <text:p>0.0422351264</text:p>
          </table:table-cell>
          <table:table-cell table:number-columns-repeated="2" office:value-type="float" office:value="0.0206409321025418" calcext:value-type="float">
            <text:p>0.0206409321</text:p>
          </table:table-cell>
          <table:table-cell table:number-columns-repeated="2" office:value-type="float" office:value="-0.064626514269499" calcext:value-type="float">
            <text:p>-0.0646265143</text:p>
          </table:table-cell>
          <table:table-cell table:number-columns-repeated="2" office:value-type="float" office:value="0.416832779300575" calcext:value-type="float">
            <text:p>0.4168327793</text:p>
          </table:table-cell>
          <table:table-cell table:number-columns-repeated="2" office:value-type="float" office:value="0.283486262649649" calcext:value-type="float">
            <text:p>0.2834862626</text:p>
          </table:table-cell>
          <table:table-cell table:number-columns-repeated="2" office:value-type="float" office:value="0.429420810754736" calcext:value-type="float">
            <text:p>0.4294208108</text:p>
          </table:table-cell>
          <table:table-cell table:number-columns-repeated="2" office:value-type="float" office:value="0.286601089248017" calcext:value-type="float">
            <text:p>0.2866010892</text:p>
          </table:table-cell>
          <table:table-cell table:number-columns-repeated="2" office:value-type="float" office:value="-0.327148921218375" calcext:value-type="float">
            <text:p>-0.3271489212</text:p>
          </table:table-cell>
          <table:table-cell table:number-columns-repeated="2" office:value-type="float" office:value="-0.0356456873103521" calcext:value-type="float">
            <text:p>-0.0356456873</text:p>
          </table:table-cell>
          <table:table-cell table:number-columns-repeated="2" office:value-type="float" office:value="0.279388378268721" calcext:value-type="float">
            <text:p>0.2793883783</text:p>
          </table:table-cell>
          <table:table-cell table:number-columns-repeated="2" office:value-type="float" office:value="0.536688750323827" calcext:value-type="float">
            <text:p>0.5366887503</text:p>
          </table:table-cell>
        </table:table-row>
        <table:table-row table:style-name="ro1">
          <table:table-cell office:value-type="string" calcext:value-type="string">
            <text:p>Romania_residential</text:p>
          </table:table-cell>
          <table:table-cell table:number-columns-repeated="2" office:value-type="float" office:value="0.377260650189003" calcext:value-type="float">
            <text:p>0.3772606502</text:p>
          </table:table-cell>
          <table:table-cell table:number-columns-repeated="2" office:value-type="float" office:value="0.128568380127153" calcext:value-type="float">
            <text:p>0.1285683801</text:p>
          </table:table-cell>
          <table:table-cell table:number-columns-repeated="2" office:value-type="float" office:value="-0.22604062274515" calcext:value-type="float">
            <text:p>-0.2260406227</text:p>
          </table:table-cell>
          <table:table-cell table:number-columns-repeated="2" office:value-type="float" office:value="-0.636222591526933" calcext:value-type="float">
            <text:p>-0.6362225915</text:p>
          </table:table-cell>
          <table:table-cell table:number-columns-repeated="2" office:value-type="float" office:value="0.589685042684317" calcext:value-type="float">
            <text:p>0.5896850427</text:p>
          </table:table-cell>
          <table:table-cell table:number-columns-repeated="2" office:value-type="float" office:value="0.496181871776602" calcext:value-type="float">
            <text:p>0.4961818718</text:p>
          </table:table-cell>
          <table:table-cell table:number-columns-repeated="2" office:value-type="float" office:value="-0.0860430065590162" calcext:value-type="float">
            <text:p>-0.0860430066</text:p>
          </table:table-cell>
          <table:table-cell table:number-columns-repeated="2" office:value-type="float" office:value="0.0494071077239229" calcext:value-type="float">
            <text:p>0.0494071077</text:p>
          </table:table-cell>
          <table:table-cell table:number-columns-repeated="2" office:value-type="float" office:value="0.0472667937818268" calcext:value-type="float">
            <text:p>0.0472667938</text:p>
          </table:table-cell>
          <table:table-cell table:number-columns-repeated="2" office:value-type="float" office:value="0.328031289955038" calcext:value-type="float">
            <text:p>0.32803129</text:p>
          </table:table-cell>
          <table:table-cell table:number-columns-repeated="2" office:value-type="float" office:value="0.501687895292972" calcext:value-type="float">
            <text:p>0.5016878953</text:p>
          </table:table-cell>
          <table:table-cell table:number-columns-repeated="2" office:value-type="float" office:value="0.417432332449291" calcext:value-type="float">
            <text:p>0.4174323324</text:p>
          </table:table-cell>
          <table:table-cell table:number-columns-repeated="2" office:value-type="float" office:value="-0.204388993500783" calcext:value-type="float">
            <text:p>-0.2043889935</text:p>
          </table:table-cell>
          <table:table-cell table:number-columns-repeated="2" office:value-type="float" office:value="0.0186362137399932" calcext:value-type="float">
            <text:p>0.0186362137</text:p>
          </table:table-cell>
          <table:table-cell table:number-columns-repeated="2" office:value-type="float" office:value="-0.23859234623506" calcext:value-type="float">
            <text:p>-0.2385923462</text:p>
          </table:table-cell>
          <table:table-cell table:number-columns-repeated="2" office:value-type="float" office:value="0.630201735103437" calcext:value-type="float">
            <text:p>0.6302017351</text:p>
          </table:table-cell>
          <table:table-cell table:number-columns-repeated="2" office:value-type="float" office:value="-0.308060208517694" calcext:value-type="float">
            <text:p>-0.3080602085</text:p>
          </table:table-cell>
          <table:table-cell table:number-columns-repeated="2" office:value-type="float" office:value="0.433184986365358" calcext:value-type="float">
            <text:p>0.4331849864</text:p>
          </table:table-cell>
          <table:table-cell table:number-columns-repeated="2" office:value-type="float" office:value="-0.0442418014016359" calcext:value-type="float">
            <text:p>-0.0442418014</text:p>
          </table:table-cell>
          <table:table-cell table:number-columns-repeated="2" office:value-type="float" office:value="0.425493459314203" calcext:value-type="float">
            <text:p>0.4254934593</text:p>
          </table:table-cell>
          <table:table-cell table:number-columns-repeated="2" office:value-type="float" office:value="0.128229027546101" calcext:value-type="float">
            <text:p>0.1282290275</text:p>
          </table:table-cell>
          <table:table-cell table:number-columns-repeated="2" office:value-type="float" office:value="0.166185240069439" calcext:value-type="float">
            <text:p>0.1661852401</text:p>
          </table:table-cell>
          <table:table-cell table:number-columns-repeated="2" office:value-type="float" office:value="0.220503575088825" calcext:value-type="float">
            <text:p>0.2205035751</text:p>
          </table:table-cell>
          <table:table-cell table:number-columns-repeated="2" office:value-type="float" office:value="0.177581128923003" calcext:value-type="float">
            <text:p>0.1775811289</text:p>
          </table:table-cell>
          <table:table-cell table:number-columns-repeated="2" office:value-type="float" office:value="0.0673734941083578" calcext:value-type="float">
            <text:p>0.0673734941</text:p>
          </table:table-cell>
          <table:table-cell table:number-columns-repeated="2" office:value-type="float" office:value="0.137272238759169" calcext:value-type="float">
            <text:p>0.1372722388</text:p>
          </table:table-cell>
          <table:table-cell table:number-columns-repeated="2" office:value-type="float" office:value="0.411834430298717" calcext:value-type="float">
            <text:p>0.4118344303</text:p>
          </table:table-cell>
          <table:table-cell table:number-columns-repeated="2" office:value-type="float" office:value="0.501886037116246" calcext:value-type="float">
            <text:p>0.5018860371</text:p>
          </table:table-cell>
          <table:table-cell table:number-columns-repeated="2" office:value-type="float" office:value="-0.0541942462596615" calcext:value-type="float">
            <text:p>-0.0541942463</text:p>
          </table:table-cell>
          <table:table-cell table:number-columns-repeated="2" office:value-type="float" office:value="-0.0873797512870279" calcext:value-type="float">
            <text:p>-0.0873797513</text:p>
          </table:table-cell>
          <table:table-cell table:number-columns-repeated="2" office:value-type="float" office:value="0.263965992606772" calcext:value-type="float">
            <text:p>0.2639659926</text:p>
          </table:table-cell>
          <table:table-cell table:number-columns-repeated="2" office:value-type="float" office:value="0.402033568612763" calcext:value-type="float">
            <text:p>0.402033568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422351263753956" calcext:value-type="float">
            <text:p>0.0422351264</text:p>
          </table:table-cell>
          <table:table-cell table:number-columns-repeated="2" office:value-type="float" office:value="0.0206409321025418" calcext:value-type="float">
            <text:p>0.0206409321</text:p>
          </table:table-cell>
          <table:table-cell table:number-columns-repeated="2" office:value-type="float" office:value="-0.064626514269499" calcext:value-type="float">
            <text:p>-0.0646265143</text:p>
          </table:table-cell>
          <table:table-cell table:number-columns-repeated="2" office:value-type="float" office:value="0.416832779300575" calcext:value-type="float">
            <text:p>0.4168327793</text:p>
          </table:table-cell>
          <table:table-cell table:number-columns-repeated="2" office:value-type="float" office:value="0.283486262649649" calcext:value-type="float">
            <text:p>0.2834862626</text:p>
          </table:table-cell>
          <table:table-cell table:number-columns-repeated="2" office:value-type="float" office:value="0.429420810754736" calcext:value-type="float">
            <text:p>0.4294208108</text:p>
          </table:table-cell>
          <table:table-cell table:number-columns-repeated="2" office:value-type="float" office:value="0.286601089248017" calcext:value-type="float">
            <text:p>0.2866010892</text:p>
          </table:table-cell>
          <table:table-cell table:number-columns-repeated="2" office:value-type="float" office:value="-0.327148921218375" calcext:value-type="float">
            <text:p>-0.3271489212</text:p>
          </table:table-cell>
          <table:table-cell table:number-columns-repeated="2" office:value-type="float" office:value="-0.0356456873103521" calcext:value-type="float">
            <text:p>-0.0356456873</text:p>
          </table:table-cell>
          <table:table-cell table:number-columns-repeated="2" office:value-type="float" office:value="0.279388378268721" calcext:value-type="float">
            <text:p>0.2793883783</text:p>
          </table:table-cell>
          <table:table-cell table:number-columns-repeated="2" office:value-type="float" office:value="0.536688750323827" calcext:value-type="float">
            <text:p>0.5366887503</text:p>
          </table:table-cell>
        </table:table-row>
        <table:table-row table:style-name="ro1">
          <table:table-cell office:value-type="string" calcext:value-type="string">
            <text:p>Russia_corp</text:p>
          </table:table-cell>
          <table:table-cell table:number-columns-repeated="2" office:value-type="float" office:value="0.0291149824111529" calcext:value-type="float">
            <text:p>0.0291149824</text:p>
          </table:table-cell>
          <table:table-cell table:number-columns-repeated="2" office:value-type="float" office:value="-0.0485256042780839" calcext:value-type="float">
            <text:p>-0.0485256043</text:p>
          </table:table-cell>
          <table:table-cell table:number-columns-repeated="2" office:value-type="float" office:value="0.334146662675968" calcext:value-type="float">
            <text:p>0.3341466627</text:p>
          </table:table-cell>
          <table:table-cell table:number-columns-repeated="2" office:value-type="float" office:value="0.128172513114727" calcext:value-type="float">
            <text:p>0.1281725131</text:p>
          </table:table-cell>
          <table:table-cell table:number-columns-repeated="2" office:value-type="float" office:value="0.395993886146107" calcext:value-type="float">
            <text:p>0.3959938861</text:p>
          </table:table-cell>
          <table:table-cell table:number-columns-repeated="2" office:value-type="float" office:value="0.183493682391983" calcext:value-type="float">
            <text:p>0.1834936824</text:p>
          </table:table-cell>
          <table:table-cell table:number-columns-repeated="2" office:value-type="float" office:value="-0.0679060750838063" calcext:value-type="float">
            <text:p>-0.0679060751</text:p>
          </table:table-cell>
          <table:table-cell table:number-columns-repeated="2" office:value-type="float" office:value="-0.0273533258005027" calcext:value-type="float">
            <text:p>-0.0273533258</text:p>
          </table:table-cell>
          <table:table-cell table:number-columns-repeated="2" office:value-type="float" office:value="0.16069971420071" calcext:value-type="float">
            <text:p>0.1606997142</text:p>
          </table:table-cell>
          <table:table-cell table:number-columns-repeated="2" office:value-type="float" office:value="0.0865249554431055" calcext:value-type="float">
            <text:p>0.0865249554</text:p>
          </table:table-cell>
          <table:table-cell table:number-columns-repeated="2" office:value-type="float" office:value="0.00814798143062009" calcext:value-type="float">
            <text:p>0.0081479814</text:p>
          </table:table-cell>
          <table:table-cell table:number-columns-repeated="2" office:value-type="float" office:value="0.208967766127662" calcext:value-type="float">
            <text:p>0.2089677661</text:p>
          </table:table-cell>
          <table:table-cell table:number-columns-repeated="2" office:value-type="float" office:value="0.281357580521198" calcext:value-type="float">
            <text:p>0.2813575805</text:p>
          </table:table-cell>
          <table:table-cell table:number-columns-repeated="2" office:value-type="float" office:value="0.0808404607558883" calcext:value-type="float">
            <text:p>0.0808404608</text:p>
          </table:table-cell>
          <table:table-cell table:number-columns-repeated="2" office:value-type="float" office:value="0.304754902636264" calcext:value-type="float">
            <text:p>0.3047549026</text:p>
          </table:table-cell>
          <table:table-cell table:number-columns-repeated="2" office:value-type="float" office:value="-0.198705886872327" calcext:value-type="float">
            <text:p>-0.1987058869</text:p>
          </table:table-cell>
          <table:table-cell table:number-columns-repeated="2" office:value-type="float" office:value="-0.0699557141570575" calcext:value-type="float">
            <text:p>-0.0699557142</text:p>
          </table:table-cell>
          <table:table-cell table:number-columns-repeated="2" office:value-type="float" office:value="-0.00497753595167234" calcext:value-type="float">
            <text:p>-0.004977536</text:p>
          </table:table-cell>
          <table:table-cell table:number-columns-repeated="2" office:value-type="float" office:value="-0.0508132191868349" calcext:value-type="float">
            <text:p>-0.0508132192</text:p>
          </table:table-cell>
          <table:table-cell table:number-columns-repeated="2" office:value-type="float" office:value="0.188024519221346" calcext:value-type="float">
            <text:p>0.1880245192</text:p>
          </table:table-cell>
          <table:table-cell table:number-columns-repeated="2" office:value-type="float" office:value="0.365916360658458" calcext:value-type="float">
            <text:p>0.3659163607</text:p>
          </table:table-cell>
          <table:table-cell table:number-columns-repeated="2" office:value-type="float" office:value="-0.0644829632232981" calcext:value-type="float">
            <text:p>-0.0644829632</text:p>
          </table:table-cell>
          <table:table-cell table:number-columns-repeated="2" office:value-type="float" office:value="0.223820815557753" calcext:value-type="float">
            <text:p>0.2238208156</text:p>
          </table:table-cell>
          <table:table-cell table:number-columns-repeated="2" office:value-type="float" office:value="0.289677891146331" calcext:value-type="float">
            <text:p>0.2896778911</text:p>
          </table:table-cell>
          <table:table-cell table:number-columns-repeated="2" office:value-type="float" office:value="0.232922357416944" calcext:value-type="float">
            <text:p>0.2329223574</text:p>
          </table:table-cell>
          <table:table-cell table:number-columns-repeated="2" office:value-type="float" office:value="-0.0196648981524848" calcext:value-type="float">
            <text:p>-0.0196648982</text:p>
          </table:table-cell>
          <table:table-cell table:number-columns-repeated="2" office:value-type="float" office:value="0.14983391195712" calcext:value-type="float">
            <text:p>0.149833912</text:p>
          </table:table-cell>
          <table:table-cell table:number-columns-repeated="2" office:value-type="float" office:value="0.123804080520927" calcext:value-type="float">
            <text:p>0.1238040805</text:p>
          </table:table-cell>
          <table:table-cell table:number-columns-repeated="2" office:value-type="float" office:value="0.082222674508624" calcext:value-type="float">
            <text:p>0.0822226745</text:p>
          </table:table-cell>
          <table:table-cell table:number-columns-repeated="2" office:value-type="float" office:value="-0.0364854902124034" calcext:value-type="float">
            <text:p>-0.0364854902</text:p>
          </table:table-cell>
          <table:table-cell table:number-columns-repeated="2" office:value-type="float" office:value="0.018702044719365" calcext:value-type="float">
            <text:p>0.0187020447</text:p>
          </table:table-cell>
          <table:table-cell table:number-columns-repeated="2" office:value-type="float" office:value="-0.0444600791725932" calcext:value-type="float">
            <text:p>-0.0444600792</text:p>
          </table:table-cell>
          <table:table-cell table:number-columns-repeated="2" office:value-type="float" office:value="0.0422351263753956" calcext:value-type="float">
            <text:p>0.042235126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88773322629027" calcext:value-type="float">
            <text:p>0.2887733226</text:p>
          </table:table-cell>
          <table:table-cell table:number-columns-repeated="2" office:value-type="float" office:value="0.15694126975762" calcext:value-type="float">
            <text:p>0.1569412698</text:p>
          </table:table-cell>
          <table:table-cell table:number-columns-repeated="2" office:value-type="float" office:value="0.313924043212442" calcext:value-type="float">
            <text:p>0.3139240432</text:p>
          </table:table-cell>
          <table:table-cell table:number-columns-repeated="2" office:value-type="float" office:value="0.313349594735123" calcext:value-type="float">
            <text:p>0.3133495947</text:p>
          </table:table-cell>
          <table:table-cell table:number-columns-repeated="2" office:value-type="float" office:value="0.26072713583006" calcext:value-type="float">
            <text:p>0.2607271358</text:p>
          </table:table-cell>
          <table:table-cell table:number-columns-repeated="2" office:value-type="float" office:value="0.0546748692969647" calcext:value-type="float">
            <text:p>0.0546748693</text:p>
          </table:table-cell>
          <table:table-cell table:number-columns-repeated="2" office:value-type="float" office:value="0.0228243343847117" calcext:value-type="float">
            <text:p>0.0228243344</text:p>
          </table:table-cell>
          <table:table-cell table:number-columns-repeated="2" office:value-type="float" office:value="-0.151821314343214" calcext:value-type="float">
            <text:p>-0.1518213143</text:p>
          </table:table-cell>
          <table:table-cell table:number-columns-repeated="2" office:value-type="float" office:value="0.193043676564766" calcext:value-type="float">
            <text:p>0.1930436766</text:p>
          </table:table-cell>
          <table:table-cell table:number-columns-repeated="2" office:value-type="float" office:value="0.0489724528148177" calcext:value-type="float">
            <text:p>0.0489724528</text:p>
          </table:table-cell>
        </table:table-row>
        <table:table-row table:style-name="ro1">
          <table:table-cell office:value-type="string" calcext:value-type="string">
            <text:p>Russia_residential</text:p>
          </table:table-cell>
          <table:table-cell table:number-columns-repeated="2" office:value-type="float" office:value="0.0291149824111529" calcext:value-type="float">
            <text:p>0.0291149824</text:p>
          </table:table-cell>
          <table:table-cell table:number-columns-repeated="2" office:value-type="float" office:value="-0.0485256042780839" calcext:value-type="float">
            <text:p>-0.0485256043</text:p>
          </table:table-cell>
          <table:table-cell table:number-columns-repeated="2" office:value-type="float" office:value="0.334146662675968" calcext:value-type="float">
            <text:p>0.3341466627</text:p>
          </table:table-cell>
          <table:table-cell table:number-columns-repeated="2" office:value-type="float" office:value="0.128172513114727" calcext:value-type="float">
            <text:p>0.1281725131</text:p>
          </table:table-cell>
          <table:table-cell table:number-columns-repeated="2" office:value-type="float" office:value="0.395993886146107" calcext:value-type="float">
            <text:p>0.3959938861</text:p>
          </table:table-cell>
          <table:table-cell table:number-columns-repeated="2" office:value-type="float" office:value="0.183493682391983" calcext:value-type="float">
            <text:p>0.1834936824</text:p>
          </table:table-cell>
          <table:table-cell table:number-columns-repeated="2" office:value-type="float" office:value="-0.0679060750838063" calcext:value-type="float">
            <text:p>-0.0679060751</text:p>
          </table:table-cell>
          <table:table-cell table:number-columns-repeated="2" office:value-type="float" office:value="-0.0273533258005027" calcext:value-type="float">
            <text:p>-0.0273533258</text:p>
          </table:table-cell>
          <table:table-cell table:number-columns-repeated="2" office:value-type="float" office:value="0.16069971420071" calcext:value-type="float">
            <text:p>0.1606997142</text:p>
          </table:table-cell>
          <table:table-cell table:number-columns-repeated="2" office:value-type="float" office:value="0.0865249554431055" calcext:value-type="float">
            <text:p>0.0865249554</text:p>
          </table:table-cell>
          <table:table-cell table:number-columns-repeated="2" office:value-type="float" office:value="0.00814798143062009" calcext:value-type="float">
            <text:p>0.0081479814</text:p>
          </table:table-cell>
          <table:table-cell table:number-columns-repeated="2" office:value-type="float" office:value="0.208967766127662" calcext:value-type="float">
            <text:p>0.2089677661</text:p>
          </table:table-cell>
          <table:table-cell table:number-columns-repeated="2" office:value-type="float" office:value="0.281357580521198" calcext:value-type="float">
            <text:p>0.2813575805</text:p>
          </table:table-cell>
          <table:table-cell table:number-columns-repeated="2" office:value-type="float" office:value="0.0808404607558883" calcext:value-type="float">
            <text:p>0.0808404608</text:p>
          </table:table-cell>
          <table:table-cell table:number-columns-repeated="2" office:value-type="float" office:value="0.304754902636264" calcext:value-type="float">
            <text:p>0.3047549026</text:p>
          </table:table-cell>
          <table:table-cell table:number-columns-repeated="2" office:value-type="float" office:value="-0.198705886872327" calcext:value-type="float">
            <text:p>-0.1987058869</text:p>
          </table:table-cell>
          <table:table-cell table:number-columns-repeated="2" office:value-type="float" office:value="-0.0699557141570575" calcext:value-type="float">
            <text:p>-0.0699557142</text:p>
          </table:table-cell>
          <table:table-cell table:number-columns-repeated="2" office:value-type="float" office:value="-0.00497753595167234" calcext:value-type="float">
            <text:p>-0.004977536</text:p>
          </table:table-cell>
          <table:table-cell table:number-columns-repeated="2" office:value-type="float" office:value="-0.0508132191868349" calcext:value-type="float">
            <text:p>-0.0508132192</text:p>
          </table:table-cell>
          <table:table-cell table:number-columns-repeated="2" office:value-type="float" office:value="0.188024519221346" calcext:value-type="float">
            <text:p>0.1880245192</text:p>
          </table:table-cell>
          <table:table-cell table:number-columns-repeated="2" office:value-type="float" office:value="0.365916360658458" calcext:value-type="float">
            <text:p>0.3659163607</text:p>
          </table:table-cell>
          <table:table-cell table:number-columns-repeated="2" office:value-type="float" office:value="-0.0644829632232981" calcext:value-type="float">
            <text:p>-0.0644829632</text:p>
          </table:table-cell>
          <table:table-cell table:number-columns-repeated="2" office:value-type="float" office:value="0.223820815557753" calcext:value-type="float">
            <text:p>0.2238208156</text:p>
          </table:table-cell>
          <table:table-cell table:number-columns-repeated="2" office:value-type="float" office:value="0.289677891146331" calcext:value-type="float">
            <text:p>0.2896778911</text:p>
          </table:table-cell>
          <table:table-cell table:number-columns-repeated="2" office:value-type="float" office:value="0.232922357416944" calcext:value-type="float">
            <text:p>0.2329223574</text:p>
          </table:table-cell>
          <table:table-cell table:number-columns-repeated="2" office:value-type="float" office:value="-0.0196648981524848" calcext:value-type="float">
            <text:p>-0.0196648982</text:p>
          </table:table-cell>
          <table:table-cell table:number-columns-repeated="2" office:value-type="float" office:value="0.14983391195712" calcext:value-type="float">
            <text:p>0.149833912</text:p>
          </table:table-cell>
          <table:table-cell table:number-columns-repeated="2" office:value-type="float" office:value="0.123804080520927" calcext:value-type="float">
            <text:p>0.1238040805</text:p>
          </table:table-cell>
          <table:table-cell table:number-columns-repeated="2" office:value-type="float" office:value="0.082222674508624" calcext:value-type="float">
            <text:p>0.0822226745</text:p>
          </table:table-cell>
          <table:table-cell table:number-columns-repeated="2" office:value-type="float" office:value="-0.0364854902124034" calcext:value-type="float">
            <text:p>-0.0364854902</text:p>
          </table:table-cell>
          <table:table-cell table:number-columns-repeated="2" office:value-type="float" office:value="0.018702044719365" calcext:value-type="float">
            <text:p>0.0187020447</text:p>
          </table:table-cell>
          <table:table-cell table:number-columns-repeated="2" office:value-type="float" office:value="-0.0444600791725932" calcext:value-type="float">
            <text:p>-0.0444600792</text:p>
          </table:table-cell>
          <table:table-cell table:number-columns-repeated="2" office:value-type="float" office:value="0.0422351263753956" calcext:value-type="float">
            <text:p>0.042235126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88773322629027" calcext:value-type="float">
            <text:p>0.2887733226</text:p>
          </table:table-cell>
          <table:table-cell table:number-columns-repeated="2" office:value-type="float" office:value="0.15694126975762" calcext:value-type="float">
            <text:p>0.1569412698</text:p>
          </table:table-cell>
          <table:table-cell table:number-columns-repeated="2" office:value-type="float" office:value="0.313924043212442" calcext:value-type="float">
            <text:p>0.3139240432</text:p>
          </table:table-cell>
          <table:table-cell table:number-columns-repeated="2" office:value-type="float" office:value="0.313349594735123" calcext:value-type="float">
            <text:p>0.3133495947</text:p>
          </table:table-cell>
          <table:table-cell table:number-columns-repeated="2" office:value-type="float" office:value="0.26072713583006" calcext:value-type="float">
            <text:p>0.2607271358</text:p>
          </table:table-cell>
          <table:table-cell table:number-columns-repeated="2" office:value-type="float" office:value="0.0546748692969647" calcext:value-type="float">
            <text:p>0.0546748693</text:p>
          </table:table-cell>
          <table:table-cell table:number-columns-repeated="2" office:value-type="float" office:value="0.0228243343847117" calcext:value-type="float">
            <text:p>0.0228243344</text:p>
          </table:table-cell>
          <table:table-cell table:number-columns-repeated="2" office:value-type="float" office:value="-0.151821314343214" calcext:value-type="float">
            <text:p>-0.1518213143</text:p>
          </table:table-cell>
          <table:table-cell table:number-columns-repeated="2" office:value-type="float" office:value="0.193043676564766" calcext:value-type="float">
            <text:p>0.1930436766</text:p>
          </table:table-cell>
          <table:table-cell table:number-columns-repeated="2" office:value-type="float" office:value="0.0489724528148177" calcext:value-type="float">
            <text:p>0.0489724528</text:p>
          </table:table-cell>
        </table:table-row>
        <table:table-row table:style-name="ro1">
          <table:table-cell office:value-type="string" calcext:value-type="string">
            <text:p>Saudi_Arabia_corp</text:p>
          </table:table-cell>
          <table:table-cell table:number-columns-repeated="2" office:value-type="float" office:value="-0.0412174452359008" calcext:value-type="float">
            <text:p>-0.0412174452</text:p>
          </table:table-cell>
          <table:table-cell table:number-columns-repeated="2" office:value-type="float" office:value="-0.180677005806196" calcext:value-type="float">
            <text:p>-0.1806770058</text:p>
          </table:table-cell>
          <table:table-cell table:number-columns-repeated="2" office:value-type="float" office:value="-0.0144062204489811" calcext:value-type="float">
            <text:p>-0.0144062204</text:p>
          </table:table-cell>
          <table:table-cell office:value-type="float" office:value="0.481315652609902" calcext:value-type="float">
            <text:p>0.4813156526</text:p>
          </table:table-cell>
          <table:table-cell office:value-type="float" office:value="-0.0135013661480667" calcext:value-type="float">
            <text:p>-0.0135013661</text:p>
          </table:table-cell>
          <table:table-cell table:number-columns-repeated="2" office:value-type="float" office:value="0.542422955138693" calcext:value-type="float">
            <text:p>0.5424229551</text:p>
          </table:table-cell>
          <table:table-cell table:number-columns-repeated="2" office:value-type="float" office:value="0.183635798704813" calcext:value-type="float">
            <text:p>0.1836357987</text:p>
          </table:table-cell>
          <table:table-cell table:number-columns-repeated="2" office:value-type="float" office:value="-0.106907940788857" calcext:value-type="float">
            <text:p>-0.1069079408</text:p>
          </table:table-cell>
          <table:table-cell table:number-columns-repeated="2" office:value-type="float" office:value="0.037637795963524" calcext:value-type="float">
            <text:p>0.037637796</text:p>
          </table:table-cell>
          <table:table-cell table:number-columns-repeated="2" office:value-type="float" office:value="0.162989644196521" calcext:value-type="float">
            <text:p>0.1629896442</text:p>
          </table:table-cell>
          <table:table-cell table:number-columns-repeated="2" office:value-type="float" office:value="0.0292885066118547" calcext:value-type="float">
            <text:p>0.0292885066</text:p>
          </table:table-cell>
          <table:table-cell table:number-columns-repeated="2" office:value-type="float" office:value="0.158528017834949" calcext:value-type="float">
            <text:p>0.1585280178</text:p>
          </table:table-cell>
          <table:table-cell office:value-type="float" office:value="0.0527644375130561" calcext:value-type="float">
            <text:p>0.0527644375</text:p>
          </table:table-cell>
          <table:table-cell office:value-type="float" office:value="0.174325805077708" calcext:value-type="float">
            <text:p>0.1743258051</text:p>
          </table:table-cell>
          <table:table-cell table:number-columns-repeated="2" office:value-type="float" office:value="0.305974204997802" calcext:value-type="float">
            <text:p>0.305974205</text:p>
          </table:table-cell>
          <table:table-cell table:number-columns-repeated="2" office:value-type="float" office:value="-0.0755235864998321" calcext:value-type="float">
            <text:p>-0.0755235865</text:p>
          </table:table-cell>
          <table:table-cell table:number-columns-repeated="2" office:value-type="float" office:value="0.0957450432538594" calcext:value-type="float">
            <text:p>0.0957450433</text:p>
          </table:table-cell>
          <table:table-cell office:value-type="float" office:value="-0.156970143557871" calcext:value-type="float">
            <text:p>-0.1569701436</text:p>
          </table:table-cell>
          <table:table-cell office:value-type="float" office:value="-0.0996361641102174" calcext:value-type="float">
            <text:p>-0.0996361641</text:p>
          </table:table-cell>
          <table:table-cell table:number-columns-repeated="2" office:value-type="float" office:value="0.167705137653285" calcext:value-type="float">
            <text:p>0.1677051377</text:p>
          </table:table-cell>
          <table:table-cell table:number-columns-repeated="2" office:value-type="float" office:value="-0.0518853756755407" calcext:value-type="float">
            <text:p>-0.0518853757</text:p>
          </table:table-cell>
          <table:table-cell table:number-columns-repeated="2" office:value-type="float" office:value="0.163367220308163" calcext:value-type="float">
            <text:p>0.1633672203</text:p>
          </table:table-cell>
          <table:table-cell table:number-columns-repeated="2" office:value-type="float" office:value="0.189997148524282" calcext:value-type="float">
            <text:p>0.1899971485</text:p>
          </table:table-cell>
          <table:table-cell table:number-columns-repeated="2" office:value-type="float" office:value="-0.0372571756507964" calcext:value-type="float">
            <text:p>-0.0372571757</text:p>
          </table:table-cell>
          <table:table-cell office:value-type="float" office:value="-0.0356766165032131" calcext:value-type="float">
            <text:p>-0.0356766165</text:p>
          </table:table-cell>
          <table:table-cell office:value-type="float" office:value="-0.00380335446735248" calcext:value-type="float">
            <text:p>-0.0038033545</text:p>
          </table:table-cell>
          <table:table-cell table:number-columns-repeated="2" office:value-type="float" office:value="0.441542982956458" calcext:value-type="float">
            <text:p>0.441542983</text:p>
          </table:table-cell>
          <table:table-cell table:number-columns-repeated="2" office:value-type="float" office:value="0.285073414927423" calcext:value-type="float">
            <text:p>0.2850734149</text:p>
          </table:table-cell>
          <table:table-cell table:number-columns-repeated="2" office:value-type="float" office:value="0.0122691742399161" calcext:value-type="float">
            <text:p>0.0122691742</text:p>
          </table:table-cell>
          <table:table-cell table:number-columns-repeated="2" office:value-type="float" office:value="0.0105079691939761" calcext:value-type="float">
            <text:p>0.0105079692</text:p>
          </table:table-cell>
          <table:table-cell table:number-columns-repeated="2" office:value-type="float" office:value="0.0122664322061825" calcext:value-type="float">
            <text:p>0.0122664322</text:p>
          </table:table-cell>
          <table:table-cell table:number-columns-repeated="2" office:value-type="float" office:value="0.0232229060469435" calcext:value-type="float">
            <text:p>0.023222906</text:p>
          </table:table-cell>
          <table:table-cell table:number-columns-repeated="2" office:value-type="float" office:value="0.177027975805403" calcext:value-type="float">
            <text:p>0.1770279758</text:p>
          </table:table-cell>
          <table:table-cell table:number-columns-repeated="2" office:value-type="float" office:value="0.0516869899885242" calcext:value-type="float">
            <text:p>0.05168699</text:p>
          </table:table-cell>
          <table:table-cell table:number-columns-repeated="2" office:value-type="float" office:value="-0.296705852832773" calcext:value-type="float">
            <text:p>-0.2967058528</text:p>
          </table:table-cell>
          <table:table-cell table:number-columns-repeated="2" office:value-type="float" office:value="-0.134269382191712" calcext:value-type="float">
            <text:p>-0.1342693822</text:p>
          </table:table-cell>
          <table:table-cell table:number-columns-repeated="2" office:value-type="float" office:value="0.0206409321025418" calcext:value-type="float">
            <text:p>0.0206409321</text:p>
          </table:table-cell>
          <table:table-cell table:number-columns-repeated="2" office:value-type="float" office:value="0.288773322629027" calcext:value-type="float">
            <text:p>0.28877332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03706816953323" calcext:value-type="float">
            <text:p>0.503706817</text:p>
          </table:table-cell>
          <table:table-cell office:value-type="float" office:value="0.165688417560585" calcext:value-type="float">
            <text:p>0.1656884176</text:p>
          </table:table-cell>
          <table:table-cell table:number-columns-repeated="2" office:value-type="float" office:value="0.374130581656763" calcext:value-type="float">
            <text:p>0.3741305817</text:p>
          </table:table-cell>
          <table:table-cell table:number-columns-repeated="2" office:value-type="float" office:value="0.16999083525521" calcext:value-type="float">
            <text:p>0.1699908353</text:p>
          </table:table-cell>
          <table:table-cell table:number-columns-repeated="2" office:value-type="float" office:value="-0.0529142458121089" calcext:value-type="float">
            <text:p>-0.0529142458</text:p>
          </table:table-cell>
          <table:table-cell table:number-columns-repeated="2" office:value-type="float" office:value="0.0723689263708198" calcext:value-type="float">
            <text:p>0.0723689264</text:p>
          </table:table-cell>
          <table:table-cell table:number-columns-repeated="2" office:value-type="float" office:value="-0.167816839555266" calcext:value-type="float">
            <text:p>-0.1678168396</text:p>
          </table:table-cell>
          <table:table-cell table:number-columns-repeated="2" office:value-type="float" office:value="-0.0425566549875715" calcext:value-type="float">
            <text:p>-0.042556655</text:p>
          </table:table-cell>
          <table:table-cell table:number-columns-repeated="2" office:value-type="float" office:value="0.226526510846048" calcext:value-type="float">
            <text:p>0.2265265108</text:p>
          </table:table-cell>
          <table:table-cell office:value-type="float" office:value="-0.00490334204399284" calcext:value-type="float">
            <text:p>-0.004903342</text:p>
          </table:table-cell>
          <table:table-cell office:value-type="float" office:value="-0.000463005411760141" calcext:value-type="float">
            <text:p>-0.0004630054</text:p>
          </table:table-cell>
        </table:table-row>
        <table:table-row table:style-name="ro1">
          <table:table-cell office:value-type="string" calcext:value-type="string">
            <text:p>Saudi_Arabia_residential</text:p>
          </table:table-cell>
          <table:table-cell table:number-columns-repeated="2" office:value-type="float" office:value="-0.0412174452359008" calcext:value-type="float">
            <text:p>-0.0412174452</text:p>
          </table:table-cell>
          <table:table-cell table:number-columns-repeated="2" office:value-type="float" office:value="-0.180677005806196" calcext:value-type="float">
            <text:p>-0.1806770058</text:p>
          </table:table-cell>
          <table:table-cell table:number-columns-repeated="2" office:value-type="float" office:value="-0.0144062204489811" calcext:value-type="float">
            <text:p>-0.0144062204</text:p>
          </table:table-cell>
          <table:table-cell table:number-columns-repeated="2" office:value-type="float" office:value="-0.0135013661480667" calcext:value-type="float">
            <text:p>-0.0135013661</text:p>
          </table:table-cell>
          <table:table-cell table:number-columns-repeated="2" office:value-type="float" office:value="0.542422955138693" calcext:value-type="float">
            <text:p>0.5424229551</text:p>
          </table:table-cell>
          <table:table-cell table:number-columns-repeated="2" office:value-type="float" office:value="0.183635798704813" calcext:value-type="float">
            <text:p>0.1836357987</text:p>
          </table:table-cell>
          <table:table-cell table:number-columns-repeated="2" office:value-type="float" office:value="-0.106907940788857" calcext:value-type="float">
            <text:p>-0.1069079408</text:p>
          </table:table-cell>
          <table:table-cell table:number-columns-repeated="2" office:value-type="float" office:value="0.037637795963524" calcext:value-type="float">
            <text:p>0.037637796</text:p>
          </table:table-cell>
          <table:table-cell table:number-columns-repeated="2" office:value-type="float" office:value="0.162989644196521" calcext:value-type="float">
            <text:p>0.1629896442</text:p>
          </table:table-cell>
          <table:table-cell table:number-columns-repeated="2" office:value-type="float" office:value="0.0292885066118547" calcext:value-type="float">
            <text:p>0.0292885066</text:p>
          </table:table-cell>
          <table:table-cell table:number-columns-repeated="2" office:value-type="float" office:value="0.158528017834949" calcext:value-type="float">
            <text:p>0.1585280178</text:p>
          </table:table-cell>
          <table:table-cell table:number-columns-repeated="2" office:value-type="float" office:value="0.174325805077708" calcext:value-type="float">
            <text:p>0.1743258051</text:p>
          </table:table-cell>
          <table:table-cell table:number-columns-repeated="2" office:value-type="float" office:value="0.305974204997802" calcext:value-type="float">
            <text:p>0.305974205</text:p>
          </table:table-cell>
          <table:table-cell table:number-columns-repeated="2" office:value-type="float" office:value="-0.0755235864998321" calcext:value-type="float">
            <text:p>-0.0755235865</text:p>
          </table:table-cell>
          <table:table-cell table:number-columns-repeated="2" office:value-type="float" office:value="0.0957450432538594" calcext:value-type="float">
            <text:p>0.0957450433</text:p>
          </table:table-cell>
          <table:table-cell table:number-columns-repeated="2" office:value-type="float" office:value="-0.0996361641102174" calcext:value-type="float">
            <text:p>-0.0996361641</text:p>
          </table:table-cell>
          <table:table-cell table:number-columns-repeated="2" office:value-type="float" office:value="0.167705137653285" calcext:value-type="float">
            <text:p>0.1677051377</text:p>
          </table:table-cell>
          <table:table-cell table:number-columns-repeated="2" office:value-type="float" office:value="-0.0518853756755407" calcext:value-type="float">
            <text:p>-0.0518853757</text:p>
          </table:table-cell>
          <table:table-cell table:number-columns-repeated="2" office:value-type="float" office:value="0.163367220308163" calcext:value-type="float">
            <text:p>0.1633672203</text:p>
          </table:table-cell>
          <table:table-cell table:number-columns-repeated="2" office:value-type="float" office:value="0.189997148524282" calcext:value-type="float">
            <text:p>0.1899971485</text:p>
          </table:table-cell>
          <table:table-cell table:number-columns-repeated="2" office:value-type="float" office:value="-0.0372571756507964" calcext:value-type="float">
            <text:p>-0.0372571757</text:p>
          </table:table-cell>
          <table:table-cell table:number-columns-repeated="2" office:value-type="float" office:value="-0.00380335446735248" calcext:value-type="float">
            <text:p>-0.0038033545</text:p>
          </table:table-cell>
          <table:table-cell table:number-columns-repeated="2" office:value-type="float" office:value="0.441542982956458" calcext:value-type="float">
            <text:p>0.441542983</text:p>
          </table:table-cell>
          <table:table-cell table:number-columns-repeated="2" office:value-type="float" office:value="0.285073414927423" calcext:value-type="float">
            <text:p>0.2850734149</text:p>
          </table:table-cell>
          <table:table-cell table:number-columns-repeated="2" office:value-type="float" office:value="0.0122691742399161" calcext:value-type="float">
            <text:p>0.0122691742</text:p>
          </table:table-cell>
          <table:table-cell table:number-columns-repeated="2" office:value-type="float" office:value="0.0105079691939761" calcext:value-type="float">
            <text:p>0.0105079692</text:p>
          </table:table-cell>
          <table:table-cell table:number-columns-repeated="2" office:value-type="float" office:value="0.0122664322061825" calcext:value-type="float">
            <text:p>0.0122664322</text:p>
          </table:table-cell>
          <table:table-cell table:number-columns-repeated="2" office:value-type="float" office:value="0.0232229060469435" calcext:value-type="float">
            <text:p>0.023222906</text:p>
          </table:table-cell>
          <table:table-cell table:number-columns-repeated="2" office:value-type="float" office:value="0.177027975805403" calcext:value-type="float">
            <text:p>0.1770279758</text:p>
          </table:table-cell>
          <table:table-cell table:number-columns-repeated="2" office:value-type="float" office:value="0.0516869899885242" calcext:value-type="float">
            <text:p>0.05168699</text:p>
          </table:table-cell>
          <table:table-cell table:number-columns-repeated="2" office:value-type="float" office:value="-0.296705852832773" calcext:value-type="float">
            <text:p>-0.2967058528</text:p>
          </table:table-cell>
          <table:table-cell table:number-columns-repeated="2" office:value-type="float" office:value="-0.134269382191712" calcext:value-type="float">
            <text:p>-0.1342693822</text:p>
          </table:table-cell>
          <table:table-cell table:number-columns-repeated="2" office:value-type="float" office:value="0.0206409321025418" calcext:value-type="float">
            <text:p>0.0206409321</text:p>
          </table:table-cell>
          <table:table-cell table:number-columns-repeated="2" office:value-type="float" office:value="0.288773322629027" calcext:value-type="float">
            <text:p>0.288773322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165688417560585" calcext:value-type="float">
            <text:p>0.1656884176</text:p>
          </table:table-cell>
          <table:table-cell table:number-columns-repeated="2" office:value-type="float" office:value="0.374130581656763" calcext:value-type="float">
            <text:p>0.3741305817</text:p>
          </table:table-cell>
          <table:table-cell table:number-columns-repeated="2" office:value-type="float" office:value="0.16999083525521" calcext:value-type="float">
            <text:p>0.1699908353</text:p>
          </table:table-cell>
          <table:table-cell table:number-columns-repeated="2" office:value-type="float" office:value="-0.0529142458121089" calcext:value-type="float">
            <text:p>-0.0529142458</text:p>
          </table:table-cell>
          <table:table-cell table:number-columns-repeated="2" office:value-type="float" office:value="0.0723689263708198" calcext:value-type="float">
            <text:p>0.0723689264</text:p>
          </table:table-cell>
          <table:table-cell table:number-columns-repeated="2" office:value-type="float" office:value="-0.167816839555266" calcext:value-type="float">
            <text:p>-0.1678168396</text:p>
          </table:table-cell>
          <table:table-cell table:number-columns-repeated="2" office:value-type="float" office:value="-0.0425566549875715" calcext:value-type="float">
            <text:p>-0.042556655</text:p>
          </table:table-cell>
          <table:table-cell table:number-columns-repeated="2" office:value-type="float" office:value="0.226526510846048" calcext:value-type="float">
            <text:p>0.2265265108</text:p>
          </table:table-cell>
          <table:table-cell table:number-columns-repeated="2" office:value-type="float" office:value="-0.000463005411760141" calcext:value-type="float">
            <text:p>-0.0004630054</text:p>
          </table:table-cell>
        </table:table-row>
        <table:table-row table:style-name="ro1">
          <table:table-cell office:value-type="string" calcext:value-type="string">
            <text:p>Singapore_corp</text:p>
          </table:table-cell>
          <table:table-cell table:number-columns-repeated="2" office:value-type="float" office:value="0.349419491822869" calcext:value-type="float">
            <text:p>0.3494194918</text:p>
          </table:table-cell>
          <table:table-cell table:number-columns-repeated="2" office:value-type="float" office:value="-0.040245775092227" calcext:value-type="float">
            <text:p>-0.0402457751</text:p>
          </table:table-cell>
          <table:table-cell table:number-columns-repeated="2" office:value-type="float" office:value="0.268364234731506" calcext:value-type="float">
            <text:p>0.2683642347</text:p>
          </table:table-cell>
          <table:table-cell office:value-type="float" office:value="-0.0112628155875787" calcext:value-type="float">
            <text:p>-0.0112628156</text:p>
          </table:table-cell>
          <table:table-cell office:value-type="float" office:value="0.280205229223482" calcext:value-type="float">
            <text:p>0.2802052292</text:p>
          </table:table-cell>
          <table:table-cell table:number-columns-repeated="2" office:value-type="float" office:value="0.36643210541498" calcext:value-type="float">
            <text:p>0.3664321054</text:p>
          </table:table-cell>
          <table:table-cell table:number-columns-repeated="2" office:value-type="float" office:value="0.335665148460781" calcext:value-type="float">
            <text:p>0.3356651485</text:p>
          </table:table-cell>
          <table:table-cell table:number-columns-repeated="2" office:value-type="float" office:value="0.212144705955213" calcext:value-type="float">
            <text:p>0.212144706</text:p>
          </table:table-cell>
          <table:table-cell table:number-columns-repeated="2" office:value-type="float" office:value="0.255668385265131" calcext:value-type="float">
            <text:p>0.2556683853</text:p>
          </table:table-cell>
          <table:table-cell table:number-columns-repeated="2" office:value-type="float" office:value="0.105993946674371" calcext:value-type="float">
            <text:p>0.1059939467</text:p>
          </table:table-cell>
          <table:table-cell table:number-columns-repeated="2" office:value-type="float" office:value="0.01130714341222" calcext:value-type="float">
            <text:p>0.0113071434</text:p>
          </table:table-cell>
          <table:table-cell table:number-columns-repeated="2" office:value-type="float" office:value="0.127920821561765" calcext:value-type="float">
            <text:p>0.1279208216</text:p>
          </table:table-cell>
          <table:table-cell office:value-type="float" office:value="0.0633036023583814" calcext:value-type="float">
            <text:p>0.0633036024</text:p>
          </table:table-cell>
          <table:table-cell office:value-type="float" office:value="0.268254664179171" calcext:value-type="float">
            <text:p>0.2682546642</text:p>
          </table:table-cell>
          <table:table-cell table:number-columns-repeated="2" office:value-type="float" office:value="0.293557970568823" calcext:value-type="float">
            <text:p>0.2935579706</text:p>
          </table:table-cell>
          <table:table-cell table:number-columns-repeated="2" office:value-type="float" office:value="0.476269802989037" calcext:value-type="float">
            <text:p>0.476269803</text:p>
          </table:table-cell>
          <table:table-cell table:number-columns-repeated="2" office:value-type="float" office:value="0.200079382555283" calcext:value-type="float">
            <text:p>0.2000793826</text:p>
          </table:table-cell>
          <table:table-cell office:value-type="float" office:value="0.360666104790025" calcext:value-type="float">
            <text:p>0.3606661048</text:p>
          </table:table-cell>
          <table:table-cell office:value-type="float" office:value="-0.102632791789369" calcext:value-type="float">
            <text:p>-0.1026327918</text:p>
          </table:table-cell>
          <table:table-cell table:number-columns-repeated="2" office:value-type="float" office:value="0.439484287096691" calcext:value-type="float">
            <text:p>0.4394842871</text:p>
          </table:table-cell>
          <table:table-cell table:number-columns-repeated="2" office:value-type="float" office:value="-0.0487191354156789" calcext:value-type="float">
            <text:p>-0.0487191354</text:p>
          </table:table-cell>
          <table:table-cell table:number-columns-repeated="2" office:value-type="float" office:value="-0.0756074929818544" calcext:value-type="float">
            <text:p>-0.075607493</text:p>
          </table:table-cell>
          <table:table-cell table:number-columns-repeated="2" office:value-type="float" office:value="0.00618308803050752" calcext:value-type="float">
            <text:p>0.006183088</text:p>
          </table:table-cell>
          <table:table-cell table:number-columns-repeated="2" office:value-type="float" office:value="-0.0147157734848917" calcext:value-type="float">
            <text:p>-0.0147157735</text:p>
          </table:table-cell>
          <table:table-cell office:value-type="float" office:value="0.421962758127502" calcext:value-type="float">
            <text:p>0.4219627581</text:p>
          </table:table-cell>
          <table:table-cell office:value-type="float" office:value="0.385177830990317" calcext:value-type="float">
            <text:p>0.385177831</text:p>
          </table:table-cell>
          <table:table-cell table:number-columns-repeated="2" office:value-type="float" office:value="0.502660937201098" calcext:value-type="float">
            <text:p>0.5026609372</text:p>
          </table:table-cell>
          <table:table-cell table:number-columns-repeated="2" office:value-type="float" office:value="0.00339855927792747" calcext:value-type="float">
            <text:p>0.0033985593</text:p>
          </table:table-cell>
          <table:table-cell table:number-columns-repeated="2" office:value-type="float" office:value="0.0796694096974503" calcext:value-type="float">
            <text:p>0.0796694097</text:p>
          </table:table-cell>
          <table:table-cell table:number-columns-repeated="2" office:value-type="float" office:value="0.0347538181772743" calcext:value-type="float">
            <text:p>0.0347538182</text:p>
          </table:table-cell>
          <table:table-cell table:number-columns-repeated="2" office:value-type="float" office:value="0.118331703824036" calcext:value-type="float">
            <text:p>0.1183317038</text:p>
          </table:table-cell>
          <table:table-cell table:number-columns-repeated="2" office:value-type="float" office:value="0.103137502391341" calcext:value-type="float">
            <text:p>0.1031375024</text:p>
          </table:table-cell>
          <table:table-cell table:number-columns-repeated="2" office:value-type="float" office:value="0.238695296250522" calcext:value-type="float">
            <text:p>0.2386952963</text:p>
          </table:table-cell>
          <table:table-cell table:number-columns-repeated="2" office:value-type="float" office:value="0.0661160724200688" calcext:value-type="float">
            <text:p>0.0661160724</text:p>
          </table:table-cell>
          <table:table-cell table:number-columns-repeated="2" office:value-type="float" office:value="0.0206106808222953" calcext:value-type="float">
            <text:p>0.0206106808</text:p>
          </table:table-cell>
          <table:table-cell table:number-columns-repeated="2" office:value-type="float" office:value="0.0151492756422013" calcext:value-type="float">
            <text:p>0.0151492756</text:p>
          </table:table-cell>
          <table:table-cell table:number-columns-repeated="2" office:value-type="float" office:value="-0.064626514269499" calcext:value-type="float">
            <text:p>-0.0646265143</text:p>
          </table:table-cell>
          <table:table-cell table:number-columns-repeated="2" office:value-type="float" office:value="0.15694126975762" calcext:value-type="float">
            <text:p>0.1569412698</text:p>
          </table:table-cell>
          <table:table-cell office:value-type="float" office:value="0.503706816953323" calcext:value-type="float">
            <text:p>0.503706817</text:p>
          </table:table-cell>
          <table:table-cell office:value-type="float" office:value="0.165688417560585" calcext:value-type="float">
            <text:p>0.165688417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560175820516386" calcext:value-type="float">
            <text:p>0.5601758205</text:p>
          </table:table-cell>
          <table:table-cell table:number-columns-repeated="2" office:value-type="float" office:value="0.119847784850038" calcext:value-type="float">
            <text:p>0.1198477849</text:p>
          </table:table-cell>
          <table:table-cell table:number-columns-repeated="2" office:value-type="float" office:value="0.183831178236728" calcext:value-type="float">
            <text:p>0.1838311782</text:p>
          </table:table-cell>
          <table:table-cell table:number-columns-repeated="2" office:value-type="float" office:value="0.0499343093710409" calcext:value-type="float">
            <text:p>0.0499343094</text:p>
          </table:table-cell>
          <table:table-cell table:number-columns-repeated="2" office:value-type="float" office:value="-0.167642626121777" calcext:value-type="float">
            <text:p>-0.1676426261</text:p>
          </table:table-cell>
          <table:table-cell table:number-columns-repeated="2" office:value-type="float" office:value="-0.185985684607903" calcext:value-type="float">
            <text:p>-0.1859856846</text:p>
          </table:table-cell>
          <table:table-cell table:number-columns-repeated="2" office:value-type="float" office:value="0.224271703618405" calcext:value-type="float">
            <text:p>0.2242717036</text:p>
          </table:table-cell>
          <table:table-cell office:value-type="float" office:value="0.268298509414706" calcext:value-type="float">
            <text:p>0.2682985094</text:p>
          </table:table-cell>
          <table:table-cell office:value-type="float" office:value="-0.0998456893490098" calcext:value-type="float">
            <text:p>-0.0998456893</text:p>
          </table:table-cell>
        </table:table-row>
        <table:table-row table:style-name="ro1">
          <table:table-cell office:value-type="string" calcext:value-type="string">
            <text:p>Singapore_residential</text:p>
          </table:table-cell>
          <table:table-cell table:number-columns-repeated="2" office:value-type="float" office:value="0.349419491822869" calcext:value-type="float">
            <text:p>0.3494194918</text:p>
          </table:table-cell>
          <table:table-cell table:number-columns-repeated="2" office:value-type="float" office:value="-0.040245775092227" calcext:value-type="float">
            <text:p>-0.0402457751</text:p>
          </table:table-cell>
          <table:table-cell table:number-columns-repeated="2" office:value-type="float" office:value="0.268364234731506" calcext:value-type="float">
            <text:p>0.2683642347</text:p>
          </table:table-cell>
          <table:table-cell table:number-columns-repeated="2" office:value-type="float" office:value="0.280205229223482" calcext:value-type="float">
            <text:p>0.2802052292</text:p>
          </table:table-cell>
          <table:table-cell table:number-columns-repeated="2" office:value-type="float" office:value="0.36643210541498" calcext:value-type="float">
            <text:p>0.3664321054</text:p>
          </table:table-cell>
          <table:table-cell table:number-columns-repeated="2" office:value-type="float" office:value="0.335665148460781" calcext:value-type="float">
            <text:p>0.3356651485</text:p>
          </table:table-cell>
          <table:table-cell table:number-columns-repeated="2" office:value-type="float" office:value="0.212144705955213" calcext:value-type="float">
            <text:p>0.212144706</text:p>
          </table:table-cell>
          <table:table-cell table:number-columns-repeated="2" office:value-type="float" office:value="0.255668385265131" calcext:value-type="float">
            <text:p>0.2556683853</text:p>
          </table:table-cell>
          <table:table-cell table:number-columns-repeated="2" office:value-type="float" office:value="0.105993946674371" calcext:value-type="float">
            <text:p>0.1059939467</text:p>
          </table:table-cell>
          <table:table-cell table:number-columns-repeated="2" office:value-type="float" office:value="0.01130714341222" calcext:value-type="float">
            <text:p>0.0113071434</text:p>
          </table:table-cell>
          <table:table-cell table:number-columns-repeated="2" office:value-type="float" office:value="0.127920821561765" calcext:value-type="float">
            <text:p>0.1279208216</text:p>
          </table:table-cell>
          <table:table-cell table:number-columns-repeated="2" office:value-type="float" office:value="0.268254664179171" calcext:value-type="float">
            <text:p>0.2682546642</text:p>
          </table:table-cell>
          <table:table-cell table:number-columns-repeated="2" office:value-type="float" office:value="0.293557970568823" calcext:value-type="float">
            <text:p>0.2935579706</text:p>
          </table:table-cell>
          <table:table-cell table:number-columns-repeated="2" office:value-type="float" office:value="0.476269802989037" calcext:value-type="float">
            <text:p>0.476269803</text:p>
          </table:table-cell>
          <table:table-cell table:number-columns-repeated="2" office:value-type="float" office:value="0.200079382555283" calcext:value-type="float">
            <text:p>0.2000793826</text:p>
          </table:table-cell>
          <table:table-cell table:number-columns-repeated="2" office:value-type="float" office:value="-0.102632791789369" calcext:value-type="float">
            <text:p>-0.1026327918</text:p>
          </table:table-cell>
          <table:table-cell table:number-columns-repeated="2" office:value-type="float" office:value="0.439484287096691" calcext:value-type="float">
            <text:p>0.4394842871</text:p>
          </table:table-cell>
          <table:table-cell table:number-columns-repeated="2" office:value-type="float" office:value="-0.0487191354156789" calcext:value-type="float">
            <text:p>-0.0487191354</text:p>
          </table:table-cell>
          <table:table-cell table:number-columns-repeated="2" office:value-type="float" office:value="-0.0756074929818544" calcext:value-type="float">
            <text:p>-0.075607493</text:p>
          </table:table-cell>
          <table:table-cell table:number-columns-repeated="2" office:value-type="float" office:value="0.00618308803050752" calcext:value-type="float">
            <text:p>0.006183088</text:p>
          </table:table-cell>
          <table:table-cell table:number-columns-repeated="2" office:value-type="float" office:value="-0.0147157734848917" calcext:value-type="float">
            <text:p>-0.0147157735</text:p>
          </table:table-cell>
          <table:table-cell table:number-columns-repeated="2" office:value-type="float" office:value="0.385177830990317" calcext:value-type="float">
            <text:p>0.385177831</text:p>
          </table:table-cell>
          <table:table-cell table:number-columns-repeated="2" office:value-type="float" office:value="0.502660937201098" calcext:value-type="float">
            <text:p>0.5026609372</text:p>
          </table:table-cell>
          <table:table-cell table:number-columns-repeated="2" office:value-type="float" office:value="0.00339855927792747" calcext:value-type="float">
            <text:p>0.0033985593</text:p>
          </table:table-cell>
          <table:table-cell table:number-columns-repeated="2" office:value-type="float" office:value="0.0796694096974503" calcext:value-type="float">
            <text:p>0.0796694097</text:p>
          </table:table-cell>
          <table:table-cell table:number-columns-repeated="2" office:value-type="float" office:value="0.0347538181772743" calcext:value-type="float">
            <text:p>0.0347538182</text:p>
          </table:table-cell>
          <table:table-cell table:number-columns-repeated="2" office:value-type="float" office:value="0.118331703824036" calcext:value-type="float">
            <text:p>0.1183317038</text:p>
          </table:table-cell>
          <table:table-cell table:number-columns-repeated="2" office:value-type="float" office:value="0.103137502391341" calcext:value-type="float">
            <text:p>0.1031375024</text:p>
          </table:table-cell>
          <table:table-cell table:number-columns-repeated="2" office:value-type="float" office:value="0.238695296250522" calcext:value-type="float">
            <text:p>0.2386952963</text:p>
          </table:table-cell>
          <table:table-cell table:number-columns-repeated="2" office:value-type="float" office:value="0.0661160724200688" calcext:value-type="float">
            <text:p>0.0661160724</text:p>
          </table:table-cell>
          <table:table-cell table:number-columns-repeated="2" office:value-type="float" office:value="0.0206106808222953" calcext:value-type="float">
            <text:p>0.0206106808</text:p>
          </table:table-cell>
          <table:table-cell table:number-columns-repeated="2" office:value-type="float" office:value="0.0151492756422013" calcext:value-type="float">
            <text:p>0.0151492756</text:p>
          </table:table-cell>
          <table:table-cell table:number-columns-repeated="2" office:value-type="float" office:value="-0.064626514269499" calcext:value-type="float">
            <text:p>-0.0646265143</text:p>
          </table:table-cell>
          <table:table-cell table:number-columns-repeated="2" office:value-type="float" office:value="0.15694126975762" calcext:value-type="float">
            <text:p>0.1569412698</text:p>
          </table:table-cell>
          <table:table-cell table:number-columns-repeated="2" office:value-type="float" office:value="0.165688417560585" calcext:value-type="float">
            <text:p>0.165688417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560175820516386" calcext:value-type="float">
            <text:p>0.5601758205</text:p>
          </table:table-cell>
          <table:table-cell table:number-columns-repeated="2" office:value-type="float" office:value="0.119847784850038" calcext:value-type="float">
            <text:p>0.1198477849</text:p>
          </table:table-cell>
          <table:table-cell table:number-columns-repeated="2" office:value-type="float" office:value="0.183831178236728" calcext:value-type="float">
            <text:p>0.1838311782</text:p>
          </table:table-cell>
          <table:table-cell table:number-columns-repeated="2" office:value-type="float" office:value="0.0499343093710409" calcext:value-type="float">
            <text:p>0.0499343094</text:p>
          </table:table-cell>
          <table:table-cell table:number-columns-repeated="2" office:value-type="float" office:value="-0.167642626121777" calcext:value-type="float">
            <text:p>-0.1676426261</text:p>
          </table:table-cell>
          <table:table-cell table:number-columns-repeated="2" office:value-type="float" office:value="-0.185985684607903" calcext:value-type="float">
            <text:p>-0.1859856846</text:p>
          </table:table-cell>
          <table:table-cell table:number-columns-repeated="2" office:value-type="float" office:value="0.224271703618405" calcext:value-type="float">
            <text:p>0.2242717036</text:p>
          </table:table-cell>
          <table:table-cell table:number-columns-repeated="2" office:value-type="float" office:value="-0.0998456893490098" calcext:value-type="float">
            <text:p>-0.0998456893</text:p>
          </table:table-cell>
        </table:table-row>
        <table:table-row table:style-name="ro1">
          <table:table-cell office:value-type="string" calcext:value-type="string">
            <text:p>Slovak_Republic_corp</text:p>
          </table:table-cell>
          <table:table-cell table:number-columns-repeated="2" office:value-type="float" office:value="0.258737704810205" calcext:value-type="float">
            <text:p>0.2587377048</text:p>
          </table:table-cell>
          <table:table-cell table:number-columns-repeated="2" office:value-type="float" office:value="-0.10660900905103" calcext:value-type="float">
            <text:p>-0.1066090091</text:p>
          </table:table-cell>
          <table:table-cell table:number-columns-repeated="2" office:value-type="float" office:value="0.351864067032672" calcext:value-type="float">
            <text:p>0.351864067</text:p>
          </table:table-cell>
          <table:table-cell table:number-columns-repeated="2" office:value-type="float" office:value="-0.144811527880958" calcext:value-type="float">
            <text:p>-0.1448115279</text:p>
          </table:table-cell>
          <table:table-cell table:number-columns-repeated="2" office:value-type="float" office:value="0.727928017821114" calcext:value-type="float">
            <text:p>0.7279280178</text:p>
          </table:table-cell>
          <table:table-cell table:number-columns-repeated="2" office:value-type="float" office:value="0.466275012387724" calcext:value-type="float">
            <text:p>0.4662750124</text:p>
          </table:table-cell>
          <table:table-cell table:number-columns-repeated="2" office:value-type="float" office:value="-0.0455471559684998" calcext:value-type="float">
            <text:p>-0.045547156</text:p>
          </table:table-cell>
          <table:table-cell table:number-columns-repeated="2" office:value-type="float" office:value="0.125711127335057" calcext:value-type="float">
            <text:p>0.1257111273</text:p>
          </table:table-cell>
          <table:table-cell table:number-columns-repeated="2" office:value-type="float" office:value="0.247078320528043" calcext:value-type="float">
            <text:p>0.2470783205</text:p>
          </table:table-cell>
          <table:table-cell table:number-columns-repeated="2" office:value-type="float" office:value="0.417498181005942" calcext:value-type="float">
            <text:p>0.417498181</text:p>
          </table:table-cell>
          <table:table-cell table:number-columns-repeated="2" office:value-type="float" office:value="0.581072024922358" calcext:value-type="float">
            <text:p>0.5810720249</text:p>
          </table:table-cell>
          <table:table-cell table:number-columns-repeated="2" office:value-type="float" office:value="0.382135885735561" calcext:value-type="float">
            <text:p>0.3821358857</text:p>
          </table:table-cell>
          <table:table-cell table:number-columns-repeated="2" office:value-type="float" office:value="0.283058737887415" calcext:value-type="float">
            <text:p>0.2830587379</text:p>
          </table:table-cell>
          <table:table-cell table:number-columns-repeated="2" office:value-type="float" office:value="0.14457532384202" calcext:value-type="float">
            <text:p>0.1445753238</text:p>
          </table:table-cell>
          <table:table-cell table:number-columns-repeated="2" office:value-type="float" office:value="0.407935386987397" calcext:value-type="float">
            <text:p>0.407935387</text:p>
          </table:table-cell>
          <table:table-cell table:number-columns-repeated="2" office:value-type="float" office:value="0.0964168432007664" calcext:value-type="float">
            <text:p>0.0964168432</text:p>
          </table:table-cell>
          <table:table-cell table:number-columns-repeated="2" office:value-type="float" office:value="0.22700709560916" calcext:value-type="float">
            <text:p>0.2270070956</text:p>
          </table:table-cell>
          <table:table-cell table:number-columns-repeated="2" office:value-type="float" office:value="0.459425645240662" calcext:value-type="float">
            <text:p>0.4594256452</text:p>
          </table:table-cell>
          <table:table-cell table:number-columns-repeated="2" office:value-type="float" office:value="-0.261187943804399" calcext:value-type="float">
            <text:p>-0.2611879438</text:p>
          </table:table-cell>
          <table:table-cell table:number-columns-repeated="2" office:value-type="float" office:value="0.326350558512054" calcext:value-type="float">
            <text:p>0.3263505585</text:p>
          </table:table-cell>
          <table:table-cell table:number-columns-repeated="2" office:value-type="float" office:value="0.348170032645446" calcext:value-type="float">
            <text:p>0.3481700326</text:p>
          </table:table-cell>
          <table:table-cell table:number-columns-repeated="2" office:value-type="float" office:value="0.307671112159954" calcext:value-type="float">
            <text:p>0.3076711122</text:p>
          </table:table-cell>
          <table:table-cell table:number-columns-repeated="2" office:value-type="float" office:value="0.533725074620142" calcext:value-type="float">
            <text:p>0.5337250746</text:p>
          </table:table-cell>
          <table:table-cell table:number-columns-repeated="2" office:value-type="float" office:value="0.58179198508217" calcext:value-type="float">
            <text:p>0.5817919851</text:p>
          </table:table-cell>
          <table:table-cell table:number-columns-repeated="2" office:value-type="float" office:value="0.150171512986963" calcext:value-type="float">
            <text:p>0.150171513</text:p>
          </table:table-cell>
          <table:table-cell table:number-columns-repeated="2" office:value-type="float" office:value="0.223960730085438" calcext:value-type="float">
            <text:p>0.2239607301</text:p>
          </table:table-cell>
          <table:table-cell table:number-columns-repeated="2" office:value-type="float" office:value="0.399894075271632" calcext:value-type="float">
            <text:p>0.3998940753</text:p>
          </table:table-cell>
          <table:table-cell table:number-columns-repeated="2" office:value-type="float" office:value="0.234736854396516" calcext:value-type="float">
            <text:p>0.2347368544</text:p>
          </table:table-cell>
          <table:table-cell table:number-columns-repeated="2" office:value-type="float" office:value="0.136316839573477" calcext:value-type="float">
            <text:p>0.1363168396</text:p>
          </table:table-cell>
          <table:table-cell table:number-columns-repeated="2" office:value-type="float" office:value="-0.0476506659422412" calcext:value-type="float">
            <text:p>-0.0476506659</text:p>
          </table:table-cell>
          <table:table-cell table:number-columns-repeated="2" office:value-type="float" office:value="0.70335323444862" calcext:value-type="float">
            <text:p>0.7033532344</text:p>
          </table:table-cell>
          <table:table-cell table:number-columns-repeated="2" office:value-type="float" office:value="0.359302746027455" calcext:value-type="float">
            <text:p>0.359302746</text:p>
          </table:table-cell>
          <table:table-cell table:number-columns-repeated="2" office:value-type="float" office:value="0.416832779300575" calcext:value-type="float">
            <text:p>0.4168327793</text:p>
          </table:table-cell>
          <table:table-cell table:number-columns-repeated="2" office:value-type="float" office:value="0.313924043212442" calcext:value-type="float">
            <text:p>0.3139240432</text:p>
          </table:table-cell>
          <table:table-cell table:number-columns-repeated="2" office:value-type="float" office:value="0.374130581656763" calcext:value-type="float">
            <text:p>0.3741305817</text:p>
          </table:table-cell>
          <table:table-cell table:number-columns-repeated="2" office:value-type="float" office:value="0.560175820516386" calcext:value-type="float">
            <text:p>0.56017582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82907916189283" calcext:value-type="float">
            <text:p>0.2829079162</text:p>
          </table:table-cell>
          <table:table-cell table:number-columns-repeated="2" office:value-type="float" office:value="0.435253116309086" calcext:value-type="float">
            <text:p>0.4352531163</text:p>
          </table:table-cell>
          <table:table-cell table:number-columns-repeated="2" office:value-type="float" office:value="0.179109940919087" calcext:value-type="float">
            <text:p>0.1791099409</text:p>
          </table:table-cell>
          <table:table-cell table:number-columns-repeated="2" office:value-type="float" office:value="-0.358328025807742" calcext:value-type="float">
            <text:p>-0.3583280258</text:p>
          </table:table-cell>
          <table:table-cell table:number-columns-repeated="2" office:value-type="float" office:value="0.277735671143018" calcext:value-type="float">
            <text:p>0.2777356711</text:p>
          </table:table-cell>
          <table:table-cell table:number-columns-repeated="2" office:value-type="float" office:value="0.519381244929099" calcext:value-type="float">
            <text:p>0.5193812449</text:p>
          </table:table-cell>
          <table:table-cell table:number-columns-repeated="2" office:value-type="float" office:value="-0.106912289075418" calcext:value-type="float">
            <text:p>-0.1069122891</text:p>
          </table:table-cell>
        </table:table-row>
        <table:table-row table:style-name="ro1">
          <table:table-cell office:value-type="string" calcext:value-type="string">
            <text:p>Slovak_Republic_residential</text:p>
          </table:table-cell>
          <table:table-cell table:number-columns-repeated="2" office:value-type="float" office:value="0.258737704810205" calcext:value-type="float">
            <text:p>0.2587377048</text:p>
          </table:table-cell>
          <table:table-cell table:number-columns-repeated="2" office:value-type="float" office:value="-0.10660900905103" calcext:value-type="float">
            <text:p>-0.1066090091</text:p>
          </table:table-cell>
          <table:table-cell table:number-columns-repeated="2" office:value-type="float" office:value="0.351864067032672" calcext:value-type="float">
            <text:p>0.351864067</text:p>
          </table:table-cell>
          <table:table-cell table:number-columns-repeated="2" office:value-type="float" office:value="-0.144811527880958" calcext:value-type="float">
            <text:p>-0.1448115279</text:p>
          </table:table-cell>
          <table:table-cell table:number-columns-repeated="2" office:value-type="float" office:value="0.727928017821114" calcext:value-type="float">
            <text:p>0.7279280178</text:p>
          </table:table-cell>
          <table:table-cell table:number-columns-repeated="2" office:value-type="float" office:value="0.466275012387724" calcext:value-type="float">
            <text:p>0.4662750124</text:p>
          </table:table-cell>
          <table:table-cell table:number-columns-repeated="2" office:value-type="float" office:value="-0.0455471559684998" calcext:value-type="float">
            <text:p>-0.045547156</text:p>
          </table:table-cell>
          <table:table-cell table:number-columns-repeated="2" office:value-type="float" office:value="0.125711127335057" calcext:value-type="float">
            <text:p>0.1257111273</text:p>
          </table:table-cell>
          <table:table-cell table:number-columns-repeated="2" office:value-type="float" office:value="0.247078320528043" calcext:value-type="float">
            <text:p>0.2470783205</text:p>
          </table:table-cell>
          <table:table-cell table:number-columns-repeated="2" office:value-type="float" office:value="0.417498181005942" calcext:value-type="float">
            <text:p>0.417498181</text:p>
          </table:table-cell>
          <table:table-cell table:number-columns-repeated="2" office:value-type="float" office:value="0.581072024922358" calcext:value-type="float">
            <text:p>0.5810720249</text:p>
          </table:table-cell>
          <table:table-cell table:number-columns-repeated="2" office:value-type="float" office:value="0.382135885735561" calcext:value-type="float">
            <text:p>0.3821358857</text:p>
          </table:table-cell>
          <table:table-cell table:number-columns-repeated="2" office:value-type="float" office:value="0.283058737887415" calcext:value-type="float">
            <text:p>0.2830587379</text:p>
          </table:table-cell>
          <table:table-cell table:number-columns-repeated="2" office:value-type="float" office:value="0.14457532384202" calcext:value-type="float">
            <text:p>0.1445753238</text:p>
          </table:table-cell>
          <table:table-cell table:number-columns-repeated="2" office:value-type="float" office:value="0.407935386987397" calcext:value-type="float">
            <text:p>0.407935387</text:p>
          </table:table-cell>
          <table:table-cell table:number-columns-repeated="2" office:value-type="float" office:value="0.0964168432007664" calcext:value-type="float">
            <text:p>0.0964168432</text:p>
          </table:table-cell>
          <table:table-cell table:number-columns-repeated="2" office:value-type="float" office:value="0.22700709560916" calcext:value-type="float">
            <text:p>0.2270070956</text:p>
          </table:table-cell>
          <table:table-cell table:number-columns-repeated="2" office:value-type="float" office:value="0.459425645240662" calcext:value-type="float">
            <text:p>0.4594256452</text:p>
          </table:table-cell>
          <table:table-cell table:number-columns-repeated="2" office:value-type="float" office:value="-0.261187943804399" calcext:value-type="float">
            <text:p>-0.2611879438</text:p>
          </table:table-cell>
          <table:table-cell table:number-columns-repeated="2" office:value-type="float" office:value="0.326350558512054" calcext:value-type="float">
            <text:p>0.3263505585</text:p>
          </table:table-cell>
          <table:table-cell table:number-columns-repeated="2" office:value-type="float" office:value="0.348170032645446" calcext:value-type="float">
            <text:p>0.3481700326</text:p>
          </table:table-cell>
          <table:table-cell table:number-columns-repeated="2" office:value-type="float" office:value="0.307671112159954" calcext:value-type="float">
            <text:p>0.3076711122</text:p>
          </table:table-cell>
          <table:table-cell table:number-columns-repeated="2" office:value-type="float" office:value="0.533725074620142" calcext:value-type="float">
            <text:p>0.5337250746</text:p>
          </table:table-cell>
          <table:table-cell table:number-columns-repeated="2" office:value-type="float" office:value="0.58179198508217" calcext:value-type="float">
            <text:p>0.5817919851</text:p>
          </table:table-cell>
          <table:table-cell table:number-columns-repeated="2" office:value-type="float" office:value="0.150171512986963" calcext:value-type="float">
            <text:p>0.150171513</text:p>
          </table:table-cell>
          <table:table-cell table:number-columns-repeated="2" office:value-type="float" office:value="0.223960730085438" calcext:value-type="float">
            <text:p>0.2239607301</text:p>
          </table:table-cell>
          <table:table-cell table:number-columns-repeated="2" office:value-type="float" office:value="0.399894075271632" calcext:value-type="float">
            <text:p>0.3998940753</text:p>
          </table:table-cell>
          <table:table-cell table:number-columns-repeated="2" office:value-type="float" office:value="0.234736854396516" calcext:value-type="float">
            <text:p>0.2347368544</text:p>
          </table:table-cell>
          <table:table-cell table:number-columns-repeated="2" office:value-type="float" office:value="0.136316839573477" calcext:value-type="float">
            <text:p>0.1363168396</text:p>
          </table:table-cell>
          <table:table-cell table:number-columns-repeated="2" office:value-type="float" office:value="-0.0476506659422412" calcext:value-type="float">
            <text:p>-0.0476506659</text:p>
          </table:table-cell>
          <table:table-cell table:number-columns-repeated="2" office:value-type="float" office:value="0.70335323444862" calcext:value-type="float">
            <text:p>0.7033532344</text:p>
          </table:table-cell>
          <table:table-cell table:number-columns-repeated="2" office:value-type="float" office:value="0.359302746027455" calcext:value-type="float">
            <text:p>0.359302746</text:p>
          </table:table-cell>
          <table:table-cell table:number-columns-repeated="2" office:value-type="float" office:value="0.416832779300575" calcext:value-type="float">
            <text:p>0.4168327793</text:p>
          </table:table-cell>
          <table:table-cell table:number-columns-repeated="2" office:value-type="float" office:value="0.313924043212442" calcext:value-type="float">
            <text:p>0.3139240432</text:p>
          </table:table-cell>
          <table:table-cell table:number-columns-repeated="2" office:value-type="float" office:value="0.374130581656763" calcext:value-type="float">
            <text:p>0.3741305817</text:p>
          </table:table-cell>
          <table:table-cell table:number-columns-repeated="2" office:value-type="float" office:value="0.560175820516386" calcext:value-type="float">
            <text:p>0.56017582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82907916189283" calcext:value-type="float">
            <text:p>0.2829079162</text:p>
          </table:table-cell>
          <table:table-cell table:number-columns-repeated="2" office:value-type="float" office:value="0.435253116309086" calcext:value-type="float">
            <text:p>0.4352531163</text:p>
          </table:table-cell>
          <table:table-cell table:number-columns-repeated="2" office:value-type="float" office:value="0.179109940919087" calcext:value-type="float">
            <text:p>0.1791099409</text:p>
          </table:table-cell>
          <table:table-cell table:number-columns-repeated="2" office:value-type="float" office:value="-0.358328025807742" calcext:value-type="float">
            <text:p>-0.3583280258</text:p>
          </table:table-cell>
          <table:table-cell table:number-columns-repeated="2" office:value-type="float" office:value="0.277735671143018" calcext:value-type="float">
            <text:p>0.2777356711</text:p>
          </table:table-cell>
          <table:table-cell table:number-columns-repeated="2" office:value-type="float" office:value="0.519381244929099" calcext:value-type="float">
            <text:p>0.5193812449</text:p>
          </table:table-cell>
          <table:table-cell table:number-columns-repeated="2" office:value-type="float" office:value="-0.106912289075418" calcext:value-type="float">
            <text:p>-0.1069122891</text:p>
          </table:table-cell>
        </table:table-row>
        <table:table-row table:style-name="ro1">
          <table:table-cell office:value-type="string" calcext:value-type="string">
            <text:p>South_Africa_corp</text:p>
          </table:table-cell>
          <table:table-cell table:number-columns-repeated="2" office:value-type="float" office:value="0.107519786103856" calcext:value-type="float">
            <text:p>0.1075197861</text:p>
          </table:table-cell>
          <table:table-cell table:number-columns-repeated="2" office:value-type="float" office:value="-0.0513823853487791" calcext:value-type="float">
            <text:p>-0.0513823853</text:p>
          </table:table-cell>
          <table:table-cell table:number-columns-repeated="2" office:value-type="float" office:value="0.279409440839549" calcext:value-type="float">
            <text:p>0.2794094408</text:p>
          </table:table-cell>
          <table:table-cell table:number-columns-repeated="2" office:value-type="float" office:value="-0.12865421018702" calcext:value-type="float">
            <text:p>-0.1286542102</text:p>
          </table:table-cell>
          <table:table-cell table:number-columns-repeated="2" office:value-type="float" office:value="0.219480061567867" calcext:value-type="float">
            <text:p>0.2194800616</text:p>
          </table:table-cell>
          <table:table-cell table:number-columns-repeated="2" office:value-type="float" office:value="0.117858112415327" calcext:value-type="float">
            <text:p>0.1178581124</text:p>
          </table:table-cell>
          <table:table-cell table:number-columns-repeated="2" office:value-type="float" office:value="0.0635873687384107" calcext:value-type="float">
            <text:p>0.0635873687</text:p>
          </table:table-cell>
          <table:table-cell table:number-columns-repeated="2" office:value-type="float" office:value="0.0617971201857701" calcext:value-type="float">
            <text:p>0.0617971202</text:p>
          </table:table-cell>
          <table:table-cell table:number-columns-repeated="2" office:value-type="float" office:value="0.0638872664445982" calcext:value-type="float">
            <text:p>0.0638872664</text:p>
          </table:table-cell>
          <table:table-cell table:number-columns-repeated="2" office:value-type="float" office:value="0.0185365789745955" calcext:value-type="float">
            <text:p>0.018536579</text:p>
          </table:table-cell>
          <table:table-cell table:number-columns-repeated="2" office:value-type="float" office:value="-0.0673494377982755" calcext:value-type="float">
            <text:p>-0.0673494378</text:p>
          </table:table-cell>
          <table:table-cell table:number-columns-repeated="2" office:value-type="float" office:value="0.485725139856514" calcext:value-type="float">
            <text:p>0.4857251399</text:p>
          </table:table-cell>
          <table:table-cell table:number-columns-repeated="2" office:value-type="float" office:value="0.627884561348586" calcext:value-type="float">
            <text:p>0.6278845613</text:p>
          </table:table-cell>
          <table:table-cell table:number-columns-repeated="2" office:value-type="float" office:value="0.377164988010023" calcext:value-type="float">
            <text:p>0.377164988</text:p>
          </table:table-cell>
          <table:table-cell table:number-columns-repeated="2" office:value-type="float" office:value="0.439211330197727" calcext:value-type="float">
            <text:p>0.4392113302</text:p>
          </table:table-cell>
          <table:table-cell table:number-columns-repeated="2" office:value-type="float" office:value="-0.0887302831943773" calcext:value-type="float">
            <text:p>-0.0887302832</text:p>
          </table:table-cell>
          <table:table-cell table:number-columns-repeated="2" office:value-type="float" office:value="-0.0501964702335273" calcext:value-type="float">
            <text:p>-0.0501964702</text:p>
          </table:table-cell>
          <table:table-cell table:number-columns-repeated="2" office:value-type="float" office:value="0.25647613409371" calcext:value-type="float">
            <text:p>0.2564761341</text:p>
          </table:table-cell>
          <table:table-cell table:number-columns-repeated="2" office:value-type="float" office:value="-0.0229286283872854" calcext:value-type="float">
            <text:p>-0.0229286284</text:p>
          </table:table-cell>
          <table:table-cell table:number-columns-repeated="2" office:value-type="float" office:value="0.411366728051498" calcext:value-type="float">
            <text:p>0.4113667281</text:p>
          </table:table-cell>
          <table:table-cell table:number-columns-repeated="2" office:value-type="float" office:value="0.123469380226033" calcext:value-type="float">
            <text:p>0.1234693802</text:p>
          </table:table-cell>
          <table:table-cell table:number-columns-repeated="2" office:value-type="float" office:value="0.323427829510676" calcext:value-type="float">
            <text:p>0.3234278295</text:p>
          </table:table-cell>
          <table:table-cell table:number-columns-repeated="2" office:value-type="float" office:value="0.439449794434192" calcext:value-type="float">
            <text:p>0.4394497944</text:p>
          </table:table-cell>
          <table:table-cell table:number-columns-repeated="2" office:value-type="float" office:value="0.40257989600876" calcext:value-type="float">
            <text:p>0.402579896</text:p>
          </table:table-cell>
          <table:table-cell table:number-columns-repeated="2" office:value-type="float" office:value="0.264341845078996" calcext:value-type="float">
            <text:p>0.2643418451</text:p>
          </table:table-cell>
          <table:table-cell table:number-columns-repeated="2" office:value-type="float" office:value="0.052367773878033" calcext:value-type="float">
            <text:p>0.0523677739</text:p>
          </table:table-cell>
          <table:table-cell table:number-columns-repeated="2" office:value-type="float" office:value="0.15703392723312" calcext:value-type="float">
            <text:p>0.1570339272</text:p>
          </table:table-cell>
          <table:table-cell table:number-columns-repeated="2" office:value-type="float" office:value="0.396216748879567" calcext:value-type="float">
            <text:p>0.3962167489</text:p>
          </table:table-cell>
          <table:table-cell table:number-columns-repeated="2" office:value-type="float" office:value="0.182422446094453" calcext:value-type="float">
            <text:p>0.1824224461</text:p>
          </table:table-cell>
          <table:table-cell table:number-columns-repeated="2" office:value-type="float" office:value="-0.220880069578263" calcext:value-type="float">
            <text:p>-0.2208800696</text:p>
          </table:table-cell>
          <table:table-cell table:number-columns-repeated="2" office:value-type="float" office:value="-0.0630031051984595" calcext:value-type="float">
            <text:p>-0.0630031052</text:p>
          </table:table-cell>
          <table:table-cell table:number-columns-repeated="2" office:value-type="float" office:value="0.239435259490097" calcext:value-type="float">
            <text:p>0.2394352595</text:p>
          </table:table-cell>
          <table:table-cell table:number-columns-repeated="2" office:value-type="float" office:value="0.283486262649649" calcext:value-type="float">
            <text:p>0.2834862626</text:p>
          </table:table-cell>
          <table:table-cell table:number-columns-repeated="2" office:value-type="float" office:value="0.313349594735123" calcext:value-type="float">
            <text:p>0.3133495947</text:p>
          </table:table-cell>
          <table:table-cell table:number-columns-repeated="2" office:value-type="float" office:value="0.16999083525521" calcext:value-type="float">
            <text:p>0.1699908353</text:p>
          </table:table-cell>
          <table:table-cell table:number-columns-repeated="2" office:value-type="float" office:value="0.119847784850038" calcext:value-type="float">
            <text:p>0.1198477849</text:p>
          </table:table-cell>
          <table:table-cell table:number-columns-repeated="2" office:value-type="float" office:value="0.282907916189283" calcext:value-type="float">
            <text:p>0.282907916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357117571191706" calcext:value-type="float">
            <text:p>0.3571175712</text:p>
          </table:table-cell>
          <table:table-cell table:number-columns-repeated="2" office:value-type="float" office:value="0.257817032925254" calcext:value-type="float">
            <text:p>0.2578170329</text:p>
          </table:table-cell>
          <table:table-cell table:number-columns-repeated="2" office:value-type="float" office:value="0.0415546819541877" calcext:value-type="float">
            <text:p>0.041554682</text:p>
          </table:table-cell>
          <table:table-cell table:number-columns-repeated="2" office:value-type="float" office:value="-0.070236472441854" calcext:value-type="float">
            <text:p>-0.0702364724</text:p>
          </table:table-cell>
          <table:table-cell table:number-columns-repeated="2" office:value-type="float" office:value="0.121545568008944" calcext:value-type="float">
            <text:p>0.121545568</text:p>
          </table:table-cell>
          <table:table-cell table:number-columns-repeated="2" office:value-type="float" office:value="0.284695365328857" calcext:value-type="float">
            <text:p>0.2846953653</text:p>
          </table:table-cell>
        </table:table-row>
        <table:table-row table:style-name="ro1">
          <table:table-cell office:value-type="string" calcext:value-type="string">
            <text:p>South_Africa_residential</text:p>
          </table:table-cell>
          <table:table-cell table:number-columns-repeated="2" office:value-type="float" office:value="0.107519786103856" calcext:value-type="float">
            <text:p>0.1075197861</text:p>
          </table:table-cell>
          <table:table-cell table:number-columns-repeated="2" office:value-type="float" office:value="-0.0513823853487791" calcext:value-type="float">
            <text:p>-0.0513823853</text:p>
          </table:table-cell>
          <table:table-cell table:number-columns-repeated="2" office:value-type="float" office:value="0.279409440839549" calcext:value-type="float">
            <text:p>0.2794094408</text:p>
          </table:table-cell>
          <table:table-cell table:number-columns-repeated="2" office:value-type="float" office:value="-0.12865421018702" calcext:value-type="float">
            <text:p>-0.1286542102</text:p>
          </table:table-cell>
          <table:table-cell table:number-columns-repeated="2" office:value-type="float" office:value="0.219480061567867" calcext:value-type="float">
            <text:p>0.2194800616</text:p>
          </table:table-cell>
          <table:table-cell table:number-columns-repeated="2" office:value-type="float" office:value="0.117858112415327" calcext:value-type="float">
            <text:p>0.1178581124</text:p>
          </table:table-cell>
          <table:table-cell table:number-columns-repeated="2" office:value-type="float" office:value="0.0635873687384107" calcext:value-type="float">
            <text:p>0.0635873687</text:p>
          </table:table-cell>
          <table:table-cell table:number-columns-repeated="2" office:value-type="float" office:value="0.0617971201857701" calcext:value-type="float">
            <text:p>0.0617971202</text:p>
          </table:table-cell>
          <table:table-cell table:number-columns-repeated="2" office:value-type="float" office:value="0.0638872664445982" calcext:value-type="float">
            <text:p>0.0638872664</text:p>
          </table:table-cell>
          <table:table-cell table:number-columns-repeated="2" office:value-type="float" office:value="0.0185365789745955" calcext:value-type="float">
            <text:p>0.018536579</text:p>
          </table:table-cell>
          <table:table-cell table:number-columns-repeated="2" office:value-type="float" office:value="-0.0673494377982755" calcext:value-type="float">
            <text:p>-0.0673494378</text:p>
          </table:table-cell>
          <table:table-cell table:number-columns-repeated="2" office:value-type="float" office:value="0.485725139856514" calcext:value-type="float">
            <text:p>0.4857251399</text:p>
          </table:table-cell>
          <table:table-cell table:number-columns-repeated="2" office:value-type="float" office:value="0.627884561348586" calcext:value-type="float">
            <text:p>0.6278845613</text:p>
          </table:table-cell>
          <table:table-cell table:number-columns-repeated="2" office:value-type="float" office:value="0.377164988010023" calcext:value-type="float">
            <text:p>0.377164988</text:p>
          </table:table-cell>
          <table:table-cell table:number-columns-repeated="2" office:value-type="float" office:value="0.439211330197727" calcext:value-type="float">
            <text:p>0.4392113302</text:p>
          </table:table-cell>
          <table:table-cell table:number-columns-repeated="2" office:value-type="float" office:value="-0.0887302831943773" calcext:value-type="float">
            <text:p>-0.0887302832</text:p>
          </table:table-cell>
          <table:table-cell table:number-columns-repeated="2" office:value-type="float" office:value="-0.0501964702335273" calcext:value-type="float">
            <text:p>-0.0501964702</text:p>
          </table:table-cell>
          <table:table-cell table:number-columns-repeated="2" office:value-type="float" office:value="0.25647613409371" calcext:value-type="float">
            <text:p>0.2564761341</text:p>
          </table:table-cell>
          <table:table-cell table:number-columns-repeated="2" office:value-type="float" office:value="-0.0229286283872854" calcext:value-type="float">
            <text:p>-0.0229286284</text:p>
          </table:table-cell>
          <table:table-cell table:number-columns-repeated="2" office:value-type="float" office:value="0.411366728051498" calcext:value-type="float">
            <text:p>0.4113667281</text:p>
          </table:table-cell>
          <table:table-cell table:number-columns-repeated="2" office:value-type="float" office:value="0.123469380226033" calcext:value-type="float">
            <text:p>0.1234693802</text:p>
          </table:table-cell>
          <table:table-cell table:number-columns-repeated="2" office:value-type="float" office:value="0.323427829510676" calcext:value-type="float">
            <text:p>0.3234278295</text:p>
          </table:table-cell>
          <table:table-cell table:number-columns-repeated="2" office:value-type="float" office:value="0.439449794434192" calcext:value-type="float">
            <text:p>0.4394497944</text:p>
          </table:table-cell>
          <table:table-cell table:number-columns-repeated="2" office:value-type="float" office:value="0.40257989600876" calcext:value-type="float">
            <text:p>0.402579896</text:p>
          </table:table-cell>
          <table:table-cell table:number-columns-repeated="2" office:value-type="float" office:value="0.264341845078996" calcext:value-type="float">
            <text:p>0.2643418451</text:p>
          </table:table-cell>
          <table:table-cell table:number-columns-repeated="2" office:value-type="float" office:value="0.052367773878033" calcext:value-type="float">
            <text:p>0.0523677739</text:p>
          </table:table-cell>
          <table:table-cell table:number-columns-repeated="2" office:value-type="float" office:value="0.15703392723312" calcext:value-type="float">
            <text:p>0.1570339272</text:p>
          </table:table-cell>
          <table:table-cell table:number-columns-repeated="2" office:value-type="float" office:value="0.396216748879567" calcext:value-type="float">
            <text:p>0.3962167489</text:p>
          </table:table-cell>
          <table:table-cell table:number-columns-repeated="2" office:value-type="float" office:value="0.182422446094453" calcext:value-type="float">
            <text:p>0.1824224461</text:p>
          </table:table-cell>
          <table:table-cell table:number-columns-repeated="2" office:value-type="float" office:value="-0.220880069578263" calcext:value-type="float">
            <text:p>-0.2208800696</text:p>
          </table:table-cell>
          <table:table-cell table:number-columns-repeated="2" office:value-type="float" office:value="-0.0630031051984595" calcext:value-type="float">
            <text:p>-0.0630031052</text:p>
          </table:table-cell>
          <table:table-cell table:number-columns-repeated="2" office:value-type="float" office:value="0.239435259490097" calcext:value-type="float">
            <text:p>0.2394352595</text:p>
          </table:table-cell>
          <table:table-cell table:number-columns-repeated="2" office:value-type="float" office:value="0.283486262649649" calcext:value-type="float">
            <text:p>0.2834862626</text:p>
          </table:table-cell>
          <table:table-cell table:number-columns-repeated="2" office:value-type="float" office:value="0.313349594735123" calcext:value-type="float">
            <text:p>0.3133495947</text:p>
          </table:table-cell>
          <table:table-cell table:number-columns-repeated="2" office:value-type="float" office:value="0.16999083525521" calcext:value-type="float">
            <text:p>0.1699908353</text:p>
          </table:table-cell>
          <table:table-cell table:number-columns-repeated="2" office:value-type="float" office:value="0.119847784850038" calcext:value-type="float">
            <text:p>0.1198477849</text:p>
          </table:table-cell>
          <table:table-cell table:number-columns-repeated="2" office:value-type="float" office:value="0.282907916189283" calcext:value-type="float">
            <text:p>0.282907916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357117571191706" calcext:value-type="float">
            <text:p>0.3571175712</text:p>
          </table:table-cell>
          <table:table-cell table:number-columns-repeated="2" office:value-type="float" office:value="0.257817032925254" calcext:value-type="float">
            <text:p>0.2578170329</text:p>
          </table:table-cell>
          <table:table-cell table:number-columns-repeated="2" office:value-type="float" office:value="0.0415546819541877" calcext:value-type="float">
            <text:p>0.041554682</text:p>
          </table:table-cell>
          <table:table-cell table:number-columns-repeated="2" office:value-type="float" office:value="-0.070236472441854" calcext:value-type="float">
            <text:p>-0.0702364724</text:p>
          </table:table-cell>
          <table:table-cell table:number-columns-repeated="2" office:value-type="float" office:value="0.121545568008944" calcext:value-type="float">
            <text:p>0.121545568</text:p>
          </table:table-cell>
          <table:table-cell table:number-columns-repeated="2" office:value-type="float" office:value="0.284695365328857" calcext:value-type="float">
            <text:p>0.2846953653</text:p>
          </table:table-cell>
        </table:table-row>
        <table:table-row table:style-name="ro1">
          <table:table-cell office:value-type="string" calcext:value-type="string">
            <text:p>Spain_corp</text:p>
          </table:table-cell>
          <table:table-cell table:number-columns-repeated="2" office:value-type="float" office:value="0.290235023118197" calcext:value-type="float">
            <text:p>0.2902350231</text:p>
          </table:table-cell>
          <table:table-cell table:number-columns-repeated="2" office:value-type="float" office:value="0.0480428426461575" calcext:value-type="float">
            <text:p>0.0480428426</text:p>
          </table:table-cell>
          <table:table-cell table:number-columns-repeated="2" office:value-type="float" office:value="0.368973048058573" calcext:value-type="float">
            <text:p>0.3689730481</text:p>
          </table:table-cell>
          <table:table-cell table:number-columns-repeated="2" office:value-type="float" office:value="-0.315399507882195" calcext:value-type="float">
            <text:p>-0.3153995079</text:p>
          </table:table-cell>
          <table:table-cell table:number-columns-repeated="2" office:value-type="float" office:value="0.409278681831533" calcext:value-type="float">
            <text:p>0.4092786818</text:p>
          </table:table-cell>
          <table:table-cell table:number-columns-repeated="2" office:value-type="float" office:value="0.479964187077443" calcext:value-type="float">
            <text:p>0.4799641871</text:p>
          </table:table-cell>
          <table:table-cell table:number-columns-repeated="2" office:value-type="float" office:value="-0.0555175430398481" calcext:value-type="float">
            <text:p>-0.055517543</text:p>
          </table:table-cell>
          <table:table-cell table:number-columns-repeated="2" office:value-type="float" office:value="0.119799696981623" calcext:value-type="float">
            <text:p>0.119799697</text:p>
          </table:table-cell>
          <table:table-cell table:number-columns-repeated="2" office:value-type="float" office:value="0.11768526056263" calcext:value-type="float">
            <text:p>0.1176852606</text:p>
          </table:table-cell>
          <table:table-cell table:number-columns-repeated="2" office:value-type="float" office:value="0.421965009511977" calcext:value-type="float">
            <text:p>0.4219650095</text:p>
          </table:table-cell>
          <table:table-cell table:number-columns-repeated="2" office:value-type="float" office:value="0.46636208702236" calcext:value-type="float">
            <text:p>0.466362087</text:p>
          </table:table-cell>
          <table:table-cell table:number-columns-repeated="2" office:value-type="float" office:value="0.551823415709002" calcext:value-type="float">
            <text:p>0.5518234157</text:p>
          </table:table-cell>
          <table:table-cell table:number-columns-repeated="2" office:value-type="float" office:value="0.286653982244515" calcext:value-type="float">
            <text:p>0.2866539822</text:p>
          </table:table-cell>
          <table:table-cell table:number-columns-repeated="2" office:value-type="float" office:value="0.256010970949374" calcext:value-type="float">
            <text:p>0.2560109709</text:p>
          </table:table-cell>
          <table:table-cell table:number-columns-repeated="2" office:value-type="float" office:value="0.45625933571583" calcext:value-type="float">
            <text:p>0.4562593357</text:p>
          </table:table-cell>
          <table:table-cell table:number-columns-repeated="2" office:value-type="float" office:value="0.198102157899692" calcext:value-type="float">
            <text:p>0.1981021579</text:p>
          </table:table-cell>
          <table:table-cell table:number-columns-repeated="2" office:value-type="float" office:value="-0.0490383135974523" calcext:value-type="float">
            <text:p>-0.0490383136</text:p>
          </table:table-cell>
          <table:table-cell table:number-columns-repeated="2" office:value-type="float" office:value="0.679546133533927" calcext:value-type="float">
            <text:p>0.6795461335</text:p>
          </table:table-cell>
          <table:table-cell table:number-columns-repeated="2" office:value-type="float" office:value="-0.425769322108981" calcext:value-type="float">
            <text:p>-0.4257693221</text:p>
          </table:table-cell>
          <table:table-cell table:number-columns-repeated="2" office:value-type="float" office:value="0.633402386597415" calcext:value-type="float">
            <text:p>0.6334023866</text:p>
          </table:table-cell>
          <table:table-cell table:number-columns-repeated="2" office:value-type="float" office:value="0.486891835528711" calcext:value-type="float">
            <text:p>0.4868918355</text:p>
          </table:table-cell>
          <table:table-cell table:number-columns-repeated="2" office:value-type="float" office:value="0.376739396587786" calcext:value-type="float">
            <text:p>0.3767393966</text:p>
          </table:table-cell>
          <table:table-cell table:number-columns-repeated="2" office:value-type="float" office:value="0.382643973885661" calcext:value-type="float">
            <text:p>0.3826439739</text:p>
          </table:table-cell>
          <table:table-cell table:number-columns-repeated="2" office:value-type="float" office:value="0.376481740061431" calcext:value-type="float">
            <text:p>0.3764817401</text:p>
          </table:table-cell>
          <table:table-cell table:number-columns-repeated="2" office:value-type="float" office:value="0.229267098059951" calcext:value-type="float">
            <text:p>0.2292670981</text:p>
          </table:table-cell>
          <table:table-cell table:number-columns-repeated="2" office:value-type="float" office:value="0.25793361849018" calcext:value-type="float">
            <text:p>0.2579336185</text:p>
          </table:table-cell>
          <table:table-cell table:number-columns-repeated="2" office:value-type="float" office:value="0.635713940599706" calcext:value-type="float">
            <text:p>0.6357139406</text:p>
          </table:table-cell>
          <table:table-cell table:number-columns-repeated="2" office:value-type="float" office:value="0.352081568894995" calcext:value-type="float">
            <text:p>0.3520815689</text:p>
          </table:table-cell>
          <table:table-cell table:number-columns-repeated="2" office:value-type="float" office:value="0.262468951918235" calcext:value-type="float">
            <text:p>0.2624689519</text:p>
          </table:table-cell>
          <table:table-cell table:number-columns-repeated="2" office:value-type="float" office:value="-0.377164169777685" calcext:value-type="float">
            <text:p>-0.3771641698</text:p>
          </table:table-cell>
          <table:table-cell table:number-columns-repeated="2" office:value-type="float" office:value="0.734312013797478" calcext:value-type="float">
            <text:p>0.7343120138</text:p>
          </table:table-cell>
          <table:table-cell table:number-columns-repeated="2" office:value-type="float" office:value="0.819563417068421" calcext:value-type="float">
            <text:p>0.8195634171</text:p>
          </table:table-cell>
          <table:table-cell table:number-columns-repeated="2" office:value-type="float" office:value="0.429420810754736" calcext:value-type="float">
            <text:p>0.4294208108</text:p>
          </table:table-cell>
          <table:table-cell table:number-columns-repeated="2" office:value-type="float" office:value="0.26072713583006" calcext:value-type="float">
            <text:p>0.2607271358</text:p>
          </table:table-cell>
          <table:table-cell table:number-columns-repeated="2" office:value-type="float" office:value="-0.0529142458121089" calcext:value-type="float">
            <text:p>-0.0529142458</text:p>
          </table:table-cell>
          <table:table-cell table:number-columns-repeated="2" office:value-type="float" office:value="0.183831178236728" calcext:value-type="float">
            <text:p>0.1838311782</text:p>
          </table:table-cell>
          <table:table-cell table:number-columns-repeated="2" office:value-type="float" office:value="0.435253116309086" calcext:value-type="float">
            <text:p>0.4352531163</text:p>
          </table:table-cell>
          <table:table-cell table:number-columns-repeated="2" office:value-type="float" office:value="0.357117571191706" calcext:value-type="float">
            <text:p>0.35711757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497777452814137" calcext:value-type="float">
            <text:p>0.4977774528</text:p>
          </table:table-cell>
          <table:table-cell table:number-columns-repeated="2" office:value-type="float" office:value="-0.258044141146563" calcext:value-type="float">
            <text:p>-0.2580441411</text:p>
          </table:table-cell>
          <table:table-cell table:number-columns-repeated="2" office:value-type="float" office:value="0.156807685642239" calcext:value-type="float">
            <text:p>0.1568076856</text:p>
          </table:table-cell>
          <table:table-cell table:number-columns-repeated="2" office:value-type="float" office:value="0.526329147786546" calcext:value-type="float">
            <text:p>0.5263291478</text:p>
          </table:table-cell>
          <table:table-cell table:number-columns-repeated="2" office:value-type="float" office:value="0.0894065618103078" calcext:value-type="float">
            <text:p>0.0894065618</text:p>
          </table:table-cell>
        </table:table-row>
        <table:table-row table:style-name="ro1">
          <table:table-cell office:value-type="string" calcext:value-type="string">
            <text:p>Spain_residential</text:p>
          </table:table-cell>
          <table:table-cell table:number-columns-repeated="2" office:value-type="float" office:value="0.290235023118197" calcext:value-type="float">
            <text:p>0.2902350231</text:p>
          </table:table-cell>
          <table:table-cell table:number-columns-repeated="2" office:value-type="float" office:value="0.0480428426461575" calcext:value-type="float">
            <text:p>0.0480428426</text:p>
          </table:table-cell>
          <table:table-cell table:number-columns-repeated="2" office:value-type="float" office:value="0.368973048058573" calcext:value-type="float">
            <text:p>0.3689730481</text:p>
          </table:table-cell>
          <table:table-cell table:number-columns-repeated="2" office:value-type="float" office:value="-0.315399507882195" calcext:value-type="float">
            <text:p>-0.3153995079</text:p>
          </table:table-cell>
          <table:table-cell table:number-columns-repeated="2" office:value-type="float" office:value="0.409278681831533" calcext:value-type="float">
            <text:p>0.4092786818</text:p>
          </table:table-cell>
          <table:table-cell table:number-columns-repeated="2" office:value-type="float" office:value="0.479964187077443" calcext:value-type="float">
            <text:p>0.4799641871</text:p>
          </table:table-cell>
          <table:table-cell table:number-columns-repeated="2" office:value-type="float" office:value="-0.0555175430398481" calcext:value-type="float">
            <text:p>-0.055517543</text:p>
          </table:table-cell>
          <table:table-cell table:number-columns-repeated="2" office:value-type="float" office:value="0.119799696981623" calcext:value-type="float">
            <text:p>0.119799697</text:p>
          </table:table-cell>
          <table:table-cell table:number-columns-repeated="2" office:value-type="float" office:value="0.11768526056263" calcext:value-type="float">
            <text:p>0.1176852606</text:p>
          </table:table-cell>
          <table:table-cell table:number-columns-repeated="2" office:value-type="float" office:value="0.421965009511977" calcext:value-type="float">
            <text:p>0.4219650095</text:p>
          </table:table-cell>
          <table:table-cell table:number-columns-repeated="2" office:value-type="float" office:value="0.46636208702236" calcext:value-type="float">
            <text:p>0.466362087</text:p>
          </table:table-cell>
          <table:table-cell table:number-columns-repeated="2" office:value-type="float" office:value="0.551823415709002" calcext:value-type="float">
            <text:p>0.5518234157</text:p>
          </table:table-cell>
          <table:table-cell table:number-columns-repeated="2" office:value-type="float" office:value="0.286653982244515" calcext:value-type="float">
            <text:p>0.2866539822</text:p>
          </table:table-cell>
          <table:table-cell table:number-columns-repeated="2" office:value-type="float" office:value="0.256010970949374" calcext:value-type="float">
            <text:p>0.2560109709</text:p>
          </table:table-cell>
          <table:table-cell table:number-columns-repeated="2" office:value-type="float" office:value="0.45625933571583" calcext:value-type="float">
            <text:p>0.4562593357</text:p>
          </table:table-cell>
          <table:table-cell table:number-columns-repeated="2" office:value-type="float" office:value="0.198102157899692" calcext:value-type="float">
            <text:p>0.1981021579</text:p>
          </table:table-cell>
          <table:table-cell table:number-columns-repeated="2" office:value-type="float" office:value="-0.0490383135974523" calcext:value-type="float">
            <text:p>-0.0490383136</text:p>
          </table:table-cell>
          <table:table-cell table:number-columns-repeated="2" office:value-type="float" office:value="0.679546133533927" calcext:value-type="float">
            <text:p>0.6795461335</text:p>
          </table:table-cell>
          <table:table-cell table:number-columns-repeated="2" office:value-type="float" office:value="-0.425769322108981" calcext:value-type="float">
            <text:p>-0.4257693221</text:p>
          </table:table-cell>
          <table:table-cell table:number-columns-repeated="2" office:value-type="float" office:value="0.633402386597415" calcext:value-type="float">
            <text:p>0.6334023866</text:p>
          </table:table-cell>
          <table:table-cell table:number-columns-repeated="2" office:value-type="float" office:value="0.486891835528711" calcext:value-type="float">
            <text:p>0.4868918355</text:p>
          </table:table-cell>
          <table:table-cell table:number-columns-repeated="2" office:value-type="float" office:value="0.376739396587786" calcext:value-type="float">
            <text:p>0.3767393966</text:p>
          </table:table-cell>
          <table:table-cell table:number-columns-repeated="2" office:value-type="float" office:value="0.382643973885661" calcext:value-type="float">
            <text:p>0.3826439739</text:p>
          </table:table-cell>
          <table:table-cell table:number-columns-repeated="2" office:value-type="float" office:value="0.376481740061431" calcext:value-type="float">
            <text:p>0.3764817401</text:p>
          </table:table-cell>
          <table:table-cell table:number-columns-repeated="2" office:value-type="float" office:value="0.229267098059951" calcext:value-type="float">
            <text:p>0.2292670981</text:p>
          </table:table-cell>
          <table:table-cell table:number-columns-repeated="2" office:value-type="float" office:value="0.25793361849018" calcext:value-type="float">
            <text:p>0.2579336185</text:p>
          </table:table-cell>
          <table:table-cell table:number-columns-repeated="2" office:value-type="float" office:value="0.635713940599706" calcext:value-type="float">
            <text:p>0.6357139406</text:p>
          </table:table-cell>
          <table:table-cell table:number-columns-repeated="2" office:value-type="float" office:value="0.352081568894995" calcext:value-type="float">
            <text:p>0.3520815689</text:p>
          </table:table-cell>
          <table:table-cell table:number-columns-repeated="2" office:value-type="float" office:value="0.262468951918235" calcext:value-type="float">
            <text:p>0.2624689519</text:p>
          </table:table-cell>
          <table:table-cell table:number-columns-repeated="2" office:value-type="float" office:value="-0.377164169777685" calcext:value-type="float">
            <text:p>-0.3771641698</text:p>
          </table:table-cell>
          <table:table-cell table:number-columns-repeated="2" office:value-type="float" office:value="0.734312013797478" calcext:value-type="float">
            <text:p>0.7343120138</text:p>
          </table:table-cell>
          <table:table-cell table:number-columns-repeated="2" office:value-type="float" office:value="0.819563417068421" calcext:value-type="float">
            <text:p>0.8195634171</text:p>
          </table:table-cell>
          <table:table-cell table:number-columns-repeated="2" office:value-type="float" office:value="0.429420810754736" calcext:value-type="float">
            <text:p>0.4294208108</text:p>
          </table:table-cell>
          <table:table-cell table:number-columns-repeated="2" office:value-type="float" office:value="0.26072713583006" calcext:value-type="float">
            <text:p>0.2607271358</text:p>
          </table:table-cell>
          <table:table-cell table:number-columns-repeated="2" office:value-type="float" office:value="-0.0529142458121089" calcext:value-type="float">
            <text:p>-0.0529142458</text:p>
          </table:table-cell>
          <table:table-cell table:number-columns-repeated="2" office:value-type="float" office:value="0.183831178236728" calcext:value-type="float">
            <text:p>0.1838311782</text:p>
          </table:table-cell>
          <table:table-cell table:number-columns-repeated="2" office:value-type="float" office:value="0.435253116309086" calcext:value-type="float">
            <text:p>0.4352531163</text:p>
          </table:table-cell>
          <table:table-cell table:number-columns-repeated="2" office:value-type="float" office:value="0.357117571191706" calcext:value-type="float">
            <text:p>0.35711757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497777452814137" calcext:value-type="float">
            <text:p>0.4977774528</text:p>
          </table:table-cell>
          <table:table-cell table:number-columns-repeated="2" office:value-type="float" office:value="-0.258044141146563" calcext:value-type="float">
            <text:p>-0.2580441411</text:p>
          </table:table-cell>
          <table:table-cell table:number-columns-repeated="2" office:value-type="float" office:value="0.156807685642239" calcext:value-type="float">
            <text:p>0.1568076856</text:p>
          </table:table-cell>
          <table:table-cell table:number-columns-repeated="2" office:value-type="float" office:value="0.526329147786546" calcext:value-type="float">
            <text:p>0.5263291478</text:p>
          </table:table-cell>
          <table:table-cell table:number-columns-repeated="2" office:value-type="float" office:value="0.0894065618103078" calcext:value-type="float">
            <text:p>0.0894065618</text:p>
          </table:table-cell>
        </table:table-row>
        <table:table-row table:style-name="ro1">
          <table:table-cell office:value-type="string" calcext:value-type="string">
            <text:p>Sweden_corp</text:p>
          </table:table-cell>
          <table:table-cell table:number-columns-repeated="2" office:value-type="float" office:value="0.255242838385956" calcext:value-type="float">
            <text:p>0.2552428384</text:p>
          </table:table-cell>
          <table:table-cell table:number-columns-repeated="2" office:value-type="float" office:value="0.191032045508575" calcext:value-type="float">
            <text:p>0.1910320455</text:p>
          </table:table-cell>
          <table:table-cell table:number-columns-repeated="2" office:value-type="float" office:value="0.270148614846604" calcext:value-type="float">
            <text:p>0.2701486148</text:p>
          </table:table-cell>
          <table:table-cell table:number-columns-repeated="2" office:value-type="float" office:value="-0.0740747355263895" calcext:value-type="float">
            <text:p>-0.0740747355</text:p>
          </table:table-cell>
          <table:table-cell table:number-columns-repeated="2" office:value-type="float" office:value="0.0721994722641057" calcext:value-type="float">
            <text:p>0.0721994723</text:p>
          </table:table-cell>
          <table:table-cell table:number-columns-repeated="2" office:value-type="float" office:value="0.146448351747255" calcext:value-type="float">
            <text:p>0.1464483517</text:p>
          </table:table-cell>
          <table:table-cell table:number-columns-repeated="2" office:value-type="float" office:value="0.0775119760228553" calcext:value-type="float">
            <text:p>0.077511976</text:p>
          </table:table-cell>
          <table:table-cell table:number-columns-repeated="2" office:value-type="float" office:value="-0.0274066145401744" calcext:value-type="float">
            <text:p>-0.0274066145</text:p>
          </table:table-cell>
          <table:table-cell table:number-columns-repeated="2" office:value-type="float" office:value="0.0659268200447471" calcext:value-type="float">
            <text:p>0.06592682</text:p>
          </table:table-cell>
          <table:table-cell table:number-columns-repeated="2" office:value-type="float" office:value="-0.0331799507551708" calcext:value-type="float">
            <text:p>-0.0331799508</text:p>
          </table:table-cell>
          <table:table-cell table:number-columns-repeated="2" office:value-type="float" office:value="-0.0570576783329103" calcext:value-type="float">
            <text:p>-0.0570576783</text:p>
          </table:table-cell>
          <table:table-cell table:number-columns-repeated="2" office:value-type="float" office:value="0.511949241467034" calcext:value-type="float">
            <text:p>0.5119492415</text:p>
          </table:table-cell>
          <table:table-cell table:number-columns-repeated="2" office:value-type="float" office:value="0.240283142278292" calcext:value-type="float">
            <text:p>0.2402831423</text:p>
          </table:table-cell>
          <table:table-cell table:number-columns-repeated="2" office:value-type="float" office:value="0.55974446460772" calcext:value-type="float">
            <text:p>0.5597444646</text:p>
          </table:table-cell>
          <table:table-cell table:number-columns-repeated="2" office:value-type="float" office:value="0.363116714134989" calcext:value-type="float">
            <text:p>0.3631167141</text:p>
          </table:table-cell>
          <table:table-cell table:number-columns-repeated="2" office:value-type="float" office:value="-0.136719957556488" calcext:value-type="float">
            <text:p>-0.1367199576</text:p>
          </table:table-cell>
          <table:table-cell table:number-columns-repeated="2" office:value-type="float" office:value="0.0633930450156018" calcext:value-type="float">
            <text:p>0.063393045</text:p>
          </table:table-cell>
          <table:table-cell table:number-columns-repeated="2" office:value-type="float" office:value="0.266831855929147" calcext:value-type="float">
            <text:p>0.2668318559</text:p>
          </table:table-cell>
          <table:table-cell table:number-columns-repeated="2" office:value-type="float" office:value="-0.0883431581200321" calcext:value-type="float">
            <text:p>-0.0883431581</text:p>
          </table:table-cell>
          <table:table-cell table:number-columns-repeated="2" office:value-type="float" office:value="0.316593780457586" calcext:value-type="float">
            <text:p>0.3165937805</text:p>
          </table:table-cell>
          <table:table-cell table:number-columns-repeated="2" office:value-type="float" office:value="-0.0882539845395783" calcext:value-type="float">
            <text:p>-0.0882539845</text:p>
          </table:table-cell>
          <table:table-cell table:number-columns-repeated="2" office:value-type="float" office:value="0.410540580745811" calcext:value-type="float">
            <text:p>0.4105405807</text:p>
          </table:table-cell>
          <table:table-cell table:number-columns-repeated="2" office:value-type="float" office:value="0.251735418286543" calcext:value-type="float">
            <text:p>0.2517354183</text:p>
          </table:table-cell>
          <table:table-cell table:number-columns-repeated="2" office:value-type="float" office:value="-0.027325140314251" calcext:value-type="float">
            <text:p>-0.0273251403</text:p>
          </table:table-cell>
          <table:table-cell table:number-columns-repeated="2" office:value-type="float" office:value="0.0204199302565177" calcext:value-type="float">
            <text:p>0.0204199303</text:p>
          </table:table-cell>
          <table:table-cell table:number-columns-repeated="2" office:value-type="float" office:value="0.319441336752177" calcext:value-type="float">
            <text:p>0.3194413368</text:p>
          </table:table-cell>
          <table:table-cell table:number-columns-repeated="2" office:value-type="float" office:value="0.204995745015986" calcext:value-type="float">
            <text:p>0.204995745</text:p>
          </table:table-cell>
          <table:table-cell table:number-columns-repeated="2" office:value-type="float" office:value="0.150936715366443" calcext:value-type="float">
            <text:p>0.1509367154</text:p>
          </table:table-cell>
          <table:table-cell table:number-columns-repeated="2" office:value-type="float" office:value="0.483303999592991" calcext:value-type="float">
            <text:p>0.4833039996</text:p>
          </table:table-cell>
          <table:table-cell table:number-columns-repeated="2" office:value-type="float" office:value="-0.174934333545924" calcext:value-type="float">
            <text:p>-0.1749343335</text:p>
          </table:table-cell>
          <table:table-cell table:number-columns-repeated="2" office:value-type="float" office:value="0.189977787416594" calcext:value-type="float">
            <text:p>0.1899777874</text:p>
          </table:table-cell>
          <table:table-cell table:number-columns-repeated="2" office:value-type="float" office:value="0.396106116919025" calcext:value-type="float">
            <text:p>0.3961061169</text:p>
          </table:table-cell>
          <table:table-cell table:number-columns-repeated="2" office:value-type="float" office:value="0.286601089248017" calcext:value-type="float">
            <text:p>0.2866010892</text:p>
          </table:table-cell>
          <table:table-cell table:number-columns-repeated="2" office:value-type="float" office:value="0.0546748692969647" calcext:value-type="float">
            <text:p>0.0546748693</text:p>
          </table:table-cell>
          <table:table-cell table:number-columns-repeated="2" office:value-type="float" office:value="0.0723689263708198" calcext:value-type="float">
            <text:p>0.0723689264</text:p>
          </table:table-cell>
          <table:table-cell table:number-columns-repeated="2" office:value-type="float" office:value="0.0499343093710409" calcext:value-type="float">
            <text:p>0.0499343094</text:p>
          </table:table-cell>
          <table:table-cell table:number-columns-repeated="2" office:value-type="float" office:value="0.179109940919087" calcext:value-type="float">
            <text:p>0.1791099409</text:p>
          </table:table-cell>
          <table:table-cell table:number-columns-repeated="2" office:value-type="float" office:value="0.257817032925254" calcext:value-type="float">
            <text:p>0.2578170329</text:p>
          </table:table-cell>
          <table:table-cell table:number-columns-repeated="2" office:value-type="float" office:value="0.497777452814137" calcext:value-type="float">
            <text:p>0.497777452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486647491094741" calcext:value-type="float">
            <text:p>0.4866474911</text:p>
          </table:table-cell>
          <table:table-cell table:number-columns-repeated="2" office:value-type="float" office:value="0.537736158298503" calcext:value-type="float">
            <text:p>0.5377361583</text:p>
          </table:table-cell>
          <table:table-cell table:number-columns-repeated="2" office:value-type="float" office:value="0.580954369959263" calcext:value-type="float">
            <text:p>0.58095437</text:p>
          </table:table-cell>
          <table:table-cell table:number-columns-repeated="2" office:value-type="float" office:value="0.277829019376315" calcext:value-type="float">
            <text:p>0.2778290194</text:p>
          </table:table-cell>
        </table:table-row>
        <table:table-row table:style-name="ro1">
          <table:table-cell office:value-type="string" calcext:value-type="string">
            <text:p>Sweden_residential</text:p>
          </table:table-cell>
          <table:table-cell table:number-columns-repeated="2" office:value-type="float" office:value="0.255242838385956" calcext:value-type="float">
            <text:p>0.2552428384</text:p>
          </table:table-cell>
          <table:table-cell table:number-columns-repeated="2" office:value-type="float" office:value="0.191032045508575" calcext:value-type="float">
            <text:p>0.1910320455</text:p>
          </table:table-cell>
          <table:table-cell table:number-columns-repeated="2" office:value-type="float" office:value="0.270148614846604" calcext:value-type="float">
            <text:p>0.2701486148</text:p>
          </table:table-cell>
          <table:table-cell table:number-columns-repeated="2" office:value-type="float" office:value="-0.0740747355263895" calcext:value-type="float">
            <text:p>-0.0740747355</text:p>
          </table:table-cell>
          <table:table-cell table:number-columns-repeated="2" office:value-type="float" office:value="0.0721994722641057" calcext:value-type="float">
            <text:p>0.0721994723</text:p>
          </table:table-cell>
          <table:table-cell table:number-columns-repeated="2" office:value-type="float" office:value="0.146448351747255" calcext:value-type="float">
            <text:p>0.1464483517</text:p>
          </table:table-cell>
          <table:table-cell table:number-columns-repeated="2" office:value-type="float" office:value="0.0775119760228553" calcext:value-type="float">
            <text:p>0.077511976</text:p>
          </table:table-cell>
          <table:table-cell table:number-columns-repeated="2" office:value-type="float" office:value="-0.0274066145401744" calcext:value-type="float">
            <text:p>-0.0274066145</text:p>
          </table:table-cell>
          <table:table-cell table:number-columns-repeated="2" office:value-type="float" office:value="0.0659268200447471" calcext:value-type="float">
            <text:p>0.06592682</text:p>
          </table:table-cell>
          <table:table-cell table:number-columns-repeated="2" office:value-type="float" office:value="-0.0331799507551708" calcext:value-type="float">
            <text:p>-0.0331799508</text:p>
          </table:table-cell>
          <table:table-cell table:number-columns-repeated="2" office:value-type="float" office:value="-0.0570576783329103" calcext:value-type="float">
            <text:p>-0.0570576783</text:p>
          </table:table-cell>
          <table:table-cell table:number-columns-repeated="2" office:value-type="float" office:value="0.511949241467034" calcext:value-type="float">
            <text:p>0.5119492415</text:p>
          </table:table-cell>
          <table:table-cell table:number-columns-repeated="2" office:value-type="float" office:value="0.240283142278292" calcext:value-type="float">
            <text:p>0.2402831423</text:p>
          </table:table-cell>
          <table:table-cell table:number-columns-repeated="2" office:value-type="float" office:value="0.55974446460772" calcext:value-type="float">
            <text:p>0.5597444646</text:p>
          </table:table-cell>
          <table:table-cell table:number-columns-repeated="2" office:value-type="float" office:value="0.363116714134989" calcext:value-type="float">
            <text:p>0.3631167141</text:p>
          </table:table-cell>
          <table:table-cell table:number-columns-repeated="2" office:value-type="float" office:value="-0.136719957556488" calcext:value-type="float">
            <text:p>-0.1367199576</text:p>
          </table:table-cell>
          <table:table-cell table:number-columns-repeated="2" office:value-type="float" office:value="0.0633930450156018" calcext:value-type="float">
            <text:p>0.063393045</text:p>
          </table:table-cell>
          <table:table-cell table:number-columns-repeated="2" office:value-type="float" office:value="0.266831855929147" calcext:value-type="float">
            <text:p>0.2668318559</text:p>
          </table:table-cell>
          <table:table-cell table:number-columns-repeated="2" office:value-type="float" office:value="-0.0883431581200321" calcext:value-type="float">
            <text:p>-0.0883431581</text:p>
          </table:table-cell>
          <table:table-cell table:number-columns-repeated="2" office:value-type="float" office:value="0.316593780457586" calcext:value-type="float">
            <text:p>0.3165937805</text:p>
          </table:table-cell>
          <table:table-cell table:number-columns-repeated="2" office:value-type="float" office:value="-0.0882539845395783" calcext:value-type="float">
            <text:p>-0.0882539845</text:p>
          </table:table-cell>
          <table:table-cell table:number-columns-repeated="2" office:value-type="float" office:value="0.410540580745811" calcext:value-type="float">
            <text:p>0.4105405807</text:p>
          </table:table-cell>
          <table:table-cell table:number-columns-repeated="2" office:value-type="float" office:value="0.251735418286543" calcext:value-type="float">
            <text:p>0.2517354183</text:p>
          </table:table-cell>
          <table:table-cell table:number-columns-repeated="2" office:value-type="float" office:value="-0.027325140314251" calcext:value-type="float">
            <text:p>-0.0273251403</text:p>
          </table:table-cell>
          <table:table-cell table:number-columns-repeated="2" office:value-type="float" office:value="0.0204199302565177" calcext:value-type="float">
            <text:p>0.0204199303</text:p>
          </table:table-cell>
          <table:table-cell table:number-columns-repeated="2" office:value-type="float" office:value="0.319441336752177" calcext:value-type="float">
            <text:p>0.3194413368</text:p>
          </table:table-cell>
          <table:table-cell table:number-columns-repeated="2" office:value-type="float" office:value="0.204995745015986" calcext:value-type="float">
            <text:p>0.204995745</text:p>
          </table:table-cell>
          <table:table-cell table:number-columns-repeated="2" office:value-type="float" office:value="0.150936715366443" calcext:value-type="float">
            <text:p>0.1509367154</text:p>
          </table:table-cell>
          <table:table-cell table:number-columns-repeated="2" office:value-type="float" office:value="0.483303999592991" calcext:value-type="float">
            <text:p>0.4833039996</text:p>
          </table:table-cell>
          <table:table-cell table:number-columns-repeated="2" office:value-type="float" office:value="-0.174934333545924" calcext:value-type="float">
            <text:p>-0.1749343335</text:p>
          </table:table-cell>
          <table:table-cell table:number-columns-repeated="2" office:value-type="float" office:value="0.189977787416594" calcext:value-type="float">
            <text:p>0.1899777874</text:p>
          </table:table-cell>
          <table:table-cell table:number-columns-repeated="2" office:value-type="float" office:value="0.396106116919025" calcext:value-type="float">
            <text:p>0.3961061169</text:p>
          </table:table-cell>
          <table:table-cell table:number-columns-repeated="2" office:value-type="float" office:value="0.286601089248017" calcext:value-type="float">
            <text:p>0.2866010892</text:p>
          </table:table-cell>
          <table:table-cell table:number-columns-repeated="2" office:value-type="float" office:value="0.0546748692969647" calcext:value-type="float">
            <text:p>0.0546748693</text:p>
          </table:table-cell>
          <table:table-cell table:number-columns-repeated="2" office:value-type="float" office:value="0.0723689263708198" calcext:value-type="float">
            <text:p>0.0723689264</text:p>
          </table:table-cell>
          <table:table-cell table:number-columns-repeated="2" office:value-type="float" office:value="0.0499343093710409" calcext:value-type="float">
            <text:p>0.0499343094</text:p>
          </table:table-cell>
          <table:table-cell table:number-columns-repeated="2" office:value-type="float" office:value="0.179109940919087" calcext:value-type="float">
            <text:p>0.1791099409</text:p>
          </table:table-cell>
          <table:table-cell table:number-columns-repeated="2" office:value-type="float" office:value="0.257817032925254" calcext:value-type="float">
            <text:p>0.2578170329</text:p>
          </table:table-cell>
          <table:table-cell table:number-columns-repeated="2" office:value-type="float" office:value="0.497777452814137" calcext:value-type="float">
            <text:p>0.497777452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486647491094741" calcext:value-type="float">
            <text:p>0.4866474911</text:p>
          </table:table-cell>
          <table:table-cell table:number-columns-repeated="2" office:value-type="float" office:value="0.537736158298503" calcext:value-type="float">
            <text:p>0.5377361583</text:p>
          </table:table-cell>
          <table:table-cell table:number-columns-repeated="2" office:value-type="float" office:value="0.580954369959263" calcext:value-type="float">
            <text:p>0.58095437</text:p>
          </table:table-cell>
          <table:table-cell table:number-columns-repeated="2" office:value-type="float" office:value="0.277829019376315" calcext:value-type="float">
            <text:p>0.2778290194</text:p>
          </table:table-cell>
        </table:table-row>
        <table:table-row table:style-name="ro1">
          <table:table-cell office:value-type="string" calcext:value-type="string">
            <text:p>Switzerland_corp</text:p>
          </table:table-cell>
          <table:table-cell table:number-columns-repeated="2" office:value-type="float" office:value="-0.261975214234745" calcext:value-type="float">
            <text:p>-0.2619752142</text:p>
          </table:table-cell>
          <table:table-cell table:number-columns-repeated="2" office:value-type="float" office:value="0.162049026216618" calcext:value-type="float">
            <text:p>0.1620490262</text:p>
          </table:table-cell>
          <table:table-cell table:number-columns-repeated="2" office:value-type="float" office:value="-0.0342806656679149" calcext:value-type="float">
            <text:p>-0.0342806657</text:p>
          </table:table-cell>
          <table:table-cell table:number-columns-repeated="2" office:value-type="float" office:value="0.119874861565506" calcext:value-type="float">
            <text:p>0.1198748616</text:p>
          </table:table-cell>
          <table:table-cell table:number-columns-repeated="2" office:value-type="float" office:value="-0.41428430692665" calcext:value-type="float">
            <text:p>-0.4142843069</text:p>
          </table:table-cell>
          <table:table-cell table:number-columns-repeated="2" office:value-type="float" office:value="0.0244453757123723" calcext:value-type="float">
            <text:p>0.0244453757</text:p>
          </table:table-cell>
          <table:table-cell table:number-columns-repeated="2" office:value-type="float" office:value="0.0213715963240839" calcext:value-type="float">
            <text:p>0.0213715963</text:p>
          </table:table-cell>
          <table:table-cell table:number-columns-repeated="2" office:value-type="float" office:value="-0.378288873395919" calcext:value-type="float">
            <text:p>-0.3782888734</text:p>
          </table:table-cell>
          <table:table-cell table:number-columns-repeated="2" office:value-type="float" office:value="0.0382422856346304" calcext:value-type="float">
            <text:p>0.0382422856</text:p>
          </table:table-cell>
          <table:table-cell table:number-columns-repeated="2" office:value-type="float" office:value="-0.0194213883424316" calcext:value-type="float">
            <text:p>-0.0194213883</text:p>
          </table:table-cell>
          <table:table-cell table:number-columns-repeated="2" office:value-type="float" office:value="-0.525455492951915" calcext:value-type="float">
            <text:p>-0.525455493</text:p>
          </table:table-cell>
          <table:table-cell table:number-columns-repeated="2" office:value-type="float" office:value="-0.287886254892015" calcext:value-type="float">
            <text:p>-0.2878862549</text:p>
          </table:table-cell>
          <table:table-cell table:number-columns-repeated="2" office:value-type="float" office:value="-0.341655090037981" calcext:value-type="float">
            <text:p>-0.34165509</text:p>
          </table:table-cell>
          <table:table-cell table:number-columns-repeated="2" office:value-type="float" office:value="-0.0626812019396632" calcext:value-type="float">
            <text:p>-0.0626812019</text:p>
          </table:table-cell>
          <table:table-cell table:number-columns-repeated="2" office:value-type="float" office:value="0.0663950539533325" calcext:value-type="float">
            <text:p>0.066395054</text:p>
          </table:table-cell>
          <table:table-cell table:number-columns-repeated="2" office:value-type="float" office:value="-0.133137259619632" calcext:value-type="float">
            <text:p>-0.1331372596</text:p>
          </table:table-cell>
          <table:table-cell table:number-columns-repeated="2" office:value-type="float" office:value="0.0438581318890202" calcext:value-type="float">
            <text:p>0.0438581319</text:p>
          </table:table-cell>
          <table:table-cell table:number-columns-repeated="2" office:value-type="float" office:value="-0.158720730661064" calcext:value-type="float">
            <text:p>-0.1587207307</text:p>
          </table:table-cell>
          <table:table-cell table:number-columns-repeated="2" office:value-type="float" office:value="0.0989621500064645" calcext:value-type="float">
            <text:p>0.09896215</text:p>
          </table:table-cell>
          <table:table-cell table:number-columns-repeated="2" office:value-type="float" office:value="-0.240717006183477" calcext:value-type="float">
            <text:p>-0.2407170062</text:p>
          </table:table-cell>
          <table:table-cell table:number-columns-repeated="2" office:value-type="float" office:value="-0.218253235441012" calcext:value-type="float">
            <text:p>-0.2182532354</text:p>
          </table:table-cell>
          <table:table-cell table:number-columns-repeated="2" office:value-type="float" office:value="0.0305658874962958" calcext:value-type="float">
            <text:p>0.0305658875</text:p>
          </table:table-cell>
          <table:table-cell table:number-columns-repeated="2" office:value-type="float" office:value="-0.227048813913512" calcext:value-type="float">
            <text:p>-0.2270488139</text:p>
          </table:table-cell>
          <table:table-cell table:number-columns-repeated="2" office:value-type="float" office:value="-0.110674927843961" calcext:value-type="float">
            <text:p>-0.1106749278</text:p>
          </table:table-cell>
          <table:table-cell table:number-columns-repeated="2" office:value-type="float" office:value="-0.0973841978404926" calcext:value-type="float">
            <text:p>-0.0973841978</text:p>
          </table:table-cell>
          <table:table-cell table:number-columns-repeated="2" office:value-type="float" office:value="-0.239835826689208" calcext:value-type="float">
            <text:p>-0.2398358267</text:p>
          </table:table-cell>
          <table:table-cell table:number-columns-repeated="2" office:value-type="float" office:value="-0.295921466596636" calcext:value-type="float">
            <text:p>-0.2959214666</text:p>
          </table:table-cell>
          <table:table-cell table:number-columns-repeated="2" office:value-type="float" office:value="0.0885849452220279" calcext:value-type="float">
            <text:p>0.0885849452</text:p>
          </table:table-cell>
          <table:table-cell table:number-columns-repeated="2" office:value-type="float" office:value="0.00876491265572948" calcext:value-type="float">
            <text:p>0.0087649127</text:p>
          </table:table-cell>
          <table:table-cell table:number-columns-repeated="2" office:value-type="float" office:value="-0.0376179859225964" calcext:value-type="float">
            <text:p>-0.0376179859</text:p>
          </table:table-cell>
          <table:table-cell table:number-columns-repeated="2" office:value-type="float" office:value="-0.351511484359539" calcext:value-type="float">
            <text:p>-0.3515114844</text:p>
          </table:table-cell>
          <table:table-cell table:number-columns-repeated="2" office:value-type="float" office:value="-0.24598165042909" calcext:value-type="float">
            <text:p>-0.2459816504</text:p>
          </table:table-cell>
          <table:table-cell table:number-columns-repeated="2" office:value-type="float" office:value="-0.327148921218375" calcext:value-type="float">
            <text:p>-0.3271489212</text:p>
          </table:table-cell>
          <table:table-cell table:number-columns-repeated="2" office:value-type="float" office:value="0.0228243343847117" calcext:value-type="float">
            <text:p>0.0228243344</text:p>
          </table:table-cell>
          <table:table-cell table:number-columns-repeated="2" office:value-type="float" office:value="-0.167816839555266" calcext:value-type="float">
            <text:p>-0.1678168396</text:p>
          </table:table-cell>
          <table:table-cell table:number-columns-repeated="2" office:value-type="float" office:value="-0.167642626121777" calcext:value-type="float">
            <text:p>-0.1676426261</text:p>
          </table:table-cell>
          <table:table-cell table:number-columns-repeated="2" office:value-type="float" office:value="-0.358328025807742" calcext:value-type="float">
            <text:p>-0.3583280258</text:p>
          </table:table-cell>
          <table:table-cell table:number-columns-repeated="2" office:value-type="float" office:value="0.0415546819541877" calcext:value-type="float">
            <text:p>0.041554682</text:p>
          </table:table-cell>
          <table:table-cell table:number-columns-repeated="2" office:value-type="float" office:value="-0.258044141146563" calcext:value-type="float">
            <text:p>-0.2580441411</text:p>
          </table:table-cell>
          <table:table-cell table:number-columns-repeated="2" office:value-type="float" office:value="0.486647491094741" calcext:value-type="float">
            <text:p>0.48664749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653706647627136" calcext:value-type="float">
            <text:p>0.0653706648</text:p>
          </table:table-cell>
          <table:table-cell table:number-columns-repeated="2" office:value-type="float" office:value="0.44325542161268" calcext:value-type="float">
            <text:p>0.4432554216</text:p>
          </table:table-cell>
          <table:table-cell table:number-columns-repeated="2" office:value-type="float" office:value="0.170232128634345" calcext:value-type="float">
            <text:p>0.1702321286</text:p>
          </table:table-cell>
        </table:table-row>
        <table:table-row table:style-name="ro1">
          <table:table-cell office:value-type="string" calcext:value-type="string">
            <text:p>Switzerland_residential</text:p>
          </table:table-cell>
          <table:table-cell table:number-columns-repeated="2" office:value-type="float" office:value="-0.261975214234745" calcext:value-type="float">
            <text:p>-0.2619752142</text:p>
          </table:table-cell>
          <table:table-cell table:number-columns-repeated="2" office:value-type="float" office:value="0.162049026216618" calcext:value-type="float">
            <text:p>0.1620490262</text:p>
          </table:table-cell>
          <table:table-cell table:number-columns-repeated="2" office:value-type="float" office:value="-0.0342806656679149" calcext:value-type="float">
            <text:p>-0.0342806657</text:p>
          </table:table-cell>
          <table:table-cell table:number-columns-repeated="2" office:value-type="float" office:value="0.119874861565506" calcext:value-type="float">
            <text:p>0.1198748616</text:p>
          </table:table-cell>
          <table:table-cell table:number-columns-repeated="2" office:value-type="float" office:value="-0.41428430692665" calcext:value-type="float">
            <text:p>-0.4142843069</text:p>
          </table:table-cell>
          <table:table-cell table:number-columns-repeated="2" office:value-type="float" office:value="0.0244453757123723" calcext:value-type="float">
            <text:p>0.0244453757</text:p>
          </table:table-cell>
          <table:table-cell table:number-columns-repeated="2" office:value-type="float" office:value="0.0213715963240839" calcext:value-type="float">
            <text:p>0.0213715963</text:p>
          </table:table-cell>
          <table:table-cell table:number-columns-repeated="2" office:value-type="float" office:value="-0.378288873395919" calcext:value-type="float">
            <text:p>-0.3782888734</text:p>
          </table:table-cell>
          <table:table-cell table:number-columns-repeated="2" office:value-type="float" office:value="0.0382422856346304" calcext:value-type="float">
            <text:p>0.0382422856</text:p>
          </table:table-cell>
          <table:table-cell table:number-columns-repeated="2" office:value-type="float" office:value="-0.0194213883424316" calcext:value-type="float">
            <text:p>-0.0194213883</text:p>
          </table:table-cell>
          <table:table-cell table:number-columns-repeated="2" office:value-type="float" office:value="-0.525455492951915" calcext:value-type="float">
            <text:p>-0.525455493</text:p>
          </table:table-cell>
          <table:table-cell table:number-columns-repeated="2" office:value-type="float" office:value="-0.287886254892015" calcext:value-type="float">
            <text:p>-0.2878862549</text:p>
          </table:table-cell>
          <table:table-cell table:number-columns-repeated="2" office:value-type="float" office:value="-0.341655090037981" calcext:value-type="float">
            <text:p>-0.34165509</text:p>
          </table:table-cell>
          <table:table-cell table:number-columns-repeated="2" office:value-type="float" office:value="-0.0626812019396632" calcext:value-type="float">
            <text:p>-0.0626812019</text:p>
          </table:table-cell>
          <table:table-cell table:number-columns-repeated="2" office:value-type="float" office:value="0.0663950539533325" calcext:value-type="float">
            <text:p>0.066395054</text:p>
          </table:table-cell>
          <table:table-cell table:number-columns-repeated="2" office:value-type="float" office:value="-0.133137259619632" calcext:value-type="float">
            <text:p>-0.1331372596</text:p>
          </table:table-cell>
          <table:table-cell table:number-columns-repeated="2" office:value-type="float" office:value="0.0438581318890202" calcext:value-type="float">
            <text:p>0.0438581319</text:p>
          </table:table-cell>
          <table:table-cell table:number-columns-repeated="2" office:value-type="float" office:value="-0.158720730661064" calcext:value-type="float">
            <text:p>-0.1587207307</text:p>
          </table:table-cell>
          <table:table-cell table:number-columns-repeated="2" office:value-type="float" office:value="0.0989621500064645" calcext:value-type="float">
            <text:p>0.09896215</text:p>
          </table:table-cell>
          <table:table-cell table:number-columns-repeated="2" office:value-type="float" office:value="-0.240717006183477" calcext:value-type="float">
            <text:p>-0.2407170062</text:p>
          </table:table-cell>
          <table:table-cell table:number-columns-repeated="2" office:value-type="float" office:value="-0.218253235441012" calcext:value-type="float">
            <text:p>-0.2182532354</text:p>
          </table:table-cell>
          <table:table-cell table:number-columns-repeated="2" office:value-type="float" office:value="0.0305658874962958" calcext:value-type="float">
            <text:p>0.0305658875</text:p>
          </table:table-cell>
          <table:table-cell table:number-columns-repeated="2" office:value-type="float" office:value="-0.227048813913512" calcext:value-type="float">
            <text:p>-0.2270488139</text:p>
          </table:table-cell>
          <table:table-cell table:number-columns-repeated="2" office:value-type="float" office:value="-0.110674927843961" calcext:value-type="float">
            <text:p>-0.1106749278</text:p>
          </table:table-cell>
          <table:table-cell table:number-columns-repeated="2" office:value-type="float" office:value="-0.0973841978404926" calcext:value-type="float">
            <text:p>-0.0973841978</text:p>
          </table:table-cell>
          <table:table-cell table:number-columns-repeated="2" office:value-type="float" office:value="-0.239835826689208" calcext:value-type="float">
            <text:p>-0.2398358267</text:p>
          </table:table-cell>
          <table:table-cell table:number-columns-repeated="2" office:value-type="float" office:value="-0.295921466596636" calcext:value-type="float">
            <text:p>-0.2959214666</text:p>
          </table:table-cell>
          <table:table-cell table:number-columns-repeated="2" office:value-type="float" office:value="0.0885849452220279" calcext:value-type="float">
            <text:p>0.0885849452</text:p>
          </table:table-cell>
          <table:table-cell table:number-columns-repeated="2" office:value-type="float" office:value="0.00876491265572948" calcext:value-type="float">
            <text:p>0.0087649127</text:p>
          </table:table-cell>
          <table:table-cell table:number-columns-repeated="2" office:value-type="float" office:value="-0.0376179859225964" calcext:value-type="float">
            <text:p>-0.0376179859</text:p>
          </table:table-cell>
          <table:table-cell table:number-columns-repeated="2" office:value-type="float" office:value="-0.351511484359539" calcext:value-type="float">
            <text:p>-0.3515114844</text:p>
          </table:table-cell>
          <table:table-cell table:number-columns-repeated="2" office:value-type="float" office:value="-0.24598165042909" calcext:value-type="float">
            <text:p>-0.2459816504</text:p>
          </table:table-cell>
          <table:table-cell table:number-columns-repeated="2" office:value-type="float" office:value="-0.327148921218375" calcext:value-type="float">
            <text:p>-0.3271489212</text:p>
          </table:table-cell>
          <table:table-cell table:number-columns-repeated="2" office:value-type="float" office:value="0.0228243343847117" calcext:value-type="float">
            <text:p>0.0228243344</text:p>
          </table:table-cell>
          <table:table-cell table:number-columns-repeated="2" office:value-type="float" office:value="-0.167816839555266" calcext:value-type="float">
            <text:p>-0.1678168396</text:p>
          </table:table-cell>
          <table:table-cell table:number-columns-repeated="2" office:value-type="float" office:value="-0.167642626121777" calcext:value-type="float">
            <text:p>-0.1676426261</text:p>
          </table:table-cell>
          <table:table-cell table:number-columns-repeated="2" office:value-type="float" office:value="-0.358328025807742" calcext:value-type="float">
            <text:p>-0.3583280258</text:p>
          </table:table-cell>
          <table:table-cell table:number-columns-repeated="2" office:value-type="float" office:value="0.0415546819541877" calcext:value-type="float">
            <text:p>0.041554682</text:p>
          </table:table-cell>
          <table:table-cell table:number-columns-repeated="2" office:value-type="float" office:value="-0.258044141146563" calcext:value-type="float">
            <text:p>-0.2580441411</text:p>
          </table:table-cell>
          <table:table-cell table:number-columns-repeated="2" office:value-type="float" office:value="0.486647491094741" calcext:value-type="float">
            <text:p>0.48664749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653706647627136" calcext:value-type="float">
            <text:p>0.0653706648</text:p>
          </table:table-cell>
          <table:table-cell table:number-columns-repeated="2" office:value-type="float" office:value="0.44325542161268" calcext:value-type="float">
            <text:p>0.4432554216</text:p>
          </table:table-cell>
          <table:table-cell table:number-columns-repeated="2" office:value-type="float" office:value="0.170232128634345" calcext:value-type="float">
            <text:p>0.1702321286</text:p>
          </table:table-cell>
        </table:table-row>
        <table:table-row table:style-name="ro1">
          <table:table-cell office:value-type="string" calcext:value-type="string">
            <text:p>Turkey_corp</text:p>
          </table:table-cell>
          <table:table-cell table:number-columns-repeated="2" office:value-type="float" office:value="-0.00914212350599731" calcext:value-type="float">
            <text:p>-0.0091421235</text:p>
          </table:table-cell>
          <table:table-cell table:number-columns-repeated="2" office:value-type="float" office:value="0.0197498763836371" calcext:value-type="float">
            <text:p>0.0197498764</text:p>
          </table:table-cell>
          <table:table-cell table:number-columns-repeated="2" office:value-type="float" office:value="0.546884519050673" calcext:value-type="float">
            <text:p>0.5468845191</text:p>
          </table:table-cell>
          <table:table-cell table:number-columns-repeated="2" office:value-type="float" office:value="-0.0314927833552527" calcext:value-type="float">
            <text:p>-0.0314927834</text:p>
          </table:table-cell>
          <table:table-cell table:number-columns-repeated="2" office:value-type="float" office:value="0.200028130147176" calcext:value-type="float">
            <text:p>0.2000281301</text:p>
          </table:table-cell>
          <table:table-cell table:number-columns-repeated="2" office:value-type="float" office:value="0.136758279519192" calcext:value-type="float">
            <text:p>0.1367582795</text:p>
          </table:table-cell>
          <table:table-cell table:number-columns-repeated="2" office:value-type="float" office:value="-0.0706474984242033" calcext:value-type="float">
            <text:p>-0.0706474984</text:p>
          </table:table-cell>
          <table:table-cell table:number-columns-repeated="2" office:value-type="float" office:value="-0.00999531109906395" calcext:value-type="float">
            <text:p>-0.0099953111</text:p>
          </table:table-cell>
          <table:table-cell table:number-columns-repeated="2" office:value-type="float" office:value="0.0367962441426012" calcext:value-type="float">
            <text:p>0.0367962441</text:p>
          </table:table-cell>
          <table:table-cell table:number-columns-repeated="2" office:value-type="float" office:value="-0.0189372064263562" calcext:value-type="float">
            <text:p>-0.0189372064</text:p>
          </table:table-cell>
          <table:table-cell table:number-columns-repeated="2" office:value-type="float" office:value="0.00339330335780304" calcext:value-type="float">
            <text:p>0.0033933034</text:p>
          </table:table-cell>
          <table:table-cell table:number-columns-repeated="2" office:value-type="float" office:value="0.277339814287127" calcext:value-type="float">
            <text:p>0.2773398143</text:p>
          </table:table-cell>
          <table:table-cell table:number-columns-repeated="2" office:value-type="float" office:value="0.462990303341387" calcext:value-type="float">
            <text:p>0.4629903033</text:p>
          </table:table-cell>
          <table:table-cell table:number-columns-repeated="2" office:value-type="float" office:value="0.27056609092993" calcext:value-type="float">
            <text:p>0.2705660909</text:p>
          </table:table-cell>
          <table:table-cell table:number-columns-repeated="2" office:value-type="float" office:value="0.422941488242573" calcext:value-type="float">
            <text:p>0.4229414882</text:p>
          </table:table-cell>
          <table:table-cell table:number-columns-repeated="2" office:value-type="float" office:value="0.207289739776864" calcext:value-type="float">
            <text:p>0.2072897398</text:p>
          </table:table-cell>
          <table:table-cell table:number-columns-repeated="2" office:value-type="float" office:value="0.370196732926783" calcext:value-type="float">
            <text:p>0.3701967329</text:p>
          </table:table-cell>
          <table:table-cell table:number-columns-repeated="2" office:value-type="float" office:value="0.273730770938779" calcext:value-type="float">
            <text:p>0.2737307709</text:p>
          </table:table-cell>
          <table:table-cell table:number-columns-repeated="2" office:value-type="float" office:value="-0.155707038813458" calcext:value-type="float">
            <text:p>-0.1557070388</text:p>
          </table:table-cell>
          <table:table-cell table:number-columns-repeated="2" office:value-type="float" office:value="0.216135046512195" calcext:value-type="float">
            <text:p>0.2161350465</text:p>
          </table:table-cell>
          <table:table-cell table:number-columns-repeated="2" office:value-type="float" office:value="0.100809218522589" calcext:value-type="float">
            <text:p>0.1008092185</text:p>
          </table:table-cell>
          <table:table-cell table:number-columns-repeated="2" office:value-type="float" office:value="0.0327783163900121" calcext:value-type="float">
            <text:p>0.0327783164</text:p>
          </table:table-cell>
          <table:table-cell table:number-columns-repeated="2" office:value-type="float" office:value="0.241579062994229" calcext:value-type="float">
            <text:p>0.241579063</text:p>
          </table:table-cell>
          <table:table-cell table:number-columns-repeated="2" office:value-type="float" office:value="0.220355348964409" calcext:value-type="float">
            <text:p>0.220355349</text:p>
          </table:table-cell>
          <table:table-cell table:number-columns-repeated="2" office:value-type="float" office:value="-0.0722322578687039" calcext:value-type="float">
            <text:p>-0.0722322579</text:p>
          </table:table-cell>
          <table:table-cell table:number-columns-repeated="2" office:value-type="float" office:value="0.493868668403269" calcext:value-type="float">
            <text:p>0.4938686684</text:p>
          </table:table-cell>
          <table:table-cell table:number-columns-repeated="2" office:value-type="float" office:value="-0.144908307298749" calcext:value-type="float">
            <text:p>-0.1449083073</text:p>
          </table:table-cell>
          <table:table-cell table:number-columns-repeated="2" office:value-type="float" office:value="0.303223087681418" calcext:value-type="float">
            <text:p>0.3032230877</text:p>
          </table:table-cell>
          <table:table-cell table:number-columns-repeated="2" office:value-type="float" office:value="0.134233880472357" calcext:value-type="float">
            <text:p>0.1342338805</text:p>
          </table:table-cell>
          <table:table-cell table:number-columns-repeated="2" office:value-type="float" office:value="-0.0368934162032281" calcext:value-type="float">
            <text:p>-0.0368934162</text:p>
          </table:table-cell>
          <table:table-cell table:number-columns-repeated="2" office:value-type="float" office:value="0.248707407322361" calcext:value-type="float">
            <text:p>0.2487074073</text:p>
          </table:table-cell>
          <table:table-cell table:number-columns-repeated="2" office:value-type="float" office:value="-0.00100271652252396" calcext:value-type="float">
            <text:p>-0.0010027165</text:p>
          </table:table-cell>
          <table:table-cell table:number-columns-repeated="2" office:value-type="float" office:value="-0.0356456873103521" calcext:value-type="float">
            <text:p>-0.0356456873</text:p>
          </table:table-cell>
          <table:table-cell table:number-columns-repeated="2" office:value-type="float" office:value="-0.151821314343214" calcext:value-type="float">
            <text:p>-0.1518213143</text:p>
          </table:table-cell>
          <table:table-cell table:number-columns-repeated="2" office:value-type="float" office:value="-0.0425566549875715" calcext:value-type="float">
            <text:p>-0.042556655</text:p>
          </table:table-cell>
          <table:table-cell table:number-columns-repeated="2" office:value-type="float" office:value="-0.185985684607903" calcext:value-type="float">
            <text:p>-0.1859856846</text:p>
          </table:table-cell>
          <table:table-cell table:number-columns-repeated="2" office:value-type="float" office:value="0.277735671143018" calcext:value-type="float">
            <text:p>0.2777356711</text:p>
          </table:table-cell>
          <table:table-cell table:number-columns-repeated="2" office:value-type="float" office:value="-0.070236472441854" calcext:value-type="float">
            <text:p>-0.0702364724</text:p>
          </table:table-cell>
          <table:table-cell table:number-columns-repeated="2" office:value-type="float" office:value="0.156807685642239" calcext:value-type="float">
            <text:p>0.1568076856</text:p>
          </table:table-cell>
          <table:table-cell table:number-columns-repeated="2" office:value-type="float" office:value="0.537736158298503" calcext:value-type="float">
            <text:p>0.5377361583</text:p>
          </table:table-cell>
          <table:table-cell table:number-columns-repeated="2" office:value-type="float" office:value="0.0653706647627136" calcext:value-type="float">
            <text:p>0.0653706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65384479912742" calcext:value-type="float">
            <text:p>0.6538447991</text:p>
          </table:table-cell>
          <table:table-cell table:number-columns-repeated="2" office:value-type="float" office:value="0.000141138318014228" calcext:value-type="float">
            <text:p>0.0001411383</text:p>
          </table:table-cell>
        </table:table-row>
        <table:table-row table:style-name="ro1">
          <table:table-cell office:value-type="string" calcext:value-type="string">
            <text:p>Turkey_residential</text:p>
          </table:table-cell>
          <table:table-cell table:number-columns-repeated="2" office:value-type="float" office:value="-0.00914212350599731" calcext:value-type="float">
            <text:p>-0.0091421235</text:p>
          </table:table-cell>
          <table:table-cell table:number-columns-repeated="2" office:value-type="float" office:value="0.0197498763836371" calcext:value-type="float">
            <text:p>0.0197498764</text:p>
          </table:table-cell>
          <table:table-cell table:number-columns-repeated="2" office:value-type="float" office:value="0.546884519050673" calcext:value-type="float">
            <text:p>0.5468845191</text:p>
          </table:table-cell>
          <table:table-cell table:number-columns-repeated="2" office:value-type="float" office:value="-0.0314927833552527" calcext:value-type="float">
            <text:p>-0.0314927834</text:p>
          </table:table-cell>
          <table:table-cell table:number-columns-repeated="2" office:value-type="float" office:value="0.200028130147176" calcext:value-type="float">
            <text:p>0.2000281301</text:p>
          </table:table-cell>
          <table:table-cell table:number-columns-repeated="2" office:value-type="float" office:value="0.136758279519192" calcext:value-type="float">
            <text:p>0.1367582795</text:p>
          </table:table-cell>
          <table:table-cell table:number-columns-repeated="2" office:value-type="float" office:value="-0.0706474984242033" calcext:value-type="float">
            <text:p>-0.0706474984</text:p>
          </table:table-cell>
          <table:table-cell table:number-columns-repeated="2" office:value-type="float" office:value="-0.00999531109906395" calcext:value-type="float">
            <text:p>-0.0099953111</text:p>
          </table:table-cell>
          <table:table-cell table:number-columns-repeated="2" office:value-type="float" office:value="0.0367962441426012" calcext:value-type="float">
            <text:p>0.0367962441</text:p>
          </table:table-cell>
          <table:table-cell table:number-columns-repeated="2" office:value-type="float" office:value="-0.0189372064263562" calcext:value-type="float">
            <text:p>-0.0189372064</text:p>
          </table:table-cell>
          <table:table-cell table:number-columns-repeated="2" office:value-type="float" office:value="0.00339330335780304" calcext:value-type="float">
            <text:p>0.0033933034</text:p>
          </table:table-cell>
          <table:table-cell table:number-columns-repeated="2" office:value-type="float" office:value="0.277339814287127" calcext:value-type="float">
            <text:p>0.2773398143</text:p>
          </table:table-cell>
          <table:table-cell table:number-columns-repeated="2" office:value-type="float" office:value="0.462990303341387" calcext:value-type="float">
            <text:p>0.4629903033</text:p>
          </table:table-cell>
          <table:table-cell table:number-columns-repeated="2" office:value-type="float" office:value="0.27056609092993" calcext:value-type="float">
            <text:p>0.2705660909</text:p>
          </table:table-cell>
          <table:table-cell table:number-columns-repeated="2" office:value-type="float" office:value="0.422941488242573" calcext:value-type="float">
            <text:p>0.4229414882</text:p>
          </table:table-cell>
          <table:table-cell table:number-columns-repeated="2" office:value-type="float" office:value="0.207289739776864" calcext:value-type="float">
            <text:p>0.2072897398</text:p>
          </table:table-cell>
          <table:table-cell table:number-columns-repeated="2" office:value-type="float" office:value="0.370196732926783" calcext:value-type="float">
            <text:p>0.3701967329</text:p>
          </table:table-cell>
          <table:table-cell table:number-columns-repeated="2" office:value-type="float" office:value="0.273730770938779" calcext:value-type="float">
            <text:p>0.2737307709</text:p>
          </table:table-cell>
          <table:table-cell table:number-columns-repeated="2" office:value-type="float" office:value="-0.155707038813458" calcext:value-type="float">
            <text:p>-0.1557070388</text:p>
          </table:table-cell>
          <table:table-cell table:number-columns-repeated="2" office:value-type="float" office:value="0.216135046512195" calcext:value-type="float">
            <text:p>0.2161350465</text:p>
          </table:table-cell>
          <table:table-cell table:number-columns-repeated="2" office:value-type="float" office:value="0.100809218522589" calcext:value-type="float">
            <text:p>0.1008092185</text:p>
          </table:table-cell>
          <table:table-cell table:number-columns-repeated="2" office:value-type="float" office:value="0.0327783163900121" calcext:value-type="float">
            <text:p>0.0327783164</text:p>
          </table:table-cell>
          <table:table-cell table:number-columns-repeated="2" office:value-type="float" office:value="0.241579062994229" calcext:value-type="float">
            <text:p>0.241579063</text:p>
          </table:table-cell>
          <table:table-cell table:number-columns-repeated="2" office:value-type="float" office:value="0.220355348964409" calcext:value-type="float">
            <text:p>0.220355349</text:p>
          </table:table-cell>
          <table:table-cell table:number-columns-repeated="2" office:value-type="float" office:value="-0.0722322578687039" calcext:value-type="float">
            <text:p>-0.0722322579</text:p>
          </table:table-cell>
          <table:table-cell table:number-columns-repeated="2" office:value-type="float" office:value="0.493868668403269" calcext:value-type="float">
            <text:p>0.4938686684</text:p>
          </table:table-cell>
          <table:table-cell table:number-columns-repeated="2" office:value-type="float" office:value="-0.144908307298749" calcext:value-type="float">
            <text:p>-0.1449083073</text:p>
          </table:table-cell>
          <table:table-cell table:number-columns-repeated="2" office:value-type="float" office:value="0.303223087681418" calcext:value-type="float">
            <text:p>0.3032230877</text:p>
          </table:table-cell>
          <table:table-cell table:number-columns-repeated="2" office:value-type="float" office:value="0.134233880472357" calcext:value-type="float">
            <text:p>0.1342338805</text:p>
          </table:table-cell>
          <table:table-cell table:number-columns-repeated="2" office:value-type="float" office:value="-0.0368934162032281" calcext:value-type="float">
            <text:p>-0.0368934162</text:p>
          </table:table-cell>
          <table:table-cell table:number-columns-repeated="2" office:value-type="float" office:value="0.248707407322361" calcext:value-type="float">
            <text:p>0.2487074073</text:p>
          </table:table-cell>
          <table:table-cell table:number-columns-repeated="2" office:value-type="float" office:value="-0.00100271652252396" calcext:value-type="float">
            <text:p>-0.0010027165</text:p>
          </table:table-cell>
          <table:table-cell table:number-columns-repeated="2" office:value-type="float" office:value="-0.0356456873103521" calcext:value-type="float">
            <text:p>-0.0356456873</text:p>
          </table:table-cell>
          <table:table-cell table:number-columns-repeated="2" office:value-type="float" office:value="-0.151821314343214" calcext:value-type="float">
            <text:p>-0.1518213143</text:p>
          </table:table-cell>
          <table:table-cell table:number-columns-repeated="2" office:value-type="float" office:value="-0.0425566549875715" calcext:value-type="float">
            <text:p>-0.042556655</text:p>
          </table:table-cell>
          <table:table-cell table:number-columns-repeated="2" office:value-type="float" office:value="-0.185985684607903" calcext:value-type="float">
            <text:p>-0.1859856846</text:p>
          </table:table-cell>
          <table:table-cell table:number-columns-repeated="2" office:value-type="float" office:value="0.277735671143018" calcext:value-type="float">
            <text:p>0.2777356711</text:p>
          </table:table-cell>
          <table:table-cell table:number-columns-repeated="2" office:value-type="float" office:value="-0.070236472441854" calcext:value-type="float">
            <text:p>-0.0702364724</text:p>
          </table:table-cell>
          <table:table-cell table:number-columns-repeated="2" office:value-type="float" office:value="0.156807685642239" calcext:value-type="float">
            <text:p>0.1568076856</text:p>
          </table:table-cell>
          <table:table-cell table:number-columns-repeated="2" office:value-type="float" office:value="0.537736158298503" calcext:value-type="float">
            <text:p>0.5377361583</text:p>
          </table:table-cell>
          <table:table-cell table:number-columns-repeated="2" office:value-type="float" office:value="0.0653706647627136" calcext:value-type="float">
            <text:p>0.0653706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65384479912742" calcext:value-type="float">
            <text:p>0.6538447991</text:p>
          </table:table-cell>
          <table:table-cell table:number-columns-repeated="2" office:value-type="float" office:value="0.000141138318014228" calcext:value-type="float">
            <text:p>0.0001411383</text:p>
          </table:table-cell>
        </table:table-row>
        <table:table-row table:style-name="ro1">
          <table:table-cell office:value-type="string" calcext:value-type="string">
            <text:p>United_Kingdom_corp</text:p>
          </table:table-cell>
          <table:table-cell table:number-columns-repeated="2" office:value-type="float" office:value="0.338830026052575" calcext:value-type="float">
            <text:p>0.3388300261</text:p>
          </table:table-cell>
          <table:table-cell table:number-columns-repeated="2" office:value-type="float" office:value="-0.0589741555394452" calcext:value-type="float">
            <text:p>-0.0589741555</text:p>
          </table:table-cell>
          <table:table-cell table:number-columns-repeated="2" office:value-type="float" office:value="0.46605306732094" calcext:value-type="float">
            <text:p>0.4660530673</text:p>
          </table:table-cell>
          <table:table-cell table:number-columns-repeated="2" office:value-type="float" office:value="-0.331065719745386" calcext:value-type="float">
            <text:p>-0.3310657197</text:p>
          </table:table-cell>
          <table:table-cell table:number-columns-repeated="2" office:value-type="float" office:value="0.441043019283722" calcext:value-type="float">
            <text:p>0.4410430193</text:p>
          </table:table-cell>
          <table:table-cell table:number-columns-repeated="2" office:value-type="float" office:value="0.122861810035006" calcext:value-type="float">
            <text:p>0.12286181</text:p>
          </table:table-cell>
          <table:table-cell table:number-columns-repeated="2" office:value-type="float" office:value="0.252762705712679" calcext:value-type="float">
            <text:p>0.2527627057</text:p>
          </table:table-cell>
          <table:table-cell table:number-columns-repeated="2" office:value-type="float" office:value="0.319284968604088" calcext:value-type="float">
            <text:p>0.3192849686</text:p>
          </table:table-cell>
          <table:table-cell table:number-columns-repeated="2" office:value-type="float" office:value="0.0185184439117378" calcext:value-type="float">
            <text:p>0.0185184439</text:p>
          </table:table-cell>
          <table:table-cell table:number-columns-repeated="2" office:value-type="float" office:value="0.223914336150698" calcext:value-type="float">
            <text:p>0.2239143362</text:p>
          </table:table-cell>
          <table:table-cell table:number-columns-repeated="2" office:value-type="float" office:value="0.240186110785181" calcext:value-type="float">
            <text:p>0.2401861108</text:p>
          </table:table-cell>
          <table:table-cell table:number-columns-repeated="2" office:value-type="float" office:value="0.600275744379515" calcext:value-type="float">
            <text:p>0.6002757444</text:p>
          </table:table-cell>
          <table:table-cell table:number-columns-repeated="2" office:value-type="float" office:value="0.504739000886085" calcext:value-type="float">
            <text:p>0.5047390009</text:p>
          </table:table-cell>
          <table:table-cell table:number-columns-repeated="2" office:value-type="float" office:value="0.563985504988083" calcext:value-type="float">
            <text:p>0.563985505</text:p>
          </table:table-cell>
          <table:table-cell table:number-columns-repeated="2" office:value-type="float" office:value="0.577110001914824" calcext:value-type="float">
            <text:p>0.5771100019</text:p>
          </table:table-cell>
          <table:table-cell table:number-columns-repeated="2" office:value-type="float" office:value="-0.0134072779645401" calcext:value-type="float">
            <text:p>-0.013407278</text:p>
          </table:table-cell>
          <table:table-cell table:number-columns-repeated="2" office:value-type="float" office:value="-0.0176180266725372" calcext:value-type="float">
            <text:p>-0.0176180267</text:p>
          </table:table-cell>
          <table:table-cell table:number-columns-repeated="2" office:value-type="float" office:value="0.428080535040634" calcext:value-type="float">
            <text:p>0.428080535</text:p>
          </table:table-cell>
          <table:table-cell table:number-columns-repeated="2" office:value-type="float" office:value="-0.316881263246469" calcext:value-type="float">
            <text:p>-0.3168812632</text:p>
          </table:table-cell>
          <table:table-cell table:number-columns-repeated="2" office:value-type="float" office:value="0.542678271049575" calcext:value-type="float">
            <text:p>0.542678271</text:p>
          </table:table-cell>
          <table:table-cell table:number-columns-repeated="2" office:value-type="float" office:value="0.0896524440481703" calcext:value-type="float">
            <text:p>0.089652444</text:p>
          </table:table-cell>
          <table:table-cell table:number-columns-repeated="2" office:value-type="float" office:value="0.351430523305193" calcext:value-type="float">
            <text:p>0.3514305233</text:p>
          </table:table-cell>
          <table:table-cell table:number-columns-repeated="2" office:value-type="float" office:value="0.622960338331479" calcext:value-type="float">
            <text:p>0.6229603383</text:p>
          </table:table-cell>
          <table:table-cell table:number-columns-repeated="2" office:value-type="float" office:value="0.0637993256807028" calcext:value-type="float">
            <text:p>0.0637993257</text:p>
          </table:table-cell>
          <table:table-cell table:number-columns-repeated="2" office:value-type="float" office:value="0.277601002346284" calcext:value-type="float">
            <text:p>0.2776010023</text:p>
          </table:table-cell>
          <table:table-cell table:number-columns-repeated="2" office:value-type="float" office:value="0.466548247278326" calcext:value-type="float">
            <text:p>0.4665482473</text:p>
          </table:table-cell>
          <table:table-cell table:number-columns-repeated="2" office:value-type="float" office:value="0.395686202329671" calcext:value-type="float">
            <text:p>0.3956862023</text:p>
          </table:table-cell>
          <table:table-cell table:number-columns-repeated="2" office:value-type="float" office:value="0.118723595254137" calcext:value-type="float">
            <text:p>0.1187235953</text:p>
          </table:table-cell>
          <table:table-cell table:number-columns-repeated="2" office:value-type="float" office:value="0.237416311125194" calcext:value-type="float">
            <text:p>0.2374163111</text:p>
          </table:table-cell>
          <table:table-cell table:number-columns-repeated="2" office:value-type="float" office:value="-0.227895896778105" calcext:value-type="float">
            <text:p>-0.2278958968</text:p>
          </table:table-cell>
          <table:table-cell table:number-columns-repeated="2" office:value-type="float" office:value="0.605288045804709" calcext:value-type="float">
            <text:p>0.6052880458</text:p>
          </table:table-cell>
          <table:table-cell table:number-columns-repeated="2" office:value-type="float" office:value="0.377522175523649" calcext:value-type="float">
            <text:p>0.3775221755</text:p>
          </table:table-cell>
          <table:table-cell table:number-columns-repeated="2" office:value-type="float" office:value="0.279388378268721" calcext:value-type="float">
            <text:p>0.2793883783</text:p>
          </table:table-cell>
          <table:table-cell table:number-columns-repeated="2" office:value-type="float" office:value="0.193043676564766" calcext:value-type="float">
            <text:p>0.1930436766</text:p>
          </table:table-cell>
          <table:table-cell table:number-columns-repeated="2" office:value-type="float" office:value="0.226526510846048" calcext:value-type="float">
            <text:p>0.2265265108</text:p>
          </table:table-cell>
          <table:table-cell table:number-columns-repeated="2" office:value-type="float" office:value="0.224271703618405" calcext:value-type="float">
            <text:p>0.2242717036</text:p>
          </table:table-cell>
          <table:table-cell table:number-columns-repeated="2" office:value-type="float" office:value="0.519381244929099" calcext:value-type="float">
            <text:p>0.5193812449</text:p>
          </table:table-cell>
          <table:table-cell table:number-columns-repeated="2" office:value-type="float" office:value="0.121545568008944" calcext:value-type="float">
            <text:p>0.121545568</text:p>
          </table:table-cell>
          <table:table-cell table:number-columns-repeated="2" office:value-type="float" office:value="0.526329147786546" calcext:value-type="float">
            <text:p>0.5263291478</text:p>
          </table:table-cell>
          <table:table-cell table:number-columns-repeated="2" office:value-type="float" office:value="0.580954369959263" calcext:value-type="float">
            <text:p>0.58095437</text:p>
          </table:table-cell>
          <table:table-cell table:number-columns-repeated="2" office:value-type="float" office:value="0.44325542161268" calcext:value-type="float">
            <text:p>0.4432554216</text:p>
          </table:table-cell>
          <table:table-cell table:number-columns-repeated="2" office:value-type="float" office:value="0.65384479912742" calcext:value-type="float">
            <text:p>0.653844799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374052559445011" calcext:value-type="float">
            <text:p>0.3740525594</text:p>
          </table:table-cell>
        </table:table-row>
        <table:table-row table:style-name="ro1">
          <table:table-cell office:value-type="string" calcext:value-type="string">
            <text:p>United_Kingdom_residential</text:p>
          </table:table-cell>
          <table:table-cell table:number-columns-repeated="2" office:value-type="float" office:value="0.338830026052575" calcext:value-type="float">
            <text:p>0.3388300261</text:p>
          </table:table-cell>
          <table:table-cell table:number-columns-repeated="2" office:value-type="float" office:value="-0.0589741555394452" calcext:value-type="float">
            <text:p>-0.0589741555</text:p>
          </table:table-cell>
          <table:table-cell table:number-columns-repeated="2" office:value-type="float" office:value="0.46605306732094" calcext:value-type="float">
            <text:p>0.4660530673</text:p>
          </table:table-cell>
          <table:table-cell table:number-columns-repeated="2" office:value-type="float" office:value="-0.331065719745386" calcext:value-type="float">
            <text:p>-0.3310657197</text:p>
          </table:table-cell>
          <table:table-cell table:number-columns-repeated="2" office:value-type="float" office:value="0.441043019283722" calcext:value-type="float">
            <text:p>0.4410430193</text:p>
          </table:table-cell>
          <table:table-cell table:number-columns-repeated="2" office:value-type="float" office:value="0.122861810035006" calcext:value-type="float">
            <text:p>0.12286181</text:p>
          </table:table-cell>
          <table:table-cell table:number-columns-repeated="2" office:value-type="float" office:value="0.252762705712679" calcext:value-type="float">
            <text:p>0.2527627057</text:p>
          </table:table-cell>
          <table:table-cell table:number-columns-repeated="2" office:value-type="float" office:value="0.319284968604088" calcext:value-type="float">
            <text:p>0.3192849686</text:p>
          </table:table-cell>
          <table:table-cell table:number-columns-repeated="2" office:value-type="float" office:value="0.0185184439117378" calcext:value-type="float">
            <text:p>0.0185184439</text:p>
          </table:table-cell>
          <table:table-cell table:number-columns-repeated="2" office:value-type="float" office:value="0.223914336150698" calcext:value-type="float">
            <text:p>0.2239143362</text:p>
          </table:table-cell>
          <table:table-cell table:number-columns-repeated="2" office:value-type="float" office:value="0.240186110785181" calcext:value-type="float">
            <text:p>0.2401861108</text:p>
          </table:table-cell>
          <table:table-cell table:number-columns-repeated="2" office:value-type="float" office:value="0.600275744379515" calcext:value-type="float">
            <text:p>0.6002757444</text:p>
          </table:table-cell>
          <table:table-cell table:number-columns-repeated="2" office:value-type="float" office:value="0.504739000886085" calcext:value-type="float">
            <text:p>0.5047390009</text:p>
          </table:table-cell>
          <table:table-cell table:number-columns-repeated="2" office:value-type="float" office:value="0.563985504988083" calcext:value-type="float">
            <text:p>0.563985505</text:p>
          </table:table-cell>
          <table:table-cell table:number-columns-repeated="2" office:value-type="float" office:value="0.577110001914824" calcext:value-type="float">
            <text:p>0.5771100019</text:p>
          </table:table-cell>
          <table:table-cell table:number-columns-repeated="2" office:value-type="float" office:value="-0.0134072779645401" calcext:value-type="float">
            <text:p>-0.013407278</text:p>
          </table:table-cell>
          <table:table-cell table:number-columns-repeated="2" office:value-type="float" office:value="-0.0176180266725372" calcext:value-type="float">
            <text:p>-0.0176180267</text:p>
          </table:table-cell>
          <table:table-cell table:number-columns-repeated="2" office:value-type="float" office:value="0.428080535040634" calcext:value-type="float">
            <text:p>0.428080535</text:p>
          </table:table-cell>
          <table:table-cell table:number-columns-repeated="2" office:value-type="float" office:value="-0.316881263246469" calcext:value-type="float">
            <text:p>-0.3168812632</text:p>
          </table:table-cell>
          <table:table-cell table:number-columns-repeated="2" office:value-type="float" office:value="0.542678271049575" calcext:value-type="float">
            <text:p>0.542678271</text:p>
          </table:table-cell>
          <table:table-cell table:number-columns-repeated="2" office:value-type="float" office:value="0.0896524440481703" calcext:value-type="float">
            <text:p>0.089652444</text:p>
          </table:table-cell>
          <table:table-cell table:number-columns-repeated="2" office:value-type="float" office:value="0.351430523305193" calcext:value-type="float">
            <text:p>0.3514305233</text:p>
          </table:table-cell>
          <table:table-cell table:number-columns-repeated="2" office:value-type="float" office:value="0.622960338331479" calcext:value-type="float">
            <text:p>0.6229603383</text:p>
          </table:table-cell>
          <table:table-cell table:number-columns-repeated="2" office:value-type="float" office:value="0.0637993256807028" calcext:value-type="float">
            <text:p>0.0637993257</text:p>
          </table:table-cell>
          <table:table-cell table:number-columns-repeated="2" office:value-type="float" office:value="0.277601002346284" calcext:value-type="float">
            <text:p>0.2776010023</text:p>
          </table:table-cell>
          <table:table-cell table:number-columns-repeated="2" office:value-type="float" office:value="0.466548247278326" calcext:value-type="float">
            <text:p>0.4665482473</text:p>
          </table:table-cell>
          <table:table-cell table:number-columns-repeated="2" office:value-type="float" office:value="0.395686202329671" calcext:value-type="float">
            <text:p>0.3956862023</text:p>
          </table:table-cell>
          <table:table-cell table:number-columns-repeated="2" office:value-type="float" office:value="0.118723595254137" calcext:value-type="float">
            <text:p>0.1187235953</text:p>
          </table:table-cell>
          <table:table-cell table:number-columns-repeated="2" office:value-type="float" office:value="0.237416311125194" calcext:value-type="float">
            <text:p>0.2374163111</text:p>
          </table:table-cell>
          <table:table-cell table:number-columns-repeated="2" office:value-type="float" office:value="-0.227895896778105" calcext:value-type="float">
            <text:p>-0.2278958968</text:p>
          </table:table-cell>
          <table:table-cell table:number-columns-repeated="2" office:value-type="float" office:value="0.605288045804709" calcext:value-type="float">
            <text:p>0.6052880458</text:p>
          </table:table-cell>
          <table:table-cell table:number-columns-repeated="2" office:value-type="float" office:value="0.377522175523649" calcext:value-type="float">
            <text:p>0.3775221755</text:p>
          </table:table-cell>
          <table:table-cell table:number-columns-repeated="2" office:value-type="float" office:value="0.279388378268721" calcext:value-type="float">
            <text:p>0.2793883783</text:p>
          </table:table-cell>
          <table:table-cell table:number-columns-repeated="2" office:value-type="float" office:value="0.193043676564766" calcext:value-type="float">
            <text:p>0.1930436766</text:p>
          </table:table-cell>
          <table:table-cell table:number-columns-repeated="2" office:value-type="float" office:value="0.226526510846048" calcext:value-type="float">
            <text:p>0.2265265108</text:p>
          </table:table-cell>
          <table:table-cell table:number-columns-repeated="2" office:value-type="float" office:value="0.224271703618405" calcext:value-type="float">
            <text:p>0.2242717036</text:p>
          </table:table-cell>
          <table:table-cell table:number-columns-repeated="2" office:value-type="float" office:value="0.519381244929099" calcext:value-type="float">
            <text:p>0.5193812449</text:p>
          </table:table-cell>
          <table:table-cell table:number-columns-repeated="2" office:value-type="float" office:value="0.121545568008944" calcext:value-type="float">
            <text:p>0.121545568</text:p>
          </table:table-cell>
          <table:table-cell table:number-columns-repeated="2" office:value-type="float" office:value="0.526329147786546" calcext:value-type="float">
            <text:p>0.5263291478</text:p>
          </table:table-cell>
          <table:table-cell table:number-columns-repeated="2" office:value-type="float" office:value="0.580954369959263" calcext:value-type="float">
            <text:p>0.58095437</text:p>
          </table:table-cell>
          <table:table-cell table:number-columns-repeated="2" office:value-type="float" office:value="0.44325542161268" calcext:value-type="float">
            <text:p>0.4432554216</text:p>
          </table:table-cell>
          <table:table-cell table:number-columns-repeated="2" office:value-type="float" office:value="0.65384479912742" calcext:value-type="float">
            <text:p>0.653844799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374052559445011" calcext:value-type="float">
            <text:p>0.3740525594</text:p>
          </table:table-cell>
        </table:table-row>
        <table:table-row table:style-name="ro1">
          <table:table-cell office:value-type="string" calcext:value-type="string">
            <text:p>United_States_corp</text:p>
          </table:table-cell>
          <table:table-cell table:number-columns-repeated="2" office:value-type="float" office:value="0.146701221233863" calcext:value-type="float">
            <text:p>0.1467012212</text:p>
          </table:table-cell>
          <table:table-cell table:number-columns-repeated="2" office:value-type="float" office:value="0.0205406390564027" calcext:value-type="float">
            <text:p>0.0205406391</text:p>
          </table:table-cell>
          <table:table-cell table:number-columns-repeated="2" office:value-type="float" office:value="0.0128864942117653" calcext:value-type="float">
            <text:p>0.0128864942</text:p>
          </table:table-cell>
          <table:table-cell office:value-type="float" office:value="-0.20363168330178" calcext:value-type="float">
            <text:p>-0.2036316833</text:p>
          </table:table-cell>
          <table:table-cell office:value-type="float" office:value="-0.567508415927623" calcext:value-type="float">
            <text:p>-0.5675084159</text:p>
          </table:table-cell>
          <table:table-cell table:number-columns-repeated="2" office:value-type="float" office:value="-0.0356001299965848" calcext:value-type="float">
            <text:p>-0.03560013</text:p>
          </table:table-cell>
          <table:table-cell table:number-columns-repeated="2" office:value-type="float" office:value="0.207627892515" calcext:value-type="float">
            <text:p>0.2076278925</text:p>
          </table:table-cell>
          <table:table-cell table:number-columns-repeated="2" office:value-type="float" office:value="0.284892244528051" calcext:value-type="float">
            <text:p>0.2848922445</text:p>
          </table:table-cell>
          <table:table-cell table:number-columns-repeated="2" office:value-type="float" office:value="-0.0289524448415477" calcext:value-type="float">
            <text:p>-0.0289524448</text:p>
          </table:table-cell>
          <table:table-cell table:number-columns-repeated="2" office:value-type="float" office:value="-0.0993559347916257" calcext:value-type="float">
            <text:p>-0.0993559348</text:p>
          </table:table-cell>
          <table:table-cell table:number-columns-repeated="2" office:value-type="float" office:value="0.100130124110681" calcext:value-type="float">
            <text:p>0.1001301241</text:p>
          </table:table-cell>
          <table:table-cell table:number-columns-repeated="2" office:value-type="float" office:value="0.0687104427535923" calcext:value-type="float">
            <text:p>0.0687104428</text:p>
          </table:table-cell>
          <table:table-cell office:value-type="float" office:value="-0.0296656954752113" calcext:value-type="float">
            <text:p>-0.0296656955</text:p>
          </table:table-cell>
          <table:table-cell office:value-type="float" office:value="0.460732226695495" calcext:value-type="float">
            <text:p>0.4607322267</text:p>
          </table:table-cell>
          <table:table-cell table:number-columns-repeated="2" office:value-type="float" office:value="0.426880885996186" calcext:value-type="float">
            <text:p>0.426880886</text:p>
          </table:table-cell>
          <table:table-cell table:number-columns-repeated="2" office:value-type="float" office:value="0.201288310922685" calcext:value-type="float">
            <text:p>0.2012883109</text:p>
          </table:table-cell>
          <table:table-cell table:number-columns-repeated="2" office:value-type="float" office:value="0.28281320902613" calcext:value-type="float">
            <text:p>0.282813209</text:p>
          </table:table-cell>
          <table:table-cell office:value-type="float" office:value="0.353410532615821" calcext:value-type="float">
            <text:p>0.3534105326</text:p>
          </table:table-cell>
          <table:table-cell office:value-type="float" office:value="0.175345913672295" calcext:value-type="float">
            <text:p>0.1753459137</text:p>
          </table:table-cell>
          <table:table-cell table:number-columns-repeated="2" office:value-type="float" office:value="-0.0433064538444431" calcext:value-type="float">
            <text:p>-0.0433064538</text:p>
          </table:table-cell>
          <table:table-cell table:number-columns-repeated="2" office:value-type="float" office:value="0.263772102432161" calcext:value-type="float">
            <text:p>0.2637721024</text:p>
          </table:table-cell>
          <table:table-cell table:number-columns-repeated="2" office:value-type="float" office:value="-0.241703399579502" calcext:value-type="float">
            <text:p>-0.2417033996</text:p>
          </table:table-cell>
          <table:table-cell table:number-columns-repeated="2" office:value-type="float" office:value="0.513532076563851" calcext:value-type="float">
            <text:p>0.5135320766</text:p>
          </table:table-cell>
          <table:table-cell table:number-columns-repeated="2" office:value-type="float" office:value="-0.0354227117822568" calcext:value-type="float">
            <text:p>-0.0354227118</text:p>
          </table:table-cell>
          <table:table-cell office:value-type="float" office:value="0.0837232395272086" calcext:value-type="float">
            <text:p>0.0837232395</text:p>
          </table:table-cell>
          <table:table-cell office:value-type="float" office:value="0.334254168574993" calcext:value-type="float">
            <text:p>0.3342541686</text:p>
          </table:table-cell>
          <table:table-cell table:number-columns-repeated="2" office:value-type="float" office:value="0.240744863273639" calcext:value-type="float">
            <text:p>0.2407448633</text:p>
          </table:table-cell>
          <table:table-cell table:number-columns-repeated="2" office:value-type="float" office:value="0.263312191818265" calcext:value-type="float">
            <text:p>0.2633121918</text:p>
          </table:table-cell>
          <table:table-cell table:number-columns-repeated="2" office:value-type="float" office:value="0.258123973550553" calcext:value-type="float">
            <text:p>0.2581239736</text:p>
          </table:table-cell>
          <table:table-cell table:number-columns-repeated="2" office:value-type="float" office:value="-0.0669145570911427" calcext:value-type="float">
            <text:p>-0.0669145571</text:p>
          </table:table-cell>
          <table:table-cell table:number-columns-repeated="2" office:value-type="float" office:value="0.223886985337928" calcext:value-type="float">
            <text:p>0.2238869853</text:p>
          </table:table-cell>
          <table:table-cell table:number-columns-repeated="2" office:value-type="float" office:value="0.374185679025853" calcext:value-type="float">
            <text:p>0.374185679</text:p>
          </table:table-cell>
          <table:table-cell table:number-columns-repeated="2" office:value-type="float" office:value="0.0351868076847465" calcext:value-type="float">
            <text:p>0.0351868077</text:p>
          </table:table-cell>
          <table:table-cell table:number-columns-repeated="2" office:value-type="float" office:value="-0.173607175526482" calcext:value-type="float">
            <text:p>-0.1736071755</text:p>
          </table:table-cell>
          <table:table-cell table:number-columns-repeated="2" office:value-type="float" office:value="0.0504030663769635" calcext:value-type="float">
            <text:p>0.0504030664</text:p>
          </table:table-cell>
          <table:table-cell table:number-columns-repeated="2" office:value-type="float" office:value="0.348478721565825" calcext:value-type="float">
            <text:p>0.3484787216</text:p>
          </table:table-cell>
          <table:table-cell table:number-columns-repeated="2" office:value-type="float" office:value="0.536688750323827" calcext:value-type="float">
            <text:p>0.5366887503</text:p>
          </table:table-cell>
          <table:table-cell table:number-columns-repeated="2" office:value-type="float" office:value="0.0489724528148177" calcext:value-type="float">
            <text:p>0.0489724528</text:p>
          </table:table-cell>
          <table:table-cell office:value-type="float" office:value="-0.00490334204399284" calcext:value-type="float">
            <text:p>-0.004903342</text:p>
          </table:table-cell>
          <table:table-cell office:value-type="float" office:value="-0.000463005411760141" calcext:value-type="float">
            <text:p>-0.0004630054</text:p>
          </table:table-cell>
          <table:table-cell office:value-type="float" office:value="0.268298509414706" calcext:value-type="float">
            <text:p>0.2682985094</text:p>
          </table:table-cell>
          <table:table-cell office:value-type="float" office:value="-0.0998456893490098" calcext:value-type="float">
            <text:p>-0.0998456893</text:p>
          </table:table-cell>
          <table:table-cell table:number-columns-repeated="2" office:value-type="float" office:value="-0.106912289075418" calcext:value-type="float">
            <text:p>-0.1069122891</text:p>
          </table:table-cell>
          <table:table-cell table:number-columns-repeated="2" office:value-type="float" office:value="0.284695365328857" calcext:value-type="float">
            <text:p>0.2846953653</text:p>
          </table:table-cell>
          <table:table-cell table:number-columns-repeated="2" office:value-type="float" office:value="0.0894065618103078" calcext:value-type="float">
            <text:p>0.0894065618</text:p>
          </table:table-cell>
          <table:table-cell table:number-columns-repeated="2" office:value-type="float" office:value="0.277829019376315" calcext:value-type="float">
            <text:p>0.2778290194</text:p>
          </table:table-cell>
          <table:table-cell table:number-columns-repeated="2" office:value-type="float" office:value="0.170232128634345" calcext:value-type="float">
            <text:p>0.1702321286</text:p>
          </table:table-cell>
          <table:table-cell table:number-columns-repeated="2" office:value-type="float" office:value="0.000141138318014228" calcext:value-type="float">
            <text:p>0.0001411383</text:p>
          </table:table-cell>
          <table:table-cell table:number-columns-repeated="2" office:value-type="float" office:value="0.374052559445011" calcext:value-type="float">
            <text:p>0.374052559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ted_States_residential</text:p>
          </table:table-cell>
          <table:table-cell table:number-columns-repeated="2" office:value-type="float" office:value="0.146701221233863" calcext:value-type="float">
            <text:p>0.1467012212</text:p>
          </table:table-cell>
          <table:table-cell table:number-columns-repeated="2" office:value-type="float" office:value="0.0205406390564027" calcext:value-type="float">
            <text:p>0.0205406391</text:p>
          </table:table-cell>
          <table:table-cell table:number-columns-repeated="2" office:value-type="float" office:value="0.0128864942117653" calcext:value-type="float">
            <text:p>0.0128864942</text:p>
          </table:table-cell>
          <table:table-cell table:number-columns-repeated="2" office:value-type="float" office:value="-0.567508415927623" calcext:value-type="float">
            <text:p>-0.5675084159</text:p>
          </table:table-cell>
          <table:table-cell table:number-columns-repeated="2" office:value-type="float" office:value="-0.0356001299965848" calcext:value-type="float">
            <text:p>-0.03560013</text:p>
          </table:table-cell>
          <table:table-cell table:number-columns-repeated="2" office:value-type="float" office:value="0.207627892515" calcext:value-type="float">
            <text:p>0.2076278925</text:p>
          </table:table-cell>
          <table:table-cell table:number-columns-repeated="2" office:value-type="float" office:value="0.284892244528051" calcext:value-type="float">
            <text:p>0.2848922445</text:p>
          </table:table-cell>
          <table:table-cell table:number-columns-repeated="2" office:value-type="float" office:value="-0.0289524448415477" calcext:value-type="float">
            <text:p>-0.0289524448</text:p>
          </table:table-cell>
          <table:table-cell table:number-columns-repeated="2" office:value-type="float" office:value="-0.0993559347916257" calcext:value-type="float">
            <text:p>-0.0993559348</text:p>
          </table:table-cell>
          <table:table-cell table:number-columns-repeated="2" office:value-type="float" office:value="0.100130124110681" calcext:value-type="float">
            <text:p>0.1001301241</text:p>
          </table:table-cell>
          <table:table-cell table:number-columns-repeated="2" office:value-type="float" office:value="0.0687104427535923" calcext:value-type="float">
            <text:p>0.0687104428</text:p>
          </table:table-cell>
          <table:table-cell table:number-columns-repeated="2" office:value-type="float" office:value="0.460732226695495" calcext:value-type="float">
            <text:p>0.4607322267</text:p>
          </table:table-cell>
          <table:table-cell table:number-columns-repeated="2" office:value-type="float" office:value="0.426880885996186" calcext:value-type="float">
            <text:p>0.426880886</text:p>
          </table:table-cell>
          <table:table-cell table:number-columns-repeated="2" office:value-type="float" office:value="0.201288310922685" calcext:value-type="float">
            <text:p>0.2012883109</text:p>
          </table:table-cell>
          <table:table-cell table:number-columns-repeated="2" office:value-type="float" office:value="0.28281320902613" calcext:value-type="float">
            <text:p>0.282813209</text:p>
          </table:table-cell>
          <table:table-cell table:number-columns-repeated="2" office:value-type="float" office:value="0.175345913672295" calcext:value-type="float">
            <text:p>0.1753459137</text:p>
          </table:table-cell>
          <table:table-cell table:number-columns-repeated="2" office:value-type="float" office:value="-0.0433064538444431" calcext:value-type="float">
            <text:p>-0.0433064538</text:p>
          </table:table-cell>
          <table:table-cell table:number-columns-repeated="2" office:value-type="float" office:value="0.263772102432161" calcext:value-type="float">
            <text:p>0.2637721024</text:p>
          </table:table-cell>
          <table:table-cell table:number-columns-repeated="2" office:value-type="float" office:value="-0.241703399579502" calcext:value-type="float">
            <text:p>-0.2417033996</text:p>
          </table:table-cell>
          <table:table-cell table:number-columns-repeated="2" office:value-type="float" office:value="0.513532076563851" calcext:value-type="float">
            <text:p>0.5135320766</text:p>
          </table:table-cell>
          <table:table-cell table:number-columns-repeated="2" office:value-type="float" office:value="-0.0354227117822568" calcext:value-type="float">
            <text:p>-0.0354227118</text:p>
          </table:table-cell>
          <table:table-cell table:number-columns-repeated="2" office:value-type="float" office:value="0.334254168574993" calcext:value-type="float">
            <text:p>0.3342541686</text:p>
          </table:table-cell>
          <table:table-cell table:number-columns-repeated="2" office:value-type="float" office:value="0.240744863273639" calcext:value-type="float">
            <text:p>0.2407448633</text:p>
          </table:table-cell>
          <table:table-cell table:number-columns-repeated="2" office:value-type="float" office:value="0.263312191818265" calcext:value-type="float">
            <text:p>0.2633121918</text:p>
          </table:table-cell>
          <table:table-cell table:number-columns-repeated="2" office:value-type="float" office:value="0.258123973550553" calcext:value-type="float">
            <text:p>0.2581239736</text:p>
          </table:table-cell>
          <table:table-cell table:number-columns-repeated="2" office:value-type="float" office:value="-0.0669145570911427" calcext:value-type="float">
            <text:p>-0.0669145571</text:p>
          </table:table-cell>
          <table:table-cell table:number-columns-repeated="2" office:value-type="float" office:value="0.223886985337928" calcext:value-type="float">
            <text:p>0.2238869853</text:p>
          </table:table-cell>
          <table:table-cell table:number-columns-repeated="2" office:value-type="float" office:value="0.374185679025853" calcext:value-type="float">
            <text:p>0.374185679</text:p>
          </table:table-cell>
          <table:table-cell table:number-columns-repeated="2" office:value-type="float" office:value="0.0351868076847465" calcext:value-type="float">
            <text:p>0.0351868077</text:p>
          </table:table-cell>
          <table:table-cell table:number-columns-repeated="2" office:value-type="float" office:value="-0.173607175526482" calcext:value-type="float">
            <text:p>-0.1736071755</text:p>
          </table:table-cell>
          <table:table-cell table:number-columns-repeated="2" office:value-type="float" office:value="0.0504030663769635" calcext:value-type="float">
            <text:p>0.0504030664</text:p>
          </table:table-cell>
          <table:table-cell table:number-columns-repeated="2" office:value-type="float" office:value="0.348478721565825" calcext:value-type="float">
            <text:p>0.3484787216</text:p>
          </table:table-cell>
          <table:table-cell table:number-columns-repeated="2" office:value-type="float" office:value="0.536688750323827" calcext:value-type="float">
            <text:p>0.5366887503</text:p>
          </table:table-cell>
          <table:table-cell table:number-columns-repeated="2" office:value-type="float" office:value="0.0489724528148177" calcext:value-type="float">
            <text:p>0.0489724528</text:p>
          </table:table-cell>
          <table:table-cell table:number-columns-repeated="2" office:value-type="float" office:value="-0.000463005411760141" calcext:value-type="float">
            <text:p>-0.0004630054</text:p>
          </table:table-cell>
          <table:table-cell table:number-columns-repeated="2" office:value-type="float" office:value="-0.0998456893490098" calcext:value-type="float">
            <text:p>-0.0998456893</text:p>
          </table:table-cell>
          <table:table-cell table:number-columns-repeated="2" office:value-type="float" office:value="-0.106912289075418" calcext:value-type="float">
            <text:p>-0.1069122891</text:p>
          </table:table-cell>
          <table:table-cell table:number-columns-repeated="2" office:value-type="float" office:value="0.284695365328857" calcext:value-type="float">
            <text:p>0.2846953653</text:p>
          </table:table-cell>
          <table:table-cell table:number-columns-repeated="2" office:value-type="float" office:value="0.0894065618103078" calcext:value-type="float">
            <text:p>0.0894065618</text:p>
          </table:table-cell>
          <table:table-cell table:number-columns-repeated="2" office:value-type="float" office:value="0.277829019376315" calcext:value-type="float">
            <text:p>0.2778290194</text:p>
          </table:table-cell>
          <table:table-cell table:number-columns-repeated="2" office:value-type="float" office:value="0.170232128634345" calcext:value-type="float">
            <text:p>0.1702321286</text:p>
          </table:table-cell>
          <table:table-cell table:number-columns-repeated="2" office:value-type="float" office:value="0.000141138318014228" calcext:value-type="float">
            <text:p>0.0001411383</text:p>
          </table:table-cell>
          <table:table-cell table:number-columns-repeated="2" office:value-type="float" office:value="0.374052559445011" calcext:value-type="float">
            <text:p>0.3740525594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fr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fr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8">00.00.0000</text:date>, <text:time style:data-style-name="N2" text:time-value="10:37:46.5874940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3-18T10:38:07.605958202</dc:date>
    <meta:editing-duration>PT5M</meta:editing-duration>
    <meta:editing-cycles>3</meta:editing-cycles>
    <meta:document-statistic meta:table-count="1" meta:cell-count="7921" meta:object-count="0"/>
  </office:meta>
</office:document-meta>
</file>